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1" style:family="table-cell" style:parent-style-name="Transparent">
      <style:map style:condition="cell-content()&gt;0" style:apply-style-name="Rouge" style:base-cell-address="'2 enfants'.B2"/>
      <style:map style:condition="cell-content()=1" style:apply-style-name="Transparent" style:base-cell-address="'2 enfants'.B2"/>
    </style:style>
    <style:style style:name="ce172" style:family="table-cell" style:parent-style-name="Transparent">
      <style:map style:condition="cell-content()&gt;0" style:apply-style-name="Rouge" style:base-cell-address="'2 enfants'.B3"/>
      <style:map style:condition="cell-content()=1" style:apply-style-name="Transparent" style:base-cell-address="'2 enfants'.B3"/>
    </style:style>
    <style:style style:name="ce173" style:family="table-cell" style:parent-style-name="Transparent">
      <style:map style:condition="cell-content()&gt;0" style:apply-style-name="Rouge" style:base-cell-address="'2 enfants'.B4"/>
      <style:map style:condition="cell-content()=1" style:apply-style-name="Transparent" style:base-cell-address="'2 enfants'.B4"/>
    </style:style>
    <style:style style:name="ce174" style:family="table-cell" style:parent-style-name="Transparent">
      <style:map style:condition="cell-content()&gt;0" style:apply-style-name="Rouge" style:base-cell-address="'2 enfants'.B5"/>
      <style:map style:condition="cell-content()=1" style:apply-style-name="Transparent" style:base-cell-address="'2 enfants'.B5"/>
    </style:style>
    <style:style style:name="ce175" style:family="table-cell" style:parent-style-name="Transparent">
      <style:map style:condition="cell-content()&gt;0" style:apply-style-name="Rouge" style:base-cell-address="'2 enfants'.B6"/>
      <style:map style:condition="cell-content()=1" style:apply-style-name="Transparent" style:base-cell-address="'2 enfants'.B6"/>
    </style:style>
    <style:style style:name="ce176" style:family="table-cell" style:parent-style-name="Transparent">
      <style:map style:condition="cell-content()&gt;0" style:apply-style-name="Rouge" style:base-cell-address="'2 enfants'.B7"/>
      <style:map style:condition="cell-content()=1" style:apply-style-name="Transparent" style:base-cell-address="'2 enfants'.B7"/>
    </style:style>
    <style:style style:name="ce177" style:family="table-cell" style:parent-style-name="Transparent">
      <style:map style:condition="cell-content()&gt;0" style:apply-style-name="Rouge" style:base-cell-address="'2 enfants'.B8"/>
      <style:map style:condition="cell-content()=1" style:apply-style-name="Transparent" style:base-cell-address="'2 enfants'.B8"/>
    </style:style>
    <style:style style:name="ce178" style:family="table-cell" style:parent-style-name="Transparent">
      <style:map style:condition="cell-content()&gt;0" style:apply-style-name="Rouge" style:base-cell-address="'2 enfants'.B9"/>
      <style:map style:condition="cell-content()=1" style:apply-style-name="Transparent" style:base-cell-address="'2 enfants'.B9"/>
    </style:style>
    <style:style style:name="ce179" style:family="table-cell" style:parent-style-name="Transparent">
      <style:map style:condition="cell-content()&gt;0" style:apply-style-name="Rouge" style:base-cell-address="'2 enfants'.B10"/>
      <style:map style:condition="cell-content()=1" style:apply-style-name="Transparent" style:base-cell-address="'2 enfants'.B10"/>
    </style:style>
    <style:style style:name="ce180" style:family="table-cell" style:parent-style-name="Transparent">
      <style:map style:condition="cell-content()&gt;0" style:apply-style-name="Rouge" style:base-cell-address="'2 enfants'.B11"/>
      <style:map style:condition="cell-content()=1" style:apply-style-name="Transparent" style:base-cell-address="'2 enfants'.B11"/>
    </style:style>
    <style:style style:name="ce181" style:family="table-cell" style:parent-style-name="Transparent">
      <style:map style:condition="cell-content()&gt;0" style:apply-style-name="Rouge" style:base-cell-address="'2 enfants'.B12"/>
      <style:map style:condition="cell-content()=1" style:apply-style-name="Transparent" style:base-cell-address="'2 enfants'.B12"/>
    </style:style>
    <style:style style:name="ce182" style:family="table-cell" style:parent-style-name="Transparent">
      <style:map style:condition="cell-content()&gt;0" style:apply-style-name="Rouge" style:base-cell-address="'2 enfants'.B13"/>
      <style:map style:condition="cell-content()=1" style:apply-style-name="Transparent" style:base-cell-address="'2 enfants'.B13"/>
    </style:style>
    <style:style style:name="ce183" style:family="table-cell" style:parent-style-name="Transparent">
      <style:map style:condition="cell-content()&gt;0" style:apply-style-name="Rouge" style:base-cell-address="'2 enfants'.B14"/>
      <style:map style:condition="cell-content()=1" style:apply-style-name="Transparent" style:base-cell-address="'2 enfants'.B14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5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6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7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8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9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20"/>
    </style:style>
    <style:style style:name="ce190" style:family="table-cell" style:parent-style-name="Transparent">
      <style:map style:condition="cell-content()&gt;0" style:apply-style-name="Rouge" style:base-cell-address="'2 enfants'.C2"/>
      <style:map style:condition="cell-content()=1" style:apply-style-name="Transparent" style:base-cell-address="'2 enfants'.C2"/>
    </style:style>
    <style:style style:name="ce191" style:family="table-cell" style:parent-style-name="Transparent">
      <style:map style:condition="cell-content()&gt;0" style:apply-style-name="Rouge" style:base-cell-address="'2 enfants'.C3"/>
      <style:map style:condition="cell-content()=1" style:apply-style-name="Transparent" style:base-cell-address="'2 enfants'.C3"/>
    </style:style>
    <style:style style:name="ce192" style:family="table-cell" style:parent-style-name="Transparent">
      <style:map style:condition="cell-content()&gt;0" style:apply-style-name="Rouge" style:base-cell-address="'2 enfants'.C4"/>
      <style:map style:condition="cell-content()=1" style:apply-style-name="Transparent" style:base-cell-address="'2 enfants'.C4"/>
    </style:style>
    <style:style style:name="ce193" style:family="table-cell" style:parent-style-name="Transparent">
      <style:map style:condition="cell-content()&gt;0" style:apply-style-name="Rouge" style:base-cell-address="'2 enfants'.C5"/>
      <style:map style:condition="cell-content()=1" style:apply-style-name="Transparent" style:base-cell-address="'2 enfants'.C5"/>
    </style:style>
    <style:style style:name="ce194" style:family="table-cell" style:parent-style-name="Transparent">
      <style:map style:condition="cell-content()&gt;0" style:apply-style-name="Rouge" style:base-cell-address="'2 enfants'.C6"/>
      <style:map style:condition="cell-content()=1" style:apply-style-name="Transparent" style:base-cell-address="'2 enfants'.C6"/>
    </style:style>
    <style:style style:name="ce195" style:family="table-cell" style:parent-style-name="Transparent">
      <style:map style:condition="cell-content()&gt;0" style:apply-style-name="Rouge" style:base-cell-address="'2 enfants'.C7"/>
      <style:map style:condition="cell-content()=1" style:apply-style-name="Transparent" style:base-cell-address="'2 enfants'.C7"/>
    </style:style>
    <style:style style:name="ce196" style:family="table-cell" style:parent-style-name="Transparent">
      <style:map style:condition="cell-content()&gt;0" style:apply-style-name="Rouge" style:base-cell-address="'2 enfants'.C8"/>
      <style:map style:condition="cell-content()=1" style:apply-style-name="Transparent" style:base-cell-address="'2 enfants'.C8"/>
    </style:style>
    <style:style style:name="ce197" style:family="table-cell" style:parent-style-name="Transparent">
      <style:map style:condition="cell-content()&gt;0" style:apply-style-name="Rouge" style:base-cell-address="'2 enfants'.C9"/>
      <style:map style:condition="cell-content()=1" style:apply-style-name="Transparent" style:base-cell-address="'2 enfants'.C9"/>
    </style:style>
    <style:style style:name="ce198" style:family="table-cell" style:parent-style-name="Transparent">
      <style:map style:condition="cell-content()&gt;0" style:apply-style-name="Rouge" style:base-cell-address="'2 enfants'.C10"/>
      <style:map style:condition="cell-content()=1" style:apply-style-name="Transparent" style:base-cell-address="'2 enfants'.C10"/>
    </style:style>
    <style:style style:name="ce199" style:family="table-cell" style:parent-style-name="Transparent">
      <style:map style:condition="cell-content()&gt;0" style:apply-style-name="Rouge" style:base-cell-address="'2 enfants'.C11"/>
      <style:map style:condition="cell-content()=1" style:apply-style-name="Transparent" style:base-cell-address="'2 enfants'.C11"/>
    </style:style>
    <style:style style:name="ce200" style:family="table-cell" style:parent-style-name="Transparent">
      <style:map style:condition="cell-content()&gt;0" style:apply-style-name="Rouge" style:base-cell-address="'2 enfants'.C12"/>
      <style:map style:condition="cell-content()=1" style:apply-style-name="Transparent" style:base-cell-address="'2 enfants'.C12"/>
    </style:style>
    <style:style style:name="ce201" style:family="table-cell" style:parent-style-name="Transparent">
      <style:map style:condition="cell-content()&gt;0" style:apply-style-name="Rouge" style:base-cell-address="'2 enfants'.C13"/>
      <style:map style:condition="cell-content()=1" style:apply-style-name="Transparent" style:base-cell-address="'2 enfants'.C13"/>
    </style:style>
    <style:style style:name="ce202" style:family="table-cell" style:parent-style-name="Transparent">
      <style:map style:condition="cell-content()&gt;0" style:apply-style-name="Rouge" style:base-cell-address="'2 enfants'.C14"/>
      <style:map style:condition="cell-content()=1" style:apply-style-name="Transparent" style:base-cell-address="'2 enfants'.C1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20"/>
    </style:style>
    <style:style style:name="ce209" style:family="table-cell" style:parent-style-name="Transparent">
      <style:map style:condition="cell-content()&gt;0" style:apply-style-name="Rouge" style:base-cell-address="'2 enfants'.D2"/>
      <style:map style:condition="cell-content()=1" style:apply-style-name="Transparent" style:base-cell-address="'2 enfants'.D2"/>
    </style:style>
    <style:style style:name="ce210" style:family="table-cell" style:parent-style-name="Transparent">
      <style:map style:condition="cell-content()&gt;0" style:apply-style-name="Rouge" style:base-cell-address="'2 enfants'.D3"/>
      <style:map style:condition="cell-content()=1" style:apply-style-name="Transparent" style:base-cell-address="'2 enfants'.D3"/>
    </style:style>
    <style:style style:name="ce211" style:family="table-cell" style:parent-style-name="Transparent">
      <style:map style:condition="cell-content()&gt;0" style:apply-style-name="Rouge" style:base-cell-address="'2 enfants'.D4"/>
      <style:map style:condition="cell-content()=1" style:apply-style-name="Transparent" style:base-cell-address="'2 enfants'.D4"/>
    </style:style>
    <style:style style:name="ce212" style:family="table-cell" style:parent-style-name="Transparent">
      <style:map style:condition="cell-content()&gt;0" style:apply-style-name="Rouge" style:base-cell-address="'2 enfants'.D5"/>
      <style:map style:condition="cell-content()=1" style:apply-style-name="Transparent" style:base-cell-address="'2 enfants'.D5"/>
    </style:style>
    <style:style style:name="ce213" style:family="table-cell" style:parent-style-name="Transparent">
      <style:map style:condition="cell-content()&gt;0" style:apply-style-name="Rouge" style:base-cell-address="'2 enfants'.D6"/>
      <style:map style:condition="cell-content()=1" style:apply-style-name="Transparent" style:base-cell-address="'2 enfants'.D6"/>
    </style:style>
    <style:style style:name="ce214" style:family="table-cell" style:parent-style-name="Transparent">
      <style:map style:condition="cell-content()&gt;0" style:apply-style-name="Rouge" style:base-cell-address="'2 enfants'.D7"/>
      <style:map style:condition="cell-content()=1" style:apply-style-name="Transparent" style:base-cell-address="'2 enfants'.D7"/>
    </style:style>
    <style:style style:name="ce215" style:family="table-cell" style:parent-style-name="Transparent">
      <style:map style:condition="cell-content()&gt;0" style:apply-style-name="Rouge" style:base-cell-address="'2 enfants'.D8"/>
      <style:map style:condition="cell-content()=1" style:apply-style-name="Transparent" style:base-cell-address="'2 enfants'.D8"/>
    </style:style>
    <style:style style:name="ce216" style:family="table-cell" style:parent-style-name="Transparent">
      <style:map style:condition="cell-content()&gt;0" style:apply-style-name="Rouge" style:base-cell-address="'2 enfants'.D9"/>
      <style:map style:condition="cell-content()=1" style:apply-style-name="Transparent" style:base-cell-address="'2 enfants'.D9"/>
    </style:style>
    <style:style style:name="ce217" style:family="table-cell" style:parent-style-name="Transparent">
      <style:map style:condition="cell-content()&gt;0" style:apply-style-name="Rouge" style:base-cell-address="'2 enfants'.D10"/>
      <style:map style:condition="cell-content()=1" style:apply-style-name="Transparent" style:base-cell-address="'2 enfants'.D10"/>
    </style:style>
    <style:style style:name="ce218" style:family="table-cell" style:parent-style-name="Transparent">
      <style:map style:condition="cell-content()&gt;0" style:apply-style-name="Rouge" style:base-cell-address="'2 enfants'.D11"/>
      <style:map style:condition="cell-content()=1" style:apply-style-name="Transparent" style:base-cell-address="'2 enfants'.D11"/>
    </style:style>
    <style:style style:name="ce219" style:family="table-cell" style:parent-style-name="Transparent">
      <style:map style:condition="cell-content()&gt;0" style:apply-style-name="Rouge" style:base-cell-address="'2 enfants'.D12"/>
      <style:map style:condition="cell-content()=1" style:apply-style-name="Transparent" style:base-cell-address="'2 enfants'.D12"/>
    </style:style>
    <style:style style:name="ce220" style:family="table-cell" style:parent-style-name="Transparent">
      <style:map style:condition="cell-content()&gt;0" style:apply-style-name="Rouge" style:base-cell-address="'2 enfants'.D13"/>
      <style:map style:condition="cell-content()=1" style:apply-style-name="Transparent" style:base-cell-address="'2 enfants'.D13"/>
    </style:style>
    <style:style style:name="ce221" style:family="table-cell" style:parent-style-name="Transparent">
      <style:map style:condition="cell-content()&gt;0" style:apply-style-name="Rouge" style:base-cell-address="'2 enfants'.D14"/>
      <style:map style:condition="cell-content()=1" style:apply-style-name="Transparent" style:base-cell-address="'2 enfants'.D1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20"/>
    </style:style>
    <style:style style:name="ce228" style:family="table-cell" style:parent-style-name="Transparent">
      <style:map style:condition="cell-content()&gt;0" style:apply-style-name="Rouge" style:base-cell-address="'2 enfants'.E2"/>
      <style:map style:condition="cell-content()=1" style:apply-style-name="Transparent" style:base-cell-address="'2 enfants'.E2"/>
    </style:style>
    <style:style style:name="ce229" style:family="table-cell" style:parent-style-name="Transparent">
      <style:map style:condition="cell-content()&gt;0" style:apply-style-name="Rouge" style:base-cell-address="'2 enfants'.E3"/>
      <style:map style:condition="cell-content()=1" style:apply-style-name="Transparent" style:base-cell-address="'2 enfants'.E3"/>
    </style:style>
    <style:style style:name="ce230" style:family="table-cell" style:parent-style-name="Transparent">
      <style:map style:condition="cell-content()&gt;0" style:apply-style-name="Rouge" style:base-cell-address="'2 enfants'.E4"/>
      <style:map style:condition="cell-content()=1" style:apply-style-name="Transparent" style:base-cell-address="'2 enfants'.E4"/>
    </style:style>
    <style:style style:name="ce231" style:family="table-cell" style:parent-style-name="Transparent">
      <style:map style:condition="cell-content()&gt;0" style:apply-style-name="Rouge" style:base-cell-address="'2 enfants'.E5"/>
      <style:map style:condition="cell-content()=1" style:apply-style-name="Transparent" style:base-cell-address="'2 enfants'.E5"/>
    </style:style>
    <style:style style:name="ce232" style:family="table-cell" style:parent-style-name="Transparent">
      <style:map style:condition="cell-content()&gt;0" style:apply-style-name="Rouge" style:base-cell-address="'2 enfants'.E6"/>
      <style:map style:condition="cell-content()=1" style:apply-style-name="Transparent" style:base-cell-address="'2 enfants'.E6"/>
    </style:style>
    <style:style style:name="ce233" style:family="table-cell" style:parent-style-name="Transparent">
      <style:map style:condition="cell-content()&gt;0" style:apply-style-name="Rouge" style:base-cell-address="'2 enfants'.E7"/>
      <style:map style:condition="cell-content()=1" style:apply-style-name="Transparent" style:base-cell-address="'2 enfants'.E7"/>
    </style:style>
    <style:style style:name="ce234" style:family="table-cell" style:parent-style-name="Transparent">
      <style:map style:condition="cell-content()&gt;0" style:apply-style-name="Rouge" style:base-cell-address="'2 enfants'.E8"/>
      <style:map style:condition="cell-content()=1" style:apply-style-name="Transparent" style:base-cell-address="'2 enfants'.E8"/>
    </style:style>
    <style:style style:name="ce235" style:family="table-cell" style:parent-style-name="Transparent">
      <style:map style:condition="cell-content()&gt;0" style:apply-style-name="Rouge" style:base-cell-address="'2 enfants'.E9"/>
      <style:map style:condition="cell-content()=1" style:apply-style-name="Transparent" style:base-cell-address="'2 enfants'.E9"/>
    </style:style>
    <style:style style:name="ce236" style:family="table-cell" style:parent-style-name="Transparent">
      <style:map style:condition="cell-content()&gt;0" style:apply-style-name="Rouge" style:base-cell-address="'2 enfants'.E10"/>
      <style:map style:condition="cell-content()=1" style:apply-style-name="Transparent" style:base-cell-address="'2 enfants'.E10"/>
    </style:style>
    <style:style style:name="ce237" style:family="table-cell" style:parent-style-name="Transparent">
      <style:map style:condition="cell-content()&gt;0" style:apply-style-name="Rouge" style:base-cell-address="'2 enfants'.E11"/>
      <style:map style:condition="cell-content()=1" style:apply-style-name="Transparent" style:base-cell-address="'2 enfants'.E11"/>
    </style:style>
    <style:style style:name="ce238" style:family="table-cell" style:parent-style-name="Transparent">
      <style:map style:condition="cell-content()&gt;0" style:apply-style-name="Rouge" style:base-cell-address="'2 enfants'.E12"/>
      <style:map style:condition="cell-content()=1" style:apply-style-name="Transparent" style:base-cell-address="'2 enfants'.E12"/>
    </style:style>
    <style:style style:name="ce239" style:family="table-cell" style:parent-style-name="Transparent">
      <style:map style:condition="cell-content()&gt;0" style:apply-style-name="Rouge" style:base-cell-address="'2 enfants'.E13"/>
      <style:map style:condition="cell-content()=1" style:apply-style-name="Transparent" style:base-cell-address="'2 enfants'.E13"/>
    </style:style>
    <style:style style:name="ce240" style:family="table-cell" style:parent-style-name="Transparent">
      <style:map style:condition="cell-content()&gt;0" style:apply-style-name="Rouge" style:base-cell-address="'2 enfants'.E14"/>
      <style:map style:condition="cell-content()=1" style:apply-style-name="Transparent" style:base-cell-address="'2 enfants'.E14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6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8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20"/>
    </style:style>
    <style:style style:name="ce247" style:family="table-cell" style:parent-style-name="Transparent">
      <style:map style:condition="cell-content()&gt;0" style:apply-style-name="Rouge" style:base-cell-address="'2 enfants'.F2"/>
      <style:map style:condition="cell-content()=1" style:apply-style-name="Transparent" style:base-cell-address="'2 enfants'.F2"/>
    </style:style>
    <style:style style:name="ce248" style:family="table-cell" style:parent-style-name="Transparent">
      <style:map style:condition="cell-content()&gt;0" style:apply-style-name="Rouge" style:base-cell-address="'2 enfants'.F3"/>
      <style:map style:condition="cell-content()=1" style:apply-style-name="Transparent" style:base-cell-address="'2 enfants'.F3"/>
    </style:style>
    <style:style style:name="ce249" style:family="table-cell" style:parent-style-name="Transparent">
      <style:map style:condition="cell-content()&gt;0" style:apply-style-name="Rouge" style:base-cell-address="'2 enfants'.F4"/>
      <style:map style:condition="cell-content()=1" style:apply-style-name="Transparent" style:base-cell-address="'2 enfants'.F4"/>
    </style:style>
    <style:style style:name="ce250" style:family="table-cell" style:parent-style-name="Transparent">
      <style:map style:condition="cell-content()&gt;0" style:apply-style-name="Rouge" style:base-cell-address="'2 enfants'.F5"/>
      <style:map style:condition="cell-content()=1" style:apply-style-name="Transparent" style:base-cell-address="'2 enfants'.F5"/>
    </style:style>
    <style:style style:name="ce251" style:family="table-cell" style:parent-style-name="Transparent">
      <style:map style:condition="cell-content()&gt;0" style:apply-style-name="Rouge" style:base-cell-address="'2 enfants'.F6"/>
      <style:map style:condition="cell-content()=1" style:apply-style-name="Transparent" style:base-cell-address="'2 enfants'.F6"/>
    </style:style>
    <style:style style:name="ce252" style:family="table-cell" style:parent-style-name="Transparent">
      <style:map style:condition="cell-content()&gt;0" style:apply-style-name="Rouge" style:base-cell-address="'2 enfants'.F7"/>
      <style:map style:condition="cell-content()=1" style:apply-style-name="Transparent" style:base-cell-address="'2 enfants'.F7"/>
    </style:style>
    <style:style style:name="ce253" style:family="table-cell" style:parent-style-name="Transparent">
      <style:map style:condition="cell-content()&gt;0" style:apply-style-name="Rouge" style:base-cell-address="'2 enfants'.F8"/>
      <style:map style:condition="cell-content()=1" style:apply-style-name="Transparent" style:base-cell-address="'2 enfants'.F8"/>
    </style:style>
    <style:style style:name="ce254" style:family="table-cell" style:parent-style-name="Transparent">
      <style:map style:condition="cell-content()&gt;0" style:apply-style-name="Rouge" style:base-cell-address="'2 enfants'.F9"/>
      <style:map style:condition="cell-content()=1" style:apply-style-name="Transparent" style:base-cell-address="'2 enfants'.F9"/>
    </style:style>
    <style:style style:name="ce255" style:family="table-cell" style:parent-style-name="Transparent">
      <style:map style:condition="cell-content()&gt;0" style:apply-style-name="Rouge" style:base-cell-address="'2 enfants'.F10"/>
      <style:map style:condition="cell-content()=1" style:apply-style-name="Transparent" style:base-cell-address="'2 enfants'.F10"/>
    </style:style>
    <style:style style:name="ce256" style:family="table-cell" style:parent-style-name="Transparent">
      <style:map style:condition="cell-content()&gt;0" style:apply-style-name="Rouge" style:base-cell-address="'2 enfants'.F11"/>
      <style:map style:condition="cell-content()=1" style:apply-style-name="Transparent" style:base-cell-address="'2 enfants'.F11"/>
    </style:style>
    <style:style style:name="ce257" style:family="table-cell" style:parent-style-name="Transparent">
      <style:map style:condition="cell-content()&gt;0" style:apply-style-name="Rouge" style:base-cell-address="'2 enfants'.F12"/>
      <style:map style:condition="cell-content()=1" style:apply-style-name="Transparent" style:base-cell-address="'2 enfants'.F12"/>
    </style:style>
    <style:style style:name="ce258" style:family="table-cell" style:parent-style-name="Transparent">
      <style:map style:condition="cell-content()&gt;0" style:apply-style-name="Rouge" style:base-cell-address="'2 enfants'.F13"/>
      <style:map style:condition="cell-content()=1" style:apply-style-name="Transparent" style:base-cell-address="'2 enfants'.F13"/>
    </style:style>
    <style:style style:name="ce259" style:family="table-cell" style:parent-style-name="Transparent">
      <style:map style:condition="cell-content()&gt;0" style:apply-style-name="Rouge" style:base-cell-address="'2 enfants'.F14"/>
      <style:map style:condition="cell-content()=1" style:apply-style-name="Transparent" style:base-cell-address="'2 enfants'.F14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5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6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7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8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9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20"/>
    </style:style>
    <style:style style:name="ce266" style:family="table-cell" style:parent-style-name="Transparent">
      <style:map style:condition="cell-content()&gt;0" style:apply-style-name="Rouge" style:base-cell-address="'2 enfants'.G2"/>
      <style:map style:condition="cell-content()=1" style:apply-style-name="Transparent" style:base-cell-address="'2 enfants'.G2"/>
    </style:style>
    <style:style style:name="ce267" style:family="table-cell" style:parent-style-name="Transparent">
      <style:map style:condition="cell-content()&gt;0" style:apply-style-name="Rouge" style:base-cell-address="'2 enfants'.G3"/>
      <style:map style:condition="cell-content()=1" style:apply-style-name="Transparent" style:base-cell-address="'2 enfants'.G3"/>
    </style:style>
    <style:style style:name="ce268" style:family="table-cell" style:parent-style-name="Transparent">
      <style:map style:condition="cell-content()&gt;0" style:apply-style-name="Rouge" style:base-cell-address="'2 enfants'.G4"/>
      <style:map style:condition="cell-content()=1" style:apply-style-name="Transparent" style:base-cell-address="'2 enfants'.G4"/>
    </style:style>
    <style:style style:name="ce269" style:family="table-cell" style:parent-style-name="Transparent">
      <style:map style:condition="cell-content()&gt;0" style:apply-style-name="Rouge" style:base-cell-address="'2 enfants'.G5"/>
      <style:map style:condition="cell-content()=1" style:apply-style-name="Transparent" style:base-cell-address="'2 enfants'.G5"/>
    </style:style>
    <style:style style:name="ce270" style:family="table-cell" style:parent-style-name="Transparent">
      <style:map style:condition="cell-content()&gt;0" style:apply-style-name="Rouge" style:base-cell-address="'2 enfants'.G6"/>
      <style:map style:condition="cell-content()=1" style:apply-style-name="Transparent" style:base-cell-address="'2 enfants'.G6"/>
    </style:style>
    <style:style style:name="ce271" style:family="table-cell" style:parent-style-name="Transparent">
      <style:map style:condition="cell-content()&gt;0" style:apply-style-name="Rouge" style:base-cell-address="'2 enfants'.G7"/>
      <style:map style:condition="cell-content()=1" style:apply-style-name="Transparent" style:base-cell-address="'2 enfants'.G7"/>
    </style:style>
    <style:style style:name="ce272" style:family="table-cell" style:parent-style-name="Transparent">
      <style:map style:condition="cell-content()&gt;0" style:apply-style-name="Rouge" style:base-cell-address="'2 enfants'.G8"/>
      <style:map style:condition="cell-content()=1" style:apply-style-name="Transparent" style:base-cell-address="'2 enfants'.G8"/>
    </style:style>
    <style:style style:name="ce273" style:family="table-cell" style:parent-style-name="Transparent">
      <style:map style:condition="cell-content()&gt;0" style:apply-style-name="Rouge" style:base-cell-address="'2 enfants'.G9"/>
      <style:map style:condition="cell-content()=1" style:apply-style-name="Transparent" style:base-cell-address="'2 enfants'.G9"/>
    </style:style>
    <style:style style:name="ce274" style:family="table-cell" style:parent-style-name="Transparent">
      <style:map style:condition="cell-content()&gt;0" style:apply-style-name="Rouge" style:base-cell-address="'2 enfants'.G10"/>
      <style:map style:condition="cell-content()=1" style:apply-style-name="Transparent" style:base-cell-address="'2 enfants'.G10"/>
    </style:style>
    <style:style style:name="ce275" style:family="table-cell" style:parent-style-name="Transparent">
      <style:map style:condition="cell-content()&gt;0" style:apply-style-name="Rouge" style:base-cell-address="'2 enfants'.G11"/>
      <style:map style:condition="cell-content()=1" style:apply-style-name="Transparent" style:base-cell-address="'2 enfants'.G11"/>
    </style:style>
    <style:style style:name="ce276" style:family="table-cell" style:parent-style-name="Transparent">
      <style:map style:condition="cell-content()&gt;0" style:apply-style-name="Rouge" style:base-cell-address="'2 enfants'.G12"/>
      <style:map style:condition="cell-content()=1" style:apply-style-name="Transparent" style:base-cell-address="'2 enfants'.G12"/>
    </style:style>
    <style:style style:name="ce277" style:family="table-cell" style:parent-style-name="Transparent">
      <style:map style:condition="cell-content()&gt;0" style:apply-style-name="Rouge" style:base-cell-address="'2 enfants'.G13"/>
      <style:map style:condition="cell-content()=1" style:apply-style-name="Transparent" style:base-cell-address="'2 enfants'.G13"/>
    </style:style>
    <style:style style:name="ce278" style:family="table-cell" style:parent-style-name="Transparent">
      <style:map style:condition="cell-content()&gt;0" style:apply-style-name="Rouge" style:base-cell-address="'2 enfants'.G14"/>
      <style:map style:condition="cell-content()=1" style:apply-style-name="Transparent" style:base-cell-address="'2 enfants'.G14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5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6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7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8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9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20"/>
    </style:style>
    <style:style style:name="ce285" style:family="table-cell" style:parent-style-name="Transparent">
      <style:map style:condition="cell-content()&gt;0" style:apply-style-name="Rouge" style:base-cell-address="'2 enfants'.H2"/>
      <style:map style:condition="cell-content()=1" style:apply-style-name="Transparent" style:base-cell-address="'2 enfants'.H2"/>
    </style:style>
    <style:style style:name="ce286" style:family="table-cell" style:parent-style-name="Transparent">
      <style:map style:condition="cell-content()&gt;0" style:apply-style-name="Rouge" style:base-cell-address="'2 enfants'.H3"/>
      <style:map style:condition="cell-content()=1" style:apply-style-name="Transparent" style:base-cell-address="'2 enfants'.H3"/>
    </style:style>
    <style:style style:name="ce287" style:family="table-cell" style:parent-style-name="Transparent">
      <style:map style:condition="cell-content()&gt;0" style:apply-style-name="Rouge" style:base-cell-address="'2 enfants'.H4"/>
      <style:map style:condition="cell-content()=1" style:apply-style-name="Transparent" style:base-cell-address="'2 enfants'.H4"/>
    </style:style>
    <style:style style:name="ce288" style:family="table-cell" style:parent-style-name="Transparent">
      <style:map style:condition="cell-content()&gt;0" style:apply-style-name="Rouge" style:base-cell-address="'2 enfants'.H5"/>
      <style:map style:condition="cell-content()=1" style:apply-style-name="Transparent" style:base-cell-address="'2 enfants'.H5"/>
    </style:style>
    <style:style style:name="ce289" style:family="table-cell" style:parent-style-name="Transparent">
      <style:map style:condition="cell-content()&gt;0" style:apply-style-name="Rouge" style:base-cell-address="'2 enfants'.H6"/>
      <style:map style:condition="cell-content()=1" style:apply-style-name="Transparent" style:base-cell-address="'2 enfants'.H6"/>
    </style:style>
    <style:style style:name="ce290" style:family="table-cell" style:parent-style-name="Transparent">
      <style:map style:condition="cell-content()&gt;0" style:apply-style-name="Rouge" style:base-cell-address="'2 enfants'.H7"/>
      <style:map style:condition="cell-content()=1" style:apply-style-name="Transparent" style:base-cell-address="'2 enfants'.H7"/>
    </style:style>
    <style:style style:name="ce291" style:family="table-cell" style:parent-style-name="Transparent">
      <style:map style:condition="cell-content()&gt;0" style:apply-style-name="Rouge" style:base-cell-address="'2 enfants'.H8"/>
      <style:map style:condition="cell-content()=1" style:apply-style-name="Transparent" style:base-cell-address="'2 enfants'.H8"/>
    </style:style>
    <style:style style:name="ce292" style:family="table-cell" style:parent-style-name="Transparent">
      <style:map style:condition="cell-content()&gt;0" style:apply-style-name="Rouge" style:base-cell-address="'2 enfants'.H9"/>
      <style:map style:condition="cell-content()=1" style:apply-style-name="Transparent" style:base-cell-address="'2 enfants'.H9"/>
    </style:style>
    <style:style style:name="ce293" style:family="table-cell" style:parent-style-name="Transparent">
      <style:map style:condition="cell-content()&gt;0" style:apply-style-name="Rouge" style:base-cell-address="'2 enfants'.H10"/>
      <style:map style:condition="cell-content()=1" style:apply-style-name="Transparent" style:base-cell-address="'2 enfants'.H10"/>
    </style:style>
    <style:style style:name="ce294" style:family="table-cell" style:parent-style-name="Transparent">
      <style:map style:condition="cell-content()&gt;0" style:apply-style-name="Rouge" style:base-cell-address="'2 enfants'.H11"/>
      <style:map style:condition="cell-content()=1" style:apply-style-name="Transparent" style:base-cell-address="'2 enfants'.H11"/>
    </style:style>
    <style:style style:name="ce295" style:family="table-cell" style:parent-style-name="Transparent">
      <style:map style:condition="cell-content()&gt;0" style:apply-style-name="Rouge" style:base-cell-address="'2 enfants'.H12"/>
      <style:map style:condition="cell-content()=1" style:apply-style-name="Transparent" style:base-cell-address="'2 enfants'.H12"/>
    </style:style>
    <style:style style:name="ce296" style:family="table-cell" style:parent-style-name="Transparent">
      <style:map style:condition="cell-content()&gt;0" style:apply-style-name="Rouge" style:base-cell-address="'2 enfants'.H13"/>
      <style:map style:condition="cell-content()=1" style:apply-style-name="Transparent" style:base-cell-address="'2 enfants'.H13"/>
    </style:style>
    <style:style style:name="ce297" style:family="table-cell" style:parent-style-name="Transparent">
      <style:map style:condition="cell-content()&gt;0" style:apply-style-name="Rouge" style:base-cell-address="'2 enfants'.H14"/>
      <style:map style:condition="cell-content()=1" style:apply-style-name="Transparent" style:base-cell-address="'2 enfants'.H14"/>
    </style:style>
    <style:style style:name="ce298" style:family="table-cell" style:parent-style-name="Transparent">
      <style:map style:condition="cell-content()&gt;0" style:apply-style-name="Rouge" style:base-cell-address="'2 enfants'.I2"/>
      <style:map style:condition="cell-content()=1" style:apply-style-name="Transparent" style:base-cell-address="'2 enfants'.I2"/>
    </style:style>
    <style:style style:name="ce299" style:family="table-cell" style:parent-style-name="Transparent">
      <style:map style:condition="cell-content()&gt;0" style:apply-style-name="Rouge" style:base-cell-address="'2 enfants'.I3"/>
      <style:map style:condition="cell-content()=1" style:apply-style-name="Transparent" style:base-cell-address="'2 enfants'.I3"/>
    </style:style>
    <style:style style:name="ce300" style:family="table-cell" style:parent-style-name="Transparent">
      <style:map style:condition="cell-content()&gt;0" style:apply-style-name="Rouge" style:base-cell-address="'2 enfants'.I4"/>
      <style:map style:condition="cell-content()=1" style:apply-style-name="Transparent" style:base-cell-address="'2 enfants'.I4"/>
    </style:style>
    <style:style style:name="ce301" style:family="table-cell" style:parent-style-name="Transparent">
      <style:map style:condition="cell-content()&gt;0" style:apply-style-name="Rouge" style:base-cell-address="'2 enfants'.I5"/>
      <style:map style:condition="cell-content()=1" style:apply-style-name="Transparent" style:base-cell-address="'2 enfants'.I5"/>
    </style:style>
    <style:style style:name="ce302" style:family="table-cell" style:parent-style-name="Transparent">
      <style:map style:condition="cell-content()&gt;0" style:apply-style-name="Rouge" style:base-cell-address="'2 enfants'.I6"/>
      <style:map style:condition="cell-content()=1" style:apply-style-name="Transparent" style:base-cell-address="'2 enfants'.I6"/>
    </style:style>
    <style:style style:name="ce303" style:family="table-cell" style:parent-style-name="Transparent">
      <style:map style:condition="cell-content()&gt;0" style:apply-style-name="Rouge" style:base-cell-address="'2 enfants'.I7"/>
      <style:map style:condition="cell-content()=1" style:apply-style-name="Transparent" style:base-cell-address="'2 enfants'.I7"/>
    </style:style>
    <style:style style:name="ce304" style:family="table-cell" style:parent-style-name="Transparent">
      <style:map style:condition="cell-content()&gt;0" style:apply-style-name="Rouge" style:base-cell-address="'2 enfants'.I8"/>
      <style:map style:condition="cell-content()=1" style:apply-style-name="Transparent" style:base-cell-address="'2 enfants'.I8"/>
    </style:style>
    <style:style style:name="ce305" style:family="table-cell" style:parent-style-name="Transparent">
      <style:map style:condition="cell-content()&gt;0" style:apply-style-name="Rouge" style:base-cell-address="'2 enfants'.I9"/>
      <style:map style:condition="cell-content()=1" style:apply-style-name="Transparent" style:base-cell-address="'2 enfants'.I9"/>
    </style:style>
    <style:style style:name="ce306" style:family="table-cell" style:parent-style-name="Transparent">
      <style:map style:condition="cell-content()&gt;0" style:apply-style-name="Rouge" style:base-cell-address="'2 enfants'.I10"/>
      <style:map style:condition="cell-content()=1" style:apply-style-name="Transparent" style:base-cell-address="'2 enfants'.I10"/>
    </style:style>
    <style:style style:name="ce307" style:family="table-cell" style:parent-style-name="Transparent">
      <style:map style:condition="cell-content()&gt;0" style:apply-style-name="Rouge" style:base-cell-address="'2 enfants'.I11"/>
      <style:map style:condition="cell-content()=1" style:apply-style-name="Transparent" style:base-cell-address="'2 enfants'.I11"/>
    </style:style>
    <style:style style:name="ce308" style:family="table-cell" style:parent-style-name="Transparent">
      <style:map style:condition="cell-content()&gt;0" style:apply-style-name="Rouge" style:base-cell-address="'2 enfants'.I12"/>
      <style:map style:condition="cell-content()=1" style:apply-style-name="Transparent" style:base-cell-address="'2 enfants'.I12"/>
    </style:style>
    <style:style style:name="ce309" style:family="table-cell" style:parent-style-name="Transparent">
      <style:map style:condition="cell-content()&gt;0" style:apply-style-name="Rouge" style:base-cell-address="'2 enfants'.I13"/>
      <style:map style:condition="cell-content()=1" style:apply-style-name="Transparent" style:base-cell-address="'2 enfants'.I13"/>
    </style:style>
    <style:style style:name="ce310" style:family="table-cell" style:parent-style-name="Transparent">
      <style:map style:condition="cell-content()&gt;0" style:apply-style-name="Rouge" style:base-cell-address="'2 enfants'.I14"/>
      <style:map style:condition="cell-content()=1" style:apply-style-name="Transparent" style:base-cell-address="'2 enfants'.I14"/>
    </style:style>
    <style:style style:name="ce311" style:family="table-cell" style:parent-style-name="Transparent">
      <style:map style:condition="cell-content()&gt;0" style:apply-style-name="Rouge" style:base-cell-address="'2 enfants'.J2"/>
      <style:map style:condition="cell-content()=1" style:apply-style-name="Transparent" style:base-cell-address="'2 enfants'.J2"/>
    </style:style>
    <style:style style:name="ce312" style:family="table-cell" style:parent-style-name="Transparent">
      <style:map style:condition="cell-content()&gt;0" style:apply-style-name="Rouge" style:base-cell-address="'2 enfants'.J3"/>
      <style:map style:condition="cell-content()=1" style:apply-style-name="Transparent" style:base-cell-address="'2 enfants'.J3"/>
    </style:style>
    <style:style style:name="ce313" style:family="table-cell" style:parent-style-name="Transparent">
      <style:map style:condition="cell-content()&gt;0" style:apply-style-name="Rouge" style:base-cell-address="'2 enfants'.J4"/>
      <style:map style:condition="cell-content()=1" style:apply-style-name="Transparent" style:base-cell-address="'2 enfants'.J4"/>
    </style:style>
    <style:style style:name="ce314" style:family="table-cell" style:parent-style-name="Transparent">
      <style:map style:condition="cell-content()&gt;0" style:apply-style-name="Rouge" style:base-cell-address="'2 enfants'.J5"/>
      <style:map style:condition="cell-content()=1" style:apply-style-name="Transparent" style:base-cell-address="'2 enfants'.J5"/>
    </style:style>
    <style:style style:name="ce315" style:family="table-cell" style:parent-style-name="Transparent">
      <style:map style:condition="cell-content()&gt;0" style:apply-style-name="Rouge" style:base-cell-address="'2 enfants'.J6"/>
      <style:map style:condition="cell-content()=1" style:apply-style-name="Transparent" style:base-cell-address="'2 enfants'.J6"/>
    </style:style>
    <style:style style:name="ce316" style:family="table-cell" style:parent-style-name="Transparent">
      <style:map style:condition="cell-content()&gt;0" style:apply-style-name="Rouge" style:base-cell-address="'2 enfants'.J7"/>
      <style:map style:condition="cell-content()=1" style:apply-style-name="Transparent" style:base-cell-address="'2 enfants'.J7"/>
    </style:style>
    <style:style style:name="ce317" style:family="table-cell" style:parent-style-name="Transparent">
      <style:map style:condition="cell-content()&gt;0" style:apply-style-name="Rouge" style:base-cell-address="'2 enfants'.J8"/>
      <style:map style:condition="cell-content()=1" style:apply-style-name="Transparent" style:base-cell-address="'2 enfants'.J8"/>
    </style:style>
    <style:style style:name="ce318" style:family="table-cell" style:parent-style-name="Transparent">
      <style:map style:condition="cell-content()&gt;0" style:apply-style-name="Rouge" style:base-cell-address="'2 enfants'.J9"/>
      <style:map style:condition="cell-content()=1" style:apply-style-name="Transparent" style:base-cell-address="'2 enfants'.J9"/>
    </style:style>
    <style:style style:name="ce319" style:family="table-cell" style:parent-style-name="Transparent">
      <style:map style:condition="cell-content()&gt;0" style:apply-style-name="Rouge" style:base-cell-address="'2 enfants'.J10"/>
      <style:map style:condition="cell-content()=1" style:apply-style-name="Transparent" style:base-cell-address="'2 enfants'.J10"/>
    </style:style>
    <style:style style:name="ce320" style:family="table-cell" style:parent-style-name="Transparent">
      <style:map style:condition="cell-content()&gt;0" style:apply-style-name="Rouge" style:base-cell-address="'2 enfants'.J11"/>
      <style:map style:condition="cell-content()=1" style:apply-style-name="Transparent" style:base-cell-address="'2 enfants'.J11"/>
    </style:style>
    <style:style style:name="ce321" style:family="table-cell" style:parent-style-name="Transparent">
      <style:map style:condition="cell-content()&gt;0" style:apply-style-name="Rouge" style:base-cell-address="'2 enfants'.J12"/>
      <style:map style:condition="cell-content()=1" style:apply-style-name="Transparent" style:base-cell-address="'2 enfants'.J12"/>
    </style:style>
    <style:style style:name="ce322" style:family="table-cell" style:parent-style-name="Transparent">
      <style:map style:condition="cell-content()&gt;0" style:apply-style-name="Rouge" style:base-cell-address="'2 enfants'.J13"/>
      <style:map style:condition="cell-content()=1" style:apply-style-name="Transparent" style:base-cell-address="'2 enfants'.J13"/>
    </style:style>
    <style:style style:name="ce323" style:family="table-cell" style:parent-style-name="Transparent">
      <style:map style:condition="cell-content()&gt;0" style:apply-style-name="Rouge" style:base-cell-address="'2 enfants'.J14"/>
      <style:map style:condition="cell-content()=1" style:apply-style-name="Transparent" style:base-cell-address="'2 enfants'.J14"/>
    </style:style>
    <style:style style:name="ce324" style:family="table-cell" style:parent-style-name="Transparent">
      <style:map style:condition="cell-content()&gt;0" style:apply-style-name="Rouge" style:base-cell-address="'2 enfants'.K2"/>
      <style:map style:condition="cell-content()=1" style:apply-style-name="Transparent" style:base-cell-address="'2 enfants'.K2"/>
    </style:style>
    <style:style style:name="ce325" style:family="table-cell" style:parent-style-name="Transparent">
      <style:map style:condition="cell-content()&gt;0" style:apply-style-name="Rouge" style:base-cell-address="'2 enfants'.K3"/>
      <style:map style:condition="cell-content()=1" style:apply-style-name="Transparent" style:base-cell-address="'2 enfants'.K3"/>
    </style:style>
    <style:style style:name="ce326" style:family="table-cell" style:parent-style-name="Transparent">
      <style:map style:condition="cell-content()&gt;0" style:apply-style-name="Rouge" style:base-cell-address="'2 enfants'.K4"/>
      <style:map style:condition="cell-content()=1" style:apply-style-name="Transparent" style:base-cell-address="'2 enfants'.K4"/>
    </style:style>
    <style:style style:name="ce327" style:family="table-cell" style:parent-style-name="Transparent">
      <style:map style:condition="cell-content()&gt;0" style:apply-style-name="Rouge" style:base-cell-address="'2 enfants'.K5"/>
      <style:map style:condition="cell-content()=1" style:apply-style-name="Transparent" style:base-cell-address="'2 enfants'.K5"/>
    </style:style>
    <style:style style:name="ce328" style:family="table-cell" style:parent-style-name="Transparent">
      <style:map style:condition="cell-content()&gt;0" style:apply-style-name="Rouge" style:base-cell-address="'2 enfants'.K6"/>
      <style:map style:condition="cell-content()=1" style:apply-style-name="Transparent" style:base-cell-address="'2 enfants'.K6"/>
    </style:style>
    <style:style style:name="ce329" style:family="table-cell" style:parent-style-name="Transparent">
      <style:map style:condition="cell-content()&gt;0" style:apply-style-name="Rouge" style:base-cell-address="'2 enfants'.K7"/>
      <style:map style:condition="cell-content()=1" style:apply-style-name="Transparent" style:base-cell-address="'2 enfants'.K7"/>
    </style:style>
    <style:style style:name="ce330" style:family="table-cell" style:parent-style-name="Transparent">
      <style:map style:condition="cell-content()&gt;0" style:apply-style-name="Rouge" style:base-cell-address="'2 enfants'.K8"/>
      <style:map style:condition="cell-content()=1" style:apply-style-name="Transparent" style:base-cell-address="'2 enfants'.K8"/>
    </style:style>
    <style:style style:name="ce331" style:family="table-cell" style:parent-style-name="Transparent">
      <style:map style:condition="cell-content()&gt;0" style:apply-style-name="Rouge" style:base-cell-address="'2 enfants'.K9"/>
      <style:map style:condition="cell-content()=1" style:apply-style-name="Transparent" style:base-cell-address="'2 enfants'.K9"/>
    </style:style>
    <style:style style:name="ce332" style:family="table-cell" style:parent-style-name="Transparent">
      <style:map style:condition="cell-content()&gt;0" style:apply-style-name="Rouge" style:base-cell-address="'2 enfants'.K10"/>
      <style:map style:condition="cell-content()=1" style:apply-style-name="Transparent" style:base-cell-address="'2 enfants'.K10"/>
    </style:style>
    <style:style style:name="ce333" style:family="table-cell" style:parent-style-name="Transparent">
      <style:map style:condition="cell-content()&gt;0" style:apply-style-name="Rouge" style:base-cell-address="'2 enfants'.K11"/>
      <style:map style:condition="cell-content()=1" style:apply-style-name="Transparent" style:base-cell-address="'2 enfants'.K11"/>
    </style:style>
    <style:style style:name="ce334" style:family="table-cell" style:parent-style-name="Transparent">
      <style:map style:condition="cell-content()&gt;0" style:apply-style-name="Rouge" style:base-cell-address="'2 enfants'.K12"/>
      <style:map style:condition="cell-content()=1" style:apply-style-name="Transparent" style:base-cell-address="'2 enfants'.K12"/>
    </style:style>
    <style:style style:name="ce335" style:family="table-cell" style:parent-style-name="Transparent">
      <style:map style:condition="cell-content()&gt;0" style:apply-style-name="Rouge" style:base-cell-address="'2 enfants'.K13"/>
      <style:map style:condition="cell-content()=1" style:apply-style-name="Transparent" style:base-cell-address="'2 enfants'.K13"/>
    </style:style>
    <style:style style:name="ce336" style:family="table-cell" style:parent-style-name="Transparent">
      <style:map style:condition="cell-content()&gt;0" style:apply-style-name="Rouge" style:base-cell-address="'2 enfants'.K14"/>
      <style:map style:condition="cell-content()=1" style:apply-style-name="Transparent" style:base-cell-address="'2 enfants'.K14"/>
    </style:style>
    <style:style style:name="ce337" style:family="table-cell" style:parent-style-name="Transparent">
      <style:map style:condition="cell-content()&gt;0" style:apply-style-name="Rouge" style:base-cell-address="'2 enfants'.L2"/>
      <style:map style:condition="cell-content()=1" style:apply-style-name="Transparent" style:base-cell-address="'2 enfants'.L2"/>
    </style:style>
    <style:style style:name="ce338" style:family="table-cell" style:parent-style-name="Transparent">
      <style:map style:condition="cell-content()&gt;0" style:apply-style-name="Rouge" style:base-cell-address="'2 enfants'.L3"/>
      <style:map style:condition="cell-content()=1" style:apply-style-name="Transparent" style:base-cell-address="'2 enfants'.L3"/>
    </style:style>
    <style:style style:name="ce339" style:family="table-cell" style:parent-style-name="Transparent">
      <style:map style:condition="cell-content()&gt;0" style:apply-style-name="Rouge" style:base-cell-address="'2 enfants'.L4"/>
      <style:map style:condition="cell-content()=1" style:apply-style-name="Transparent" style:base-cell-address="'2 enfants'.L4"/>
    </style:style>
    <style:style style:name="ce340" style:family="table-cell" style:parent-style-name="Transparent">
      <style:map style:condition="cell-content()&gt;0" style:apply-style-name="Rouge" style:base-cell-address="'2 enfants'.L5"/>
      <style:map style:condition="cell-content()=1" style:apply-style-name="Transparent" style:base-cell-address="'2 enfants'.L5"/>
    </style:style>
    <style:style style:name="ce341" style:family="table-cell" style:parent-style-name="Transparent">
      <style:map style:condition="cell-content()&gt;0" style:apply-style-name="Rouge" style:base-cell-address="'2 enfants'.L6"/>
      <style:map style:condition="cell-content()=1" style:apply-style-name="Transparent" style:base-cell-address="'2 enfants'.L6"/>
    </style:style>
    <style:style style:name="ce342" style:family="table-cell" style:parent-style-name="Transparent">
      <style:map style:condition="cell-content()&gt;0" style:apply-style-name="Rouge" style:base-cell-address="'2 enfants'.L7"/>
      <style:map style:condition="cell-content()=1" style:apply-style-name="Transparent" style:base-cell-address="'2 enfants'.L7"/>
    </style:style>
    <style:style style:name="ce343" style:family="table-cell" style:parent-style-name="Transparent">
      <style:map style:condition="cell-content()&gt;0" style:apply-style-name="Rouge" style:base-cell-address="'2 enfants'.L8"/>
      <style:map style:condition="cell-content()=1" style:apply-style-name="Transparent" style:base-cell-address="'2 enfants'.L8"/>
    </style:style>
    <style:style style:name="ce344" style:family="table-cell" style:parent-style-name="Transparent">
      <style:map style:condition="cell-content()&gt;0" style:apply-style-name="Rouge" style:base-cell-address="'2 enfants'.L9"/>
      <style:map style:condition="cell-content()=1" style:apply-style-name="Transparent" style:base-cell-address="'2 enfants'.L9"/>
    </style:style>
    <style:style style:name="ce345" style:family="table-cell" style:parent-style-name="Transparent">
      <style:map style:condition="cell-content()&gt;0" style:apply-style-name="Rouge" style:base-cell-address="'2 enfants'.L10"/>
      <style:map style:condition="cell-content()=1" style:apply-style-name="Transparent" style:base-cell-address="'2 enfants'.L10"/>
    </style:style>
    <style:style style:name="ce346" style:family="table-cell" style:parent-style-name="Transparent">
      <style:map style:condition="cell-content()&gt;0" style:apply-style-name="Rouge" style:base-cell-address="'2 enfants'.L11"/>
      <style:map style:condition="cell-content()=1" style:apply-style-name="Transparent" style:base-cell-address="'2 enfants'.L11"/>
    </style:style>
    <style:style style:name="ce347" style:family="table-cell" style:parent-style-name="Transparent">
      <style:map style:condition="cell-content()&gt;0" style:apply-style-name="Rouge" style:base-cell-address="'2 enfants'.L12"/>
      <style:map style:condition="cell-content()=1" style:apply-style-name="Transparent" style:base-cell-address="'2 enfants'.L12"/>
    </style:style>
    <style:style style:name="ce348" style:family="table-cell" style:parent-style-name="Transparent">
      <style:map style:condition="cell-content()&gt;0" style:apply-style-name="Rouge" style:base-cell-address="'2 enfants'.L13"/>
      <style:map style:condition="cell-content()=1" style:apply-style-name="Transparent" style:base-cell-address="'2 enfants'.L13"/>
    </style:style>
    <style:style style:name="ce349" style:family="table-cell" style:parent-style-name="Transparent">
      <style:map style:condition="cell-content()&gt;0" style:apply-style-name="Rouge" style:base-cell-address="'2 enfants'.L14"/>
      <style:map style:condition="cell-content()=1" style:apply-style-name="Transparent" style:base-cell-address="'2 enfants'.L14"/>
    </style:style>
    <style:style style:name="ce350" style:family="table-cell" style:parent-style-name="Transparent">
      <style:map style:condition="cell-content()&gt;0" style:apply-style-name="Rouge" style:base-cell-address="'2 enfants'.M2"/>
      <style:map style:condition="cell-content()=1" style:apply-style-name="Transparent" style:base-cell-address="'2 enfants'.M2"/>
    </style:style>
    <style:style style:name="ce351" style:family="table-cell" style:parent-style-name="Transparent">
      <style:map style:condition="cell-content()&gt;0" style:apply-style-name="Rouge" style:base-cell-address="'2 enfants'.M3"/>
      <style:map style:condition="cell-content()=1" style:apply-style-name="Transparent" style:base-cell-address="'2 enfants'.M3"/>
    </style:style>
    <style:style style:name="ce352" style:family="table-cell" style:parent-style-name="Transparent">
      <style:map style:condition="cell-content()&gt;0" style:apply-style-name="Rouge" style:base-cell-address="'2 enfants'.M4"/>
      <style:map style:condition="cell-content()=1" style:apply-style-name="Transparent" style:base-cell-address="'2 enfants'.M4"/>
    </style:style>
    <style:style style:name="ce353" style:family="table-cell" style:parent-style-name="Transparent">
      <style:map style:condition="cell-content()&gt;0" style:apply-style-name="Rouge" style:base-cell-address="'2 enfants'.M5"/>
      <style:map style:condition="cell-content()=1" style:apply-style-name="Transparent" style:base-cell-address="'2 enfants'.M5"/>
    </style:style>
    <style:style style:name="ce354" style:family="table-cell" style:parent-style-name="Transparent">
      <style:map style:condition="cell-content()&gt;0" style:apply-style-name="Rouge" style:base-cell-address="'2 enfants'.M6"/>
      <style:map style:condition="cell-content()=1" style:apply-style-name="Transparent" style:base-cell-address="'2 enfants'.M6"/>
    </style:style>
    <style:style style:name="ce355" style:family="table-cell" style:parent-style-name="Transparent">
      <style:map style:condition="cell-content()&gt;0" style:apply-style-name="Rouge" style:base-cell-address="'2 enfants'.M7"/>
      <style:map style:condition="cell-content()=1" style:apply-style-name="Transparent" style:base-cell-address="'2 enfants'.M7"/>
    </style:style>
    <style:style style:name="ce356" style:family="table-cell" style:parent-style-name="Transparent">
      <style:map style:condition="cell-content()&gt;0" style:apply-style-name="Rouge" style:base-cell-address="'2 enfants'.M8"/>
      <style:map style:condition="cell-content()=1" style:apply-style-name="Transparent" style:base-cell-address="'2 enfants'.M8"/>
    </style:style>
    <style:style style:name="ce357" style:family="table-cell" style:parent-style-name="Transparent">
      <style:map style:condition="cell-content()&gt;0" style:apply-style-name="Rouge" style:base-cell-address="'2 enfants'.M9"/>
      <style:map style:condition="cell-content()=1" style:apply-style-name="Transparent" style:base-cell-address="'2 enfants'.M9"/>
    </style:style>
    <style:style style:name="ce358" style:family="table-cell" style:parent-style-name="Transparent">
      <style:map style:condition="cell-content()&gt;0" style:apply-style-name="Rouge" style:base-cell-address="'2 enfants'.M10"/>
      <style:map style:condition="cell-content()=1" style:apply-style-name="Transparent" style:base-cell-address="'2 enfants'.M10"/>
    </style:style>
    <style:style style:name="ce359" style:family="table-cell" style:parent-style-name="Transparent">
      <style:map style:condition="cell-content()&gt;0" style:apply-style-name="Rouge" style:base-cell-address="'2 enfants'.M11"/>
      <style:map style:condition="cell-content()=1" style:apply-style-name="Transparent" style:base-cell-address="'2 enfants'.M11"/>
    </style:style>
    <style:style style:name="ce360" style:family="table-cell" style:parent-style-name="Transparent">
      <style:map style:condition="cell-content()&gt;0" style:apply-style-name="Rouge" style:base-cell-address="'2 enfants'.M12"/>
      <style:map style:condition="cell-content()=1" style:apply-style-name="Transparent" style:base-cell-address="'2 enfants'.M12"/>
    </style:style>
    <style:style style:name="ce361" style:family="table-cell" style:parent-style-name="Transparent">
      <style:map style:condition="cell-content()&gt;0" style:apply-style-name="Rouge" style:base-cell-address="'2 enfants'.M13"/>
      <style:map style:condition="cell-content()=1" style:apply-style-name="Transparent" style:base-cell-address="'2 enfants'.M13"/>
    </style:style>
    <style:style style:name="ce362" style:family="table-cell" style:parent-style-name="Transparent">
      <style:map style:condition="cell-content()&gt;0" style:apply-style-name="Rouge" style:base-cell-address="'2 enfants'.M14"/>
      <style:map style:condition="cell-content()=1" style:apply-style-name="Transparent" style:base-cell-address="'2 enfants'.M14"/>
    </style:style>
    <style:style style:name="ce363" style:family="table-cell" style:parent-style-name="Transparent">
      <style:map style:condition="cell-content()&gt;0" style:apply-style-name="Rouge" style:base-cell-address="'2 enfants'.N2"/>
      <style:map style:condition="cell-content()=1" style:apply-style-name="Transparent" style:base-cell-address="'2 enfants'.N2"/>
    </style:style>
    <style:style style:name="ce364" style:family="table-cell" style:parent-style-name="Transparent">
      <style:map style:condition="cell-content()&gt;0" style:apply-style-name="Rouge" style:base-cell-address="'2 enfants'.N3"/>
      <style:map style:condition="cell-content()=1" style:apply-style-name="Transparent" style:base-cell-address="'2 enfants'.N3"/>
    </style:style>
    <style:style style:name="ce365" style:family="table-cell" style:parent-style-name="Transparent">
      <style:map style:condition="cell-content()&gt;0" style:apply-style-name="Rouge" style:base-cell-address="'2 enfants'.N4"/>
      <style:map style:condition="cell-content()=1" style:apply-style-name="Transparent" style:base-cell-address="'2 enfants'.N4"/>
    </style:style>
    <style:style style:name="ce366" style:family="table-cell" style:parent-style-name="Transparent">
      <style:map style:condition="cell-content()&gt;0" style:apply-style-name="Rouge" style:base-cell-address="'2 enfants'.N5"/>
      <style:map style:condition="cell-content()=1" style:apply-style-name="Transparent" style:base-cell-address="'2 enfants'.N5"/>
    </style:style>
    <style:style style:name="ce367" style:family="table-cell" style:parent-style-name="Transparent">
      <style:map style:condition="cell-content()&gt;0" style:apply-style-name="Rouge" style:base-cell-address="'2 enfants'.N6"/>
      <style:map style:condition="cell-content()=1" style:apply-style-name="Transparent" style:base-cell-address="'2 enfants'.N6"/>
    </style:style>
    <style:style style:name="ce368" style:family="table-cell" style:parent-style-name="Transparent">
      <style:map style:condition="cell-content()&gt;0" style:apply-style-name="Rouge" style:base-cell-address="'2 enfants'.N7"/>
      <style:map style:condition="cell-content()=1" style:apply-style-name="Transparent" style:base-cell-address="'2 enfants'.N7"/>
    </style:style>
    <style:style style:name="ce369" style:family="table-cell" style:parent-style-name="Transparent">
      <style:map style:condition="cell-content()&gt;0" style:apply-style-name="Rouge" style:base-cell-address="'2 enfants'.N8"/>
      <style:map style:condition="cell-content()=1" style:apply-style-name="Transparent" style:base-cell-address="'2 enfants'.N8"/>
    </style:style>
    <style:style style:name="ce370" style:family="table-cell" style:parent-style-name="Transparent">
      <style:map style:condition="cell-content()&gt;0" style:apply-style-name="Rouge" style:base-cell-address="'2 enfants'.N9"/>
      <style:map style:condition="cell-content()=1" style:apply-style-name="Transparent" style:base-cell-address="'2 enfants'.N9"/>
    </style:style>
    <style:style style:name="ce371" style:family="table-cell" style:parent-style-name="Transparent">
      <style:map style:condition="cell-content()&gt;0" style:apply-style-name="Rouge" style:base-cell-address="'2 enfants'.N10"/>
      <style:map style:condition="cell-content()=1" style:apply-style-name="Transparent" style:base-cell-address="'2 enfants'.N10"/>
    </style:style>
    <style:style style:name="ce372" style:family="table-cell" style:parent-style-name="Transparent">
      <style:map style:condition="cell-content()&gt;0" style:apply-style-name="Rouge" style:base-cell-address="'2 enfants'.N11"/>
      <style:map style:condition="cell-content()=1" style:apply-style-name="Transparent" style:base-cell-address="'2 enfants'.N11"/>
    </style:style>
    <style:style style:name="ce373" style:family="table-cell" style:parent-style-name="Transparent">
      <style:map style:condition="cell-content()&gt;0" style:apply-style-name="Rouge" style:base-cell-address="'2 enfants'.N12"/>
      <style:map style:condition="cell-content()=1" style:apply-style-name="Transparent" style:base-cell-address="'2 enfants'.N12"/>
    </style:style>
    <style:style style:name="ce374" style:family="table-cell" style:parent-style-name="Transparent">
      <style:map style:condition="cell-content()&gt;0" style:apply-style-name="Rouge" style:base-cell-address="'2 enfants'.N13"/>
      <style:map style:condition="cell-content()=1" style:apply-style-name="Transparent" style:base-cell-address="'2 enfants'.N13"/>
    </style:style>
    <style:style style:name="ce375" style:family="table-cell" style:parent-style-name="Transparent">
      <style:map style:condition="cell-content()&gt;0" style:apply-style-name="Rouge" style:base-cell-address="'2 enfants'.N14"/>
      <style:map style:condition="cell-content()=1" style:apply-style-name="Transparent" style:base-cell-address="'2 enfants'.N14"/>
    </style:style>
    <style:style style:name="ce376" style:family="table-cell" style:parent-style-name="Transparent"/>
    <style:style style:name="ce377" style:family="table-cell" style:parent-style-name="Transparent"/>
    <style:style style:name="ce378" style:family="table-cell" style:parent-style-name="Transparent"/>
    <style:style style:name="ce379" style:family="table-cell" style:parent-style-name="Transparent"/>
    <style:style style:name="ce380" style:family="table-cell" style:parent-style-name="Transparent"/>
    <style:style style:name="ce381" style:family="table-cell" style:parent-style-name="Transparent"/>
    <style:style style:name="ce382" style:family="table-cell" style:parent-style-name="Transparent"/>
    <style:style style:name="ce383" style:family="table-cell" style:parent-style-name="Transparent"/>
    <style:style style:name="ce384" style:family="table-cell" style:parent-style-name="Transparent"/>
    <style:style style:name="ce385" style:family="table-cell" style:parent-style-name="Transparent"/>
    <style:style style:name="ce386" style:family="table-cell" style:parent-style-name="Transparent"/>
    <style:style style:name="ce387" style:family="table-cell" style:parent-style-name="Transparent"/>
    <style:style style:name="ce388" style:family="table-cell" style:parent-style-name="Transparent">
      <style:map style:condition="cell-content()&gt;0" style:apply-style-name="Rouge" style:base-cell-address="'3 enfants'.B14"/>
      <style:map style:condition="cell-content()=1" style:apply-style-name="Transparent" style:base-cell-address="'3 enfants'.B14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7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8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9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0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2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3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4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5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6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7"/>
    </style:style>
    <style:style style:name="ce400" style:family="table-cell" style:parent-style-name="Transparent"/>
    <style:style style:name="ce401" style:family="table-cell" style:parent-style-name="Transparent"/>
    <style:style style:name="ce402" style:family="table-cell" style:parent-style-name="Transparent"/>
    <style:style style:name="ce403" style:family="table-cell" style:parent-style-name="Transparent"/>
    <style:style style:name="ce404" style:family="table-cell" style:parent-style-name="Transparent"/>
    <style:style style:name="ce405" style:family="table-cell" style:parent-style-name="Transparent"/>
    <style:style style:name="ce406" style:family="table-cell" style:parent-style-name="Transparent"/>
    <style:style style:name="ce407" style:family="table-cell" style:parent-style-name="Transparent"/>
    <style:style style:name="ce408" style:family="table-cell" style:parent-style-name="Transparent"/>
    <style:style style:name="ce409" style:family="table-cell" style:parent-style-name="Transparent"/>
    <style:style style:name="ce410" style:family="table-cell" style:parent-style-name="Transparent"/>
    <style:style style:name="ce411" style:family="table-cell" style:parent-style-name="Transparent"/>
    <style:style style:name="ce412" style:family="table-cell" style:parent-style-name="Transparent">
      <style:map style:condition="cell-content()&gt;0" style:apply-style-name="Rouge" style:base-cell-address="'3 enfants'.C14"/>
      <style:map style:condition="cell-content()=1" style:apply-style-name="Transparent" style:base-cell-address="'3 enfants'.C14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7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8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9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0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1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2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3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4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5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6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7"/>
    </style:style>
    <style:style style:name="ce424" style:family="table-cell" style:parent-style-name="Transparent"/>
    <style:style style:name="ce425" style:family="table-cell" style:parent-style-name="Transparent"/>
    <style:style style:name="ce426" style:family="table-cell" style:parent-style-name="Transparent"/>
    <style:style style:name="ce427" style:family="table-cell" style:parent-style-name="Transparent"/>
    <style:style style:name="ce428" style:family="table-cell" style:parent-style-name="Transparent"/>
    <style:style style:name="ce429" style:family="table-cell" style:parent-style-name="Transparent"/>
    <style:style style:name="ce430" style:family="table-cell" style:parent-style-name="Transparent"/>
    <style:style style:name="ce431" style:family="table-cell" style:parent-style-name="Transparent"/>
    <style:style style:name="ce432" style:family="table-cell" style:parent-style-name="Transparent"/>
    <style:style style:name="ce433" style:family="table-cell" style:parent-style-name="Transparent"/>
    <style:style style:name="ce434" style:family="table-cell" style:parent-style-name="Transparent"/>
    <style:style style:name="ce435" style:family="table-cell" style:parent-style-name="Transparent"/>
    <style:style style:name="ce436" style:family="table-cell" style:parent-style-name="Transparent">
      <style:map style:condition="cell-content()&gt;0" style:apply-style-name="Rouge" style:base-cell-address="'3 enfants'.D14"/>
      <style:map style:condition="cell-content()=1" style:apply-style-name="Transparent" style:base-cell-address="'3 enfants'.D14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7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8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9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0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1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2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3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4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5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6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7"/>
    </style:style>
    <style:style style:name="ce448" style:family="table-cell" style:parent-style-name="Transparent"/>
    <style:style style:name="ce449" style:family="table-cell" style:parent-style-name="Transparent"/>
    <style:style style:name="ce450" style:family="table-cell" style:parent-style-name="Transparent"/>
    <style:style style:name="ce451" style:family="table-cell" style:parent-style-name="Transparent"/>
    <style:style style:name="ce452" style:family="table-cell" style:parent-style-name="Transparent"/>
    <style:style style:name="ce453" style:family="table-cell" style:parent-style-name="Transparent"/>
    <style:style style:name="ce454" style:family="table-cell" style:parent-style-name="Transparent"/>
    <style:style style:name="ce455" style:family="table-cell" style:parent-style-name="Transparent"/>
    <style:style style:name="ce456" style:family="table-cell" style:parent-style-name="Transparent"/>
    <style:style style:name="ce457" style:family="table-cell" style:parent-style-name="Transparent"/>
    <style:style style:name="ce458" style:family="table-cell" style:parent-style-name="Transparent"/>
    <style:style style:name="ce459" style:family="table-cell" style:parent-style-name="Transparent"/>
    <style:style style:name="ce460" style:family="table-cell" style:parent-style-name="Transparent">
      <style:map style:condition="cell-content()&gt;0" style:apply-style-name="Rouge" style:base-cell-address="'3 enfants'.E14"/>
      <style:map style:condition="cell-content()=1" style:apply-style-name="Transparent" style:base-cell-address="'3 enfants'.E14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7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8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9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0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2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3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4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5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6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7"/>
    </style:style>
    <style:style style:name="ce472" style:family="table-cell" style:parent-style-name="Transparent"/>
    <style:style style:name="ce473" style:family="table-cell" style:parent-style-name="Transparent"/>
    <style:style style:name="ce474" style:family="table-cell" style:parent-style-name="Transparent"/>
    <style:style style:name="ce475" style:family="table-cell" style:parent-style-name="Transparent"/>
    <style:style style:name="ce476" style:family="table-cell" style:parent-style-name="Transparent"/>
    <style:style style:name="ce477" style:family="table-cell" style:parent-style-name="Transparent"/>
    <style:style style:name="ce478" style:family="table-cell" style:parent-style-name="Transparent"/>
    <style:style style:name="ce479" style:family="table-cell" style:parent-style-name="Transparent"/>
    <style:style style:name="ce480" style:family="table-cell" style:parent-style-name="Transparent"/>
    <style:style style:name="ce481" style:family="table-cell" style:parent-style-name="Transparent"/>
    <style:style style:name="ce482" style:family="table-cell" style:parent-style-name="Transparent"/>
    <style:style style:name="ce483" style:family="table-cell" style:parent-style-name="Transparent"/>
    <style:style style:name="ce484" style:family="table-cell" style:parent-style-name="Transparent">
      <style:map style:condition="cell-content()&gt;0" style:apply-style-name="Rouge" style:base-cell-address="'3 enfants'.F14"/>
      <style:map style:condition="cell-content()=1" style:apply-style-name="Transparent" style:base-cell-address="'3 enfants'.F14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7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8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9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0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1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2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3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4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5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6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7"/>
    </style:style>
    <style:style style:name="ce496" style:family="table-cell" style:parent-style-name="Transparent"/>
    <style:style style:name="ce497" style:family="table-cell" style:parent-style-name="Transparent"/>
    <style:style style:name="ce498" style:family="table-cell" style:parent-style-name="Transparent"/>
    <style:style style:name="ce499" style:family="table-cell" style:parent-style-name="Transparent"/>
    <style:style style:name="ce500" style:family="table-cell" style:parent-style-name="Transparent"/>
    <style:style style:name="ce501" style:family="table-cell" style:parent-style-name="Transparent"/>
    <style:style style:name="ce502" style:family="table-cell" style:parent-style-name="Transparent"/>
    <style:style style:name="ce503" style:family="table-cell" style:parent-style-name="Transparent"/>
    <style:style style:name="ce504" style:family="table-cell" style:parent-style-name="Transparent"/>
    <style:style style:name="ce505" style:family="table-cell" style:parent-style-name="Transparent"/>
    <style:style style:name="ce506" style:family="table-cell" style:parent-style-name="Transparent"/>
    <style:style style:name="ce507" style:family="table-cell" style:parent-style-name="Transparent"/>
    <style:style style:name="ce508" style:family="table-cell" style:parent-style-name="Transparent">
      <style:map style:condition="cell-content()&gt;0" style:apply-style-name="Rouge" style:base-cell-address="'3 enfants'.G14"/>
      <style:map style:condition="cell-content()=1" style:apply-style-name="Transparent" style:base-cell-address="'3 enfants'.G14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7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8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9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0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2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3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4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5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6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7"/>
    </style:style>
    <style:style style:name="ce520" style:family="table-cell" style:parent-style-name="Transparent"/>
    <style:style style:name="ce521" style:family="table-cell" style:parent-style-name="Transparent"/>
    <style:style style:name="ce522" style:family="table-cell" style:parent-style-name="Transparent"/>
    <style:style style:name="ce523" style:family="table-cell" style:parent-style-name="Transparent"/>
    <style:style style:name="ce524" style:family="table-cell" style:parent-style-name="Transparent"/>
    <style:style style:name="ce525" style:family="table-cell" style:parent-style-name="Transparent"/>
    <style:style style:name="ce526" style:family="table-cell" style:parent-style-name="Transparent"/>
    <style:style style:name="ce527" style:family="table-cell" style:parent-style-name="Transparent"/>
    <style:style style:name="ce528" style:family="table-cell" style:parent-style-name="Transparent"/>
    <style:style style:name="ce529" style:family="table-cell" style:parent-style-name="Transparent"/>
    <style:style style:name="ce530" style:family="table-cell" style:parent-style-name="Transparent"/>
    <style:style style:name="ce531" style:family="table-cell" style:parent-style-name="Transparent"/>
    <style:style style:name="ce532" style:family="table-cell" style:parent-style-name="Transparent">
      <style:map style:condition="cell-content()&gt;0" style:apply-style-name="Rouge" style:base-cell-address="'3 enfants'.H14"/>
      <style:map style:condition="cell-content()=1" style:apply-style-name="Transparent" style:base-cell-address="'3 enfants'.H14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7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8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9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0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1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2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3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4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5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6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7"/>
    </style:style>
    <style:style style:name="ce544" style:family="table-cell" style:parent-style-name="Transparent"/>
    <style:style style:name="ce545" style:family="table-cell" style:parent-style-name="Transparent"/>
    <style:style style:name="ce546" style:family="table-cell" style:parent-style-name="Transparent"/>
    <style:style style:name="ce547" style:family="table-cell" style:parent-style-name="Transparent"/>
    <style:style style:name="ce548" style:family="table-cell" style:parent-style-name="Transparent"/>
    <style:style style:name="ce549" style:family="table-cell" style:parent-style-name="Transparent"/>
    <style:style style:name="ce550" style:family="table-cell" style:parent-style-name="Transparent"/>
    <style:style style:name="ce551" style:family="table-cell" style:parent-style-name="Transparent"/>
    <style:style style:name="ce552" style:family="table-cell" style:parent-style-name="Transparent"/>
    <style:style style:name="ce553" style:family="table-cell" style:parent-style-name="Transparent"/>
    <style:style style:name="ce554" style:family="table-cell" style:parent-style-name="Transparent"/>
    <style:style style:name="ce555" style:family="table-cell" style:parent-style-name="Transparent"/>
    <style:style style:name="ce556" style:family="table-cell" style:parent-style-name="Transparent">
      <style:map style:condition="cell-content()&gt;0" style:apply-style-name="Rouge" style:base-cell-address="'3 enfants'.I14"/>
      <style:map style:condition="cell-content()=1" style:apply-style-name="Transparent" style:base-cell-address="'3 enfants'.I14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7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8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9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0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2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3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4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5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6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7"/>
    </style:style>
    <style:style style:name="ce568" style:family="table-cell" style:parent-style-name="Transparent"/>
    <style:style style:name="ce569" style:family="table-cell" style:parent-style-name="Transparent"/>
    <style:style style:name="ce570" style:family="table-cell" style:parent-style-name="Transparent"/>
    <style:style style:name="ce571" style:family="table-cell" style:parent-style-name="Transparent"/>
    <style:style style:name="ce572" style:family="table-cell" style:parent-style-name="Transparent"/>
    <style:style style:name="ce573" style:family="table-cell" style:parent-style-name="Transparent"/>
    <style:style style:name="ce574" style:family="table-cell" style:parent-style-name="Transparent"/>
    <style:style style:name="ce575" style:family="table-cell" style:parent-style-name="Transparent"/>
    <style:style style:name="ce576" style:family="table-cell" style:parent-style-name="Transparent"/>
    <style:style style:name="ce577" style:family="table-cell" style:parent-style-name="Transparent"/>
    <style:style style:name="ce578" style:family="table-cell" style:parent-style-name="Transparent"/>
    <style:style style:name="ce579" style:family="table-cell" style:parent-style-name="Transparent"/>
    <style:style style:name="ce580" style:family="table-cell" style:parent-style-name="Transparent">
      <style:map style:condition="cell-content()&gt;0" style:apply-style-name="Rouge" style:base-cell-address="'3 enfants'.J14"/>
      <style:map style:condition="cell-content()=1" style:apply-style-name="Transparent" style:base-cell-address="'3 enfants'.J14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7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8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9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0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1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2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3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4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5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6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7"/>
    </style:style>
    <style:style style:name="ce592" style:family="table-cell" style:parent-style-name="Transparent"/>
    <style:style style:name="ce593" style:family="table-cell" style:parent-style-name="Transparent"/>
    <style:style style:name="ce594" style:family="table-cell" style:parent-style-name="Transparent"/>
    <style:style style:name="ce595" style:family="table-cell" style:parent-style-name="Transparent"/>
    <style:style style:name="ce596" style:family="table-cell" style:parent-style-name="Transparent"/>
    <style:style style:name="ce597" style:family="table-cell" style:parent-style-name="Transparent"/>
    <style:style style:name="ce598" style:family="table-cell" style:parent-style-name="Transparent"/>
    <style:style style:name="ce599" style:family="table-cell" style:parent-style-name="Transparent"/>
    <style:style style:name="ce600" style:family="table-cell" style:parent-style-name="Transparent"/>
    <style:style style:name="ce601" style:family="table-cell" style:parent-style-name="Transparent"/>
    <style:style style:name="ce602" style:family="table-cell" style:parent-style-name="Transparent"/>
    <style:style style:name="ce603" style:family="table-cell" style:parent-style-name="Transparent"/>
    <style:style style:name="ce604" style:family="table-cell" style:parent-style-name="Transparent">
      <style:map style:condition="cell-content()&gt;0" style:apply-style-name="Rouge" style:base-cell-address="'3 enfants'.K14"/>
      <style:map style:condition="cell-content()=1" style:apply-style-name="Transparent" style:base-cell-address="'3 enfants'.K14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7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8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9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0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1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2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3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4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5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6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7"/>
    </style:style>
    <style:style style:name="ce616" style:family="table-cell" style:parent-style-name="Transparent"/>
    <style:style style:name="ce617" style:family="table-cell" style:parent-style-name="Transparent"/>
    <style:style style:name="ce618" style:family="table-cell" style:parent-style-name="Transparent"/>
    <style:style style:name="ce619" style:family="table-cell" style:parent-style-name="Transparent"/>
    <style:style style:name="ce620" style:family="table-cell" style:parent-style-name="Transparent"/>
    <style:style style:name="ce621" style:family="table-cell" style:parent-style-name="Transparent"/>
    <style:style style:name="ce622" style:family="table-cell" style:parent-style-name="Transparent"/>
    <style:style style:name="ce623" style:family="table-cell" style:parent-style-name="Transparent"/>
    <style:style style:name="ce624" style:family="table-cell" style:parent-style-name="Transparent"/>
    <style:style style:name="ce625" style:family="table-cell" style:parent-style-name="Transparent"/>
    <style:style style:name="ce626" style:family="table-cell" style:parent-style-name="Transparent"/>
    <style:style style:name="ce627" style:family="table-cell" style:parent-style-name="Transparent"/>
    <style:style style:name="ce628" style:family="table-cell" style:parent-style-name="Transparent">
      <style:map style:condition="cell-content()&gt;0" style:apply-style-name="Rouge" style:base-cell-address="'3 enfants'.L14"/>
      <style:map style:condition="cell-content()=1" style:apply-style-name="Transparent" style:base-cell-address="'3 enfants'.L14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7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8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9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0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1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2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3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4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5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6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7"/>
    </style:style>
    <style:style style:name="ce640" style:family="table-cell" style:parent-style-name="Transparent"/>
    <style:style style:name="ce641" style:family="table-cell" style:parent-style-name="Transparent"/>
    <style:style style:name="ce642" style:family="table-cell" style:parent-style-name="Transparent"/>
    <style:style style:name="ce643" style:family="table-cell" style:parent-style-name="Transparent"/>
    <style:style style:name="ce644" style:family="table-cell" style:parent-style-name="Transparent"/>
    <style:style style:name="ce645" style:family="table-cell" style:parent-style-name="Transparent"/>
    <style:style style:name="ce646" style:family="table-cell" style:parent-style-name="Transparent"/>
    <style:style style:name="ce647" style:family="table-cell" style:parent-style-name="Transparent"/>
    <style:style style:name="ce648" style:family="table-cell" style:parent-style-name="Transparent"/>
    <style:style style:name="ce649" style:family="table-cell" style:parent-style-name="Transparent"/>
    <style:style style:name="ce650" style:family="table-cell" style:parent-style-name="Transparent"/>
    <style:style style:name="ce651" style:family="table-cell" style:parent-style-name="Transparent"/>
    <style:style style:name="ce652" style:family="table-cell" style:parent-style-name="Transparent">
      <style:map style:condition="cell-content()&gt;0" style:apply-style-name="Rouge" style:base-cell-address="'3 enfants'.M14"/>
      <style:map style:condition="cell-content()=1" style:apply-style-name="Transparent" style:base-cell-address="'3 enfants'.M14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7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8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9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0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1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2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3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4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5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6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7"/>
    </style:style>
    <style:style style:name="ce664" style:family="table-cell" style:parent-style-name="Transparent">
      <style:map style:condition="cell-content()&gt;0" style:apply-style-name="Rouge" style:base-cell-address="'3 enfants'.N2"/>
      <style:map style:condition="cell-content()=1" style:apply-style-name="Transparent" style:base-cell-address="'3 enfants'.N2"/>
    </style:style>
    <style:style style:name="ce665" style:family="table-cell" style:parent-style-name="Transparent">
      <style:map style:condition="cell-content()&gt;0" style:apply-style-name="Rouge" style:base-cell-address="'3 enfants'.N3"/>
      <style:map style:condition="cell-content()=1" style:apply-style-name="Transparent" style:base-cell-address="'3 enfants'.N3"/>
    </style:style>
    <style:style style:name="ce666" style:family="table-cell" style:parent-style-name="Transparent">
      <style:map style:condition="cell-content()&gt;0" style:apply-style-name="Rouge" style:base-cell-address="'3 enfants'.N4"/>
      <style:map style:condition="cell-content()=1" style:apply-style-name="Transparent" style:base-cell-address="'3 enfants'.N4"/>
    </style:style>
    <style:style style:name="ce667" style:family="table-cell" style:parent-style-name="Transparent">
      <style:map style:condition="cell-content()&gt;0" style:apply-style-name="Rouge" style:base-cell-address="'3 enfants'.N5"/>
      <style:map style:condition="cell-content()=1" style:apply-style-name="Transparent" style:base-cell-address="'3 enfants'.N5"/>
    </style:style>
    <style:style style:name="ce668" style:family="table-cell" style:parent-style-name="Transparent">
      <style:map style:condition="cell-content()&gt;0" style:apply-style-name="Rouge" style:base-cell-address="'3 enfants'.N6"/>
      <style:map style:condition="cell-content()=1" style:apply-style-name="Transparent" style:base-cell-address="'3 enfants'.N6"/>
    </style:style>
    <style:style style:name="ce669" style:family="table-cell" style:parent-style-name="Transparent">
      <style:map style:condition="cell-content()&gt;0" style:apply-style-name="Rouge" style:base-cell-address="'3 enfants'.N7"/>
      <style:map style:condition="cell-content()=1" style:apply-style-name="Transparent" style:base-cell-address="'3 enfants'.N7"/>
    </style:style>
    <style:style style:name="ce670" style:family="table-cell" style:parent-style-name="Transparent">
      <style:map style:condition="cell-content()&gt;0" style:apply-style-name="Rouge" style:base-cell-address="'3 enfants'.N8"/>
      <style:map style:condition="cell-content()=1" style:apply-style-name="Transparent" style:base-cell-address="'3 enfants'.N8"/>
    </style:style>
    <style:style style:name="ce671" style:family="table-cell" style:parent-style-name="Transparent">
      <style:map style:condition="cell-content()&gt;0" style:apply-style-name="Rouge" style:base-cell-address="'3 enfants'.N9"/>
      <style:map style:condition="cell-content()=1" style:apply-style-name="Transparent" style:base-cell-address="'3 enfants'.N9"/>
    </style:style>
    <style:style style:name="ce672" style:family="table-cell" style:parent-style-name="Transparent">
      <style:map style:condition="cell-content()&gt;0" style:apply-style-name="Rouge" style:base-cell-address="'3 enfants'.N10"/>
      <style:map style:condition="cell-content()=1" style:apply-style-name="Transparent" style:base-cell-address="'3 enfants'.N10"/>
    </style:style>
    <style:style style:name="ce673" style:family="table-cell" style:parent-style-name="Transparent">
      <style:map style:condition="cell-content()&gt;0" style:apply-style-name="Rouge" style:base-cell-address="'3 enfants'.N11"/>
      <style:map style:condition="cell-content()=1" style:apply-style-name="Transparent" style:base-cell-address="'3 enfants'.N11"/>
    </style:style>
    <style:style style:name="ce674" style:family="table-cell" style:parent-style-name="Transparent">
      <style:map style:condition="cell-content()&gt;0" style:apply-style-name="Rouge" style:base-cell-address="'3 enfants'.N12"/>
      <style:map style:condition="cell-content()=1" style:apply-style-name="Transparent" style:base-cell-address="'3 enfants'.N12"/>
    </style:style>
    <style:style style:name="ce675" style:family="table-cell" style:parent-style-name="Transparent">
      <style:map style:condition="cell-content()&gt;0" style:apply-style-name="Rouge" style:base-cell-address="'3 enfants'.N13"/>
      <style:map style:condition="cell-content()=1" style:apply-style-name="Transparent" style:base-cell-address="'3 enfants'.N13"/>
    </style:style>
    <style:style style:name="ce676" style:family="table-cell" style:parent-style-name="Transparent">
      <style:map style:condition="cell-content()&gt;0" style:apply-style-name="Rouge" style:base-cell-address="'3 enfants'.N14"/>
      <style:map style:condition="cell-content()=1" style:apply-style-name="Transparent" style:base-cell-address="'3 enfants'.N14"/>
    </style:style>
    <style:style style:name="ce677" style:family="table-cell" style:parent-style-name="Transparent">
      <style:map style:condition="cell-content()&gt;0" style:apply-style-name="Rouge" style:base-cell-address="'4 enfants'.B2"/>
      <style:map style:condition="cell-content()=1" style:apply-style-name="Transparent" style:base-cell-address="'4 enfants'.B2"/>
    </style:style>
    <style:style style:name="ce678" style:family="table-cell" style:parent-style-name="Transparent">
      <style:map style:condition="cell-content()&gt;0" style:apply-style-name="Rouge" style:base-cell-address="'4 enfants'.B3"/>
      <style:map style:condition="cell-content()=1" style:apply-style-name="Transparent" style:base-cell-address="'4 enfants'.B3"/>
    </style:style>
    <style:style style:name="ce679" style:family="table-cell" style:parent-style-name="Transparent">
      <style:map style:condition="cell-content()&gt;0" style:apply-style-name="Rouge" style:base-cell-address="'4 enfants'.B4"/>
      <style:map style:condition="cell-content()=1" style:apply-style-name="Transparent" style:base-cell-address="'4 enfants'.B4"/>
    </style:style>
    <style:style style:name="ce680" style:family="table-cell" style:parent-style-name="Transparent">
      <style:map style:condition="cell-content()&gt;0" style:apply-style-name="Rouge" style:base-cell-address="'4 enfants'.B5"/>
      <style:map style:condition="cell-content()=1" style:apply-style-name="Transparent" style:base-cell-address="'4 enfants'.B5"/>
    </style:style>
    <style:style style:name="ce681" style:family="table-cell" style:parent-style-name="Transparent">
      <style:map style:condition="cell-content()&gt;0" style:apply-style-name="Rouge" style:base-cell-address="'4 enfants'.B6"/>
      <style:map style:condition="cell-content()=1" style:apply-style-name="Transparent" style:base-cell-address="'4 enfants'.B6"/>
    </style:style>
    <style:style style:name="ce682" style:family="table-cell" style:parent-style-name="Transparent">
      <style:map style:condition="cell-content()&gt;0" style:apply-style-name="Rouge" style:base-cell-address="'4 enfants'.B7"/>
      <style:map style:condition="cell-content()=1" style:apply-style-name="Transparent" style:base-cell-address="'4 enfants'.B7"/>
    </style:style>
    <style:style style:name="ce683" style:family="table-cell" style:parent-style-name="Transparent">
      <style:map style:condition="cell-content()&gt;0" style:apply-style-name="Rouge" style:base-cell-address="'4 enfants'.B8"/>
      <style:map style:condition="cell-content()=1" style:apply-style-name="Transparent" style:base-cell-address="'4 enfants'.B8"/>
    </style:style>
    <style:style style:name="ce684" style:family="table-cell" style:parent-style-name="Transparent">
      <style:map style:condition="cell-content()&gt;0" style:apply-style-name="Rouge" style:base-cell-address="'4 enfants'.B9"/>
      <style:map style:condition="cell-content()=1" style:apply-style-name="Transparent" style:base-cell-address="'4 enfants'.B9"/>
    </style:style>
    <style:style style:name="ce685" style:family="table-cell" style:parent-style-name="Transparent">
      <style:map style:condition="cell-content()&gt;0" style:apply-style-name="Rouge" style:base-cell-address="'4 enfants'.B10"/>
      <style:map style:condition="cell-content()=1" style:apply-style-name="Transparent" style:base-cell-address="'4 enfants'.B10"/>
    </style:style>
    <style:style style:name="ce686" style:family="table-cell" style:parent-style-name="Transparent">
      <style:map style:condition="cell-content()&gt;0" style:apply-style-name="Rouge" style:base-cell-address="'4 enfants'.B11"/>
      <style:map style:condition="cell-content()=1" style:apply-style-name="Transparent" style:base-cell-address="'4 enfants'.B11"/>
    </style:style>
    <style:style style:name="ce687" style:family="table-cell" style:parent-style-name="Transparent">
      <style:map style:condition="cell-content()&gt;0" style:apply-style-name="Rouge" style:base-cell-address="'4 enfants'.B12"/>
      <style:map style:condition="cell-content()=1" style:apply-style-name="Transparent" style:base-cell-address="'4 enfants'.B12"/>
    </style:style>
    <style:style style:name="ce688" style:family="table-cell" style:parent-style-name="Transparent">
      <style:map style:condition="cell-content()&gt;0" style:apply-style-name="Rouge" style:base-cell-address="'4 enfants'.B13"/>
      <style:map style:condition="cell-content()=1" style:apply-style-name="Transparent" style:base-cell-address="'4 enfants'.B13"/>
    </style:style>
    <style:style style:name="ce689" style:family="table-cell" style:parent-style-name="Transparent">
      <style:map style:condition="cell-content()&gt;0" style:apply-style-name="Rouge" style:base-cell-address="'4 enfants'.B14"/>
      <style:map style:condition="cell-content()=1" style:apply-style-name="Transparent" style:base-cell-address="'4 enfants'.B14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17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18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19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0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1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2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3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4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5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6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B27"/>
    </style:style>
    <style:style style:name="ce701" style:family="table-cell" style:parent-style-name="Transparent">
      <style:map style:condition="cell-content()&gt;0" style:apply-style-name="Rouge" style:base-cell-address="'4 enfants'.C2"/>
      <style:map style:condition="cell-content()=1" style:apply-style-name="Transparent" style:base-cell-address="'4 enfants'.C2"/>
    </style:style>
    <style:style style:name="ce702" style:family="table-cell" style:parent-style-name="Transparent">
      <style:map style:condition="cell-content()&gt;0" style:apply-style-name="Rouge" style:base-cell-address="'4 enfants'.C3"/>
      <style:map style:condition="cell-content()=1" style:apply-style-name="Transparent" style:base-cell-address="'4 enfants'.C3"/>
    </style:style>
    <style:style style:name="ce703" style:family="table-cell" style:parent-style-name="Transparent">
      <style:map style:condition="cell-content()&gt;0" style:apply-style-name="Rouge" style:base-cell-address="'4 enfants'.C4"/>
      <style:map style:condition="cell-content()=1" style:apply-style-name="Transparent" style:base-cell-address="'4 enfants'.C4"/>
    </style:style>
    <style:style style:name="ce704" style:family="table-cell" style:parent-style-name="Transparent">
      <style:map style:condition="cell-content()&gt;0" style:apply-style-name="Rouge" style:base-cell-address="'4 enfants'.C5"/>
      <style:map style:condition="cell-content()=1" style:apply-style-name="Transparent" style:base-cell-address="'4 enfants'.C5"/>
    </style:style>
    <style:style style:name="ce705" style:family="table-cell" style:parent-style-name="Transparent">
      <style:map style:condition="cell-content()&gt;0" style:apply-style-name="Rouge" style:base-cell-address="'4 enfants'.C6"/>
      <style:map style:condition="cell-content()=1" style:apply-style-name="Transparent" style:base-cell-address="'4 enfants'.C6"/>
    </style:style>
    <style:style style:name="ce706" style:family="table-cell" style:parent-style-name="Transparent">
      <style:map style:condition="cell-content()&gt;0" style:apply-style-name="Rouge" style:base-cell-address="'4 enfants'.C7"/>
      <style:map style:condition="cell-content()=1" style:apply-style-name="Transparent" style:base-cell-address="'4 enfants'.C7"/>
    </style:style>
    <style:style style:name="ce707" style:family="table-cell" style:parent-style-name="Transparent">
      <style:map style:condition="cell-content()&gt;0" style:apply-style-name="Rouge" style:base-cell-address="'4 enfants'.C8"/>
      <style:map style:condition="cell-content()=1" style:apply-style-name="Transparent" style:base-cell-address="'4 enfants'.C8"/>
    </style:style>
    <style:style style:name="ce708" style:family="table-cell" style:parent-style-name="Transparent">
      <style:map style:condition="cell-content()&gt;0" style:apply-style-name="Rouge" style:base-cell-address="'4 enfants'.C9"/>
      <style:map style:condition="cell-content()=1" style:apply-style-name="Transparent" style:base-cell-address="'4 enfants'.C9"/>
    </style:style>
    <style:style style:name="ce709" style:family="table-cell" style:parent-style-name="Transparent">
      <style:map style:condition="cell-content()&gt;0" style:apply-style-name="Rouge" style:base-cell-address="'4 enfants'.C10"/>
      <style:map style:condition="cell-content()=1" style:apply-style-name="Transparent" style:base-cell-address="'4 enfants'.C10"/>
    </style:style>
    <style:style style:name="ce710" style:family="table-cell" style:parent-style-name="Transparent">
      <style:map style:condition="cell-content()&gt;0" style:apply-style-name="Rouge" style:base-cell-address="'4 enfants'.C11"/>
      <style:map style:condition="cell-content()=1" style:apply-style-name="Transparent" style:base-cell-address="'4 enfants'.C11"/>
    </style:style>
    <style:style style:name="ce711" style:family="table-cell" style:parent-style-name="Transparent">
      <style:map style:condition="cell-content()&gt;0" style:apply-style-name="Rouge" style:base-cell-address="'4 enfants'.C12"/>
      <style:map style:condition="cell-content()=1" style:apply-style-name="Transparent" style:base-cell-address="'4 enfants'.C12"/>
    </style:style>
    <style:style style:name="ce712" style:family="table-cell" style:parent-style-name="Transparent">
      <style:map style:condition="cell-content()&gt;0" style:apply-style-name="Rouge" style:base-cell-address="'4 enfants'.C13"/>
      <style:map style:condition="cell-content()=1" style:apply-style-name="Transparent" style:base-cell-address="'4 enfants'.C13"/>
    </style:style>
    <style:style style:name="ce713" style:family="table-cell" style:parent-style-name="Transparent">
      <style:map style:condition="cell-content()&gt;0" style:apply-style-name="Rouge" style:base-cell-address="'4 enfants'.C14"/>
      <style:map style:condition="cell-content()=1" style:apply-style-name="Transparent" style:base-cell-address="'4 enfants'.C14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17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18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19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0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1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2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3"/>
    </style:style>
    <style:style style:name="ce7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4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5"/>
    </style:style>
    <style:style style:name="ce7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6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C27"/>
    </style:style>
    <style:style style:name="ce725" style:family="table-cell" style:parent-style-name="Transparent">
      <style:map style:condition="cell-content()&gt;0" style:apply-style-name="Rouge" style:base-cell-address="'4 enfants'.D2"/>
      <style:map style:condition="cell-content()=1" style:apply-style-name="Transparent" style:base-cell-address="'4 enfants'.D2"/>
    </style:style>
    <style:style style:name="ce726" style:family="table-cell" style:parent-style-name="Transparent">
      <style:map style:condition="cell-content()&gt;0" style:apply-style-name="Rouge" style:base-cell-address="'4 enfants'.D3"/>
      <style:map style:condition="cell-content()=1" style:apply-style-name="Transparent" style:base-cell-address="'4 enfants'.D3"/>
    </style:style>
    <style:style style:name="ce727" style:family="table-cell" style:parent-style-name="Transparent">
      <style:map style:condition="cell-content()&gt;0" style:apply-style-name="Rouge" style:base-cell-address="'4 enfants'.D4"/>
      <style:map style:condition="cell-content()=1" style:apply-style-name="Transparent" style:base-cell-address="'4 enfants'.D4"/>
    </style:style>
    <style:style style:name="ce728" style:family="table-cell" style:parent-style-name="Transparent">
      <style:map style:condition="cell-content()&gt;0" style:apply-style-name="Rouge" style:base-cell-address="'4 enfants'.D5"/>
      <style:map style:condition="cell-content()=1" style:apply-style-name="Transparent" style:base-cell-address="'4 enfants'.D5"/>
    </style:style>
    <style:style style:name="ce729" style:family="table-cell" style:parent-style-name="Transparent">
      <style:map style:condition="cell-content()&gt;0" style:apply-style-name="Rouge" style:base-cell-address="'4 enfants'.D6"/>
      <style:map style:condition="cell-content()=1" style:apply-style-name="Transparent" style:base-cell-address="'4 enfants'.D6"/>
    </style:style>
    <style:style style:name="ce730" style:family="table-cell" style:parent-style-name="Transparent">
      <style:map style:condition="cell-content()&gt;0" style:apply-style-name="Rouge" style:base-cell-address="'4 enfants'.D7"/>
      <style:map style:condition="cell-content()=1" style:apply-style-name="Transparent" style:base-cell-address="'4 enfants'.D7"/>
    </style:style>
    <style:style style:name="ce731" style:family="table-cell" style:parent-style-name="Transparent">
      <style:map style:condition="cell-content()&gt;0" style:apply-style-name="Rouge" style:base-cell-address="'4 enfants'.D8"/>
      <style:map style:condition="cell-content()=1" style:apply-style-name="Transparent" style:base-cell-address="'4 enfants'.D8"/>
    </style:style>
    <style:style style:name="ce732" style:family="table-cell" style:parent-style-name="Transparent">
      <style:map style:condition="cell-content()&gt;0" style:apply-style-name="Rouge" style:base-cell-address="'4 enfants'.D9"/>
      <style:map style:condition="cell-content()=1" style:apply-style-name="Transparent" style:base-cell-address="'4 enfants'.D9"/>
    </style:style>
    <style:style style:name="ce733" style:family="table-cell" style:parent-style-name="Transparent">
      <style:map style:condition="cell-content()&gt;0" style:apply-style-name="Rouge" style:base-cell-address="'4 enfants'.D10"/>
      <style:map style:condition="cell-content()=1" style:apply-style-name="Transparent" style:base-cell-address="'4 enfants'.D10"/>
    </style:style>
    <style:style style:name="ce734" style:family="table-cell" style:parent-style-name="Transparent">
      <style:map style:condition="cell-content()&gt;0" style:apply-style-name="Rouge" style:base-cell-address="'4 enfants'.D11"/>
      <style:map style:condition="cell-content()=1" style:apply-style-name="Transparent" style:base-cell-address="'4 enfants'.D11"/>
    </style:style>
    <style:style style:name="ce735" style:family="table-cell" style:parent-style-name="Transparent">
      <style:map style:condition="cell-content()&gt;0" style:apply-style-name="Rouge" style:base-cell-address="'4 enfants'.D12"/>
      <style:map style:condition="cell-content()=1" style:apply-style-name="Transparent" style:base-cell-address="'4 enfants'.D12"/>
    </style:style>
    <style:style style:name="ce736" style:family="table-cell" style:parent-style-name="Transparent">
      <style:map style:condition="cell-content()&gt;0" style:apply-style-name="Rouge" style:base-cell-address="'4 enfants'.D13"/>
      <style:map style:condition="cell-content()=1" style:apply-style-name="Transparent" style:base-cell-address="'4 enfants'.D13"/>
    </style:style>
    <style:style style:name="ce737" style:family="table-cell" style:parent-style-name="Transparent">
      <style:map style:condition="cell-content()&gt;0" style:apply-style-name="Rouge" style:base-cell-address="'4 enfants'.D14"/>
      <style:map style:condition="cell-content()=1" style:apply-style-name="Transparent" style:base-cell-address="'4 enfants'.D14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17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18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19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0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1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2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3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4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5"/>
    </style:style>
    <style:style style:name="ce7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6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D27"/>
    </style:style>
    <style:style style:name="ce749" style:family="table-cell" style:parent-style-name="Transparent">
      <style:map style:condition="cell-content()&gt;0" style:apply-style-name="Rouge" style:base-cell-address="'4 enfants'.E2"/>
      <style:map style:condition="cell-content()=1" style:apply-style-name="Transparent" style:base-cell-address="'4 enfants'.E2"/>
    </style:style>
    <style:style style:name="ce750" style:family="table-cell" style:parent-style-name="Transparent">
      <style:map style:condition="cell-content()&gt;0" style:apply-style-name="Rouge" style:base-cell-address="'4 enfants'.E3"/>
      <style:map style:condition="cell-content()=1" style:apply-style-name="Transparent" style:base-cell-address="'4 enfants'.E3"/>
    </style:style>
    <style:style style:name="ce751" style:family="table-cell" style:parent-style-name="Transparent">
      <style:map style:condition="cell-content()&gt;0" style:apply-style-name="Rouge" style:base-cell-address="'4 enfants'.E4"/>
      <style:map style:condition="cell-content()=1" style:apply-style-name="Transparent" style:base-cell-address="'4 enfants'.E4"/>
    </style:style>
    <style:style style:name="ce752" style:family="table-cell" style:parent-style-name="Transparent">
      <style:map style:condition="cell-content()&gt;0" style:apply-style-name="Rouge" style:base-cell-address="'4 enfants'.E5"/>
      <style:map style:condition="cell-content()=1" style:apply-style-name="Transparent" style:base-cell-address="'4 enfants'.E5"/>
    </style:style>
    <style:style style:name="ce753" style:family="table-cell" style:parent-style-name="Transparent">
      <style:map style:condition="cell-content()&gt;0" style:apply-style-name="Rouge" style:base-cell-address="'4 enfants'.E6"/>
      <style:map style:condition="cell-content()=1" style:apply-style-name="Transparent" style:base-cell-address="'4 enfants'.E6"/>
    </style:style>
    <style:style style:name="ce754" style:family="table-cell" style:parent-style-name="Transparent">
      <style:map style:condition="cell-content()&gt;0" style:apply-style-name="Rouge" style:base-cell-address="'4 enfants'.E7"/>
      <style:map style:condition="cell-content()=1" style:apply-style-name="Transparent" style:base-cell-address="'4 enfants'.E7"/>
    </style:style>
    <style:style style:name="ce755" style:family="table-cell" style:parent-style-name="Transparent">
      <style:map style:condition="cell-content()&gt;0" style:apply-style-name="Rouge" style:base-cell-address="'4 enfants'.E8"/>
      <style:map style:condition="cell-content()=1" style:apply-style-name="Transparent" style:base-cell-address="'4 enfants'.E8"/>
    </style:style>
    <style:style style:name="ce756" style:family="table-cell" style:parent-style-name="Transparent">
      <style:map style:condition="cell-content()&gt;0" style:apply-style-name="Rouge" style:base-cell-address="'4 enfants'.E9"/>
      <style:map style:condition="cell-content()=1" style:apply-style-name="Transparent" style:base-cell-address="'4 enfants'.E9"/>
    </style:style>
    <style:style style:name="ce757" style:family="table-cell" style:parent-style-name="Transparent">
      <style:map style:condition="cell-content()&gt;0" style:apply-style-name="Rouge" style:base-cell-address="'4 enfants'.E10"/>
      <style:map style:condition="cell-content()=1" style:apply-style-name="Transparent" style:base-cell-address="'4 enfants'.E10"/>
    </style:style>
    <style:style style:name="ce758" style:family="table-cell" style:parent-style-name="Transparent">
      <style:map style:condition="cell-content()&gt;0" style:apply-style-name="Rouge" style:base-cell-address="'4 enfants'.E11"/>
      <style:map style:condition="cell-content()=1" style:apply-style-name="Transparent" style:base-cell-address="'4 enfants'.E11"/>
    </style:style>
    <style:style style:name="ce759" style:family="table-cell" style:parent-style-name="Transparent">
      <style:map style:condition="cell-content()&gt;0" style:apply-style-name="Rouge" style:base-cell-address="'4 enfants'.E12"/>
      <style:map style:condition="cell-content()=1" style:apply-style-name="Transparent" style:base-cell-address="'4 enfants'.E12"/>
    </style:style>
    <style:style style:name="ce760" style:family="table-cell" style:parent-style-name="Transparent">
      <style:map style:condition="cell-content()&gt;0" style:apply-style-name="Rouge" style:base-cell-address="'4 enfants'.E13"/>
      <style:map style:condition="cell-content()=1" style:apply-style-name="Transparent" style:base-cell-address="'4 enfants'.E13"/>
    </style:style>
    <style:style style:name="ce761" style:family="table-cell" style:parent-style-name="Transparent">
      <style:map style:condition="cell-content()&gt;0" style:apply-style-name="Rouge" style:base-cell-address="'4 enfants'.E14"/>
      <style:map style:condition="cell-content()=1" style:apply-style-name="Transparent" style:base-cell-address="'4 enfants'.E14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17"/>
    </style:style>
    <style:style style:name="ce7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18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19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0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1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2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3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4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5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6"/>
    </style:style>
    <style:style style:name="ce7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E27"/>
    </style:style>
    <style:style style:name="ce773" style:family="table-cell" style:parent-style-name="Transparent">
      <style:map style:condition="cell-content()&gt;0" style:apply-style-name="Rouge" style:base-cell-address="'4 enfants'.F2"/>
      <style:map style:condition="cell-content()=1" style:apply-style-name="Transparent" style:base-cell-address="'4 enfants'.F2"/>
    </style:style>
    <style:style style:name="ce774" style:family="table-cell" style:parent-style-name="Transparent">
      <style:map style:condition="cell-content()&gt;0" style:apply-style-name="Rouge" style:base-cell-address="'4 enfants'.F3"/>
      <style:map style:condition="cell-content()=1" style:apply-style-name="Transparent" style:base-cell-address="'4 enfants'.F3"/>
    </style:style>
    <style:style style:name="ce775" style:family="table-cell" style:parent-style-name="Transparent">
      <style:map style:condition="cell-content()&gt;0" style:apply-style-name="Rouge" style:base-cell-address="'4 enfants'.F4"/>
      <style:map style:condition="cell-content()=1" style:apply-style-name="Transparent" style:base-cell-address="'4 enfants'.F4"/>
    </style:style>
    <style:style style:name="ce776" style:family="table-cell" style:parent-style-name="Transparent">
      <style:map style:condition="cell-content()&gt;0" style:apply-style-name="Rouge" style:base-cell-address="'4 enfants'.F5"/>
      <style:map style:condition="cell-content()=1" style:apply-style-name="Transparent" style:base-cell-address="'4 enfants'.F5"/>
    </style:style>
    <style:style style:name="ce777" style:family="table-cell" style:parent-style-name="Transparent">
      <style:map style:condition="cell-content()&gt;0" style:apply-style-name="Rouge" style:base-cell-address="'4 enfants'.F6"/>
      <style:map style:condition="cell-content()=1" style:apply-style-name="Transparent" style:base-cell-address="'4 enfants'.F6"/>
    </style:style>
    <style:style style:name="ce778" style:family="table-cell" style:parent-style-name="Transparent">
      <style:map style:condition="cell-content()&gt;0" style:apply-style-name="Rouge" style:base-cell-address="'4 enfants'.F7"/>
      <style:map style:condition="cell-content()=1" style:apply-style-name="Transparent" style:base-cell-address="'4 enfants'.F7"/>
    </style:style>
    <style:style style:name="ce779" style:family="table-cell" style:parent-style-name="Transparent">
      <style:map style:condition="cell-content()&gt;0" style:apply-style-name="Rouge" style:base-cell-address="'4 enfants'.F8"/>
      <style:map style:condition="cell-content()=1" style:apply-style-name="Transparent" style:base-cell-address="'4 enfants'.F8"/>
    </style:style>
    <style:style style:name="ce780" style:family="table-cell" style:parent-style-name="Transparent">
      <style:map style:condition="cell-content()&gt;0" style:apply-style-name="Rouge" style:base-cell-address="'4 enfants'.F9"/>
      <style:map style:condition="cell-content()=1" style:apply-style-name="Transparent" style:base-cell-address="'4 enfants'.F9"/>
    </style:style>
    <style:style style:name="ce781" style:family="table-cell" style:parent-style-name="Transparent">
      <style:map style:condition="cell-content()&gt;0" style:apply-style-name="Rouge" style:base-cell-address="'4 enfants'.F10"/>
      <style:map style:condition="cell-content()=1" style:apply-style-name="Transparent" style:base-cell-address="'4 enfants'.F10"/>
    </style:style>
    <style:style style:name="ce782" style:family="table-cell" style:parent-style-name="Transparent">
      <style:map style:condition="cell-content()&gt;0" style:apply-style-name="Rouge" style:base-cell-address="'4 enfants'.F11"/>
      <style:map style:condition="cell-content()=1" style:apply-style-name="Transparent" style:base-cell-address="'4 enfants'.F11"/>
    </style:style>
    <style:style style:name="ce783" style:family="table-cell" style:parent-style-name="Transparent">
      <style:map style:condition="cell-content()&gt;0" style:apply-style-name="Rouge" style:base-cell-address="'4 enfants'.F12"/>
      <style:map style:condition="cell-content()=1" style:apply-style-name="Transparent" style:base-cell-address="'4 enfants'.F12"/>
    </style:style>
    <style:style style:name="ce784" style:family="table-cell" style:parent-style-name="Transparent">
      <style:map style:condition="cell-content()&gt;0" style:apply-style-name="Rouge" style:base-cell-address="'4 enfants'.F13"/>
      <style:map style:condition="cell-content()=1" style:apply-style-name="Transparent" style:base-cell-address="'4 enfants'.F13"/>
    </style:style>
    <style:style style:name="ce785" style:family="table-cell" style:parent-style-name="Transparent">
      <style:map style:condition="cell-content()&gt;0" style:apply-style-name="Rouge" style:base-cell-address="'4 enfants'.F14"/>
      <style:map style:condition="cell-content()=1" style:apply-style-name="Transparent" style:base-cell-address="'4 enfants'.F14"/>
    </style:style>
    <style:style style:name="ce7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17"/>
    </style:style>
    <style:style style:name="ce7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18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0"/>
    </style:style>
    <style:style style:name="ce7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1"/>
    </style:style>
    <style:style style:name="ce7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2"/>
    </style:style>
    <style:style style:name="ce7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4"/>
    </style:style>
    <style:style style:name="ce7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5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6"/>
    </style:style>
    <style:style style:name="ce79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F27"/>
    </style:style>
    <style:style style:name="ce797" style:family="table-cell" style:parent-style-name="Transparent">
      <style:map style:condition="cell-content()&gt;0" style:apply-style-name="Rouge" style:base-cell-address="'4 enfants'.G2"/>
      <style:map style:condition="cell-content()=1" style:apply-style-name="Transparent" style:base-cell-address="'4 enfants'.G2"/>
    </style:style>
    <style:style style:name="ce798" style:family="table-cell" style:parent-style-name="Transparent">
      <style:map style:condition="cell-content()&gt;0" style:apply-style-name="Rouge" style:base-cell-address="'4 enfants'.G3"/>
      <style:map style:condition="cell-content()=1" style:apply-style-name="Transparent" style:base-cell-address="'4 enfants'.G3"/>
    </style:style>
    <style:style style:name="ce799" style:family="table-cell" style:parent-style-name="Transparent">
      <style:map style:condition="cell-content()&gt;0" style:apply-style-name="Rouge" style:base-cell-address="'4 enfants'.G4"/>
      <style:map style:condition="cell-content()=1" style:apply-style-name="Transparent" style:base-cell-address="'4 enfants'.G4"/>
    </style:style>
    <style:style style:name="ce800" style:family="table-cell" style:parent-style-name="Transparent">
      <style:map style:condition="cell-content()&gt;0" style:apply-style-name="Rouge" style:base-cell-address="'4 enfants'.G5"/>
      <style:map style:condition="cell-content()=1" style:apply-style-name="Transparent" style:base-cell-address="'4 enfants'.G5"/>
    </style:style>
    <style:style style:name="ce801" style:family="table-cell" style:parent-style-name="Transparent">
      <style:map style:condition="cell-content()&gt;0" style:apply-style-name="Rouge" style:base-cell-address="'4 enfants'.G6"/>
      <style:map style:condition="cell-content()=1" style:apply-style-name="Transparent" style:base-cell-address="'4 enfants'.G6"/>
    </style:style>
    <style:style style:name="ce802" style:family="table-cell" style:parent-style-name="Transparent">
      <style:map style:condition="cell-content()&gt;0" style:apply-style-name="Rouge" style:base-cell-address="'4 enfants'.G7"/>
      <style:map style:condition="cell-content()=1" style:apply-style-name="Transparent" style:base-cell-address="'4 enfants'.G7"/>
    </style:style>
    <style:style style:name="ce803" style:family="table-cell" style:parent-style-name="Transparent">
      <style:map style:condition="cell-content()&gt;0" style:apply-style-name="Rouge" style:base-cell-address="'4 enfants'.G8"/>
      <style:map style:condition="cell-content()=1" style:apply-style-name="Transparent" style:base-cell-address="'4 enfants'.G8"/>
    </style:style>
    <style:style style:name="ce804" style:family="table-cell" style:parent-style-name="Transparent">
      <style:map style:condition="cell-content()&gt;0" style:apply-style-name="Rouge" style:base-cell-address="'4 enfants'.G9"/>
      <style:map style:condition="cell-content()=1" style:apply-style-name="Transparent" style:base-cell-address="'4 enfants'.G9"/>
    </style:style>
    <style:style style:name="ce805" style:family="table-cell" style:parent-style-name="Transparent">
      <style:map style:condition="cell-content()&gt;0" style:apply-style-name="Rouge" style:base-cell-address="'4 enfants'.G10"/>
      <style:map style:condition="cell-content()=1" style:apply-style-name="Transparent" style:base-cell-address="'4 enfants'.G10"/>
    </style:style>
    <style:style style:name="ce806" style:family="table-cell" style:parent-style-name="Transparent">
      <style:map style:condition="cell-content()&gt;0" style:apply-style-name="Rouge" style:base-cell-address="'4 enfants'.G11"/>
      <style:map style:condition="cell-content()=1" style:apply-style-name="Transparent" style:base-cell-address="'4 enfants'.G11"/>
    </style:style>
    <style:style style:name="ce807" style:family="table-cell" style:parent-style-name="Transparent">
      <style:map style:condition="cell-content()&gt;0" style:apply-style-name="Rouge" style:base-cell-address="'4 enfants'.G12"/>
      <style:map style:condition="cell-content()=1" style:apply-style-name="Transparent" style:base-cell-address="'4 enfants'.G12"/>
    </style:style>
    <style:style style:name="ce808" style:family="table-cell" style:parent-style-name="Transparent">
      <style:map style:condition="cell-content()&gt;0" style:apply-style-name="Rouge" style:base-cell-address="'4 enfants'.G13"/>
      <style:map style:condition="cell-content()=1" style:apply-style-name="Transparent" style:base-cell-address="'4 enfants'.G13"/>
    </style:style>
    <style:style style:name="ce809" style:family="table-cell" style:parent-style-name="Transparent">
      <style:map style:condition="cell-content()&gt;0" style:apply-style-name="Rouge" style:base-cell-address="'4 enfants'.G14"/>
      <style:map style:condition="cell-content()=1" style:apply-style-name="Transparent" style:base-cell-address="'4 enfants'.G14"/>
    </style:style>
    <style:style style:name="ce8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17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18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19"/>
    </style:style>
    <style:style style:name="ce8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0"/>
    </style:style>
    <style:style style:name="ce8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1"/>
    </style:style>
    <style:style style:name="ce8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2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3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4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5"/>
    </style:style>
    <style:style style:name="ce8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6"/>
    </style:style>
    <style:style style:name="ce8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G27"/>
    </style:style>
    <style:style style:name="ce821" style:family="table-cell" style:parent-style-name="Transparent">
      <style:map style:condition="cell-content()&gt;0" style:apply-style-name="Rouge" style:base-cell-address="'4 enfants'.H2"/>
      <style:map style:condition="cell-content()=1" style:apply-style-name="Transparent" style:base-cell-address="'4 enfants'.H2"/>
    </style:style>
    <style:style style:name="ce822" style:family="table-cell" style:parent-style-name="Transparent">
      <style:map style:condition="cell-content()&gt;0" style:apply-style-name="Rouge" style:base-cell-address="'4 enfants'.H3"/>
      <style:map style:condition="cell-content()=1" style:apply-style-name="Transparent" style:base-cell-address="'4 enfants'.H3"/>
    </style:style>
    <style:style style:name="ce823" style:family="table-cell" style:parent-style-name="Transparent">
      <style:map style:condition="cell-content()&gt;0" style:apply-style-name="Rouge" style:base-cell-address="'4 enfants'.H4"/>
      <style:map style:condition="cell-content()=1" style:apply-style-name="Transparent" style:base-cell-address="'4 enfants'.H4"/>
    </style:style>
    <style:style style:name="ce824" style:family="table-cell" style:parent-style-name="Transparent">
      <style:map style:condition="cell-content()&gt;0" style:apply-style-name="Rouge" style:base-cell-address="'4 enfants'.H5"/>
      <style:map style:condition="cell-content()=1" style:apply-style-name="Transparent" style:base-cell-address="'4 enfants'.H5"/>
    </style:style>
    <style:style style:name="ce825" style:family="table-cell" style:parent-style-name="Transparent">
      <style:map style:condition="cell-content()&gt;0" style:apply-style-name="Rouge" style:base-cell-address="'4 enfants'.H6"/>
      <style:map style:condition="cell-content()=1" style:apply-style-name="Transparent" style:base-cell-address="'4 enfants'.H6"/>
    </style:style>
    <style:style style:name="ce826" style:family="table-cell" style:parent-style-name="Transparent">
      <style:map style:condition="cell-content()&gt;0" style:apply-style-name="Rouge" style:base-cell-address="'4 enfants'.H7"/>
      <style:map style:condition="cell-content()=1" style:apply-style-name="Transparent" style:base-cell-address="'4 enfants'.H7"/>
    </style:style>
    <style:style style:name="ce827" style:family="table-cell" style:parent-style-name="Transparent">
      <style:map style:condition="cell-content()&gt;0" style:apply-style-name="Rouge" style:base-cell-address="'4 enfants'.H8"/>
      <style:map style:condition="cell-content()=1" style:apply-style-name="Transparent" style:base-cell-address="'4 enfants'.H8"/>
    </style:style>
    <style:style style:name="ce828" style:family="table-cell" style:parent-style-name="Transparent">
      <style:map style:condition="cell-content()&gt;0" style:apply-style-name="Rouge" style:base-cell-address="'4 enfants'.H9"/>
      <style:map style:condition="cell-content()=1" style:apply-style-name="Transparent" style:base-cell-address="'4 enfants'.H9"/>
    </style:style>
    <style:style style:name="ce829" style:family="table-cell" style:parent-style-name="Transparent">
      <style:map style:condition="cell-content()&gt;0" style:apply-style-name="Rouge" style:base-cell-address="'4 enfants'.H10"/>
      <style:map style:condition="cell-content()=1" style:apply-style-name="Transparent" style:base-cell-address="'4 enfants'.H10"/>
    </style:style>
    <style:style style:name="ce830" style:family="table-cell" style:parent-style-name="Transparent">
      <style:map style:condition="cell-content()&gt;0" style:apply-style-name="Rouge" style:base-cell-address="'4 enfants'.H11"/>
      <style:map style:condition="cell-content()=1" style:apply-style-name="Transparent" style:base-cell-address="'4 enfants'.H11"/>
    </style:style>
    <style:style style:name="ce831" style:family="table-cell" style:parent-style-name="Transparent">
      <style:map style:condition="cell-content()&gt;0" style:apply-style-name="Rouge" style:base-cell-address="'4 enfants'.H12"/>
      <style:map style:condition="cell-content()=1" style:apply-style-name="Transparent" style:base-cell-address="'4 enfants'.H12"/>
    </style:style>
    <style:style style:name="ce832" style:family="table-cell" style:parent-style-name="Transparent">
      <style:map style:condition="cell-content()&gt;0" style:apply-style-name="Rouge" style:base-cell-address="'4 enfants'.H13"/>
      <style:map style:condition="cell-content()=1" style:apply-style-name="Transparent" style:base-cell-address="'4 enfants'.H13"/>
    </style:style>
    <style:style style:name="ce833" style:family="table-cell" style:parent-style-name="Transparent">
      <style:map style:condition="cell-content()&gt;0" style:apply-style-name="Rouge" style:base-cell-address="'4 enfants'.H14"/>
      <style:map style:condition="cell-content()=1" style:apply-style-name="Transparent" style:base-cell-address="'4 enfants'.H14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1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18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19"/>
    </style:style>
    <style:style style:name="ce8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0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1"/>
    </style:style>
    <style:style style:name="ce8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2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4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5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6"/>
    </style:style>
    <style:style style:name="ce8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H27"/>
    </style:style>
    <style:style style:name="ce845" style:family="table-cell" style:parent-style-name="Transparent">
      <style:map style:condition="cell-content()&gt;0" style:apply-style-name="Rouge" style:base-cell-address="'4 enfants'.I2"/>
      <style:map style:condition="cell-content()=1" style:apply-style-name="Transparent" style:base-cell-address="'4 enfants'.I2"/>
    </style:style>
    <style:style style:name="ce846" style:family="table-cell" style:parent-style-name="Transparent">
      <style:map style:condition="cell-content()&gt;0" style:apply-style-name="Rouge" style:base-cell-address="'4 enfants'.I3"/>
      <style:map style:condition="cell-content()=1" style:apply-style-name="Transparent" style:base-cell-address="'4 enfants'.I3"/>
    </style:style>
    <style:style style:name="ce847" style:family="table-cell" style:parent-style-name="Transparent">
      <style:map style:condition="cell-content()&gt;0" style:apply-style-name="Rouge" style:base-cell-address="'4 enfants'.I4"/>
      <style:map style:condition="cell-content()=1" style:apply-style-name="Transparent" style:base-cell-address="'4 enfants'.I4"/>
    </style:style>
    <style:style style:name="ce848" style:family="table-cell" style:parent-style-name="Transparent">
      <style:map style:condition="cell-content()&gt;0" style:apply-style-name="Rouge" style:base-cell-address="'4 enfants'.I5"/>
      <style:map style:condition="cell-content()=1" style:apply-style-name="Transparent" style:base-cell-address="'4 enfants'.I5"/>
    </style:style>
    <style:style style:name="ce849" style:family="table-cell" style:parent-style-name="Transparent">
      <style:map style:condition="cell-content()&gt;0" style:apply-style-name="Rouge" style:base-cell-address="'4 enfants'.I6"/>
      <style:map style:condition="cell-content()=1" style:apply-style-name="Transparent" style:base-cell-address="'4 enfants'.I6"/>
    </style:style>
    <style:style style:name="ce850" style:family="table-cell" style:parent-style-name="Transparent">
      <style:map style:condition="cell-content()&gt;0" style:apply-style-name="Rouge" style:base-cell-address="'4 enfants'.I7"/>
      <style:map style:condition="cell-content()=1" style:apply-style-name="Transparent" style:base-cell-address="'4 enfants'.I7"/>
    </style:style>
    <style:style style:name="ce851" style:family="table-cell" style:parent-style-name="Transparent">
      <style:map style:condition="cell-content()&gt;0" style:apply-style-name="Rouge" style:base-cell-address="'4 enfants'.I8"/>
      <style:map style:condition="cell-content()=1" style:apply-style-name="Transparent" style:base-cell-address="'4 enfants'.I8"/>
    </style:style>
    <style:style style:name="ce852" style:family="table-cell" style:parent-style-name="Transparent">
      <style:map style:condition="cell-content()&gt;0" style:apply-style-name="Rouge" style:base-cell-address="'4 enfants'.I9"/>
      <style:map style:condition="cell-content()=1" style:apply-style-name="Transparent" style:base-cell-address="'4 enfants'.I9"/>
    </style:style>
    <style:style style:name="ce853" style:family="table-cell" style:parent-style-name="Transparent">
      <style:map style:condition="cell-content()&gt;0" style:apply-style-name="Rouge" style:base-cell-address="'4 enfants'.I10"/>
      <style:map style:condition="cell-content()=1" style:apply-style-name="Transparent" style:base-cell-address="'4 enfants'.I10"/>
    </style:style>
    <style:style style:name="ce854" style:family="table-cell" style:parent-style-name="Transparent">
      <style:map style:condition="cell-content()&gt;0" style:apply-style-name="Rouge" style:base-cell-address="'4 enfants'.I11"/>
      <style:map style:condition="cell-content()=1" style:apply-style-name="Transparent" style:base-cell-address="'4 enfants'.I11"/>
    </style:style>
    <style:style style:name="ce855" style:family="table-cell" style:parent-style-name="Transparent">
      <style:map style:condition="cell-content()&gt;0" style:apply-style-name="Rouge" style:base-cell-address="'4 enfants'.I12"/>
      <style:map style:condition="cell-content()=1" style:apply-style-name="Transparent" style:base-cell-address="'4 enfants'.I12"/>
    </style:style>
    <style:style style:name="ce856" style:family="table-cell" style:parent-style-name="Transparent">
      <style:map style:condition="cell-content()&gt;0" style:apply-style-name="Rouge" style:base-cell-address="'4 enfants'.I13"/>
      <style:map style:condition="cell-content()=1" style:apply-style-name="Transparent" style:base-cell-address="'4 enfants'.I13"/>
    </style:style>
    <style:style style:name="ce857" style:family="table-cell" style:parent-style-name="Transparent">
      <style:map style:condition="cell-content()&gt;0" style:apply-style-name="Rouge" style:base-cell-address="'4 enfants'.I14"/>
      <style:map style:condition="cell-content()=1" style:apply-style-name="Transparent" style:base-cell-address="'4 enfants'.I14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17"/>
    </style:style>
    <style:style style:name="ce8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18"/>
    </style:style>
    <style:style style:name="ce8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1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0"/>
    </style:style>
    <style:style style:name="ce8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1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2"/>
    </style:style>
    <style:style style:name="ce8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3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4"/>
    </style:style>
    <style:style style:name="ce8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5"/>
    </style:style>
    <style:style style:name="ce8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I27"/>
    </style:style>
    <style:style style:name="ce869" style:family="table-cell" style:parent-style-name="Transparent">
      <style:map style:condition="cell-content()&gt;0" style:apply-style-name="Rouge" style:base-cell-address="'4 enfants'.J2"/>
      <style:map style:condition="cell-content()=1" style:apply-style-name="Transparent" style:base-cell-address="'4 enfants'.J2"/>
    </style:style>
    <style:style style:name="ce870" style:family="table-cell" style:parent-style-name="Transparent">
      <style:map style:condition="cell-content()&gt;0" style:apply-style-name="Rouge" style:base-cell-address="'4 enfants'.J3"/>
      <style:map style:condition="cell-content()=1" style:apply-style-name="Transparent" style:base-cell-address="'4 enfants'.J3"/>
    </style:style>
    <style:style style:name="ce871" style:family="table-cell" style:parent-style-name="Transparent">
      <style:map style:condition="cell-content()&gt;0" style:apply-style-name="Rouge" style:base-cell-address="'4 enfants'.J4"/>
      <style:map style:condition="cell-content()=1" style:apply-style-name="Transparent" style:base-cell-address="'4 enfants'.J4"/>
    </style:style>
    <style:style style:name="ce872" style:family="table-cell" style:parent-style-name="Transparent">
      <style:map style:condition="cell-content()&gt;0" style:apply-style-name="Rouge" style:base-cell-address="'4 enfants'.J5"/>
      <style:map style:condition="cell-content()=1" style:apply-style-name="Transparent" style:base-cell-address="'4 enfants'.J5"/>
    </style:style>
    <style:style style:name="ce873" style:family="table-cell" style:parent-style-name="Transparent">
      <style:map style:condition="cell-content()&gt;0" style:apply-style-name="Rouge" style:base-cell-address="'4 enfants'.J6"/>
      <style:map style:condition="cell-content()=1" style:apply-style-name="Transparent" style:base-cell-address="'4 enfants'.J6"/>
    </style:style>
    <style:style style:name="ce874" style:family="table-cell" style:parent-style-name="Transparent">
      <style:map style:condition="cell-content()&gt;0" style:apply-style-name="Rouge" style:base-cell-address="'4 enfants'.J7"/>
      <style:map style:condition="cell-content()=1" style:apply-style-name="Transparent" style:base-cell-address="'4 enfants'.J7"/>
    </style:style>
    <style:style style:name="ce875" style:family="table-cell" style:parent-style-name="Transparent">
      <style:map style:condition="cell-content()&gt;0" style:apply-style-name="Rouge" style:base-cell-address="'4 enfants'.J8"/>
      <style:map style:condition="cell-content()=1" style:apply-style-name="Transparent" style:base-cell-address="'4 enfants'.J8"/>
    </style:style>
    <style:style style:name="ce876" style:family="table-cell" style:parent-style-name="Transparent">
      <style:map style:condition="cell-content()&gt;0" style:apply-style-name="Rouge" style:base-cell-address="'4 enfants'.J9"/>
      <style:map style:condition="cell-content()=1" style:apply-style-name="Transparent" style:base-cell-address="'4 enfants'.J9"/>
    </style:style>
    <style:style style:name="ce877" style:family="table-cell" style:parent-style-name="Transparent">
      <style:map style:condition="cell-content()&gt;0" style:apply-style-name="Rouge" style:base-cell-address="'4 enfants'.J10"/>
      <style:map style:condition="cell-content()=1" style:apply-style-name="Transparent" style:base-cell-address="'4 enfants'.J10"/>
    </style:style>
    <style:style style:name="ce878" style:family="table-cell" style:parent-style-name="Transparent">
      <style:map style:condition="cell-content()&gt;0" style:apply-style-name="Rouge" style:base-cell-address="'4 enfants'.J11"/>
      <style:map style:condition="cell-content()=1" style:apply-style-name="Transparent" style:base-cell-address="'4 enfants'.J11"/>
    </style:style>
    <style:style style:name="ce879" style:family="table-cell" style:parent-style-name="Transparent">
      <style:map style:condition="cell-content()&gt;0" style:apply-style-name="Rouge" style:base-cell-address="'4 enfants'.J12"/>
      <style:map style:condition="cell-content()=1" style:apply-style-name="Transparent" style:base-cell-address="'4 enfants'.J12"/>
    </style:style>
    <style:style style:name="ce880" style:family="table-cell" style:parent-style-name="Transparent">
      <style:map style:condition="cell-content()&gt;0" style:apply-style-name="Rouge" style:base-cell-address="'4 enfants'.J13"/>
      <style:map style:condition="cell-content()=1" style:apply-style-name="Transparent" style:base-cell-address="'4 enfants'.J13"/>
    </style:style>
    <style:style style:name="ce881" style:family="table-cell" style:parent-style-name="Transparent">
      <style:map style:condition="cell-content()&gt;0" style:apply-style-name="Rouge" style:base-cell-address="'4 enfants'.J14"/>
      <style:map style:condition="cell-content()=1" style:apply-style-name="Transparent" style:base-cell-address="'4 enfants'.J1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17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18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19"/>
    </style:style>
    <style:style style:name="ce8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0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1"/>
    </style:style>
    <style:style style:name="ce8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2"/>
    </style:style>
    <style:style style:name="ce8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3"/>
    </style:style>
    <style:style style:name="ce8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4"/>
    </style:style>
    <style:style style:name="ce8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5"/>
    </style:style>
    <style:style style:name="ce8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6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J27"/>
    </style:style>
    <style:style style:name="ce893" style:family="table-cell" style:parent-style-name="Transparent">
      <style:map style:condition="cell-content()&gt;0" style:apply-style-name="Rouge" style:base-cell-address="'4 enfants'.K2"/>
      <style:map style:condition="cell-content()=1" style:apply-style-name="Transparent" style:base-cell-address="'4 enfants'.K2"/>
    </style:style>
    <style:style style:name="ce894" style:family="table-cell" style:parent-style-name="Transparent">
      <style:map style:condition="cell-content()&gt;0" style:apply-style-name="Rouge" style:base-cell-address="'4 enfants'.K3"/>
      <style:map style:condition="cell-content()=1" style:apply-style-name="Transparent" style:base-cell-address="'4 enfants'.K3"/>
    </style:style>
    <style:style style:name="ce895" style:family="table-cell" style:parent-style-name="Transparent">
      <style:map style:condition="cell-content()&gt;0" style:apply-style-name="Rouge" style:base-cell-address="'4 enfants'.K4"/>
      <style:map style:condition="cell-content()=1" style:apply-style-name="Transparent" style:base-cell-address="'4 enfants'.K4"/>
    </style:style>
    <style:style style:name="ce896" style:family="table-cell" style:parent-style-name="Transparent">
      <style:map style:condition="cell-content()&gt;0" style:apply-style-name="Rouge" style:base-cell-address="'4 enfants'.K5"/>
      <style:map style:condition="cell-content()=1" style:apply-style-name="Transparent" style:base-cell-address="'4 enfants'.K5"/>
    </style:style>
    <style:style style:name="ce897" style:family="table-cell" style:parent-style-name="Transparent">
      <style:map style:condition="cell-content()&gt;0" style:apply-style-name="Rouge" style:base-cell-address="'4 enfants'.K6"/>
      <style:map style:condition="cell-content()=1" style:apply-style-name="Transparent" style:base-cell-address="'4 enfants'.K6"/>
    </style:style>
    <style:style style:name="ce898" style:family="table-cell" style:parent-style-name="Transparent">
      <style:map style:condition="cell-content()&gt;0" style:apply-style-name="Rouge" style:base-cell-address="'4 enfants'.K7"/>
      <style:map style:condition="cell-content()=1" style:apply-style-name="Transparent" style:base-cell-address="'4 enfants'.K7"/>
    </style:style>
    <style:style style:name="ce899" style:family="table-cell" style:parent-style-name="Transparent">
      <style:map style:condition="cell-content()&gt;0" style:apply-style-name="Rouge" style:base-cell-address="'4 enfants'.K8"/>
      <style:map style:condition="cell-content()=1" style:apply-style-name="Transparent" style:base-cell-address="'4 enfants'.K8"/>
    </style:style>
    <style:style style:name="ce900" style:family="table-cell" style:parent-style-name="Transparent">
      <style:map style:condition="cell-content()&gt;0" style:apply-style-name="Rouge" style:base-cell-address="'4 enfants'.K9"/>
      <style:map style:condition="cell-content()=1" style:apply-style-name="Transparent" style:base-cell-address="'4 enfants'.K9"/>
    </style:style>
    <style:style style:name="ce901" style:family="table-cell" style:parent-style-name="Transparent">
      <style:map style:condition="cell-content()&gt;0" style:apply-style-name="Rouge" style:base-cell-address="'4 enfants'.K10"/>
      <style:map style:condition="cell-content()=1" style:apply-style-name="Transparent" style:base-cell-address="'4 enfants'.K10"/>
    </style:style>
    <style:style style:name="ce902" style:family="table-cell" style:parent-style-name="Transparent">
      <style:map style:condition="cell-content()&gt;0" style:apply-style-name="Rouge" style:base-cell-address="'4 enfants'.K11"/>
      <style:map style:condition="cell-content()=1" style:apply-style-name="Transparent" style:base-cell-address="'4 enfants'.K11"/>
    </style:style>
    <style:style style:name="ce903" style:family="table-cell" style:parent-style-name="Transparent">
      <style:map style:condition="cell-content()&gt;0" style:apply-style-name="Rouge" style:base-cell-address="'4 enfants'.K12"/>
      <style:map style:condition="cell-content()=1" style:apply-style-name="Transparent" style:base-cell-address="'4 enfants'.K12"/>
    </style:style>
    <style:style style:name="ce904" style:family="table-cell" style:parent-style-name="Transparent">
      <style:map style:condition="cell-content()&gt;0" style:apply-style-name="Rouge" style:base-cell-address="'4 enfants'.K13"/>
      <style:map style:condition="cell-content()=1" style:apply-style-name="Transparent" style:base-cell-address="'4 enfants'.K13"/>
    </style:style>
    <style:style style:name="ce905" style:family="table-cell" style:parent-style-name="Transparent">
      <style:map style:condition="cell-content()&gt;0" style:apply-style-name="Rouge" style:base-cell-address="'4 enfants'.K14"/>
      <style:map style:condition="cell-content()=1" style:apply-style-name="Transparent" style:base-cell-address="'4 enfants'.K14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17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18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19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0"/>
    </style:style>
    <style:style style:name="ce9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1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2"/>
    </style:style>
    <style:style style:name="ce9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3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4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5"/>
    </style:style>
    <style:style style:name="ce9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6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K27"/>
    </style:style>
    <style:style style:name="ce917" style:family="table-cell" style:parent-style-name="Transparent">
      <style:map style:condition="cell-content()&gt;0" style:apply-style-name="Rouge" style:base-cell-address="'4 enfants'.L2"/>
      <style:map style:condition="cell-content()=1" style:apply-style-name="Transparent" style:base-cell-address="'4 enfants'.L2"/>
    </style:style>
    <style:style style:name="ce918" style:family="table-cell" style:parent-style-name="Transparent">
      <style:map style:condition="cell-content()&gt;0" style:apply-style-name="Rouge" style:base-cell-address="'4 enfants'.L3"/>
      <style:map style:condition="cell-content()=1" style:apply-style-name="Transparent" style:base-cell-address="'4 enfants'.L3"/>
    </style:style>
    <style:style style:name="ce919" style:family="table-cell" style:parent-style-name="Transparent">
      <style:map style:condition="cell-content()&gt;0" style:apply-style-name="Rouge" style:base-cell-address="'4 enfants'.L4"/>
      <style:map style:condition="cell-content()=1" style:apply-style-name="Transparent" style:base-cell-address="'4 enfants'.L4"/>
    </style:style>
    <style:style style:name="ce920" style:family="table-cell" style:parent-style-name="Transparent">
      <style:map style:condition="cell-content()&gt;0" style:apply-style-name="Rouge" style:base-cell-address="'4 enfants'.L5"/>
      <style:map style:condition="cell-content()=1" style:apply-style-name="Transparent" style:base-cell-address="'4 enfants'.L5"/>
    </style:style>
    <style:style style:name="ce921" style:family="table-cell" style:parent-style-name="Transparent">
      <style:map style:condition="cell-content()&gt;0" style:apply-style-name="Rouge" style:base-cell-address="'4 enfants'.L6"/>
      <style:map style:condition="cell-content()=1" style:apply-style-name="Transparent" style:base-cell-address="'4 enfants'.L6"/>
    </style:style>
    <style:style style:name="ce922" style:family="table-cell" style:parent-style-name="Transparent">
      <style:map style:condition="cell-content()&gt;0" style:apply-style-name="Rouge" style:base-cell-address="'4 enfants'.L7"/>
      <style:map style:condition="cell-content()=1" style:apply-style-name="Transparent" style:base-cell-address="'4 enfants'.L7"/>
    </style:style>
    <style:style style:name="ce923" style:family="table-cell" style:parent-style-name="Transparent">
      <style:map style:condition="cell-content()&gt;0" style:apply-style-name="Rouge" style:base-cell-address="'4 enfants'.L8"/>
      <style:map style:condition="cell-content()=1" style:apply-style-name="Transparent" style:base-cell-address="'4 enfants'.L8"/>
    </style:style>
    <style:style style:name="ce924" style:family="table-cell" style:parent-style-name="Transparent">
      <style:map style:condition="cell-content()&gt;0" style:apply-style-name="Rouge" style:base-cell-address="'4 enfants'.L9"/>
      <style:map style:condition="cell-content()=1" style:apply-style-name="Transparent" style:base-cell-address="'4 enfants'.L9"/>
    </style:style>
    <style:style style:name="ce925" style:family="table-cell" style:parent-style-name="Transparent">
      <style:map style:condition="cell-content()&gt;0" style:apply-style-name="Rouge" style:base-cell-address="'4 enfants'.L10"/>
      <style:map style:condition="cell-content()=1" style:apply-style-name="Transparent" style:base-cell-address="'4 enfants'.L10"/>
    </style:style>
    <style:style style:name="ce926" style:family="table-cell" style:parent-style-name="Transparent">
      <style:map style:condition="cell-content()&gt;0" style:apply-style-name="Rouge" style:base-cell-address="'4 enfants'.L11"/>
      <style:map style:condition="cell-content()=1" style:apply-style-name="Transparent" style:base-cell-address="'4 enfants'.L11"/>
    </style:style>
    <style:style style:name="ce927" style:family="table-cell" style:parent-style-name="Transparent">
      <style:map style:condition="cell-content()&gt;0" style:apply-style-name="Rouge" style:base-cell-address="'4 enfants'.L12"/>
      <style:map style:condition="cell-content()=1" style:apply-style-name="Transparent" style:base-cell-address="'4 enfants'.L12"/>
    </style:style>
    <style:style style:name="ce928" style:family="table-cell" style:parent-style-name="Transparent">
      <style:map style:condition="cell-content()&gt;0" style:apply-style-name="Rouge" style:base-cell-address="'4 enfants'.L13"/>
      <style:map style:condition="cell-content()=1" style:apply-style-name="Transparent" style:base-cell-address="'4 enfants'.L13"/>
    </style:style>
    <style:style style:name="ce929" style:family="table-cell" style:parent-style-name="Transparent">
      <style:map style:condition="cell-content()&gt;0" style:apply-style-name="Rouge" style:base-cell-address="'4 enfants'.L14"/>
      <style:map style:condition="cell-content()=1" style:apply-style-name="Transparent" style:base-cell-address="'4 enfants'.L1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17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18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19"/>
    </style:style>
    <style:style style:name="ce9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0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1"/>
    </style:style>
    <style:style style:name="ce9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2"/>
    </style:style>
    <style:style style:name="ce9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3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L27"/>
    </style:style>
    <style:style style:name="ce941" style:family="table-cell" style:parent-style-name="Transparent">
      <style:map style:condition="cell-content()&gt;0" style:apply-style-name="Rouge" style:base-cell-address="'4 enfants'.M2"/>
      <style:map style:condition="cell-content()=1" style:apply-style-name="Transparent" style:base-cell-address="'4 enfants'.M2"/>
    </style:style>
    <style:style style:name="ce942" style:family="table-cell" style:parent-style-name="Transparent">
      <style:map style:condition="cell-content()&gt;0" style:apply-style-name="Rouge" style:base-cell-address="'4 enfants'.M3"/>
      <style:map style:condition="cell-content()=1" style:apply-style-name="Transparent" style:base-cell-address="'4 enfants'.M3"/>
    </style:style>
    <style:style style:name="ce943" style:family="table-cell" style:parent-style-name="Transparent">
      <style:map style:condition="cell-content()&gt;0" style:apply-style-name="Rouge" style:base-cell-address="'4 enfants'.M4"/>
      <style:map style:condition="cell-content()=1" style:apply-style-name="Transparent" style:base-cell-address="'4 enfants'.M4"/>
    </style:style>
    <style:style style:name="ce944" style:family="table-cell" style:parent-style-name="Transparent">
      <style:map style:condition="cell-content()&gt;0" style:apply-style-name="Rouge" style:base-cell-address="'4 enfants'.M5"/>
      <style:map style:condition="cell-content()=1" style:apply-style-name="Transparent" style:base-cell-address="'4 enfants'.M5"/>
    </style:style>
    <style:style style:name="ce945" style:family="table-cell" style:parent-style-name="Transparent">
      <style:map style:condition="cell-content()&gt;0" style:apply-style-name="Rouge" style:base-cell-address="'4 enfants'.M6"/>
      <style:map style:condition="cell-content()=1" style:apply-style-name="Transparent" style:base-cell-address="'4 enfants'.M6"/>
    </style:style>
    <style:style style:name="ce946" style:family="table-cell" style:parent-style-name="Transparent">
      <style:map style:condition="cell-content()&gt;0" style:apply-style-name="Rouge" style:base-cell-address="'4 enfants'.M7"/>
      <style:map style:condition="cell-content()=1" style:apply-style-name="Transparent" style:base-cell-address="'4 enfants'.M7"/>
    </style:style>
    <style:style style:name="ce947" style:family="table-cell" style:parent-style-name="Transparent">
      <style:map style:condition="cell-content()&gt;0" style:apply-style-name="Rouge" style:base-cell-address="'4 enfants'.M8"/>
      <style:map style:condition="cell-content()=1" style:apply-style-name="Transparent" style:base-cell-address="'4 enfants'.M8"/>
    </style:style>
    <style:style style:name="ce948" style:family="table-cell" style:parent-style-name="Transparent">
      <style:map style:condition="cell-content()&gt;0" style:apply-style-name="Rouge" style:base-cell-address="'4 enfants'.M9"/>
      <style:map style:condition="cell-content()=1" style:apply-style-name="Transparent" style:base-cell-address="'4 enfants'.M9"/>
    </style:style>
    <style:style style:name="ce949" style:family="table-cell" style:parent-style-name="Transparent">
      <style:map style:condition="cell-content()&gt;0" style:apply-style-name="Rouge" style:base-cell-address="'4 enfants'.M10"/>
      <style:map style:condition="cell-content()=1" style:apply-style-name="Transparent" style:base-cell-address="'4 enfants'.M10"/>
    </style:style>
    <style:style style:name="ce950" style:family="table-cell" style:parent-style-name="Transparent">
      <style:map style:condition="cell-content()&gt;0" style:apply-style-name="Rouge" style:base-cell-address="'4 enfants'.M11"/>
      <style:map style:condition="cell-content()=1" style:apply-style-name="Transparent" style:base-cell-address="'4 enfants'.M11"/>
    </style:style>
    <style:style style:name="ce951" style:family="table-cell" style:parent-style-name="Transparent">
      <style:map style:condition="cell-content()&gt;0" style:apply-style-name="Rouge" style:base-cell-address="'4 enfants'.M12"/>
      <style:map style:condition="cell-content()=1" style:apply-style-name="Transparent" style:base-cell-address="'4 enfants'.M12"/>
    </style:style>
    <style:style style:name="ce952" style:family="table-cell" style:parent-style-name="Transparent">
      <style:map style:condition="cell-content()&gt;0" style:apply-style-name="Rouge" style:base-cell-address="'4 enfants'.M13"/>
      <style:map style:condition="cell-content()=1" style:apply-style-name="Transparent" style:base-cell-address="'4 enfants'.M13"/>
    </style:style>
    <style:style style:name="ce953" style:family="table-cell" style:parent-style-name="Transparent">
      <style:map style:condition="cell-content()&gt;0" style:apply-style-name="Rouge" style:base-cell-address="'4 enfants'.M14"/>
      <style:map style:condition="cell-content()=1" style:apply-style-name="Transparent" style:base-cell-address="'4 enfants'.M14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17"/>
    </style:style>
    <style:style style:name="ce9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18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19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0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1"/>
    </style:style>
    <style:style style:name="ce9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2"/>
    </style:style>
    <style:style style:name="ce9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3"/>
    </style:style>
    <style:style style:name="ce9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6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4 enfants'.M27"/>
    </style:style>
    <style:style style:name="ce965" style:family="table-cell" style:parent-style-name="Transparent">
      <style:map style:condition="cell-content()&gt;0" style:apply-style-name="Rouge" style:base-cell-address="'4 enfants'.N2"/>
      <style:map style:condition="cell-content()=1" style:apply-style-name="Transparent" style:base-cell-address="'4 enfants'.N2"/>
    </style:style>
    <style:style style:name="ce966" style:family="table-cell" style:parent-style-name="Transparent">
      <style:map style:condition="cell-content()&gt;0" style:apply-style-name="Rouge" style:base-cell-address="'4 enfants'.N3"/>
      <style:map style:condition="cell-content()=1" style:apply-style-name="Transparent" style:base-cell-address="'4 enfants'.N3"/>
    </style:style>
    <style:style style:name="ce967" style:family="table-cell" style:parent-style-name="Transparent">
      <style:map style:condition="cell-content()&gt;0" style:apply-style-name="Rouge" style:base-cell-address="'4 enfants'.N4"/>
      <style:map style:condition="cell-content()=1" style:apply-style-name="Transparent" style:base-cell-address="'4 enfants'.N4"/>
    </style:style>
    <style:style style:name="ce968" style:family="table-cell" style:parent-style-name="Transparent">
      <style:map style:condition="cell-content()&gt;0" style:apply-style-name="Rouge" style:base-cell-address="'4 enfants'.N5"/>
      <style:map style:condition="cell-content()=1" style:apply-style-name="Transparent" style:base-cell-address="'4 enfants'.N5"/>
    </style:style>
    <style:style style:name="ce969" style:family="table-cell" style:parent-style-name="Transparent">
      <style:map style:condition="cell-content()&gt;0" style:apply-style-name="Rouge" style:base-cell-address="'4 enfants'.N6"/>
      <style:map style:condition="cell-content()=1" style:apply-style-name="Transparent" style:base-cell-address="'4 enfants'.N6"/>
    </style:style>
    <style:style style:name="ce970" style:family="table-cell" style:parent-style-name="Transparent">
      <style:map style:condition="cell-content()&gt;0" style:apply-style-name="Rouge" style:base-cell-address="'4 enfants'.N7"/>
      <style:map style:condition="cell-content()=1" style:apply-style-name="Transparent" style:base-cell-address="'4 enfants'.N7"/>
    </style:style>
    <style:style style:name="ce971" style:family="table-cell" style:parent-style-name="Transparent">
      <style:map style:condition="cell-content()&gt;0" style:apply-style-name="Rouge" style:base-cell-address="'4 enfants'.N8"/>
      <style:map style:condition="cell-content()=1" style:apply-style-name="Transparent" style:base-cell-address="'4 enfants'.N8"/>
    </style:style>
    <style:style style:name="ce972" style:family="table-cell" style:parent-style-name="Transparent">
      <style:map style:condition="cell-content()&gt;0" style:apply-style-name="Rouge" style:base-cell-address="'4 enfants'.N9"/>
      <style:map style:condition="cell-content()=1" style:apply-style-name="Transparent" style:base-cell-address="'4 enfants'.N9"/>
    </style:style>
    <style:style style:name="ce973" style:family="table-cell" style:parent-style-name="Transparent">
      <style:map style:condition="cell-content()&gt;0" style:apply-style-name="Rouge" style:base-cell-address="'4 enfants'.N10"/>
      <style:map style:condition="cell-content()=1" style:apply-style-name="Transparent" style:base-cell-address="'4 enfants'.N10"/>
    </style:style>
    <style:style style:name="ce974" style:family="table-cell" style:parent-style-name="Transparent">
      <style:map style:condition="cell-content()&gt;0" style:apply-style-name="Rouge" style:base-cell-address="'4 enfants'.N11"/>
      <style:map style:condition="cell-content()=1" style:apply-style-name="Transparent" style:base-cell-address="'4 enfants'.N11"/>
    </style:style>
    <style:style style:name="ce975" style:family="table-cell" style:parent-style-name="Transparent">
      <style:map style:condition="cell-content()&gt;0" style:apply-style-name="Rouge" style:base-cell-address="'4 enfants'.N12"/>
      <style:map style:condition="cell-content()=1" style:apply-style-name="Transparent" style:base-cell-address="'4 enfants'.N12"/>
    </style:style>
    <style:style style:name="ce976" style:family="table-cell" style:parent-style-name="Transparent">
      <style:map style:condition="cell-content()&gt;0" style:apply-style-name="Rouge" style:base-cell-address="'4 enfants'.N13"/>
      <style:map style:condition="cell-content()=1" style:apply-style-name="Transparent" style:base-cell-address="'4 enfants'.N13"/>
    </style:style>
    <style:style style:name="ce977" style:family="table-cell" style:parent-style-name="Transparent">
      <style:map style:condition="cell-content()&gt;0" style:apply-style-name="Rouge" style:base-cell-address="'4 enfants'.N14"/>
      <style:map style:condition="cell-content()=1" style:apply-style-name="Transparent" style:base-cell-address="'4 enfants'.N14"/>
    </style:style>
  </office:automatic-styles>
  <office:body>
    <office:spreadsheet>
      <table:table table:name="1 enfant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28"/>
          <table:table-cell table:style-name="ce41"/>
          <table:table-cell table:style-name="ce54"/>
          <table:table-cell table:style-name="ce67"/>
          <table:table-cell table:style-name="ce80"/>
          <table:table-cell table:style-name="ce93"/>
          <table:table-cell table:style-name="ce106"/>
          <table:table-cell table:style-name="ce119"/>
          <table:table-cell table:style-name="ce132"/>
          <table:table-cell table:style-name="ce145"/>
          <table:table-cell table:style-name="ce158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9"/>
          <table:table-cell table:style-name="ce42"/>
          <table:table-cell table:style-name="ce55"/>
          <table:table-cell table:style-name="ce68"/>
          <table:table-cell table:style-name="ce81"/>
          <table:table-cell table:style-name="ce94"/>
          <table:table-cell table:style-name="ce107"/>
          <table:table-cell table:style-name="ce120"/>
          <table:table-cell table:style-name="ce133"/>
          <table:table-cell table:style-name="ce146"/>
          <table:table-cell table:style-name="ce159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3"/>
          <table:table-cell table:style-name="ce56"/>
          <table:table-cell table:style-name="ce69"/>
          <table:table-cell table:style-name="ce82"/>
          <table:table-cell table:style-name="ce95"/>
          <table:table-cell table:style-name="ce108"/>
          <table:table-cell table:style-name="ce121"/>
          <table:table-cell table:style-name="ce134"/>
          <table:table-cell table:style-name="ce147"/>
          <table:table-cell table:style-name="ce160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7"/>
          <table:table-cell table:style-name="ce70"/>
          <table:table-cell table:style-name="ce83"/>
          <table:table-cell table:style-name="ce96"/>
          <table:table-cell table:style-name="ce109"/>
          <table:table-cell table:style-name="ce122"/>
          <table:table-cell table:style-name="ce135"/>
          <table:table-cell table:style-name="ce148"/>
          <table:table-cell table:style-name="ce161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6" office:value-type="float" office:value="-1163" calcext:value-type="float">
            <text:p>-1163</text:p>
          </table:table-cell>
          <table:table-cell table:style-name="ce19" office:value-type="float" office:value="-1163" calcext:value-type="float">
            <text:p>-1163</text:p>
          </table:table-cell>
          <table:table-cell table:style-name="ce32" office:value-type="float" office:value="-1163" calcext:value-type="float">
            <text:p>-1163</text:p>
          </table:table-cell>
          <table:table-cell table:style-name="ce45" office:value-type="float" office:value="168" calcext:value-type="float">
            <text:p>168</text:p>
          </table:table-cell>
          <table:table-cell table:style-name="ce58" office:value-type="float" office:value="265" calcext:value-type="float">
            <text:p>265</text:p>
          </table:table-cell>
          <table:table-cell table:style-name="ce71"/>
          <table:table-cell table:style-name="ce84"/>
          <table:table-cell table:style-name="ce97"/>
          <table:table-cell table:style-name="ce110"/>
          <table:table-cell table:style-name="ce123"/>
          <table:table-cell table:style-name="ce136"/>
          <table:table-cell table:style-name="ce149"/>
          <table:table-cell table:style-name="ce162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7" office:value-type="float" office:value="-1095" calcext:value-type="float">
            <text:p>-1095</text:p>
          </table:table-cell>
          <table:table-cell table:style-name="ce20" office:value-type="float" office:value="-1095" calcext:value-type="float">
            <text:p>-1095</text:p>
          </table:table-cell>
          <table:table-cell table:style-name="ce33" office:value-type="float" office:value="-927" calcext:value-type="float">
            <text:p>-927</text:p>
          </table:table-cell>
          <table:table-cell table:style-name="ce46" office:value-type="float" office:value="333" calcext:value-type="float">
            <text:p>333</text:p>
          </table:table-cell>
          <table:table-cell table:style-name="ce59" office:value-type="float" office:value="486" calcext:value-type="float">
            <text:p>486</text:p>
          </table:table-cell>
          <table:table-cell table:style-name="ce72" office:value-type="float" office:value="21" calcext:value-type="float">
            <text:p>21</text:p>
          </table:table-cell>
          <table:table-cell table:style-name="ce85"/>
          <table:table-cell table:style-name="ce98"/>
          <table:table-cell table:style-name="ce111"/>
          <table:table-cell table:style-name="ce124"/>
          <table:table-cell table:style-name="ce137"/>
          <table:table-cell table:style-name="ce150"/>
          <table:table-cell table:style-name="ce163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8" office:value-type="float" office:value="-1745" calcext:value-type="float">
            <text:p>-1745</text:p>
          </table:table-cell>
          <table:table-cell table:style-name="ce21" office:value-type="float" office:value="-1577" calcext:value-type="float">
            <text:p>-1577</text:p>
          </table:table-cell>
          <table:table-cell table:style-name="ce34" office:value-type="float" office:value="-317" calcext:value-type="float">
            <text:p>-317</text:p>
          </table:table-cell>
          <table:table-cell table:style-name="ce47" office:value-type="float" office:value="534" calcext:value-type="float">
            <text:p>534</text:p>
          </table:table-cell>
          <table:table-cell table:style-name="ce60" office:value-type="float" office:value="448" calcext:value-type="float">
            <text:p>448</text:p>
          </table:table-cell>
          <table:table-cell table:style-name="ce73" office:value-type="float" office:value="1" calcext:value-type="float">
            <text:p>1</text:p>
          </table:table-cell>
          <table:table-cell table:style-name="ce86" office:value-type="float" office:value="-37" calcext:value-type="float">
            <text:p>-37</text:p>
          </table:table-cell>
          <table:table-cell table:style-name="ce99"/>
          <table:table-cell table:style-name="ce112"/>
          <table:table-cell table:style-name="ce125"/>
          <table:table-cell table:style-name="ce138"/>
          <table:table-cell table:style-name="ce151"/>
          <table:table-cell table:style-name="ce164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9" office:value-type="float" office:value="-2207" calcext:value-type="float">
            <text:p>-2207</text:p>
          </table:table-cell>
          <table:table-cell table:style-name="ce22" office:value-type="float" office:value="-947" calcext:value-type="float">
            <text:p>-947</text:p>
          </table:table-cell>
          <table:table-cell table:style-name="ce35" office:value-type="float" office:value="-96" calcext:value-type="float">
            <text:p>-96</text:p>
          </table:table-cell>
          <table:table-cell table:style-name="ce48" office:value-type="float" office:value="534" calcext:value-type="float">
            <text:p>534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7" office:value-type="float" office:value="-37" calcext:value-type="float">
            <text:p>-37</text:p>
          </table:table-cell>
          <table:table-cell table:style-name="ce100" office:value-type="float" office:value="-72" calcext:value-type="float">
            <text:p>-72</text:p>
          </table:table-cell>
          <table:table-cell table:style-name="ce113"/>
          <table:table-cell table:style-name="ce126"/>
          <table:table-cell table:style-name="ce139"/>
          <table:table-cell table:style-name="ce152"/>
          <table:table-cell table:style-name="ce165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10" office:value-type="float" office:value="-2225" calcext:value-type="float">
            <text:p>-2225</text:p>
          </table:table-cell>
          <table:table-cell table:style-name="ce23" office:value-type="float" office:value="-1374" calcext:value-type="float">
            <text:p>-1374</text:p>
          </table:table-cell>
          <table:table-cell table:style-name="ce36" office:value-type="float" office:value="-744" calcext:value-type="float">
            <text:p>-744</text:p>
          </table:table-cell>
          <table:table-cell table:style-name="ce49" office:value-type="float" office:value="-114" calcext:value-type="float">
            <text:p>-114</text:p>
          </table:table-cell>
          <table:table-cell table:style-name="ce62" office:value-type="float" office:value="-647" calcext:value-type="float">
            <text:p>-647</text:p>
          </table:table-cell>
          <table:table-cell table:style-name="ce75" office:value-type="float" office:value="-647" calcext:value-type="float">
            <text:p>-647</text:p>
          </table:table-cell>
          <table:table-cell table:style-name="ce88" office:value-type="float" office:value="-792" calcext:value-type="float">
            <text:p>-792</text:p>
          </table:table-cell>
          <table:table-cell table:style-name="ce101" office:value-type="float" office:value="-72" calcext:value-type="float">
            <text:p>-72</text:p>
          </table:table-cell>
          <table:table-cell table:style-name="ce114" office:value-type="float" office:value="0" calcext:value-type="float">
            <text:p>0</text:p>
          </table:table-cell>
          <table:table-cell table:style-name="ce127"/>
          <table:table-cell table:style-name="ce140"/>
          <table:table-cell table:style-name="ce153"/>
          <table:table-cell table:style-name="ce166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11" office:value-type="float" office:value="-2724" calcext:value-type="float">
            <text:p>-2724</text:p>
          </table:table-cell>
          <table:table-cell table:style-name="ce24" office:value-type="float" office:value="-2094" calcext:value-type="float">
            <text:p>-2094</text:p>
          </table:table-cell>
          <table:table-cell table:style-name="ce37" office:value-type="float" office:value="-1464" calcext:value-type="float">
            <text:p>-1464</text:p>
          </table:table-cell>
          <table:table-cell table:style-name="ce50" office:value-type="float" office:value="-834" calcext:value-type="float">
            <text:p>-834</text:p>
          </table:table-cell>
          <table:table-cell table:style-name="ce63" office:value-type="float" office:value="-1367" calcext:value-type="float">
            <text:p>-1367</text:p>
          </table:table-cell>
          <table:table-cell table:style-name="ce76" office:value-type="float" office:value="-682" calcext:value-type="float">
            <text:p>-682</text:p>
          </table:table-cell>
          <table:table-cell table:style-name="ce89" office:value-type="float" office:value="-792" calcext:value-type="float">
            <text:p>-792</text:p>
          </table:table-cell>
          <table:table-cell table:style-name="ce102" office:value-type="float" office:value="-72" calcext:value-type="float">
            <text:p>-72</text:p>
          </table:table-cell>
          <table:table-cell table:style-name="ce11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1"/>
          <table:table-cell table:style-name="ce154"/>
          <table:table-cell table:style-name="ce167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2" office:value-type="float" office:value="-3444" calcext:value-type="float">
            <text:p>-3444</text:p>
          </table:table-cell>
          <table:table-cell table:style-name="ce25" office:value-type="float" office:value="-2814" calcext:value-type="float">
            <text:p>-2814</text:p>
          </table:table-cell>
          <table:table-cell table:style-name="ce38" office:value-type="float" office:value="-2184" calcext:value-type="float">
            <text:p>-2184</text:p>
          </table:table-cell>
          <table:table-cell table:style-name="ce51" office:value-type="float" office:value="-1554" calcext:value-type="float">
            <text:p>-1554</text:p>
          </table:table-cell>
          <table:table-cell table:style-name="ce64" office:value-type="float" office:value="-1402" calcext:value-type="float">
            <text:p>-1402</text:p>
          </table:table-cell>
          <table:table-cell table:style-name="ce77" office:value-type="float" office:value="-682" calcext:value-type="float">
            <text:p>-682</text:p>
          </table:table-cell>
          <table:table-cell table:style-name="ce90" office:value-type="float" office:value="-792" calcext:value-type="float">
            <text:p>-792</text:p>
          </table:table-cell>
          <table:table-cell table:style-name="ce103" office:value-type="float" office:value="-72" calcext:value-type="float">
            <text:p>-72</text:p>
          </table:table-cell>
          <table:table-cell table:style-name="ce11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5"/>
          <table:table-cell table:style-name="ce168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13" office:value-type="float" office:value="-4164" calcext:value-type="float">
            <text:p>-4164</text:p>
          </table:table-cell>
          <table:table-cell table:style-name="ce26" office:value-type="float" office:value="-3534" calcext:value-type="float">
            <text:p>-3534</text:p>
          </table:table-cell>
          <table:table-cell table:style-name="ce39" office:value-type="float" office:value="-2904" calcext:value-type="float">
            <text:p>-2904</text:p>
          </table:table-cell>
          <table:table-cell table:style-name="ce52" office:value-type="float" office:value="-1589" calcext:value-type="float">
            <text:p>-1589</text:p>
          </table:table-cell>
          <table:table-cell table:style-name="ce65" office:value-type="float" office:value="-1402" calcext:value-type="float">
            <text:p>-1402</text:p>
          </table:table-cell>
          <table:table-cell table:style-name="ce78" office:value-type="float" office:value="-682" calcext:value-type="float">
            <text:p>-682</text:p>
          </table:table-cell>
          <table:table-cell table:style-name="ce91" office:value-type="float" office:value="-792" calcext:value-type="float">
            <text:p>-792</text:p>
          </table:table-cell>
          <table:table-cell table:style-name="ce104" office:value-type="float" office:value="-72" calcext:value-type="float">
            <text:p>-72</text:p>
          </table:table-cell>
          <table:table-cell table:style-name="ce11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9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14" office:value-type="float" office:value="-4884" calcext:value-type="float">
            <text:p>-4884</text:p>
          </table:table-cell>
          <table:table-cell table:style-name="ce27" office:value-type="float" office:value="-4254" calcext:value-type="float">
            <text:p>-4254</text:p>
          </table:table-cell>
          <table:table-cell table:style-name="ce40" office:value-type="float" office:value="-2939" calcext:value-type="float">
            <text:p>-2939</text:p>
          </table:table-cell>
          <table:table-cell table:style-name="ce53" office:value-type="float" office:value="-1589" calcext:value-type="float">
            <text:p>-1589</text:p>
          </table:table-cell>
          <table:table-cell table:style-name="ce66" office:value-type="float" office:value="-1402" calcext:value-type="float">
            <text:p>-1402</text:p>
          </table:table-cell>
          <table:table-cell table:style-name="ce79" office:value-type="float" office:value="-682" calcext:value-type="float">
            <text:p>-682</text:p>
          </table:table-cell>
          <table:table-cell table:style-name="ce92" office:value-type="float" office:value="-792" calcext:value-type="float">
            <text:p>-792</text:p>
          </table:table-cell>
          <table:table-cell table:style-name="ce105" office:value-type="float" office:value="-72" calcext:value-type="float">
            <text:p>-72</text:p>
          </table:table-cell>
          <table:table-cell table:style-name="ce11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calcext:conditional-formats>
          <calcext:conditional-format calcext:target-range-address="'1 enfant'.B2:'1 enfant'.B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2:'1 enfant'.B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2:'1 enfant'.C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2:'1 enfant'.C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2:'1 enfant'.D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2:'1 enfant'.D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2:'1 enfant'.E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2:'1 enfant'.E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2:'1 enfant'.F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2:'1 enfant'.F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2:'1 enfant'.G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2:'1 enfant'.G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2:'1 enfant'.H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2:'1 enfant'.H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2:'1 enfant'.I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2:'1 enfant'.I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2:'1 enfant'.J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2:'1 enfant'.J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2:'1 enfant'.K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2:'1 enfant'.K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2:'1 enfant'.L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2:'1 enfant'.L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2:'1 enfant'.M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2:'1 enfant'.M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2:'1 enfant'.N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2:'1 enfant'.N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3:'1 enfant'.B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3:'1 enfant'.B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3:'1 enfant'.C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3:'1 enfant'.C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3:'1 enfant'.D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3:'1 enfant'.D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3:'1 enfant'.E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3:'1 enfant'.E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3:'1 enfant'.F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3:'1 enfant'.F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3:'1 enfant'.G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3:'1 enfant'.G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3:'1 enfant'.H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3:'1 enfant'.H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3:'1 enfant'.I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3:'1 enfant'.I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3:'1 enfant'.J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3:'1 enfant'.J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3:'1 enfant'.K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3:'1 enfant'.K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3:'1 enfant'.L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3:'1 enfant'.L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3:'1 enfant'.M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3:'1 enfant'.M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3:'1 enfant'.N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3:'1 enfant'.N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4:'1 enfant'.B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4:'1 enfant'.B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4:'1 enfant'.C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4:'1 enfant'.C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4:'1 enfant'.D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4:'1 enfant'.D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4:'1 enfant'.E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4:'1 enfant'.E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4:'1 enfant'.F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4:'1 enfant'.F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4:'1 enfant'.G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4:'1 enfant'.G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4:'1 enfant'.H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4:'1 enfant'.H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4:'1 enfant'.I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4:'1 enfant'.I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4:'1 enfant'.J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4:'1 enfant'.J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4:'1 enfant'.K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4:'1 enfant'.K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4:'1 enfant'.L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4:'1 enfant'.L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4:'1 enfant'.M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4:'1 enfant'.M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4:'1 enfant'.N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4:'1 enfant'.N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5:'1 enfant'.B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5:'1 enfant'.B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5:'1 enfant'.C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5:'1 enfant'.C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5:'1 enfant'.D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5:'1 enfant'.D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5:'1 enfant'.E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5:'1 enfant'.E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5:'1 enfant'.F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5:'1 enfant'.F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5:'1 enfant'.G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5:'1 enfant'.G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5:'1 enfant'.H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5:'1 enfant'.H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5:'1 enfant'.I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5:'1 enfant'.I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5:'1 enfant'.J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5:'1 enfant'.J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5:'1 enfant'.K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5:'1 enfant'.K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5:'1 enfant'.L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5:'1 enfant'.L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5:'1 enfant'.M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5:'1 enfant'.M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5:'1 enfant'.N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5:'1 enfant'.N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6:'1 enfant'.B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6:'1 enfant'.B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6:'1 enfant'.C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6:'1 enfant'.C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6:'1 enfant'.D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6:'1 enfant'.D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6:'1 enfant'.E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6:'1 enfant'.E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6:'1 enfant'.F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6:'1 enfant'.F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6:'1 enfant'.G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6:'1 enfant'.G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6:'1 enfant'.H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6:'1 enfant'.H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6:'1 enfant'.I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6:'1 enfant'.I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6:'1 enfant'.J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6:'1 enfant'.J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6:'1 enfant'.K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6:'1 enfant'.K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6:'1 enfant'.L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6:'1 enfant'.L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6:'1 enfant'.M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6:'1 enfant'.M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6:'1 enfant'.N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6:'1 enfant'.N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7:'1 enfant'.B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7:'1 enfant'.B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7:'1 enfant'.C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7:'1 enfant'.C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7:'1 enfant'.D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7:'1 enfant'.D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7:'1 enfant'.E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7:'1 enfant'.E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7:'1 enfant'.F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7:'1 enfant'.F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7:'1 enfant'.G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7:'1 enfant'.G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7:'1 enfant'.H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7:'1 enfant'.H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7:'1 enfant'.I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7:'1 enfant'.I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7:'1 enfant'.J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7:'1 enfant'.J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7:'1 enfant'.K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7:'1 enfant'.K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7:'1 enfant'.L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7:'1 enfant'.L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7:'1 enfant'.M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7:'1 enfant'.M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7:'1 enfant'.N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7:'1 enfant'.N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8:'1 enfant'.B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8:'1 enfant'.B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8:'1 enfant'.C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8:'1 enfant'.C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8:'1 enfant'.D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8:'1 enfant'.D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8:'1 enfant'.E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8:'1 enfant'.E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8:'1 enfant'.F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8:'1 enfant'.F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8:'1 enfant'.G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8:'1 enfant'.G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8:'1 enfant'.H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8:'1 enfant'.H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8:'1 enfant'.I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8:'1 enfant'.I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8:'1 enfant'.J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8:'1 enfant'.J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8:'1 enfant'.K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8:'1 enfant'.K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8:'1 enfant'.L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8:'1 enfant'.L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8:'1 enfant'.M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8:'1 enfant'.M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8:'1 enfant'.N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8:'1 enfant'.N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9:'1 enfant'.B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9:'1 enfant'.B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9:'1 enfant'.C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9:'1 enfant'.C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9:'1 enfant'.D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9:'1 enfant'.D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9:'1 enfant'.E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9:'1 enfant'.E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9:'1 enfant'.F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9:'1 enfant'.F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9:'1 enfant'.G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9:'1 enfant'.G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9:'1 enfant'.H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9:'1 enfant'.H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9:'1 enfant'.I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9:'1 enfant'.I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9:'1 enfant'.J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9:'1 enfant'.J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9:'1 enfant'.K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9:'1 enfant'.K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9:'1 enfant'.L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9:'1 enfant'.L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9:'1 enfant'.M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9:'1 enfant'.M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9:'1 enfant'.N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9:'1 enfant'.N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0:'1 enfant'.B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0:'1 enfant'.B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0:'1 enfant'.C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0:'1 enfant'.C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0:'1 enfant'.D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0:'1 enfant'.D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0:'1 enfant'.E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0:'1 enfant'.E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0:'1 enfant'.F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0:'1 enfant'.F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0:'1 enfant'.G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0:'1 enfant'.G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0:'1 enfant'.H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0:'1 enfant'.H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0:'1 enfant'.I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0:'1 enfant'.I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0:'1 enfant'.J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0:'1 enfant'.J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0:'1 enfant'.K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0:'1 enfant'.K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0:'1 enfant'.L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0:'1 enfant'.L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0:'1 enfant'.M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0:'1 enfant'.M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0:'1 enfant'.N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0:'1 enfant'.N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1:'1 enfant'.B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1:'1 enfant'.B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1:'1 enfant'.C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1:'1 enfant'.C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1:'1 enfant'.D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1:'1 enfant'.D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1:'1 enfant'.E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1:'1 enfant'.E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1:'1 enfant'.F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1:'1 enfant'.F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1:'1 enfant'.G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1:'1 enfant'.G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1:'1 enfant'.H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1:'1 enfant'.H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1:'1 enfant'.I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1:'1 enfant'.I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1:'1 enfant'.J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1:'1 enfant'.J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1:'1 enfant'.K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1:'1 enfant'.K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1:'1 enfant'.L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1:'1 enfant'.L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1:'1 enfant'.M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1:'1 enfant'.M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1:'1 enfant'.N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1:'1 enfant'.N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2:'1 enfant'.B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2:'1 enfant'.B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2:'1 enfant'.C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2:'1 enfant'.C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2:'1 enfant'.D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2:'1 enfant'.D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2:'1 enfant'.E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2:'1 enfant'.E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2:'1 enfant'.F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2:'1 enfant'.F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2:'1 enfant'.G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2:'1 enfant'.G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2:'1 enfant'.H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2:'1 enfant'.H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2:'1 enfant'.I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2:'1 enfant'.I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2:'1 enfant'.J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2:'1 enfant'.J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2:'1 enfant'.K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2:'1 enfant'.K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2:'1 enfant'.L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2:'1 enfant'.L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2:'1 enfant'.M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2:'1 enfant'.M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2:'1 enfant'.N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2:'1 enfant'.N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3:'1 enfant'.B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3:'1 enfant'.B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3:'1 enfant'.C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3:'1 enfant'.C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3:'1 enfant'.D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3:'1 enfant'.D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3:'1 enfant'.E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3:'1 enfant'.E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3:'1 enfant'.F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3:'1 enfant'.F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3:'1 enfant'.G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3:'1 enfant'.G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3:'1 enfant'.H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3:'1 enfant'.H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3:'1 enfant'.I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3:'1 enfant'.I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3:'1 enfant'.J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3:'1 enfant'.J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3:'1 enfant'.K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3:'1 enfant'.K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3:'1 enfant'.L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3:'1 enfant'.L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3:'1 enfant'.M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3:'1 enfant'.M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3:'1 enfant'.N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3:'1 enfant'.N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4:'1 enfant'.B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4:'1 enfant'.B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4:'1 enfant'.C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4:'1 enfant'.C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4:'1 enfant'.D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4:'1 enfant'.D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4:'1 enfant'.E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4:'1 enfant'.E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4:'1 enfant'.F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4:'1 enfant'.F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4:'1 enfant'.G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4:'1 enfant'.G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4:'1 enfant'.H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4:'1 enfant'.H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4:'1 enfant'.I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4:'1 enfant'.I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4:'1 enfant'.J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4:'1 enfant'.J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4:'1 enfant'.K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4:'1 enfant'.K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4:'1 enfant'.L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4:'1 enfant'.L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4:'1 enfant'.M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4:'1 enfant'.M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4:'1 enfant'.N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4:'1 enfant'.N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</calcext:conditional-formats>
      </table:table>
      <table:table table:name="2 enfants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90"/>
          <table:table-cell table:style-name="ce209"/>
          <table:table-cell table:style-name="ce228"/>
          <table:table-cell table:style-name="ce247"/>
          <table:table-cell table:style-name="ce266"/>
          <table:table-cell table:style-name="ce285"/>
          <table:table-cell table:style-name="ce298"/>
          <table:table-cell table:style-name="ce311"/>
          <table:table-cell table:style-name="ce324"/>
          <table:table-cell table:style-name="ce337"/>
          <table:table-cell table:style-name="ce350"/>
          <table:table-cell table:style-name="ce363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72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10"/>
          <table:table-cell table:style-name="ce229"/>
          <table:table-cell table:style-name="ce248"/>
          <table:table-cell table:style-name="ce267"/>
          <table:table-cell table:style-name="ce286"/>
          <table:table-cell table:style-name="ce299"/>
          <table:table-cell table:style-name="ce312"/>
          <table:table-cell table:style-name="ce325"/>
          <table:table-cell table:style-name="ce338"/>
          <table:table-cell table:style-name="ce351"/>
          <table:table-cell table:style-name="ce36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73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30"/>
          <table:table-cell table:style-name="ce249"/>
          <table:table-cell table:style-name="ce268"/>
          <table:table-cell table:style-name="ce287"/>
          <table:table-cell table:style-name="ce300"/>
          <table:table-cell table:style-name="ce313"/>
          <table:table-cell table:style-name="ce326"/>
          <table:table-cell table:style-name="ce339"/>
          <table:table-cell table:style-name="ce352"/>
          <table:table-cell table:style-name="ce365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17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50"/>
          <table:table-cell table:style-name="ce269"/>
          <table:table-cell table:style-name="ce288"/>
          <table:table-cell table:style-name="ce301"/>
          <table:table-cell table:style-name="ce314"/>
          <table:table-cell table:style-name="ce327"/>
          <table:table-cell table:style-name="ce340"/>
          <table:table-cell table:style-name="ce353"/>
          <table:table-cell table:style-name="ce366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175" office:value-type="float" office:value="-1163" calcext:value-type="float">
            <text:p>-1163</text:p>
          </table:table-cell>
          <table:table-cell table:style-name="ce194" office:value-type="float" office:value="-1163" calcext:value-type="float">
            <text:p>-1163</text:p>
          </table:table-cell>
          <table:table-cell table:style-name="ce213" office:value-type="float" office:value="-1163" calcext:value-type="float">
            <text:p>-1163</text:p>
          </table:table-cell>
          <table:table-cell table:style-name="ce232" office:value-type="float" office:value="-1163" calcext:value-type="float">
            <text:p>-1163</text:p>
          </table:table-cell>
          <table:table-cell table:style-name="ce251" office:value-type="float" office:value="70" calcext:value-type="float">
            <text:p>70</text:p>
          </table:table-cell>
          <table:table-cell table:style-name="ce270"/>
          <table:table-cell table:style-name="ce289"/>
          <table:table-cell table:style-name="ce302"/>
          <table:table-cell table:style-name="ce315"/>
          <table:table-cell table:style-name="ce328"/>
          <table:table-cell table:style-name="ce341"/>
          <table:table-cell table:style-name="ce354"/>
          <table:table-cell table:style-name="ce367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176" office:value-type="float" office:value="-1095" calcext:value-type="float">
            <text:p>-1095</text:p>
          </table:table-cell>
          <table:table-cell table:style-name="ce195" office:value-type="float" office:value="-1095" calcext:value-type="float">
            <text:p>-1095</text:p>
          </table:table-cell>
          <table:table-cell table:style-name="ce214" office:value-type="float" office:value="-1095" calcext:value-type="float">
            <text:p>-1095</text:p>
          </table:table-cell>
          <table:table-cell table:style-name="ce233" office:value-type="float" office:value="70" calcext:value-type="float">
            <text:p>70</text:p>
          </table:table-cell>
          <table:table-cell table:style-name="ce252" office:value-type="float" office:value="235" calcext:value-type="float">
            <text:p>235</text:p>
          </table:table-cell>
          <table:table-cell table:style-name="ce271" office:value-type="float" office:value="437" calcext:value-type="float">
            <text:p>437</text:p>
          </table:table-cell>
          <table:table-cell table:style-name="ce290"/>
          <table:table-cell table:style-name="ce303"/>
          <table:table-cell table:style-name="ce316"/>
          <table:table-cell table:style-name="ce329"/>
          <table:table-cell table:style-name="ce342"/>
          <table:table-cell table:style-name="ce355"/>
          <table:table-cell table:style-name="ce368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177" office:value-type="float" office:value="-999" calcext:value-type="float">
            <text:p>-999</text:p>
          </table:table-cell>
          <table:table-cell table:style-name="ce196" office:value-type="float" office:value="-999" calcext:value-type="float">
            <text:p>-999</text:p>
          </table:table-cell>
          <table:table-cell table:style-name="ce215" office:value-type="float" office:value="-929" calcext:value-type="float">
            <text:p>-929</text:p>
          </table:table-cell>
          <table:table-cell table:style-name="ce234" office:value-type="float" office:value="331" calcext:value-type="float">
            <text:p>331</text:p>
          </table:table-cell>
          <table:table-cell table:style-name="ce253" office:value-type="float" office:value="485" calcext:value-type="float">
            <text:p>485</text:p>
          </table:table-cell>
          <table:table-cell table:style-name="ce272" office:value-type="float" office:value="399" calcext:value-type="float">
            <text:p>399</text:p>
          </table:table-cell>
          <table:table-cell table:style-name="ce291" office:value-type="float" office:value="30" calcext:value-type="float">
            <text:p>30</text:p>
          </table:table-cell>
          <table:table-cell table:style-name="ce304"/>
          <table:table-cell table:style-name="ce317"/>
          <table:table-cell table:style-name="ce330"/>
          <table:table-cell table:style-name="ce343"/>
          <table:table-cell table:style-name="ce356"/>
          <table:table-cell table:style-name="ce369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178" office:value-type="float" office:value="-1697" calcext:value-type="float">
            <text:p>-1697</text:p>
          </table:table-cell>
          <table:table-cell table:style-name="ce197" office:value-type="float" office:value="-1627" calcext:value-type="float">
            <text:p>-1627</text:p>
          </table:table-cell>
          <table:table-cell table:style-name="ce216" office:value-type="float" office:value="-367" calcext:value-type="float">
            <text:p>-367</text:p>
          </table:table-cell>
          <table:table-cell table:style-name="ce235" office:value-type="float" office:value="533" calcext:value-type="float">
            <text:p>533</text:p>
          </table:table-cell>
          <table:table-cell table:style-name="ce254" office:value-type="float" office:value="485" calcext:value-type="float">
            <text:p>485</text:p>
          </table:table-cell>
          <table:table-cell table:style-name="ce273" office:value-type="float" office:value="20" calcext:value-type="float">
            <text:p>20</text:p>
          </table:table-cell>
          <table:table-cell table:style-name="ce292" office:value-type="float" office:value="-38" calcext:value-type="float">
            <text:p>-38</text:p>
          </table:table-cell>
          <table:table-cell table:style-name="ce305" office:value-type="float" office:value="-758" calcext:value-type="float">
            <text:p>-758</text:p>
          </table:table-cell>
          <table:table-cell table:style-name="ce318"/>
          <table:table-cell table:style-name="ce331"/>
          <table:table-cell table:style-name="ce344"/>
          <table:table-cell table:style-name="ce357"/>
          <table:table-cell table:style-name="ce370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179" office:value-type="float" office:value="-2257" calcext:value-type="float">
            <text:p>-2257</text:p>
          </table:table-cell>
          <table:table-cell table:style-name="ce198" office:value-type="float" office:value="-997" calcext:value-type="float">
            <text:p>-997</text:p>
          </table:table-cell>
          <table:table-cell table:style-name="ce217" office:value-type="float" office:value="-97" calcext:value-type="float">
            <text:p>-97</text:p>
          </table:table-cell>
          <table:table-cell table:style-name="ce236" office:value-type="float" office:value="533" calcext:value-type="float">
            <text:p>533</text:p>
          </table:table-cell>
          <table:table-cell table:style-name="ce255" office:value-type="float" office:value="-163" calcext:value-type="float">
            <text:p>-163</text:p>
          </table:table-cell>
          <table:table-cell table:style-name="ce274" office:value-type="float" office:value="-628" calcext:value-type="float">
            <text:p>-628</text:p>
          </table:table-cell>
          <table:table-cell table:style-name="ce293" office:value-type="float" office:value="-38" calcext:value-type="float">
            <text:p>-38</text:p>
          </table:table-cell>
          <table:table-cell table:style-name="ce306" office:value-type="float" office:value="-72" calcext:value-type="float">
            <text:p>-72</text:p>
          </table:table-cell>
          <table:table-cell table:style-name="ce319" office:value-type="float" office:value="-182" calcext:value-type="float">
            <text:p>-182</text:p>
          </table:table-cell>
          <table:table-cell table:style-name="ce332"/>
          <table:table-cell table:style-name="ce345"/>
          <table:table-cell table:style-name="ce358"/>
          <table:table-cell table:style-name="ce371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180" office:value-type="float" office:value="-2165" calcext:value-type="float">
            <text:p>-2165</text:p>
          </table:table-cell>
          <table:table-cell table:style-name="ce199" office:value-type="float" office:value="-1265" calcext:value-type="float">
            <text:p>-1265</text:p>
          </table:table-cell>
          <table:table-cell table:style-name="ce218" office:value-type="float" office:value="-635" calcext:value-type="float">
            <text:p>-635</text:p>
          </table:table-cell>
          <table:table-cell table:style-name="ce237" office:value-type="float" office:value="-5" calcext:value-type="float">
            <text:p>-5</text:p>
          </table:table-cell>
          <table:table-cell table:style-name="ce256" office:value-type="float" office:value="-538" calcext:value-type="float">
            <text:p>-538</text:p>
          </table:table-cell>
          <table:table-cell table:style-name="ce275" office:value-type="float" office:value="-538" calcext:value-type="float">
            <text:p>-538</text:p>
          </table:table-cell>
          <table:table-cell table:style-name="ce294" office:value-type="float" office:value="-792" calcext:value-type="float">
            <text:p>-792</text:p>
          </table:table-cell>
          <table:table-cell table:style-name="ce307" office:value-type="float" office:value="-72" calcext:value-type="float">
            <text:p>-72</text:p>
          </table:table-cell>
          <table:table-cell table:style-name="ce320" office:value-type="float" office:value="-182" calcext:value-type="float">
            <text:p>-182</text:p>
          </table:table-cell>
          <table:table-cell table:style-name="ce333" office:value-type="float" office:value="0" calcext:value-type="float">
            <text:p>0</text:p>
          </table:table-cell>
          <table:table-cell table:style-name="ce346"/>
          <table:table-cell table:style-name="ce359"/>
          <table:table-cell table:style-name="ce372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81" office:value-type="float" office:value="-2615" calcext:value-type="float">
            <text:p>-2615</text:p>
          </table:table-cell>
          <table:table-cell table:style-name="ce200" office:value-type="float" office:value="-1985" calcext:value-type="float">
            <text:p>-1985</text:p>
          </table:table-cell>
          <table:table-cell table:style-name="ce219" office:value-type="float" office:value="-1355" calcext:value-type="float">
            <text:p>-1355</text:p>
          </table:table-cell>
          <table:table-cell table:style-name="ce238" office:value-type="float" office:value="-725" calcext:value-type="float">
            <text:p>-725</text:p>
          </table:table-cell>
          <table:table-cell table:style-name="ce257" office:value-type="float" office:value="-1258" calcext:value-type="float">
            <text:p>-1258</text:p>
          </table:table-cell>
          <table:table-cell table:style-name="ce276" office:value-type="float" office:value="-682" calcext:value-type="float">
            <text:p>-682</text:p>
          </table:table-cell>
          <table:table-cell table:style-name="ce295" office:value-type="float" office:value="-792" calcext:value-type="float">
            <text:p>-792</text:p>
          </table:table-cell>
          <table:table-cell table:style-name="ce308" office:value-type="float" office:value="-72" calcext:value-type="float">
            <text:p>-72</text:p>
          </table:table-cell>
          <table:table-cell table:style-name="ce321" office:value-type="float" office:value="-182" calcext:value-type="float">
            <text:p>-182</text:p>
          </table:table-cell>
          <table:table-cell table:style-name="ce334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360"/>
          <table:table-cell table:style-name="ce373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182" office:value-type="float" office:value="-4164" calcext:value-type="float">
            <text:p>-4164</text:p>
          </table:table-cell>
          <table:table-cell table:style-name="ce201" office:value-type="float" office:value="-3534" calcext:value-type="float">
            <text:p>-3534</text:p>
          </table:table-cell>
          <table:table-cell table:style-name="ce220" office:value-type="float" office:value="-2904" calcext:value-type="float">
            <text:p>-2904</text:p>
          </table:table-cell>
          <table:table-cell table:style-name="ce239" office:value-type="float" office:value="-1589" calcext:value-type="float">
            <text:p>-1589</text:p>
          </table:table-cell>
          <table:table-cell table:style-name="ce258" office:value-type="float" office:value="-1402" calcext:value-type="float">
            <text:p>-1402</text:p>
          </table:table-cell>
          <table:table-cell table:style-name="ce277" office:value-type="float" office:value="-682" calcext:value-type="float">
            <text:p>-682</text:p>
          </table:table-cell>
          <table:table-cell table:style-name="ce296" office:value-type="float" office:value="-792" calcext:value-type="float">
            <text:p>-792</text:p>
          </table:table-cell>
          <table:table-cell table:style-name="ce309" office:value-type="float" office:value="-72" calcext:value-type="float">
            <text:p>-72</text:p>
          </table:table-cell>
          <table:table-cell table:style-name="ce322" office:value-type="float" office:value="-182" calcext:value-type="float">
            <text:p>-182</text:p>
          </table:table-cell>
          <table:table-cell table:style-name="ce335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374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183" office:value-type="float" office:value="-4884" calcext:value-type="float">
            <text:p>-4884</text:p>
          </table:table-cell>
          <table:table-cell table:style-name="ce202" office:value-type="float" office:value="-4254" calcext:value-type="float">
            <text:p>-4254</text:p>
          </table:table-cell>
          <table:table-cell table:style-name="ce221" office:value-type="float" office:value="-2939" calcext:value-type="float">
            <text:p>-2939</text:p>
          </table:table-cell>
          <table:table-cell table:style-name="ce240" office:value-type="float" office:value="-1589" calcext:value-type="float">
            <text:p>-1589</text:p>
          </table:table-cell>
          <table:table-cell table:style-name="ce259" office:value-type="float" office:value="-1402" calcext:value-type="float">
            <text:p>-1402</text:p>
          </table:table-cell>
          <table:table-cell table:style-name="ce278" office:value-type="float" office:value="-682" calcext:value-type="float">
            <text:p>-682</text:p>
          </table:table-cell>
          <table:table-cell table:style-name="ce297" office:value-type="float" office:value="-792" calcext:value-type="float">
            <text:p>-792</text:p>
          </table:table-cell>
          <table:table-cell table:style-name="ce310" office:value-type="float" office:value="-72" calcext:value-type="float">
            <text:p>-72</text:p>
          </table:table-cell>
          <table:table-cell table:style-name="ce323" office:value-type="float" office:value="-182" calcext:value-type="float">
            <text:p>-182</text:p>
          </table:table-cell>
          <table:table-cell table:style-name="ce336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84"/>
          <table:table-cell table:style-name="ce203"/>
          <table:table-cell table:style-name="ce222"/>
          <table:table-cell table:style-name="ce241"/>
          <table:table-cell table:style-name="ce260"/>
          <table:table-cell table:style-name="ce279"/>
          <table:table-cell table:number-columns-repeated="7"/>
        </table:table-row>
        <table:table-row table:style-name="ro1">
          <table:table-cell/>
          <table:table-cell table:style-name="ce185"/>
          <table:table-cell table:style-name="ce204"/>
          <table:table-cell table:style-name="ce223"/>
          <table:table-cell table:style-name="ce242"/>
          <table:table-cell table:style-name="ce261"/>
          <table:table-cell table:style-name="ce280"/>
          <table:table-cell table:number-columns-repeated="7"/>
        </table:table-row>
        <table:table-row table:style-name="ro1">
          <table:table-cell/>
          <table:table-cell table:style-name="ce186"/>
          <table:table-cell table:style-name="ce205"/>
          <table:table-cell table:style-name="ce224"/>
          <table:table-cell table:style-name="ce243"/>
          <table:table-cell table:style-name="ce262"/>
          <table:table-cell table:style-name="ce281"/>
          <table:table-cell table:number-columns-repeated="7"/>
        </table:table-row>
        <table:table-row table:style-name="ro1">
          <table:table-cell/>
          <table:table-cell table:style-name="ce187"/>
          <table:table-cell table:style-name="ce206"/>
          <table:table-cell table:style-name="ce225"/>
          <table:table-cell table:style-name="ce244"/>
          <table:table-cell table:style-name="ce263"/>
          <table:table-cell table:style-name="ce282"/>
          <table:table-cell table:number-columns-repeated="7"/>
        </table:table-row>
        <table:table-row table:style-name="ro1">
          <table:table-cell/>
          <table:table-cell table:style-name="ce188"/>
          <table:table-cell table:style-name="ce207"/>
          <table:table-cell table:style-name="ce226"/>
          <table:table-cell table:style-name="ce245"/>
          <table:table-cell table:style-name="ce264"/>
          <table:table-cell table:style-name="ce283"/>
          <table:table-cell table:number-columns-repeated="7"/>
        </table:table-row>
        <table:table-row table:style-name="ro1">
          <table:table-cell/>
          <table:table-cell table:style-name="ce189"/>
          <table:table-cell table:style-name="ce208"/>
          <table:table-cell table:style-name="ce227"/>
          <table:table-cell table:style-name="ce246"/>
          <table:table-cell table:style-name="ce265"/>
          <table:table-cell table:style-name="ce284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2 enfants'.B15:'2 enfants'.B15">
            <calcext:condition calcext:apply-style-name="Rouge" calcext:value="=2" calcext:base-cell-address="'2 enfants'.B15"/>
          </calcext:conditional-format>
          <calcext:conditional-format calcext:target-range-address="'2 enfants'.C15:'2 enfants'.C15">
            <calcext:condition calcext:apply-style-name="Rouge" calcext:value="=2" calcext:base-cell-address="'2 enfants'.C15"/>
          </calcext:conditional-format>
          <calcext:conditional-format calcext:target-range-address="'2 enfants'.D15:'2 enfants'.D15">
            <calcext:condition calcext:apply-style-name="Rouge" calcext:value="=2" calcext:base-cell-address="'2 enfants'.D15"/>
          </calcext:conditional-format>
          <calcext:conditional-format calcext:target-range-address="'2 enfants'.E15:'2 enfants'.E15">
            <calcext:condition calcext:apply-style-name="Rouge" calcext:value="=2" calcext:base-cell-address="'2 enfants'.E15"/>
          </calcext:conditional-format>
          <calcext:conditional-format calcext:target-range-address="'2 enfants'.F15:'2 enfants'.F15">
            <calcext:condition calcext:apply-style-name="Rouge" calcext:value="=2" calcext:base-cell-address="'2 enfants'.F15"/>
          </calcext:conditional-format>
          <calcext:conditional-format calcext:target-range-address="'2 enfants'.G15:'2 enfants'.G15">
            <calcext:condition calcext:apply-style-name="Rouge" calcext:value="=2" calcext:base-cell-address="'2 enfants'.G15"/>
          </calcext:conditional-format>
          <calcext:conditional-format calcext:target-range-address="'2 enfants'.B16:'2 enfants'.B16">
            <calcext:condition calcext:apply-style-name="Rouge" calcext:value="=2" calcext:base-cell-address="'2 enfants'.B16"/>
          </calcext:conditional-format>
          <calcext:conditional-format calcext:target-range-address="'2 enfants'.C16:'2 enfants'.C16">
            <calcext:condition calcext:apply-style-name="Rouge" calcext:value="=2" calcext:base-cell-address="'2 enfants'.C16"/>
          </calcext:conditional-format>
          <calcext:conditional-format calcext:target-range-address="'2 enfants'.D16:'2 enfants'.D16">
            <calcext:condition calcext:apply-style-name="Rouge" calcext:value="=2" calcext:base-cell-address="'2 enfants'.D16"/>
          </calcext:conditional-format>
          <calcext:conditional-format calcext:target-range-address="'2 enfants'.E16:'2 enfants'.E16">
            <calcext:condition calcext:apply-style-name="Rouge" calcext:value="=2" calcext:base-cell-address="'2 enfants'.E16"/>
          </calcext:conditional-format>
          <calcext:conditional-format calcext:target-range-address="'2 enfants'.F16:'2 enfants'.F16">
            <calcext:condition calcext:apply-style-name="Rouge" calcext:value="=2" calcext:base-cell-address="'2 enfants'.F16"/>
          </calcext:conditional-format>
          <calcext:conditional-format calcext:target-range-address="'2 enfants'.G16:'2 enfants'.G16">
            <calcext:condition calcext:apply-style-name="Rouge" calcext:value="=2" calcext:base-cell-address="'2 enfants'.G16"/>
          </calcext:conditional-format>
          <calcext:conditional-format calcext:target-range-address="'2 enfants'.B17:'2 enfants'.B17">
            <calcext:condition calcext:apply-style-name="Rouge" calcext:value="=2" calcext:base-cell-address="'2 enfants'.B17"/>
          </calcext:conditional-format>
          <calcext:conditional-format calcext:target-range-address="'2 enfants'.C17:'2 enfants'.C17">
            <calcext:condition calcext:apply-style-name="Rouge" calcext:value="=2" calcext:base-cell-address="'2 enfants'.C17"/>
          </calcext:conditional-format>
          <calcext:conditional-format calcext:target-range-address="'2 enfants'.D17:'2 enfants'.D17">
            <calcext:condition calcext:apply-style-name="Rouge" calcext:value="=2" calcext:base-cell-address="'2 enfants'.D17"/>
          </calcext:conditional-format>
          <calcext:conditional-format calcext:target-range-address="'2 enfants'.E17:'2 enfants'.E17">
            <calcext:condition calcext:apply-style-name="Rouge" calcext:value="=2" calcext:base-cell-address="'2 enfants'.E17"/>
          </calcext:conditional-format>
          <calcext:conditional-format calcext:target-range-address="'2 enfants'.F17:'2 enfants'.F17">
            <calcext:condition calcext:apply-style-name="Rouge" calcext:value="=2" calcext:base-cell-address="'2 enfants'.F17"/>
          </calcext:conditional-format>
          <calcext:conditional-format calcext:target-range-address="'2 enfants'.G17:'2 enfants'.G17">
            <calcext:condition calcext:apply-style-name="Rouge" calcext:value="=2" calcext:base-cell-address="'2 enfants'.G17"/>
          </calcext:conditional-format>
          <calcext:conditional-format calcext:target-range-address="'2 enfants'.B18:'2 enfants'.B18">
            <calcext:condition calcext:apply-style-name="Rouge" calcext:value="=2" calcext:base-cell-address="'2 enfants'.B18"/>
          </calcext:conditional-format>
          <calcext:conditional-format calcext:target-range-address="'2 enfants'.C18:'2 enfants'.C18">
            <calcext:condition calcext:apply-style-name="Rouge" calcext:value="=2" calcext:base-cell-address="'2 enfants'.C18"/>
          </calcext:conditional-format>
          <calcext:conditional-format calcext:target-range-address="'2 enfants'.D18:'2 enfants'.D18">
            <calcext:condition calcext:apply-style-name="Rouge" calcext:value="=2" calcext:base-cell-address="'2 enfants'.D18"/>
          </calcext:conditional-format>
          <calcext:conditional-format calcext:target-range-address="'2 enfants'.E18:'2 enfants'.E18">
            <calcext:condition calcext:apply-style-name="Rouge" calcext:value="=2" calcext:base-cell-address="'2 enfants'.E18"/>
          </calcext:conditional-format>
          <calcext:conditional-format calcext:target-range-address="'2 enfants'.F18:'2 enfants'.F18">
            <calcext:condition calcext:apply-style-name="Rouge" calcext:value="=2" calcext:base-cell-address="'2 enfants'.F18"/>
          </calcext:conditional-format>
          <calcext:conditional-format calcext:target-range-address="'2 enfants'.G18:'2 enfants'.G18">
            <calcext:condition calcext:apply-style-name="Rouge" calcext:value="=2" calcext:base-cell-address="'2 enfants'.G18"/>
          </calcext:conditional-format>
          <calcext:conditional-format calcext:target-range-address="'2 enfants'.B19:'2 enfants'.B19">
            <calcext:condition calcext:apply-style-name="Rouge" calcext:value="=2" calcext:base-cell-address="'2 enfants'.B19"/>
          </calcext:conditional-format>
          <calcext:conditional-format calcext:target-range-address="'2 enfants'.C19:'2 enfants'.C19">
            <calcext:condition calcext:apply-style-name="Rouge" calcext:value="=2" calcext:base-cell-address="'2 enfants'.C19"/>
          </calcext:conditional-format>
          <calcext:conditional-format calcext:target-range-address="'2 enfants'.D19:'2 enfants'.D19">
            <calcext:condition calcext:apply-style-name="Rouge" calcext:value="=2" calcext:base-cell-address="'2 enfants'.D19"/>
          </calcext:conditional-format>
          <calcext:conditional-format calcext:target-range-address="'2 enfants'.E19:'2 enfants'.E19">
            <calcext:condition calcext:apply-style-name="Rouge" calcext:value="=2" calcext:base-cell-address="'2 enfants'.E19"/>
          </calcext:conditional-format>
          <calcext:conditional-format calcext:target-range-address="'2 enfants'.F19:'2 enfants'.F19">
            <calcext:condition calcext:apply-style-name="Rouge" calcext:value="=2" calcext:base-cell-address="'2 enfants'.F19"/>
          </calcext:conditional-format>
          <calcext:conditional-format calcext:target-range-address="'2 enfants'.G19:'2 enfants'.G19">
            <calcext:condition calcext:apply-style-name="Rouge" calcext:value="=2" calcext:base-cell-address="'2 enfants'.G19"/>
          </calcext:conditional-format>
          <calcext:conditional-format calcext:target-range-address="'2 enfants'.B20:'2 enfants'.B20">
            <calcext:condition calcext:apply-style-name="Rouge" calcext:value="=2" calcext:base-cell-address="'2 enfants'.B20"/>
          </calcext:conditional-format>
          <calcext:conditional-format calcext:target-range-address="'2 enfants'.C20:'2 enfants'.C20">
            <calcext:condition calcext:apply-style-name="Rouge" calcext:value="=2" calcext:base-cell-address="'2 enfants'.C20"/>
          </calcext:conditional-format>
          <calcext:conditional-format calcext:target-range-address="'2 enfants'.D20:'2 enfants'.D20">
            <calcext:condition calcext:apply-style-name="Rouge" calcext:value="=2" calcext:base-cell-address="'2 enfants'.D20"/>
          </calcext:conditional-format>
          <calcext:conditional-format calcext:target-range-address="'2 enfants'.E20:'2 enfants'.E20">
            <calcext:condition calcext:apply-style-name="Rouge" calcext:value="=2" calcext:base-cell-address="'2 enfants'.E20"/>
          </calcext:conditional-format>
          <calcext:conditional-format calcext:target-range-address="'2 enfants'.F20:'2 enfants'.F20">
            <calcext:condition calcext:apply-style-name="Rouge" calcext:value="=2" calcext:base-cell-address="'2 enfants'.F20"/>
          </calcext:conditional-format>
          <calcext:conditional-format calcext:target-range-address="'2 enfants'.G20:'2 enfants'.G20">
            <calcext:condition calcext:apply-style-name="Rouge" calcext:value="=2" calcext:base-cell-address="'2 enfants'.G20"/>
          </calcext:conditional-format>
          <calcext:conditional-format calcext:target-range-address="'2 enfants'.B2:'2 enfants'.B2">
            <calcext:condition calcext:apply-style-name="Rouge" calcext:value="&gt;0" calcext:base-cell-address="'2 enfants'.B2"/>
            <calcext:condition calcext:apply-style-name="Transparent" calcext:value="=1" calcext:base-cell-address="'2 enfants'.B2"/>
          </calcext:conditional-format>
          <calcext:conditional-format calcext:target-range-address="'2 enfants'.B2:'2 enfants'.B2">
            <calcext:condition calcext:apply-style-name="Rouge" calcext:value="&gt;0" calcext:base-cell-address="'2 enfants'.B2"/>
            <calcext:condition calcext:apply-style-name="Vert" calcext:value="&lt;0" calcext:base-cell-address="'2 enfants'.B2"/>
          </calcext:conditional-format>
          <calcext:conditional-format calcext:target-range-address="'2 enfants'.C2:'2 enfants'.C2">
            <calcext:condition calcext:apply-style-name="Rouge" calcext:value="&gt;0" calcext:base-cell-address="'2 enfants'.C2"/>
            <calcext:condition calcext:apply-style-name="Transparent" calcext:value="=1" calcext:base-cell-address="'2 enfants'.C2"/>
          </calcext:conditional-format>
          <calcext:conditional-format calcext:target-range-address="'2 enfants'.C2:'2 enfants'.C2">
            <calcext:condition calcext:apply-style-name="Rouge" calcext:value="&gt;0" calcext:base-cell-address="'2 enfants'.C2"/>
            <calcext:condition calcext:apply-style-name="Vert" calcext:value="&lt;0" calcext:base-cell-address="'2 enfants'.C2"/>
          </calcext:conditional-format>
          <calcext:conditional-format calcext:target-range-address="'2 enfants'.D2:'2 enfants'.D2">
            <calcext:condition calcext:apply-style-name="Rouge" calcext:value="&gt;0" calcext:base-cell-address="'2 enfants'.D2"/>
            <calcext:condition calcext:apply-style-name="Transparent" calcext:value="=1" calcext:base-cell-address="'2 enfants'.D2"/>
          </calcext:conditional-format>
          <calcext:conditional-format calcext:target-range-address="'2 enfants'.D2:'2 enfants'.D2">
            <calcext:condition calcext:apply-style-name="Rouge" calcext:value="&gt;0" calcext:base-cell-address="'2 enfants'.D2"/>
            <calcext:condition calcext:apply-style-name="Vert" calcext:value="&lt;0" calcext:base-cell-address="'2 enfants'.D2"/>
          </calcext:conditional-format>
          <calcext:conditional-format calcext:target-range-address="'2 enfants'.E2:'2 enfants'.E2">
            <calcext:condition calcext:apply-style-name="Rouge" calcext:value="&gt;0" calcext:base-cell-address="'2 enfants'.E2"/>
            <calcext:condition calcext:apply-style-name="Transparent" calcext:value="=1" calcext:base-cell-address="'2 enfants'.E2"/>
          </calcext:conditional-format>
          <calcext:conditional-format calcext:target-range-address="'2 enfants'.E2:'2 enfants'.E2">
            <calcext:condition calcext:apply-style-name="Rouge" calcext:value="&gt;0" calcext:base-cell-address="'2 enfants'.E2"/>
            <calcext:condition calcext:apply-style-name="Vert" calcext:value="&lt;0" calcext:base-cell-address="'2 enfants'.E2"/>
          </calcext:conditional-format>
          <calcext:conditional-format calcext:target-range-address="'2 enfants'.F2:'2 enfants'.F2">
            <calcext:condition calcext:apply-style-name="Rouge" calcext:value="&gt;0" calcext:base-cell-address="'2 enfants'.F2"/>
            <calcext:condition calcext:apply-style-name="Transparent" calcext:value="=1" calcext:base-cell-address="'2 enfants'.F2"/>
          </calcext:conditional-format>
          <calcext:conditional-format calcext:target-range-address="'2 enfants'.F2:'2 enfants'.F2">
            <calcext:condition calcext:apply-style-name="Rouge" calcext:value="&gt;0" calcext:base-cell-address="'2 enfants'.F2"/>
            <calcext:condition calcext:apply-style-name="Vert" calcext:value="&lt;0" calcext:base-cell-address="'2 enfants'.F2"/>
          </calcext:conditional-format>
          <calcext:conditional-format calcext:target-range-address="'2 enfants'.G2:'2 enfants'.G2">
            <calcext:condition calcext:apply-style-name="Rouge" calcext:value="&gt;0" calcext:base-cell-address="'2 enfants'.G2"/>
            <calcext:condition calcext:apply-style-name="Transparent" calcext:value="=1" calcext:base-cell-address="'2 enfants'.G2"/>
          </calcext:conditional-format>
          <calcext:conditional-format calcext:target-range-address="'2 enfants'.G2:'2 enfants'.G2">
            <calcext:condition calcext:apply-style-name="Rouge" calcext:value="&gt;0" calcext:base-cell-address="'2 enfants'.G2"/>
            <calcext:condition calcext:apply-style-name="Vert" calcext:value="&lt;0" calcext:base-cell-address="'2 enfants'.G2"/>
          </calcext:conditional-format>
          <calcext:conditional-format calcext:target-range-address="'2 enfants'.H2:'2 enfants'.H2">
            <calcext:condition calcext:apply-style-name="Rouge" calcext:value="&gt;0" calcext:base-cell-address="'2 enfants'.H2"/>
            <calcext:condition calcext:apply-style-name="Transparent" calcext:value="=1" calcext:base-cell-address="'2 enfants'.H2"/>
          </calcext:conditional-format>
          <calcext:conditional-format calcext:target-range-address="'2 enfants'.H2:'2 enfants'.H2">
            <calcext:condition calcext:apply-style-name="Rouge" calcext:value="&gt;0" calcext:base-cell-address="'2 enfants'.H2"/>
            <calcext:condition calcext:apply-style-name="Vert" calcext:value="&lt;0" calcext:base-cell-address="'2 enfants'.H2"/>
          </calcext:conditional-format>
          <calcext:conditional-format calcext:target-range-address="'2 enfants'.I2:'2 enfants'.I2">
            <calcext:condition calcext:apply-style-name="Rouge" calcext:value="&gt;0" calcext:base-cell-address="'2 enfants'.I2"/>
            <calcext:condition calcext:apply-style-name="Transparent" calcext:value="=1" calcext:base-cell-address="'2 enfants'.I2"/>
          </calcext:conditional-format>
          <calcext:conditional-format calcext:target-range-address="'2 enfants'.I2:'2 enfants'.I2">
            <calcext:condition calcext:apply-style-name="Rouge" calcext:value="&gt;0" calcext:base-cell-address="'2 enfants'.I2"/>
            <calcext:condition calcext:apply-style-name="Vert" calcext:value="&lt;0" calcext:base-cell-address="'2 enfants'.I2"/>
          </calcext:conditional-format>
          <calcext:conditional-format calcext:target-range-address="'2 enfants'.J2:'2 enfants'.J2">
            <calcext:condition calcext:apply-style-name="Rouge" calcext:value="&gt;0" calcext:base-cell-address="'2 enfants'.J2"/>
            <calcext:condition calcext:apply-style-name="Transparent" calcext:value="=1" calcext:base-cell-address="'2 enfants'.J2"/>
          </calcext:conditional-format>
          <calcext:conditional-format calcext:target-range-address="'2 enfants'.J2:'2 enfants'.J2">
            <calcext:condition calcext:apply-style-name="Rouge" calcext:value="&gt;0" calcext:base-cell-address="'2 enfants'.J2"/>
            <calcext:condition calcext:apply-style-name="Vert" calcext:value="&lt;0" calcext:base-cell-address="'2 enfants'.J2"/>
          </calcext:conditional-format>
          <calcext:conditional-format calcext:target-range-address="'2 enfants'.K2:'2 enfants'.K2">
            <calcext:condition calcext:apply-style-name="Rouge" calcext:value="&gt;0" calcext:base-cell-address="'2 enfants'.K2"/>
            <calcext:condition calcext:apply-style-name="Transparent" calcext:value="=1" calcext:base-cell-address="'2 enfants'.K2"/>
          </calcext:conditional-format>
          <calcext:conditional-format calcext:target-range-address="'2 enfants'.K2:'2 enfants'.K2">
            <calcext:condition calcext:apply-style-name="Rouge" calcext:value="&gt;0" calcext:base-cell-address="'2 enfants'.K2"/>
            <calcext:condition calcext:apply-style-name="Vert" calcext:value="&lt;0" calcext:base-cell-address="'2 enfants'.K2"/>
          </calcext:conditional-format>
          <calcext:conditional-format calcext:target-range-address="'2 enfants'.L2:'2 enfants'.L2">
            <calcext:condition calcext:apply-style-name="Rouge" calcext:value="&gt;0" calcext:base-cell-address="'2 enfants'.L2"/>
            <calcext:condition calcext:apply-style-name="Transparent" calcext:value="=1" calcext:base-cell-address="'2 enfants'.L2"/>
          </calcext:conditional-format>
          <calcext:conditional-format calcext:target-range-address="'2 enfants'.L2:'2 enfants'.L2">
            <calcext:condition calcext:apply-style-name="Rouge" calcext:value="&gt;0" calcext:base-cell-address="'2 enfants'.L2"/>
            <calcext:condition calcext:apply-style-name="Vert" calcext:value="&lt;0" calcext:base-cell-address="'2 enfants'.L2"/>
          </calcext:conditional-format>
          <calcext:conditional-format calcext:target-range-address="'2 enfants'.M2:'2 enfants'.M2">
            <calcext:condition calcext:apply-style-name="Rouge" calcext:value="&gt;0" calcext:base-cell-address="'2 enfants'.M2"/>
            <calcext:condition calcext:apply-style-name="Transparent" calcext:value="=1" calcext:base-cell-address="'2 enfants'.M2"/>
          </calcext:conditional-format>
          <calcext:conditional-format calcext:target-range-address="'2 enfants'.M2:'2 enfants'.M2">
            <calcext:condition calcext:apply-style-name="Rouge" calcext:value="&gt;0" calcext:base-cell-address="'2 enfants'.M2"/>
            <calcext:condition calcext:apply-style-name="Vert" calcext:value="&lt;0" calcext:base-cell-address="'2 enfants'.M2"/>
          </calcext:conditional-format>
          <calcext:conditional-format calcext:target-range-address="'2 enfants'.N2:'2 enfants'.N2">
            <calcext:condition calcext:apply-style-name="Rouge" calcext:value="&gt;0" calcext:base-cell-address="'2 enfants'.N2"/>
            <calcext:condition calcext:apply-style-name="Transparent" calcext:value="=1" calcext:base-cell-address="'2 enfants'.N2"/>
          </calcext:conditional-format>
          <calcext:conditional-format calcext:target-range-address="'2 enfants'.N2:'2 enfants'.N2">
            <calcext:condition calcext:apply-style-name="Rouge" calcext:value="&gt;0" calcext:base-cell-address="'2 enfants'.N2"/>
            <calcext:condition calcext:apply-style-name="Vert" calcext:value="&lt;0" calcext:base-cell-address="'2 enfants'.N2"/>
          </calcext:conditional-format>
          <calcext:conditional-format calcext:target-range-address="'2 enfants'.B3:'2 enfants'.B3">
            <calcext:condition calcext:apply-style-name="Rouge" calcext:value="&gt;0" calcext:base-cell-address="'2 enfants'.B3"/>
            <calcext:condition calcext:apply-style-name="Transparent" calcext:value="=1" calcext:base-cell-address="'2 enfants'.B3"/>
          </calcext:conditional-format>
          <calcext:conditional-format calcext:target-range-address="'2 enfants'.B3:'2 enfants'.B3">
            <calcext:condition calcext:apply-style-name="Rouge" calcext:value="&gt;0" calcext:base-cell-address="'2 enfants'.B3"/>
            <calcext:condition calcext:apply-style-name="Vert" calcext:value="&lt;0" calcext:base-cell-address="'2 enfants'.B3"/>
          </calcext:conditional-format>
          <calcext:conditional-format calcext:target-range-address="'2 enfants'.C3:'2 enfants'.C3">
            <calcext:condition calcext:apply-style-name="Rouge" calcext:value="&gt;0" calcext:base-cell-address="'2 enfants'.C3"/>
            <calcext:condition calcext:apply-style-name="Transparent" calcext:value="=1" calcext:base-cell-address="'2 enfants'.C3"/>
          </calcext:conditional-format>
          <calcext:conditional-format calcext:target-range-address="'2 enfants'.C3:'2 enfants'.C3">
            <calcext:condition calcext:apply-style-name="Rouge" calcext:value="&gt;0" calcext:base-cell-address="'2 enfants'.C3"/>
            <calcext:condition calcext:apply-style-name="Vert" calcext:value="&lt;0" calcext:base-cell-address="'2 enfants'.C3"/>
          </calcext:conditional-format>
          <calcext:conditional-format calcext:target-range-address="'2 enfants'.D3:'2 enfants'.D3">
            <calcext:condition calcext:apply-style-name="Rouge" calcext:value="&gt;0" calcext:base-cell-address="'2 enfants'.D3"/>
            <calcext:condition calcext:apply-style-name="Transparent" calcext:value="=1" calcext:base-cell-address="'2 enfants'.D3"/>
          </calcext:conditional-format>
          <calcext:conditional-format calcext:target-range-address="'2 enfants'.D3:'2 enfants'.D3">
            <calcext:condition calcext:apply-style-name="Rouge" calcext:value="&gt;0" calcext:base-cell-address="'2 enfants'.D3"/>
            <calcext:condition calcext:apply-style-name="Vert" calcext:value="&lt;0" calcext:base-cell-address="'2 enfants'.D3"/>
          </calcext:conditional-format>
          <calcext:conditional-format calcext:target-range-address="'2 enfants'.E3:'2 enfants'.E3">
            <calcext:condition calcext:apply-style-name="Rouge" calcext:value="&gt;0" calcext:base-cell-address="'2 enfants'.E3"/>
            <calcext:condition calcext:apply-style-name="Transparent" calcext:value="=1" calcext:base-cell-address="'2 enfants'.E3"/>
          </calcext:conditional-format>
          <calcext:conditional-format calcext:target-range-address="'2 enfants'.E3:'2 enfants'.E3">
            <calcext:condition calcext:apply-style-name="Rouge" calcext:value="&gt;0" calcext:base-cell-address="'2 enfants'.E3"/>
            <calcext:condition calcext:apply-style-name="Vert" calcext:value="&lt;0" calcext:base-cell-address="'2 enfants'.E3"/>
          </calcext:conditional-format>
          <calcext:conditional-format calcext:target-range-address="'2 enfants'.F3:'2 enfants'.F3">
            <calcext:condition calcext:apply-style-name="Rouge" calcext:value="&gt;0" calcext:base-cell-address="'2 enfants'.F3"/>
            <calcext:condition calcext:apply-style-name="Transparent" calcext:value="=1" calcext:base-cell-address="'2 enfants'.F3"/>
          </calcext:conditional-format>
          <calcext:conditional-format calcext:target-range-address="'2 enfants'.F3:'2 enfants'.F3">
            <calcext:condition calcext:apply-style-name="Rouge" calcext:value="&gt;0" calcext:base-cell-address="'2 enfants'.F3"/>
            <calcext:condition calcext:apply-style-name="Vert" calcext:value="&lt;0" calcext:base-cell-address="'2 enfants'.F3"/>
          </calcext:conditional-format>
          <calcext:conditional-format calcext:target-range-address="'2 enfants'.G3:'2 enfants'.G3">
            <calcext:condition calcext:apply-style-name="Rouge" calcext:value="&gt;0" calcext:base-cell-address="'2 enfants'.G3"/>
            <calcext:condition calcext:apply-style-name="Transparent" calcext:value="=1" calcext:base-cell-address="'2 enfants'.G3"/>
          </calcext:conditional-format>
          <calcext:conditional-format calcext:target-range-address="'2 enfants'.G3:'2 enfants'.G3">
            <calcext:condition calcext:apply-style-name="Rouge" calcext:value="&gt;0" calcext:base-cell-address="'2 enfants'.G3"/>
            <calcext:condition calcext:apply-style-name="Vert" calcext:value="&lt;0" calcext:base-cell-address="'2 enfants'.G3"/>
          </calcext:conditional-format>
          <calcext:conditional-format calcext:target-range-address="'2 enfants'.H3:'2 enfants'.H3">
            <calcext:condition calcext:apply-style-name="Rouge" calcext:value="&gt;0" calcext:base-cell-address="'2 enfants'.H3"/>
            <calcext:condition calcext:apply-style-name="Transparent" calcext:value="=1" calcext:base-cell-address="'2 enfants'.H3"/>
          </calcext:conditional-format>
          <calcext:conditional-format calcext:target-range-address="'2 enfants'.H3:'2 enfants'.H3">
            <calcext:condition calcext:apply-style-name="Rouge" calcext:value="&gt;0" calcext:base-cell-address="'2 enfants'.H3"/>
            <calcext:condition calcext:apply-style-name="Vert" calcext:value="&lt;0" calcext:base-cell-address="'2 enfants'.H3"/>
          </calcext:conditional-format>
          <calcext:conditional-format calcext:target-range-address="'2 enfants'.I3:'2 enfants'.I3">
            <calcext:condition calcext:apply-style-name="Rouge" calcext:value="&gt;0" calcext:base-cell-address="'2 enfants'.I3"/>
            <calcext:condition calcext:apply-style-name="Transparent" calcext:value="=1" calcext:base-cell-address="'2 enfants'.I3"/>
          </calcext:conditional-format>
          <calcext:conditional-format calcext:target-range-address="'2 enfants'.I3:'2 enfants'.I3">
            <calcext:condition calcext:apply-style-name="Rouge" calcext:value="&gt;0" calcext:base-cell-address="'2 enfants'.I3"/>
            <calcext:condition calcext:apply-style-name="Vert" calcext:value="&lt;0" calcext:base-cell-address="'2 enfants'.I3"/>
          </calcext:conditional-format>
          <calcext:conditional-format calcext:target-range-address="'2 enfants'.J3:'2 enfants'.J3">
            <calcext:condition calcext:apply-style-name="Rouge" calcext:value="&gt;0" calcext:base-cell-address="'2 enfants'.J3"/>
            <calcext:condition calcext:apply-style-name="Transparent" calcext:value="=1" calcext:base-cell-address="'2 enfants'.J3"/>
          </calcext:conditional-format>
          <calcext:conditional-format calcext:target-range-address="'2 enfants'.J3:'2 enfants'.J3">
            <calcext:condition calcext:apply-style-name="Rouge" calcext:value="&gt;0" calcext:base-cell-address="'2 enfants'.J3"/>
            <calcext:condition calcext:apply-style-name="Vert" calcext:value="&lt;0" calcext:base-cell-address="'2 enfants'.J3"/>
          </calcext:conditional-format>
          <calcext:conditional-format calcext:target-range-address="'2 enfants'.K3:'2 enfants'.K3">
            <calcext:condition calcext:apply-style-name="Rouge" calcext:value="&gt;0" calcext:base-cell-address="'2 enfants'.K3"/>
            <calcext:condition calcext:apply-style-name="Transparent" calcext:value="=1" calcext:base-cell-address="'2 enfants'.K3"/>
          </calcext:conditional-format>
          <calcext:conditional-format calcext:target-range-address="'2 enfants'.K3:'2 enfants'.K3">
            <calcext:condition calcext:apply-style-name="Rouge" calcext:value="&gt;0" calcext:base-cell-address="'2 enfants'.K3"/>
            <calcext:condition calcext:apply-style-name="Vert" calcext:value="&lt;0" calcext:base-cell-address="'2 enfants'.K3"/>
          </calcext:conditional-format>
          <calcext:conditional-format calcext:target-range-address="'2 enfants'.L3:'2 enfants'.L3">
            <calcext:condition calcext:apply-style-name="Rouge" calcext:value="&gt;0" calcext:base-cell-address="'2 enfants'.L3"/>
            <calcext:condition calcext:apply-style-name="Transparent" calcext:value="=1" calcext:base-cell-address="'2 enfants'.L3"/>
          </calcext:conditional-format>
          <calcext:conditional-format calcext:target-range-address="'2 enfants'.L3:'2 enfants'.L3">
            <calcext:condition calcext:apply-style-name="Rouge" calcext:value="&gt;0" calcext:base-cell-address="'2 enfants'.L3"/>
            <calcext:condition calcext:apply-style-name="Vert" calcext:value="&lt;0" calcext:base-cell-address="'2 enfants'.L3"/>
          </calcext:conditional-format>
          <calcext:conditional-format calcext:target-range-address="'2 enfants'.M3:'2 enfants'.M3">
            <calcext:condition calcext:apply-style-name="Rouge" calcext:value="&gt;0" calcext:base-cell-address="'2 enfants'.M3"/>
            <calcext:condition calcext:apply-style-name="Transparent" calcext:value="=1" calcext:base-cell-address="'2 enfants'.M3"/>
          </calcext:conditional-format>
          <calcext:conditional-format calcext:target-range-address="'2 enfants'.M3:'2 enfants'.M3">
            <calcext:condition calcext:apply-style-name="Rouge" calcext:value="&gt;0" calcext:base-cell-address="'2 enfants'.M3"/>
            <calcext:condition calcext:apply-style-name="Vert" calcext:value="&lt;0" calcext:base-cell-address="'2 enfants'.M3"/>
          </calcext:conditional-format>
          <calcext:conditional-format calcext:target-range-address="'2 enfants'.N3:'2 enfants'.N3">
            <calcext:condition calcext:apply-style-name="Rouge" calcext:value="&gt;0" calcext:base-cell-address="'2 enfants'.N3"/>
            <calcext:condition calcext:apply-style-name="Transparent" calcext:value="=1" calcext:base-cell-address="'2 enfants'.N3"/>
          </calcext:conditional-format>
          <calcext:conditional-format calcext:target-range-address="'2 enfants'.N3:'2 enfants'.N3">
            <calcext:condition calcext:apply-style-name="Rouge" calcext:value="&gt;0" calcext:base-cell-address="'2 enfants'.N3"/>
            <calcext:condition calcext:apply-style-name="Vert" calcext:value="&lt;0" calcext:base-cell-address="'2 enfants'.N3"/>
          </calcext:conditional-format>
          <calcext:conditional-format calcext:target-range-address="'2 enfants'.B4:'2 enfants'.B4">
            <calcext:condition calcext:apply-style-name="Rouge" calcext:value="&gt;0" calcext:base-cell-address="'2 enfants'.B4"/>
            <calcext:condition calcext:apply-style-name="Transparent" calcext:value="=1" calcext:base-cell-address="'2 enfants'.B4"/>
          </calcext:conditional-format>
          <calcext:conditional-format calcext:target-range-address="'2 enfants'.B4:'2 enfants'.B4">
            <calcext:condition calcext:apply-style-name="Rouge" calcext:value="&gt;0" calcext:base-cell-address="'2 enfants'.B4"/>
            <calcext:condition calcext:apply-style-name="Vert" calcext:value="&lt;0" calcext:base-cell-address="'2 enfants'.B4"/>
          </calcext:conditional-format>
          <calcext:conditional-format calcext:target-range-address="'2 enfants'.C4:'2 enfants'.C4">
            <calcext:condition calcext:apply-style-name="Rouge" calcext:value="&gt;0" calcext:base-cell-address="'2 enfants'.C4"/>
            <calcext:condition calcext:apply-style-name="Transparent" calcext:value="=1" calcext:base-cell-address="'2 enfants'.C4"/>
          </calcext:conditional-format>
          <calcext:conditional-format calcext:target-range-address="'2 enfants'.C4:'2 enfants'.C4">
            <calcext:condition calcext:apply-style-name="Rouge" calcext:value="&gt;0" calcext:base-cell-address="'2 enfants'.C4"/>
            <calcext:condition calcext:apply-style-name="Vert" calcext:value="&lt;0" calcext:base-cell-address="'2 enfants'.C4"/>
          </calcext:conditional-format>
          <calcext:conditional-format calcext:target-range-address="'2 enfants'.D4:'2 enfants'.D4">
            <calcext:condition calcext:apply-style-name="Rouge" calcext:value="&gt;0" calcext:base-cell-address="'2 enfants'.D4"/>
            <calcext:condition calcext:apply-style-name="Transparent" calcext:value="=1" calcext:base-cell-address="'2 enfants'.D4"/>
          </calcext:conditional-format>
          <calcext:conditional-format calcext:target-range-address="'2 enfants'.D4:'2 enfants'.D4">
            <calcext:condition calcext:apply-style-name="Rouge" calcext:value="&gt;0" calcext:base-cell-address="'2 enfants'.D4"/>
            <calcext:condition calcext:apply-style-name="Vert" calcext:value="&lt;0" calcext:base-cell-address="'2 enfants'.D4"/>
          </calcext:conditional-format>
          <calcext:conditional-format calcext:target-range-address="'2 enfants'.E4:'2 enfants'.E4">
            <calcext:condition calcext:apply-style-name="Rouge" calcext:value="&gt;0" calcext:base-cell-address="'2 enfants'.E4"/>
            <calcext:condition calcext:apply-style-name="Transparent" calcext:value="=1" calcext:base-cell-address="'2 enfants'.E4"/>
          </calcext:conditional-format>
          <calcext:conditional-format calcext:target-range-address="'2 enfants'.E4:'2 enfants'.E4">
            <calcext:condition calcext:apply-style-name="Rouge" calcext:value="&gt;0" calcext:base-cell-address="'2 enfants'.E4"/>
            <calcext:condition calcext:apply-style-name="Vert" calcext:value="&lt;0" calcext:base-cell-address="'2 enfants'.E4"/>
          </calcext:conditional-format>
          <calcext:conditional-format calcext:target-range-address="'2 enfants'.F4:'2 enfants'.F4">
            <calcext:condition calcext:apply-style-name="Rouge" calcext:value="&gt;0" calcext:base-cell-address="'2 enfants'.F4"/>
            <calcext:condition calcext:apply-style-name="Transparent" calcext:value="=1" calcext:base-cell-address="'2 enfants'.F4"/>
          </calcext:conditional-format>
          <calcext:conditional-format calcext:target-range-address="'2 enfants'.F4:'2 enfants'.F4">
            <calcext:condition calcext:apply-style-name="Rouge" calcext:value="&gt;0" calcext:base-cell-address="'2 enfants'.F4"/>
            <calcext:condition calcext:apply-style-name="Vert" calcext:value="&lt;0" calcext:base-cell-address="'2 enfants'.F4"/>
          </calcext:conditional-format>
          <calcext:conditional-format calcext:target-range-address="'2 enfants'.G4:'2 enfants'.G4">
            <calcext:condition calcext:apply-style-name="Rouge" calcext:value="&gt;0" calcext:base-cell-address="'2 enfants'.G4"/>
            <calcext:condition calcext:apply-style-name="Transparent" calcext:value="=1" calcext:base-cell-address="'2 enfants'.G4"/>
          </calcext:conditional-format>
          <calcext:conditional-format calcext:target-range-address="'2 enfants'.G4:'2 enfants'.G4">
            <calcext:condition calcext:apply-style-name="Rouge" calcext:value="&gt;0" calcext:base-cell-address="'2 enfants'.G4"/>
            <calcext:condition calcext:apply-style-name="Vert" calcext:value="&lt;0" calcext:base-cell-address="'2 enfants'.G4"/>
          </calcext:conditional-format>
          <calcext:conditional-format calcext:target-range-address="'2 enfants'.H4:'2 enfants'.H4">
            <calcext:condition calcext:apply-style-name="Rouge" calcext:value="&gt;0" calcext:base-cell-address="'2 enfants'.H4"/>
            <calcext:condition calcext:apply-style-name="Transparent" calcext:value="=1" calcext:base-cell-address="'2 enfants'.H4"/>
          </calcext:conditional-format>
          <calcext:conditional-format calcext:target-range-address="'2 enfants'.H4:'2 enfants'.H4">
            <calcext:condition calcext:apply-style-name="Rouge" calcext:value="&gt;0" calcext:base-cell-address="'2 enfants'.H4"/>
            <calcext:condition calcext:apply-style-name="Vert" calcext:value="&lt;0" calcext:base-cell-address="'2 enfants'.H4"/>
          </calcext:conditional-format>
          <calcext:conditional-format calcext:target-range-address="'2 enfants'.I4:'2 enfants'.I4">
            <calcext:condition calcext:apply-style-name="Rouge" calcext:value="&gt;0" calcext:base-cell-address="'2 enfants'.I4"/>
            <calcext:condition calcext:apply-style-name="Transparent" calcext:value="=1" calcext:base-cell-address="'2 enfants'.I4"/>
          </calcext:conditional-format>
          <calcext:conditional-format calcext:target-range-address="'2 enfants'.I4:'2 enfants'.I4">
            <calcext:condition calcext:apply-style-name="Rouge" calcext:value="&gt;0" calcext:base-cell-address="'2 enfants'.I4"/>
            <calcext:condition calcext:apply-style-name="Vert" calcext:value="&lt;0" calcext:base-cell-address="'2 enfants'.I4"/>
          </calcext:conditional-format>
          <calcext:conditional-format calcext:target-range-address="'2 enfants'.J4:'2 enfants'.J4">
            <calcext:condition calcext:apply-style-name="Rouge" calcext:value="&gt;0" calcext:base-cell-address="'2 enfants'.J4"/>
            <calcext:condition calcext:apply-style-name="Transparent" calcext:value="=1" calcext:base-cell-address="'2 enfants'.J4"/>
          </calcext:conditional-format>
          <calcext:conditional-format calcext:target-range-address="'2 enfants'.J4:'2 enfants'.J4">
            <calcext:condition calcext:apply-style-name="Rouge" calcext:value="&gt;0" calcext:base-cell-address="'2 enfants'.J4"/>
            <calcext:condition calcext:apply-style-name="Vert" calcext:value="&lt;0" calcext:base-cell-address="'2 enfants'.J4"/>
          </calcext:conditional-format>
          <calcext:conditional-format calcext:target-range-address="'2 enfants'.K4:'2 enfants'.K4">
            <calcext:condition calcext:apply-style-name="Rouge" calcext:value="&gt;0" calcext:base-cell-address="'2 enfants'.K4"/>
            <calcext:condition calcext:apply-style-name="Transparent" calcext:value="=1" calcext:base-cell-address="'2 enfants'.K4"/>
          </calcext:conditional-format>
          <calcext:conditional-format calcext:target-range-address="'2 enfants'.K4:'2 enfants'.K4">
            <calcext:condition calcext:apply-style-name="Rouge" calcext:value="&gt;0" calcext:base-cell-address="'2 enfants'.K4"/>
            <calcext:condition calcext:apply-style-name="Vert" calcext:value="&lt;0" calcext:base-cell-address="'2 enfants'.K4"/>
          </calcext:conditional-format>
          <calcext:conditional-format calcext:target-range-address="'2 enfants'.L4:'2 enfants'.L4">
            <calcext:condition calcext:apply-style-name="Rouge" calcext:value="&gt;0" calcext:base-cell-address="'2 enfants'.L4"/>
            <calcext:condition calcext:apply-style-name="Transparent" calcext:value="=1" calcext:base-cell-address="'2 enfants'.L4"/>
          </calcext:conditional-format>
          <calcext:conditional-format calcext:target-range-address="'2 enfants'.L4:'2 enfants'.L4">
            <calcext:condition calcext:apply-style-name="Rouge" calcext:value="&gt;0" calcext:base-cell-address="'2 enfants'.L4"/>
            <calcext:condition calcext:apply-style-name="Vert" calcext:value="&lt;0" calcext:base-cell-address="'2 enfants'.L4"/>
          </calcext:conditional-format>
          <calcext:conditional-format calcext:target-range-address="'2 enfants'.M4:'2 enfants'.M4">
            <calcext:condition calcext:apply-style-name="Rouge" calcext:value="&gt;0" calcext:base-cell-address="'2 enfants'.M4"/>
            <calcext:condition calcext:apply-style-name="Transparent" calcext:value="=1" calcext:base-cell-address="'2 enfants'.M4"/>
          </calcext:conditional-format>
          <calcext:conditional-format calcext:target-range-address="'2 enfants'.M4:'2 enfants'.M4">
            <calcext:condition calcext:apply-style-name="Rouge" calcext:value="&gt;0" calcext:base-cell-address="'2 enfants'.M4"/>
            <calcext:condition calcext:apply-style-name="Vert" calcext:value="&lt;0" calcext:base-cell-address="'2 enfants'.M4"/>
          </calcext:conditional-format>
          <calcext:conditional-format calcext:target-range-address="'2 enfants'.N4:'2 enfants'.N4">
            <calcext:condition calcext:apply-style-name="Rouge" calcext:value="&gt;0" calcext:base-cell-address="'2 enfants'.N4"/>
            <calcext:condition calcext:apply-style-name="Transparent" calcext:value="=1" calcext:base-cell-address="'2 enfants'.N4"/>
          </calcext:conditional-format>
          <calcext:conditional-format calcext:target-range-address="'2 enfants'.N4:'2 enfants'.N4">
            <calcext:condition calcext:apply-style-name="Rouge" calcext:value="&gt;0" calcext:base-cell-address="'2 enfants'.N4"/>
            <calcext:condition calcext:apply-style-name="Vert" calcext:value="&lt;0" calcext:base-cell-address="'2 enfants'.N4"/>
          </calcext:conditional-format>
          <calcext:conditional-format calcext:target-range-address="'2 enfants'.B5:'2 enfants'.B5">
            <calcext:condition calcext:apply-style-name="Rouge" calcext:value="&gt;0" calcext:base-cell-address="'2 enfants'.B5"/>
            <calcext:condition calcext:apply-style-name="Transparent" calcext:value="=1" calcext:base-cell-address="'2 enfants'.B5"/>
          </calcext:conditional-format>
          <calcext:conditional-format calcext:target-range-address="'2 enfants'.B5:'2 enfants'.B5">
            <calcext:condition calcext:apply-style-name="Rouge" calcext:value="&gt;0" calcext:base-cell-address="'2 enfants'.B5"/>
            <calcext:condition calcext:apply-style-name="Vert" calcext:value="&lt;0" calcext:base-cell-address="'2 enfants'.B5"/>
          </calcext:conditional-format>
          <calcext:conditional-format calcext:target-range-address="'2 enfants'.C5:'2 enfants'.C5">
            <calcext:condition calcext:apply-style-name="Rouge" calcext:value="&gt;0" calcext:base-cell-address="'2 enfants'.C5"/>
            <calcext:condition calcext:apply-style-name="Transparent" calcext:value="=1" calcext:base-cell-address="'2 enfants'.C5"/>
          </calcext:conditional-format>
          <calcext:conditional-format calcext:target-range-address="'2 enfants'.C5:'2 enfants'.C5">
            <calcext:condition calcext:apply-style-name="Rouge" calcext:value="&gt;0" calcext:base-cell-address="'2 enfants'.C5"/>
            <calcext:condition calcext:apply-style-name="Vert" calcext:value="&lt;0" calcext:base-cell-address="'2 enfants'.C5"/>
          </calcext:conditional-format>
          <calcext:conditional-format calcext:target-range-address="'2 enfants'.D5:'2 enfants'.D5">
            <calcext:condition calcext:apply-style-name="Rouge" calcext:value="&gt;0" calcext:base-cell-address="'2 enfants'.D5"/>
            <calcext:condition calcext:apply-style-name="Transparent" calcext:value="=1" calcext:base-cell-address="'2 enfants'.D5"/>
          </calcext:conditional-format>
          <calcext:conditional-format calcext:target-range-address="'2 enfants'.D5:'2 enfants'.D5">
            <calcext:condition calcext:apply-style-name="Rouge" calcext:value="&gt;0" calcext:base-cell-address="'2 enfants'.D5"/>
            <calcext:condition calcext:apply-style-name="Vert" calcext:value="&lt;0" calcext:base-cell-address="'2 enfants'.D5"/>
          </calcext:conditional-format>
          <calcext:conditional-format calcext:target-range-address="'2 enfants'.E5:'2 enfants'.E5">
            <calcext:condition calcext:apply-style-name="Rouge" calcext:value="&gt;0" calcext:base-cell-address="'2 enfants'.E5"/>
            <calcext:condition calcext:apply-style-name="Transparent" calcext:value="=1" calcext:base-cell-address="'2 enfants'.E5"/>
          </calcext:conditional-format>
          <calcext:conditional-format calcext:target-range-address="'2 enfants'.E5:'2 enfants'.E5">
            <calcext:condition calcext:apply-style-name="Rouge" calcext:value="&gt;0" calcext:base-cell-address="'2 enfants'.E5"/>
            <calcext:condition calcext:apply-style-name="Vert" calcext:value="&lt;0" calcext:base-cell-address="'2 enfants'.E5"/>
          </calcext:conditional-format>
          <calcext:conditional-format calcext:target-range-address="'2 enfants'.F5:'2 enfants'.F5">
            <calcext:condition calcext:apply-style-name="Rouge" calcext:value="&gt;0" calcext:base-cell-address="'2 enfants'.F5"/>
            <calcext:condition calcext:apply-style-name="Transparent" calcext:value="=1" calcext:base-cell-address="'2 enfants'.F5"/>
          </calcext:conditional-format>
          <calcext:conditional-format calcext:target-range-address="'2 enfants'.F5:'2 enfants'.F5">
            <calcext:condition calcext:apply-style-name="Rouge" calcext:value="&gt;0" calcext:base-cell-address="'2 enfants'.F5"/>
            <calcext:condition calcext:apply-style-name="Vert" calcext:value="&lt;0" calcext:base-cell-address="'2 enfants'.F5"/>
          </calcext:conditional-format>
          <calcext:conditional-format calcext:target-range-address="'2 enfants'.G5:'2 enfants'.G5">
            <calcext:condition calcext:apply-style-name="Rouge" calcext:value="&gt;0" calcext:base-cell-address="'2 enfants'.G5"/>
            <calcext:condition calcext:apply-style-name="Transparent" calcext:value="=1" calcext:base-cell-address="'2 enfants'.G5"/>
          </calcext:conditional-format>
          <calcext:conditional-format calcext:target-range-address="'2 enfants'.G5:'2 enfants'.G5">
            <calcext:condition calcext:apply-style-name="Rouge" calcext:value="&gt;0" calcext:base-cell-address="'2 enfants'.G5"/>
            <calcext:condition calcext:apply-style-name="Vert" calcext:value="&lt;0" calcext:base-cell-address="'2 enfants'.G5"/>
          </calcext:conditional-format>
          <calcext:conditional-format calcext:target-range-address="'2 enfants'.H5:'2 enfants'.H5">
            <calcext:condition calcext:apply-style-name="Rouge" calcext:value="&gt;0" calcext:base-cell-address="'2 enfants'.H5"/>
            <calcext:condition calcext:apply-style-name="Transparent" calcext:value="=1" calcext:base-cell-address="'2 enfants'.H5"/>
          </calcext:conditional-format>
          <calcext:conditional-format calcext:target-range-address="'2 enfants'.H5:'2 enfants'.H5">
            <calcext:condition calcext:apply-style-name="Rouge" calcext:value="&gt;0" calcext:base-cell-address="'2 enfants'.H5"/>
            <calcext:condition calcext:apply-style-name="Vert" calcext:value="&lt;0" calcext:base-cell-address="'2 enfants'.H5"/>
          </calcext:conditional-format>
          <calcext:conditional-format calcext:target-range-address="'2 enfants'.I5:'2 enfants'.I5">
            <calcext:condition calcext:apply-style-name="Rouge" calcext:value="&gt;0" calcext:base-cell-address="'2 enfants'.I5"/>
            <calcext:condition calcext:apply-style-name="Transparent" calcext:value="=1" calcext:base-cell-address="'2 enfants'.I5"/>
          </calcext:conditional-format>
          <calcext:conditional-format calcext:target-range-address="'2 enfants'.I5:'2 enfants'.I5">
            <calcext:condition calcext:apply-style-name="Rouge" calcext:value="&gt;0" calcext:base-cell-address="'2 enfants'.I5"/>
            <calcext:condition calcext:apply-style-name="Vert" calcext:value="&lt;0" calcext:base-cell-address="'2 enfants'.I5"/>
          </calcext:conditional-format>
          <calcext:conditional-format calcext:target-range-address="'2 enfants'.J5:'2 enfants'.J5">
            <calcext:condition calcext:apply-style-name="Rouge" calcext:value="&gt;0" calcext:base-cell-address="'2 enfants'.J5"/>
            <calcext:condition calcext:apply-style-name="Transparent" calcext:value="=1" calcext:base-cell-address="'2 enfants'.J5"/>
          </calcext:conditional-format>
          <calcext:conditional-format calcext:target-range-address="'2 enfants'.J5:'2 enfants'.J5">
            <calcext:condition calcext:apply-style-name="Rouge" calcext:value="&gt;0" calcext:base-cell-address="'2 enfants'.J5"/>
            <calcext:condition calcext:apply-style-name="Vert" calcext:value="&lt;0" calcext:base-cell-address="'2 enfants'.J5"/>
          </calcext:conditional-format>
          <calcext:conditional-format calcext:target-range-address="'2 enfants'.K5:'2 enfants'.K5">
            <calcext:condition calcext:apply-style-name="Rouge" calcext:value="&gt;0" calcext:base-cell-address="'2 enfants'.K5"/>
            <calcext:condition calcext:apply-style-name="Transparent" calcext:value="=1" calcext:base-cell-address="'2 enfants'.K5"/>
          </calcext:conditional-format>
          <calcext:conditional-format calcext:target-range-address="'2 enfants'.K5:'2 enfants'.K5">
            <calcext:condition calcext:apply-style-name="Rouge" calcext:value="&gt;0" calcext:base-cell-address="'2 enfants'.K5"/>
            <calcext:condition calcext:apply-style-name="Vert" calcext:value="&lt;0" calcext:base-cell-address="'2 enfants'.K5"/>
          </calcext:conditional-format>
          <calcext:conditional-format calcext:target-range-address="'2 enfants'.L5:'2 enfants'.L5">
            <calcext:condition calcext:apply-style-name="Rouge" calcext:value="&gt;0" calcext:base-cell-address="'2 enfants'.L5"/>
            <calcext:condition calcext:apply-style-name="Transparent" calcext:value="=1" calcext:base-cell-address="'2 enfants'.L5"/>
          </calcext:conditional-format>
          <calcext:conditional-format calcext:target-range-address="'2 enfants'.L5:'2 enfants'.L5">
            <calcext:condition calcext:apply-style-name="Rouge" calcext:value="&gt;0" calcext:base-cell-address="'2 enfants'.L5"/>
            <calcext:condition calcext:apply-style-name="Vert" calcext:value="&lt;0" calcext:base-cell-address="'2 enfants'.L5"/>
          </calcext:conditional-format>
          <calcext:conditional-format calcext:target-range-address="'2 enfants'.M5:'2 enfants'.M5">
            <calcext:condition calcext:apply-style-name="Rouge" calcext:value="&gt;0" calcext:base-cell-address="'2 enfants'.M5"/>
            <calcext:condition calcext:apply-style-name="Transparent" calcext:value="=1" calcext:base-cell-address="'2 enfants'.M5"/>
          </calcext:conditional-format>
          <calcext:conditional-format calcext:target-range-address="'2 enfants'.M5:'2 enfants'.M5">
            <calcext:condition calcext:apply-style-name="Rouge" calcext:value="&gt;0" calcext:base-cell-address="'2 enfants'.M5"/>
            <calcext:condition calcext:apply-style-name="Vert" calcext:value="&lt;0" calcext:base-cell-address="'2 enfants'.M5"/>
          </calcext:conditional-format>
          <calcext:conditional-format calcext:target-range-address="'2 enfants'.N5:'2 enfants'.N5">
            <calcext:condition calcext:apply-style-name="Rouge" calcext:value="&gt;0" calcext:base-cell-address="'2 enfants'.N5"/>
            <calcext:condition calcext:apply-style-name="Transparent" calcext:value="=1" calcext:base-cell-address="'2 enfants'.N5"/>
          </calcext:conditional-format>
          <calcext:conditional-format calcext:target-range-address="'2 enfants'.N5:'2 enfants'.N5">
            <calcext:condition calcext:apply-style-name="Rouge" calcext:value="&gt;0" calcext:base-cell-address="'2 enfants'.N5"/>
            <calcext:condition calcext:apply-style-name="Vert" calcext:value="&lt;0" calcext:base-cell-address="'2 enfants'.N5"/>
          </calcext:conditional-format>
          <calcext:conditional-format calcext:target-range-address="'2 enfants'.B6:'2 enfants'.B6">
            <calcext:condition calcext:apply-style-name="Rouge" calcext:value="&gt;0" calcext:base-cell-address="'2 enfants'.B6"/>
            <calcext:condition calcext:apply-style-name="Transparent" calcext:value="=1" calcext:base-cell-address="'2 enfants'.B6"/>
          </calcext:conditional-format>
          <calcext:conditional-format calcext:target-range-address="'2 enfants'.B6:'2 enfants'.B6">
            <calcext:condition calcext:apply-style-name="Rouge" calcext:value="&gt;0" calcext:base-cell-address="'2 enfants'.B6"/>
            <calcext:condition calcext:apply-style-name="Vert" calcext:value="&lt;0" calcext:base-cell-address="'2 enfants'.B6"/>
          </calcext:conditional-format>
          <calcext:conditional-format calcext:target-range-address="'2 enfants'.C6:'2 enfants'.C6">
            <calcext:condition calcext:apply-style-name="Rouge" calcext:value="&gt;0" calcext:base-cell-address="'2 enfants'.C6"/>
            <calcext:condition calcext:apply-style-name="Transparent" calcext:value="=1" calcext:base-cell-address="'2 enfants'.C6"/>
          </calcext:conditional-format>
          <calcext:conditional-format calcext:target-range-address="'2 enfants'.C6:'2 enfants'.C6">
            <calcext:condition calcext:apply-style-name="Rouge" calcext:value="&gt;0" calcext:base-cell-address="'2 enfants'.C6"/>
            <calcext:condition calcext:apply-style-name="Vert" calcext:value="&lt;0" calcext:base-cell-address="'2 enfants'.C6"/>
          </calcext:conditional-format>
          <calcext:conditional-format calcext:target-range-address="'2 enfants'.D6:'2 enfants'.D6">
            <calcext:condition calcext:apply-style-name="Rouge" calcext:value="&gt;0" calcext:base-cell-address="'2 enfants'.D6"/>
            <calcext:condition calcext:apply-style-name="Transparent" calcext:value="=1" calcext:base-cell-address="'2 enfants'.D6"/>
          </calcext:conditional-format>
          <calcext:conditional-format calcext:target-range-address="'2 enfants'.D6:'2 enfants'.D6">
            <calcext:condition calcext:apply-style-name="Rouge" calcext:value="&gt;0" calcext:base-cell-address="'2 enfants'.D6"/>
            <calcext:condition calcext:apply-style-name="Vert" calcext:value="&lt;0" calcext:base-cell-address="'2 enfants'.D6"/>
          </calcext:conditional-format>
          <calcext:conditional-format calcext:target-range-address="'2 enfants'.E6:'2 enfants'.E6">
            <calcext:condition calcext:apply-style-name="Rouge" calcext:value="&gt;0" calcext:base-cell-address="'2 enfants'.E6"/>
            <calcext:condition calcext:apply-style-name="Transparent" calcext:value="=1" calcext:base-cell-address="'2 enfants'.E6"/>
          </calcext:conditional-format>
          <calcext:conditional-format calcext:target-range-address="'2 enfants'.E6:'2 enfants'.E6">
            <calcext:condition calcext:apply-style-name="Rouge" calcext:value="&gt;0" calcext:base-cell-address="'2 enfants'.E6"/>
            <calcext:condition calcext:apply-style-name="Vert" calcext:value="&lt;0" calcext:base-cell-address="'2 enfants'.E6"/>
          </calcext:conditional-format>
          <calcext:conditional-format calcext:target-range-address="'2 enfants'.F6:'2 enfants'.F6">
            <calcext:condition calcext:apply-style-name="Rouge" calcext:value="&gt;0" calcext:base-cell-address="'2 enfants'.F6"/>
            <calcext:condition calcext:apply-style-name="Transparent" calcext:value="=1" calcext:base-cell-address="'2 enfants'.F6"/>
          </calcext:conditional-format>
          <calcext:conditional-format calcext:target-range-address="'2 enfants'.F6:'2 enfants'.F6">
            <calcext:condition calcext:apply-style-name="Rouge" calcext:value="&gt;0" calcext:base-cell-address="'2 enfants'.F6"/>
            <calcext:condition calcext:apply-style-name="Vert" calcext:value="&lt;0" calcext:base-cell-address="'2 enfants'.F6"/>
          </calcext:conditional-format>
          <calcext:conditional-format calcext:target-range-address="'2 enfants'.G6:'2 enfants'.G6">
            <calcext:condition calcext:apply-style-name="Rouge" calcext:value="&gt;0" calcext:base-cell-address="'2 enfants'.G6"/>
            <calcext:condition calcext:apply-style-name="Transparent" calcext:value="=1" calcext:base-cell-address="'2 enfants'.G6"/>
          </calcext:conditional-format>
          <calcext:conditional-format calcext:target-range-address="'2 enfants'.G6:'2 enfants'.G6">
            <calcext:condition calcext:apply-style-name="Rouge" calcext:value="&gt;0" calcext:base-cell-address="'2 enfants'.G6"/>
            <calcext:condition calcext:apply-style-name="Vert" calcext:value="&lt;0" calcext:base-cell-address="'2 enfants'.G6"/>
          </calcext:conditional-format>
          <calcext:conditional-format calcext:target-range-address="'2 enfants'.H6:'2 enfants'.H6">
            <calcext:condition calcext:apply-style-name="Rouge" calcext:value="&gt;0" calcext:base-cell-address="'2 enfants'.H6"/>
            <calcext:condition calcext:apply-style-name="Transparent" calcext:value="=1" calcext:base-cell-address="'2 enfants'.H6"/>
          </calcext:conditional-format>
          <calcext:conditional-format calcext:target-range-address="'2 enfants'.H6:'2 enfants'.H6">
            <calcext:condition calcext:apply-style-name="Rouge" calcext:value="&gt;0" calcext:base-cell-address="'2 enfants'.H6"/>
            <calcext:condition calcext:apply-style-name="Vert" calcext:value="&lt;0" calcext:base-cell-address="'2 enfants'.H6"/>
          </calcext:conditional-format>
          <calcext:conditional-format calcext:target-range-address="'2 enfants'.I6:'2 enfants'.I6">
            <calcext:condition calcext:apply-style-name="Rouge" calcext:value="&gt;0" calcext:base-cell-address="'2 enfants'.I6"/>
            <calcext:condition calcext:apply-style-name="Transparent" calcext:value="=1" calcext:base-cell-address="'2 enfants'.I6"/>
          </calcext:conditional-format>
          <calcext:conditional-format calcext:target-range-address="'2 enfants'.I6:'2 enfants'.I6">
            <calcext:condition calcext:apply-style-name="Rouge" calcext:value="&gt;0" calcext:base-cell-address="'2 enfants'.I6"/>
            <calcext:condition calcext:apply-style-name="Vert" calcext:value="&lt;0" calcext:base-cell-address="'2 enfants'.I6"/>
          </calcext:conditional-format>
          <calcext:conditional-format calcext:target-range-address="'2 enfants'.J6:'2 enfants'.J6">
            <calcext:condition calcext:apply-style-name="Rouge" calcext:value="&gt;0" calcext:base-cell-address="'2 enfants'.J6"/>
            <calcext:condition calcext:apply-style-name="Transparent" calcext:value="=1" calcext:base-cell-address="'2 enfants'.J6"/>
          </calcext:conditional-format>
          <calcext:conditional-format calcext:target-range-address="'2 enfants'.J6:'2 enfants'.J6">
            <calcext:condition calcext:apply-style-name="Rouge" calcext:value="&gt;0" calcext:base-cell-address="'2 enfants'.J6"/>
            <calcext:condition calcext:apply-style-name="Vert" calcext:value="&lt;0" calcext:base-cell-address="'2 enfants'.J6"/>
          </calcext:conditional-format>
          <calcext:conditional-format calcext:target-range-address="'2 enfants'.K6:'2 enfants'.K6">
            <calcext:condition calcext:apply-style-name="Rouge" calcext:value="&gt;0" calcext:base-cell-address="'2 enfants'.K6"/>
            <calcext:condition calcext:apply-style-name="Transparent" calcext:value="=1" calcext:base-cell-address="'2 enfants'.K6"/>
          </calcext:conditional-format>
          <calcext:conditional-format calcext:target-range-address="'2 enfants'.K6:'2 enfants'.K6">
            <calcext:condition calcext:apply-style-name="Rouge" calcext:value="&gt;0" calcext:base-cell-address="'2 enfants'.K6"/>
            <calcext:condition calcext:apply-style-name="Vert" calcext:value="&lt;0" calcext:base-cell-address="'2 enfants'.K6"/>
          </calcext:conditional-format>
          <calcext:conditional-format calcext:target-range-address="'2 enfants'.L6:'2 enfants'.L6">
            <calcext:condition calcext:apply-style-name="Rouge" calcext:value="&gt;0" calcext:base-cell-address="'2 enfants'.L6"/>
            <calcext:condition calcext:apply-style-name="Transparent" calcext:value="=1" calcext:base-cell-address="'2 enfants'.L6"/>
          </calcext:conditional-format>
          <calcext:conditional-format calcext:target-range-address="'2 enfants'.L6:'2 enfants'.L6">
            <calcext:condition calcext:apply-style-name="Rouge" calcext:value="&gt;0" calcext:base-cell-address="'2 enfants'.L6"/>
            <calcext:condition calcext:apply-style-name="Vert" calcext:value="&lt;0" calcext:base-cell-address="'2 enfants'.L6"/>
          </calcext:conditional-format>
          <calcext:conditional-format calcext:target-range-address="'2 enfants'.M6:'2 enfants'.M6">
            <calcext:condition calcext:apply-style-name="Rouge" calcext:value="&gt;0" calcext:base-cell-address="'2 enfants'.M6"/>
            <calcext:condition calcext:apply-style-name="Transparent" calcext:value="=1" calcext:base-cell-address="'2 enfants'.M6"/>
          </calcext:conditional-format>
          <calcext:conditional-format calcext:target-range-address="'2 enfants'.M6:'2 enfants'.M6">
            <calcext:condition calcext:apply-style-name="Rouge" calcext:value="&gt;0" calcext:base-cell-address="'2 enfants'.M6"/>
            <calcext:condition calcext:apply-style-name="Vert" calcext:value="&lt;0" calcext:base-cell-address="'2 enfants'.M6"/>
          </calcext:conditional-format>
          <calcext:conditional-format calcext:target-range-address="'2 enfants'.N6:'2 enfants'.N6">
            <calcext:condition calcext:apply-style-name="Rouge" calcext:value="&gt;0" calcext:base-cell-address="'2 enfants'.N6"/>
            <calcext:condition calcext:apply-style-name="Transparent" calcext:value="=1" calcext:base-cell-address="'2 enfants'.N6"/>
          </calcext:conditional-format>
          <calcext:conditional-format calcext:target-range-address="'2 enfants'.N6:'2 enfants'.N6">
            <calcext:condition calcext:apply-style-name="Rouge" calcext:value="&gt;0" calcext:base-cell-address="'2 enfants'.N6"/>
            <calcext:condition calcext:apply-style-name="Vert" calcext:value="&lt;0" calcext:base-cell-address="'2 enfants'.N6"/>
          </calcext:conditional-format>
          <calcext:conditional-format calcext:target-range-address="'2 enfants'.B7:'2 enfants'.B7">
            <calcext:condition calcext:apply-style-name="Rouge" calcext:value="&gt;0" calcext:base-cell-address="'2 enfants'.B7"/>
            <calcext:condition calcext:apply-style-name="Transparent" calcext:value="=1" calcext:base-cell-address="'2 enfants'.B7"/>
          </calcext:conditional-format>
          <calcext:conditional-format calcext:target-range-address="'2 enfants'.B7:'2 enfants'.B7">
            <calcext:condition calcext:apply-style-name="Rouge" calcext:value="&gt;0" calcext:base-cell-address="'2 enfants'.B7"/>
            <calcext:condition calcext:apply-style-name="Vert" calcext:value="&lt;0" calcext:base-cell-address="'2 enfants'.B7"/>
          </calcext:conditional-format>
          <calcext:conditional-format calcext:target-range-address="'2 enfants'.C7:'2 enfants'.C7">
            <calcext:condition calcext:apply-style-name="Rouge" calcext:value="&gt;0" calcext:base-cell-address="'2 enfants'.C7"/>
            <calcext:condition calcext:apply-style-name="Transparent" calcext:value="=1" calcext:base-cell-address="'2 enfants'.C7"/>
          </calcext:conditional-format>
          <calcext:conditional-format calcext:target-range-address="'2 enfants'.C7:'2 enfants'.C7">
            <calcext:condition calcext:apply-style-name="Rouge" calcext:value="&gt;0" calcext:base-cell-address="'2 enfants'.C7"/>
            <calcext:condition calcext:apply-style-name="Vert" calcext:value="&lt;0" calcext:base-cell-address="'2 enfants'.C7"/>
          </calcext:conditional-format>
          <calcext:conditional-format calcext:target-range-address="'2 enfants'.D7:'2 enfants'.D7">
            <calcext:condition calcext:apply-style-name="Rouge" calcext:value="&gt;0" calcext:base-cell-address="'2 enfants'.D7"/>
            <calcext:condition calcext:apply-style-name="Transparent" calcext:value="=1" calcext:base-cell-address="'2 enfants'.D7"/>
          </calcext:conditional-format>
          <calcext:conditional-format calcext:target-range-address="'2 enfants'.D7:'2 enfants'.D7">
            <calcext:condition calcext:apply-style-name="Rouge" calcext:value="&gt;0" calcext:base-cell-address="'2 enfants'.D7"/>
            <calcext:condition calcext:apply-style-name="Vert" calcext:value="&lt;0" calcext:base-cell-address="'2 enfants'.D7"/>
          </calcext:conditional-format>
          <calcext:conditional-format calcext:target-range-address="'2 enfants'.E7:'2 enfants'.E7">
            <calcext:condition calcext:apply-style-name="Rouge" calcext:value="&gt;0" calcext:base-cell-address="'2 enfants'.E7"/>
            <calcext:condition calcext:apply-style-name="Transparent" calcext:value="=1" calcext:base-cell-address="'2 enfants'.E7"/>
          </calcext:conditional-format>
          <calcext:conditional-format calcext:target-range-address="'2 enfants'.E7:'2 enfants'.E7">
            <calcext:condition calcext:apply-style-name="Rouge" calcext:value="&gt;0" calcext:base-cell-address="'2 enfants'.E7"/>
            <calcext:condition calcext:apply-style-name="Vert" calcext:value="&lt;0" calcext:base-cell-address="'2 enfants'.E7"/>
          </calcext:conditional-format>
          <calcext:conditional-format calcext:target-range-address="'2 enfants'.F7:'2 enfants'.F7">
            <calcext:condition calcext:apply-style-name="Rouge" calcext:value="&gt;0" calcext:base-cell-address="'2 enfants'.F7"/>
            <calcext:condition calcext:apply-style-name="Transparent" calcext:value="=1" calcext:base-cell-address="'2 enfants'.F7"/>
          </calcext:conditional-format>
          <calcext:conditional-format calcext:target-range-address="'2 enfants'.F7:'2 enfants'.F7">
            <calcext:condition calcext:apply-style-name="Rouge" calcext:value="&gt;0" calcext:base-cell-address="'2 enfants'.F7"/>
            <calcext:condition calcext:apply-style-name="Vert" calcext:value="&lt;0" calcext:base-cell-address="'2 enfants'.F7"/>
          </calcext:conditional-format>
          <calcext:conditional-format calcext:target-range-address="'2 enfants'.G7:'2 enfants'.G7">
            <calcext:condition calcext:apply-style-name="Rouge" calcext:value="&gt;0" calcext:base-cell-address="'2 enfants'.G7"/>
            <calcext:condition calcext:apply-style-name="Transparent" calcext:value="=1" calcext:base-cell-address="'2 enfants'.G7"/>
          </calcext:conditional-format>
          <calcext:conditional-format calcext:target-range-address="'2 enfants'.G7:'2 enfants'.G7">
            <calcext:condition calcext:apply-style-name="Rouge" calcext:value="&gt;0" calcext:base-cell-address="'2 enfants'.G7"/>
            <calcext:condition calcext:apply-style-name="Vert" calcext:value="&lt;0" calcext:base-cell-address="'2 enfants'.G7"/>
          </calcext:conditional-format>
          <calcext:conditional-format calcext:target-range-address="'2 enfants'.H7:'2 enfants'.H7">
            <calcext:condition calcext:apply-style-name="Rouge" calcext:value="&gt;0" calcext:base-cell-address="'2 enfants'.H7"/>
            <calcext:condition calcext:apply-style-name="Transparent" calcext:value="=1" calcext:base-cell-address="'2 enfants'.H7"/>
          </calcext:conditional-format>
          <calcext:conditional-format calcext:target-range-address="'2 enfants'.H7:'2 enfants'.H7">
            <calcext:condition calcext:apply-style-name="Rouge" calcext:value="&gt;0" calcext:base-cell-address="'2 enfants'.H7"/>
            <calcext:condition calcext:apply-style-name="Vert" calcext:value="&lt;0" calcext:base-cell-address="'2 enfants'.H7"/>
          </calcext:conditional-format>
          <calcext:conditional-format calcext:target-range-address="'2 enfants'.I7:'2 enfants'.I7">
            <calcext:condition calcext:apply-style-name="Rouge" calcext:value="&gt;0" calcext:base-cell-address="'2 enfants'.I7"/>
            <calcext:condition calcext:apply-style-name="Transparent" calcext:value="=1" calcext:base-cell-address="'2 enfants'.I7"/>
          </calcext:conditional-format>
          <calcext:conditional-format calcext:target-range-address="'2 enfants'.I7:'2 enfants'.I7">
            <calcext:condition calcext:apply-style-name="Rouge" calcext:value="&gt;0" calcext:base-cell-address="'2 enfants'.I7"/>
            <calcext:condition calcext:apply-style-name="Vert" calcext:value="&lt;0" calcext:base-cell-address="'2 enfants'.I7"/>
          </calcext:conditional-format>
          <calcext:conditional-format calcext:target-range-address="'2 enfants'.J7:'2 enfants'.J7">
            <calcext:condition calcext:apply-style-name="Rouge" calcext:value="&gt;0" calcext:base-cell-address="'2 enfants'.J7"/>
            <calcext:condition calcext:apply-style-name="Transparent" calcext:value="=1" calcext:base-cell-address="'2 enfants'.J7"/>
          </calcext:conditional-format>
          <calcext:conditional-format calcext:target-range-address="'2 enfants'.J7:'2 enfants'.J7">
            <calcext:condition calcext:apply-style-name="Rouge" calcext:value="&gt;0" calcext:base-cell-address="'2 enfants'.J7"/>
            <calcext:condition calcext:apply-style-name="Vert" calcext:value="&lt;0" calcext:base-cell-address="'2 enfants'.J7"/>
          </calcext:conditional-format>
          <calcext:conditional-format calcext:target-range-address="'2 enfants'.K7:'2 enfants'.K7">
            <calcext:condition calcext:apply-style-name="Rouge" calcext:value="&gt;0" calcext:base-cell-address="'2 enfants'.K7"/>
            <calcext:condition calcext:apply-style-name="Transparent" calcext:value="=1" calcext:base-cell-address="'2 enfants'.K7"/>
          </calcext:conditional-format>
          <calcext:conditional-format calcext:target-range-address="'2 enfants'.K7:'2 enfants'.K7">
            <calcext:condition calcext:apply-style-name="Rouge" calcext:value="&gt;0" calcext:base-cell-address="'2 enfants'.K7"/>
            <calcext:condition calcext:apply-style-name="Vert" calcext:value="&lt;0" calcext:base-cell-address="'2 enfants'.K7"/>
          </calcext:conditional-format>
          <calcext:conditional-format calcext:target-range-address="'2 enfants'.L7:'2 enfants'.L7">
            <calcext:condition calcext:apply-style-name="Rouge" calcext:value="&gt;0" calcext:base-cell-address="'2 enfants'.L7"/>
            <calcext:condition calcext:apply-style-name="Transparent" calcext:value="=1" calcext:base-cell-address="'2 enfants'.L7"/>
          </calcext:conditional-format>
          <calcext:conditional-format calcext:target-range-address="'2 enfants'.L7:'2 enfants'.L7">
            <calcext:condition calcext:apply-style-name="Rouge" calcext:value="&gt;0" calcext:base-cell-address="'2 enfants'.L7"/>
            <calcext:condition calcext:apply-style-name="Vert" calcext:value="&lt;0" calcext:base-cell-address="'2 enfants'.L7"/>
          </calcext:conditional-format>
          <calcext:conditional-format calcext:target-range-address="'2 enfants'.M7:'2 enfants'.M7">
            <calcext:condition calcext:apply-style-name="Rouge" calcext:value="&gt;0" calcext:base-cell-address="'2 enfants'.M7"/>
            <calcext:condition calcext:apply-style-name="Transparent" calcext:value="=1" calcext:base-cell-address="'2 enfants'.M7"/>
          </calcext:conditional-format>
          <calcext:conditional-format calcext:target-range-address="'2 enfants'.M7:'2 enfants'.M7">
            <calcext:condition calcext:apply-style-name="Rouge" calcext:value="&gt;0" calcext:base-cell-address="'2 enfants'.M7"/>
            <calcext:condition calcext:apply-style-name="Vert" calcext:value="&lt;0" calcext:base-cell-address="'2 enfants'.M7"/>
          </calcext:conditional-format>
          <calcext:conditional-format calcext:target-range-address="'2 enfants'.N7:'2 enfants'.N7">
            <calcext:condition calcext:apply-style-name="Rouge" calcext:value="&gt;0" calcext:base-cell-address="'2 enfants'.N7"/>
            <calcext:condition calcext:apply-style-name="Transparent" calcext:value="=1" calcext:base-cell-address="'2 enfants'.N7"/>
          </calcext:conditional-format>
          <calcext:conditional-format calcext:target-range-address="'2 enfants'.N7:'2 enfants'.N7">
            <calcext:condition calcext:apply-style-name="Rouge" calcext:value="&gt;0" calcext:base-cell-address="'2 enfants'.N7"/>
            <calcext:condition calcext:apply-style-name="Vert" calcext:value="&lt;0" calcext:base-cell-address="'2 enfants'.N7"/>
          </calcext:conditional-format>
          <calcext:conditional-format calcext:target-range-address="'2 enfants'.B8:'2 enfants'.B8">
            <calcext:condition calcext:apply-style-name="Rouge" calcext:value="&gt;0" calcext:base-cell-address="'2 enfants'.B8"/>
            <calcext:condition calcext:apply-style-name="Transparent" calcext:value="=1" calcext:base-cell-address="'2 enfants'.B8"/>
          </calcext:conditional-format>
          <calcext:conditional-format calcext:target-range-address="'2 enfants'.B8:'2 enfants'.B8">
            <calcext:condition calcext:apply-style-name="Rouge" calcext:value="&gt;0" calcext:base-cell-address="'2 enfants'.B8"/>
            <calcext:condition calcext:apply-style-name="Vert" calcext:value="&lt;0" calcext:base-cell-address="'2 enfants'.B8"/>
          </calcext:conditional-format>
          <calcext:conditional-format calcext:target-range-address="'2 enfants'.C8:'2 enfants'.C8">
            <calcext:condition calcext:apply-style-name="Rouge" calcext:value="&gt;0" calcext:base-cell-address="'2 enfants'.C8"/>
            <calcext:condition calcext:apply-style-name="Transparent" calcext:value="=1" calcext:base-cell-address="'2 enfants'.C8"/>
          </calcext:conditional-format>
          <calcext:conditional-format calcext:target-range-address="'2 enfants'.C8:'2 enfants'.C8">
            <calcext:condition calcext:apply-style-name="Rouge" calcext:value="&gt;0" calcext:base-cell-address="'2 enfants'.C8"/>
            <calcext:condition calcext:apply-style-name="Vert" calcext:value="&lt;0" calcext:base-cell-address="'2 enfants'.C8"/>
          </calcext:conditional-format>
          <calcext:conditional-format calcext:target-range-address="'2 enfants'.D8:'2 enfants'.D8">
            <calcext:condition calcext:apply-style-name="Rouge" calcext:value="&gt;0" calcext:base-cell-address="'2 enfants'.D8"/>
            <calcext:condition calcext:apply-style-name="Transparent" calcext:value="=1" calcext:base-cell-address="'2 enfants'.D8"/>
          </calcext:conditional-format>
          <calcext:conditional-format calcext:target-range-address="'2 enfants'.D8:'2 enfants'.D8">
            <calcext:condition calcext:apply-style-name="Rouge" calcext:value="&gt;0" calcext:base-cell-address="'2 enfants'.D8"/>
            <calcext:condition calcext:apply-style-name="Vert" calcext:value="&lt;0" calcext:base-cell-address="'2 enfants'.D8"/>
          </calcext:conditional-format>
          <calcext:conditional-format calcext:target-range-address="'2 enfants'.E8:'2 enfants'.E8">
            <calcext:condition calcext:apply-style-name="Rouge" calcext:value="&gt;0" calcext:base-cell-address="'2 enfants'.E8"/>
            <calcext:condition calcext:apply-style-name="Transparent" calcext:value="=1" calcext:base-cell-address="'2 enfants'.E8"/>
          </calcext:conditional-format>
          <calcext:conditional-format calcext:target-range-address="'2 enfants'.E8:'2 enfants'.E8">
            <calcext:condition calcext:apply-style-name="Rouge" calcext:value="&gt;0" calcext:base-cell-address="'2 enfants'.E8"/>
            <calcext:condition calcext:apply-style-name="Vert" calcext:value="&lt;0" calcext:base-cell-address="'2 enfants'.E8"/>
          </calcext:conditional-format>
          <calcext:conditional-format calcext:target-range-address="'2 enfants'.F8:'2 enfants'.F8">
            <calcext:condition calcext:apply-style-name="Rouge" calcext:value="&gt;0" calcext:base-cell-address="'2 enfants'.F8"/>
            <calcext:condition calcext:apply-style-name="Transparent" calcext:value="=1" calcext:base-cell-address="'2 enfants'.F8"/>
          </calcext:conditional-format>
          <calcext:conditional-format calcext:target-range-address="'2 enfants'.F8:'2 enfants'.F8">
            <calcext:condition calcext:apply-style-name="Rouge" calcext:value="&gt;0" calcext:base-cell-address="'2 enfants'.F8"/>
            <calcext:condition calcext:apply-style-name="Vert" calcext:value="&lt;0" calcext:base-cell-address="'2 enfants'.F8"/>
          </calcext:conditional-format>
          <calcext:conditional-format calcext:target-range-address="'2 enfants'.G8:'2 enfants'.G8">
            <calcext:condition calcext:apply-style-name="Rouge" calcext:value="&gt;0" calcext:base-cell-address="'2 enfants'.G8"/>
            <calcext:condition calcext:apply-style-name="Transparent" calcext:value="=1" calcext:base-cell-address="'2 enfants'.G8"/>
          </calcext:conditional-format>
          <calcext:conditional-format calcext:target-range-address="'2 enfants'.G8:'2 enfants'.G8">
            <calcext:condition calcext:apply-style-name="Rouge" calcext:value="&gt;0" calcext:base-cell-address="'2 enfants'.G8"/>
            <calcext:condition calcext:apply-style-name="Vert" calcext:value="&lt;0" calcext:base-cell-address="'2 enfants'.G8"/>
          </calcext:conditional-format>
          <calcext:conditional-format calcext:target-range-address="'2 enfants'.H8:'2 enfants'.H8">
            <calcext:condition calcext:apply-style-name="Rouge" calcext:value="&gt;0" calcext:base-cell-address="'2 enfants'.H8"/>
            <calcext:condition calcext:apply-style-name="Transparent" calcext:value="=1" calcext:base-cell-address="'2 enfants'.H8"/>
          </calcext:conditional-format>
          <calcext:conditional-format calcext:target-range-address="'2 enfants'.H8:'2 enfants'.H8">
            <calcext:condition calcext:apply-style-name="Rouge" calcext:value="&gt;0" calcext:base-cell-address="'2 enfants'.H8"/>
            <calcext:condition calcext:apply-style-name="Vert" calcext:value="&lt;0" calcext:base-cell-address="'2 enfants'.H8"/>
          </calcext:conditional-format>
          <calcext:conditional-format calcext:target-range-address="'2 enfants'.I8:'2 enfants'.I8">
            <calcext:condition calcext:apply-style-name="Rouge" calcext:value="&gt;0" calcext:base-cell-address="'2 enfants'.I8"/>
            <calcext:condition calcext:apply-style-name="Transparent" calcext:value="=1" calcext:base-cell-address="'2 enfants'.I8"/>
          </calcext:conditional-format>
          <calcext:conditional-format calcext:target-range-address="'2 enfants'.I8:'2 enfants'.I8">
            <calcext:condition calcext:apply-style-name="Rouge" calcext:value="&gt;0" calcext:base-cell-address="'2 enfants'.I8"/>
            <calcext:condition calcext:apply-style-name="Vert" calcext:value="&lt;0" calcext:base-cell-address="'2 enfants'.I8"/>
          </calcext:conditional-format>
          <calcext:conditional-format calcext:target-range-address="'2 enfants'.J8:'2 enfants'.J8">
            <calcext:condition calcext:apply-style-name="Rouge" calcext:value="&gt;0" calcext:base-cell-address="'2 enfants'.J8"/>
            <calcext:condition calcext:apply-style-name="Transparent" calcext:value="=1" calcext:base-cell-address="'2 enfants'.J8"/>
          </calcext:conditional-format>
          <calcext:conditional-format calcext:target-range-address="'2 enfants'.J8:'2 enfants'.J8">
            <calcext:condition calcext:apply-style-name="Rouge" calcext:value="&gt;0" calcext:base-cell-address="'2 enfants'.J8"/>
            <calcext:condition calcext:apply-style-name="Vert" calcext:value="&lt;0" calcext:base-cell-address="'2 enfants'.J8"/>
          </calcext:conditional-format>
          <calcext:conditional-format calcext:target-range-address="'2 enfants'.K8:'2 enfants'.K8">
            <calcext:condition calcext:apply-style-name="Rouge" calcext:value="&gt;0" calcext:base-cell-address="'2 enfants'.K8"/>
            <calcext:condition calcext:apply-style-name="Transparent" calcext:value="=1" calcext:base-cell-address="'2 enfants'.K8"/>
          </calcext:conditional-format>
          <calcext:conditional-format calcext:target-range-address="'2 enfants'.K8:'2 enfants'.K8">
            <calcext:condition calcext:apply-style-name="Rouge" calcext:value="&gt;0" calcext:base-cell-address="'2 enfants'.K8"/>
            <calcext:condition calcext:apply-style-name="Vert" calcext:value="&lt;0" calcext:base-cell-address="'2 enfants'.K8"/>
          </calcext:conditional-format>
          <calcext:conditional-format calcext:target-range-address="'2 enfants'.L8:'2 enfants'.L8">
            <calcext:condition calcext:apply-style-name="Rouge" calcext:value="&gt;0" calcext:base-cell-address="'2 enfants'.L8"/>
            <calcext:condition calcext:apply-style-name="Transparent" calcext:value="=1" calcext:base-cell-address="'2 enfants'.L8"/>
          </calcext:conditional-format>
          <calcext:conditional-format calcext:target-range-address="'2 enfants'.L8:'2 enfants'.L8">
            <calcext:condition calcext:apply-style-name="Rouge" calcext:value="&gt;0" calcext:base-cell-address="'2 enfants'.L8"/>
            <calcext:condition calcext:apply-style-name="Vert" calcext:value="&lt;0" calcext:base-cell-address="'2 enfants'.L8"/>
          </calcext:conditional-format>
          <calcext:conditional-format calcext:target-range-address="'2 enfants'.M8:'2 enfants'.M8">
            <calcext:condition calcext:apply-style-name="Rouge" calcext:value="&gt;0" calcext:base-cell-address="'2 enfants'.M8"/>
            <calcext:condition calcext:apply-style-name="Transparent" calcext:value="=1" calcext:base-cell-address="'2 enfants'.M8"/>
          </calcext:conditional-format>
          <calcext:conditional-format calcext:target-range-address="'2 enfants'.M8:'2 enfants'.M8">
            <calcext:condition calcext:apply-style-name="Rouge" calcext:value="&gt;0" calcext:base-cell-address="'2 enfants'.M8"/>
            <calcext:condition calcext:apply-style-name="Vert" calcext:value="&lt;0" calcext:base-cell-address="'2 enfants'.M8"/>
          </calcext:conditional-format>
          <calcext:conditional-format calcext:target-range-address="'2 enfants'.N8:'2 enfants'.N8">
            <calcext:condition calcext:apply-style-name="Rouge" calcext:value="&gt;0" calcext:base-cell-address="'2 enfants'.N8"/>
            <calcext:condition calcext:apply-style-name="Transparent" calcext:value="=1" calcext:base-cell-address="'2 enfants'.N8"/>
          </calcext:conditional-format>
          <calcext:conditional-format calcext:target-range-address="'2 enfants'.N8:'2 enfants'.N8">
            <calcext:condition calcext:apply-style-name="Rouge" calcext:value="&gt;0" calcext:base-cell-address="'2 enfants'.N8"/>
            <calcext:condition calcext:apply-style-name="Vert" calcext:value="&lt;0" calcext:base-cell-address="'2 enfants'.N8"/>
          </calcext:conditional-format>
          <calcext:conditional-format calcext:target-range-address="'2 enfants'.B9:'2 enfants'.B9">
            <calcext:condition calcext:apply-style-name="Rouge" calcext:value="&gt;0" calcext:base-cell-address="'2 enfants'.B9"/>
            <calcext:condition calcext:apply-style-name="Transparent" calcext:value="=1" calcext:base-cell-address="'2 enfants'.B9"/>
          </calcext:conditional-format>
          <calcext:conditional-format calcext:target-range-address="'2 enfants'.B9:'2 enfants'.B9">
            <calcext:condition calcext:apply-style-name="Rouge" calcext:value="&gt;0" calcext:base-cell-address="'2 enfants'.B9"/>
            <calcext:condition calcext:apply-style-name="Vert" calcext:value="&lt;0" calcext:base-cell-address="'2 enfants'.B9"/>
          </calcext:conditional-format>
          <calcext:conditional-format calcext:target-range-address="'2 enfants'.C9:'2 enfants'.C9">
            <calcext:condition calcext:apply-style-name="Rouge" calcext:value="&gt;0" calcext:base-cell-address="'2 enfants'.C9"/>
            <calcext:condition calcext:apply-style-name="Transparent" calcext:value="=1" calcext:base-cell-address="'2 enfants'.C9"/>
          </calcext:conditional-format>
          <calcext:conditional-format calcext:target-range-address="'2 enfants'.C9:'2 enfants'.C9">
            <calcext:condition calcext:apply-style-name="Rouge" calcext:value="&gt;0" calcext:base-cell-address="'2 enfants'.C9"/>
            <calcext:condition calcext:apply-style-name="Vert" calcext:value="&lt;0" calcext:base-cell-address="'2 enfants'.C9"/>
          </calcext:conditional-format>
          <calcext:conditional-format calcext:target-range-address="'2 enfants'.D9:'2 enfants'.D9">
            <calcext:condition calcext:apply-style-name="Rouge" calcext:value="&gt;0" calcext:base-cell-address="'2 enfants'.D9"/>
            <calcext:condition calcext:apply-style-name="Transparent" calcext:value="=1" calcext:base-cell-address="'2 enfants'.D9"/>
          </calcext:conditional-format>
          <calcext:conditional-format calcext:target-range-address="'2 enfants'.D9:'2 enfants'.D9">
            <calcext:condition calcext:apply-style-name="Rouge" calcext:value="&gt;0" calcext:base-cell-address="'2 enfants'.D9"/>
            <calcext:condition calcext:apply-style-name="Vert" calcext:value="&lt;0" calcext:base-cell-address="'2 enfants'.D9"/>
          </calcext:conditional-format>
          <calcext:conditional-format calcext:target-range-address="'2 enfants'.E9:'2 enfants'.E9">
            <calcext:condition calcext:apply-style-name="Rouge" calcext:value="&gt;0" calcext:base-cell-address="'2 enfants'.E9"/>
            <calcext:condition calcext:apply-style-name="Transparent" calcext:value="=1" calcext:base-cell-address="'2 enfants'.E9"/>
          </calcext:conditional-format>
          <calcext:conditional-format calcext:target-range-address="'2 enfants'.E9:'2 enfants'.E9">
            <calcext:condition calcext:apply-style-name="Rouge" calcext:value="&gt;0" calcext:base-cell-address="'2 enfants'.E9"/>
            <calcext:condition calcext:apply-style-name="Vert" calcext:value="&lt;0" calcext:base-cell-address="'2 enfants'.E9"/>
          </calcext:conditional-format>
          <calcext:conditional-format calcext:target-range-address="'2 enfants'.F9:'2 enfants'.F9">
            <calcext:condition calcext:apply-style-name="Rouge" calcext:value="&gt;0" calcext:base-cell-address="'2 enfants'.F9"/>
            <calcext:condition calcext:apply-style-name="Transparent" calcext:value="=1" calcext:base-cell-address="'2 enfants'.F9"/>
          </calcext:conditional-format>
          <calcext:conditional-format calcext:target-range-address="'2 enfants'.F9:'2 enfants'.F9">
            <calcext:condition calcext:apply-style-name="Rouge" calcext:value="&gt;0" calcext:base-cell-address="'2 enfants'.F9"/>
            <calcext:condition calcext:apply-style-name="Vert" calcext:value="&lt;0" calcext:base-cell-address="'2 enfants'.F9"/>
          </calcext:conditional-format>
          <calcext:conditional-format calcext:target-range-address="'2 enfants'.G9:'2 enfants'.G9">
            <calcext:condition calcext:apply-style-name="Rouge" calcext:value="&gt;0" calcext:base-cell-address="'2 enfants'.G9"/>
            <calcext:condition calcext:apply-style-name="Transparent" calcext:value="=1" calcext:base-cell-address="'2 enfants'.G9"/>
          </calcext:conditional-format>
          <calcext:conditional-format calcext:target-range-address="'2 enfants'.G9:'2 enfants'.G9">
            <calcext:condition calcext:apply-style-name="Rouge" calcext:value="&gt;0" calcext:base-cell-address="'2 enfants'.G9"/>
            <calcext:condition calcext:apply-style-name="Vert" calcext:value="&lt;0" calcext:base-cell-address="'2 enfants'.G9"/>
          </calcext:conditional-format>
          <calcext:conditional-format calcext:target-range-address="'2 enfants'.H9:'2 enfants'.H9">
            <calcext:condition calcext:apply-style-name="Rouge" calcext:value="&gt;0" calcext:base-cell-address="'2 enfants'.H9"/>
            <calcext:condition calcext:apply-style-name="Transparent" calcext:value="=1" calcext:base-cell-address="'2 enfants'.H9"/>
          </calcext:conditional-format>
          <calcext:conditional-format calcext:target-range-address="'2 enfants'.H9:'2 enfants'.H9">
            <calcext:condition calcext:apply-style-name="Rouge" calcext:value="&gt;0" calcext:base-cell-address="'2 enfants'.H9"/>
            <calcext:condition calcext:apply-style-name="Vert" calcext:value="&lt;0" calcext:base-cell-address="'2 enfants'.H9"/>
          </calcext:conditional-format>
          <calcext:conditional-format calcext:target-range-address="'2 enfants'.I9:'2 enfants'.I9">
            <calcext:condition calcext:apply-style-name="Rouge" calcext:value="&gt;0" calcext:base-cell-address="'2 enfants'.I9"/>
            <calcext:condition calcext:apply-style-name="Transparent" calcext:value="=1" calcext:base-cell-address="'2 enfants'.I9"/>
          </calcext:conditional-format>
          <calcext:conditional-format calcext:target-range-address="'2 enfants'.I9:'2 enfants'.I9">
            <calcext:condition calcext:apply-style-name="Rouge" calcext:value="&gt;0" calcext:base-cell-address="'2 enfants'.I9"/>
            <calcext:condition calcext:apply-style-name="Vert" calcext:value="&lt;0" calcext:base-cell-address="'2 enfants'.I9"/>
          </calcext:conditional-format>
          <calcext:conditional-format calcext:target-range-address="'2 enfants'.J9:'2 enfants'.J9">
            <calcext:condition calcext:apply-style-name="Rouge" calcext:value="&gt;0" calcext:base-cell-address="'2 enfants'.J9"/>
            <calcext:condition calcext:apply-style-name="Transparent" calcext:value="=1" calcext:base-cell-address="'2 enfants'.J9"/>
          </calcext:conditional-format>
          <calcext:conditional-format calcext:target-range-address="'2 enfants'.J9:'2 enfants'.J9">
            <calcext:condition calcext:apply-style-name="Rouge" calcext:value="&gt;0" calcext:base-cell-address="'2 enfants'.J9"/>
            <calcext:condition calcext:apply-style-name="Vert" calcext:value="&lt;0" calcext:base-cell-address="'2 enfants'.J9"/>
          </calcext:conditional-format>
          <calcext:conditional-format calcext:target-range-address="'2 enfants'.K9:'2 enfants'.K9">
            <calcext:condition calcext:apply-style-name="Rouge" calcext:value="&gt;0" calcext:base-cell-address="'2 enfants'.K9"/>
            <calcext:condition calcext:apply-style-name="Transparent" calcext:value="=1" calcext:base-cell-address="'2 enfants'.K9"/>
          </calcext:conditional-format>
          <calcext:conditional-format calcext:target-range-address="'2 enfants'.K9:'2 enfants'.K9">
            <calcext:condition calcext:apply-style-name="Rouge" calcext:value="&gt;0" calcext:base-cell-address="'2 enfants'.K9"/>
            <calcext:condition calcext:apply-style-name="Vert" calcext:value="&lt;0" calcext:base-cell-address="'2 enfants'.K9"/>
          </calcext:conditional-format>
          <calcext:conditional-format calcext:target-range-address="'2 enfants'.L9:'2 enfants'.L9">
            <calcext:condition calcext:apply-style-name="Rouge" calcext:value="&gt;0" calcext:base-cell-address="'2 enfants'.L9"/>
            <calcext:condition calcext:apply-style-name="Transparent" calcext:value="=1" calcext:base-cell-address="'2 enfants'.L9"/>
          </calcext:conditional-format>
          <calcext:conditional-format calcext:target-range-address="'2 enfants'.L9:'2 enfants'.L9">
            <calcext:condition calcext:apply-style-name="Rouge" calcext:value="&gt;0" calcext:base-cell-address="'2 enfants'.L9"/>
            <calcext:condition calcext:apply-style-name="Vert" calcext:value="&lt;0" calcext:base-cell-address="'2 enfants'.L9"/>
          </calcext:conditional-format>
          <calcext:conditional-format calcext:target-range-address="'2 enfants'.M9:'2 enfants'.M9">
            <calcext:condition calcext:apply-style-name="Rouge" calcext:value="&gt;0" calcext:base-cell-address="'2 enfants'.M9"/>
            <calcext:condition calcext:apply-style-name="Transparent" calcext:value="=1" calcext:base-cell-address="'2 enfants'.M9"/>
          </calcext:conditional-format>
          <calcext:conditional-format calcext:target-range-address="'2 enfants'.M9:'2 enfants'.M9">
            <calcext:condition calcext:apply-style-name="Rouge" calcext:value="&gt;0" calcext:base-cell-address="'2 enfants'.M9"/>
            <calcext:condition calcext:apply-style-name="Vert" calcext:value="&lt;0" calcext:base-cell-address="'2 enfants'.M9"/>
          </calcext:conditional-format>
          <calcext:conditional-format calcext:target-range-address="'2 enfants'.N9:'2 enfants'.N9">
            <calcext:condition calcext:apply-style-name="Rouge" calcext:value="&gt;0" calcext:base-cell-address="'2 enfants'.N9"/>
            <calcext:condition calcext:apply-style-name="Transparent" calcext:value="=1" calcext:base-cell-address="'2 enfants'.N9"/>
          </calcext:conditional-format>
          <calcext:conditional-format calcext:target-range-address="'2 enfants'.N9:'2 enfants'.N9">
            <calcext:condition calcext:apply-style-name="Rouge" calcext:value="&gt;0" calcext:base-cell-address="'2 enfants'.N9"/>
            <calcext:condition calcext:apply-style-name="Vert" calcext:value="&lt;0" calcext:base-cell-address="'2 enfants'.N9"/>
          </calcext:conditional-format>
          <calcext:conditional-format calcext:target-range-address="'2 enfants'.B10:'2 enfants'.B10">
            <calcext:condition calcext:apply-style-name="Rouge" calcext:value="&gt;0" calcext:base-cell-address="'2 enfants'.B10"/>
            <calcext:condition calcext:apply-style-name="Transparent" calcext:value="=1" calcext:base-cell-address="'2 enfants'.B10"/>
          </calcext:conditional-format>
          <calcext:conditional-format calcext:target-range-address="'2 enfants'.B10:'2 enfants'.B10">
            <calcext:condition calcext:apply-style-name="Rouge" calcext:value="&gt;0" calcext:base-cell-address="'2 enfants'.B10"/>
            <calcext:condition calcext:apply-style-name="Vert" calcext:value="&lt;0" calcext:base-cell-address="'2 enfants'.B10"/>
          </calcext:conditional-format>
          <calcext:conditional-format calcext:target-range-address="'2 enfants'.C10:'2 enfants'.C10">
            <calcext:condition calcext:apply-style-name="Rouge" calcext:value="&gt;0" calcext:base-cell-address="'2 enfants'.C10"/>
            <calcext:condition calcext:apply-style-name="Transparent" calcext:value="=1" calcext:base-cell-address="'2 enfants'.C10"/>
          </calcext:conditional-format>
          <calcext:conditional-format calcext:target-range-address="'2 enfants'.C10:'2 enfants'.C10">
            <calcext:condition calcext:apply-style-name="Rouge" calcext:value="&gt;0" calcext:base-cell-address="'2 enfants'.C10"/>
            <calcext:condition calcext:apply-style-name="Vert" calcext:value="&lt;0" calcext:base-cell-address="'2 enfants'.C10"/>
          </calcext:conditional-format>
          <calcext:conditional-format calcext:target-range-address="'2 enfants'.D10:'2 enfants'.D10">
            <calcext:condition calcext:apply-style-name="Rouge" calcext:value="&gt;0" calcext:base-cell-address="'2 enfants'.D10"/>
            <calcext:condition calcext:apply-style-name="Transparent" calcext:value="=1" calcext:base-cell-address="'2 enfants'.D10"/>
          </calcext:conditional-format>
          <calcext:conditional-format calcext:target-range-address="'2 enfants'.D10:'2 enfants'.D10">
            <calcext:condition calcext:apply-style-name="Rouge" calcext:value="&gt;0" calcext:base-cell-address="'2 enfants'.D10"/>
            <calcext:condition calcext:apply-style-name="Vert" calcext:value="&lt;0" calcext:base-cell-address="'2 enfants'.D10"/>
          </calcext:conditional-format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Transparent" calcext:value="=1" calcext:base-cell-address="'2 enfants'.E10"/>
          </calcext:conditional-format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Vert" calcext:value="&lt;0" calcext:base-cell-address="'2 enfants'.E10"/>
          </calcext:conditional-format>
          <calcext:conditional-format calcext:target-range-address="'2 enfants'.F10:'2 enfants'.F10">
            <calcext:condition calcext:apply-style-name="Rouge" calcext:value="&gt;0" calcext:base-cell-address="'2 enfants'.F10"/>
            <calcext:condition calcext:apply-style-name="Transparent" calcext:value="=1" calcext:base-cell-address="'2 enfants'.F10"/>
          </calcext:conditional-format>
          <calcext:conditional-format calcext:target-range-address="'2 enfants'.F10:'2 enfants'.F10">
            <calcext:condition calcext:apply-style-name="Rouge" calcext:value="&gt;0" calcext:base-cell-address="'2 enfants'.F10"/>
            <calcext:condition calcext:apply-style-name="Vert" calcext:value="&lt;0" calcext:base-cell-address="'2 enfants'.F10"/>
          </calcext:conditional-format>
          <calcext:conditional-format calcext:target-range-address="'2 enfants'.G10:'2 enfants'.G10">
            <calcext:condition calcext:apply-style-name="Rouge" calcext:value="&gt;0" calcext:base-cell-address="'2 enfants'.G10"/>
            <calcext:condition calcext:apply-style-name="Transparent" calcext:value="=1" calcext:base-cell-address="'2 enfants'.G10"/>
          </calcext:conditional-format>
          <calcext:conditional-format calcext:target-range-address="'2 enfants'.G10:'2 enfants'.G10">
            <calcext:condition calcext:apply-style-name="Rouge" calcext:value="&gt;0" calcext:base-cell-address="'2 enfants'.G10"/>
            <calcext:condition calcext:apply-style-name="Vert" calcext:value="&lt;0" calcext:base-cell-address="'2 enfants'.G10"/>
          </calcext:conditional-format>
          <calcext:conditional-format calcext:target-range-address="'2 enfants'.H10:'2 enfants'.H10">
            <calcext:condition calcext:apply-style-name="Rouge" calcext:value="&gt;0" calcext:base-cell-address="'2 enfants'.H10"/>
            <calcext:condition calcext:apply-style-name="Transparent" calcext:value="=1" calcext:base-cell-address="'2 enfants'.H10"/>
          </calcext:conditional-format>
          <calcext:conditional-format calcext:target-range-address="'2 enfants'.H10:'2 enfants'.H10">
            <calcext:condition calcext:apply-style-name="Rouge" calcext:value="&gt;0" calcext:base-cell-address="'2 enfants'.H10"/>
            <calcext:condition calcext:apply-style-name="Vert" calcext:value="&lt;0" calcext:base-cell-address="'2 enfants'.H10"/>
          </calcext:conditional-format>
          <calcext:conditional-format calcext:target-range-address="'2 enfants'.I10:'2 enfants'.I10">
            <calcext:condition calcext:apply-style-name="Rouge" calcext:value="&gt;0" calcext:base-cell-address="'2 enfants'.I10"/>
            <calcext:condition calcext:apply-style-name="Transparent" calcext:value="=1" calcext:base-cell-address="'2 enfants'.I10"/>
          </calcext:conditional-format>
          <calcext:conditional-format calcext:target-range-address="'2 enfants'.I10:'2 enfants'.I10">
            <calcext:condition calcext:apply-style-name="Rouge" calcext:value="&gt;0" calcext:base-cell-address="'2 enfants'.I10"/>
            <calcext:condition calcext:apply-style-name="Vert" calcext:value="&lt;0" calcext:base-cell-address="'2 enfants'.I10"/>
          </calcext:conditional-format>
          <calcext:conditional-format calcext:target-range-address="'2 enfants'.J10:'2 enfants'.J10">
            <calcext:condition calcext:apply-style-name="Rouge" calcext:value="&gt;0" calcext:base-cell-address="'2 enfants'.J10"/>
            <calcext:condition calcext:apply-style-name="Transparent" calcext:value="=1" calcext:base-cell-address="'2 enfants'.J10"/>
          </calcext:conditional-format>
          <calcext:conditional-format calcext:target-range-address="'2 enfants'.J10:'2 enfants'.J10">
            <calcext:condition calcext:apply-style-name="Rouge" calcext:value="&gt;0" calcext:base-cell-address="'2 enfants'.J10"/>
            <calcext:condition calcext:apply-style-name="Vert" calcext:value="&lt;0" calcext:base-cell-address="'2 enfants'.J10"/>
          </calcext:conditional-format>
          <calcext:conditional-format calcext:target-range-address="'2 enfants'.K10:'2 enfants'.K10">
            <calcext:condition calcext:apply-style-name="Rouge" calcext:value="&gt;0" calcext:base-cell-address="'2 enfants'.K10"/>
            <calcext:condition calcext:apply-style-name="Transparent" calcext:value="=1" calcext:base-cell-address="'2 enfants'.K10"/>
          </calcext:conditional-format>
          <calcext:conditional-format calcext:target-range-address="'2 enfants'.K10:'2 enfants'.K10">
            <calcext:condition calcext:apply-style-name="Rouge" calcext:value="&gt;0" calcext:base-cell-address="'2 enfants'.K10"/>
            <calcext:condition calcext:apply-style-name="Vert" calcext:value="&lt;0" calcext:base-cell-address="'2 enfants'.K10"/>
          </calcext:conditional-format>
          <calcext:conditional-format calcext:target-range-address="'2 enfants'.L10:'2 enfants'.L10">
            <calcext:condition calcext:apply-style-name="Rouge" calcext:value="&gt;0" calcext:base-cell-address="'2 enfants'.L10"/>
            <calcext:condition calcext:apply-style-name="Transparent" calcext:value="=1" calcext:base-cell-address="'2 enfants'.L10"/>
          </calcext:conditional-format>
          <calcext:conditional-format calcext:target-range-address="'2 enfants'.L10:'2 enfants'.L10">
            <calcext:condition calcext:apply-style-name="Rouge" calcext:value="&gt;0" calcext:base-cell-address="'2 enfants'.L10"/>
            <calcext:condition calcext:apply-style-name="Vert" calcext:value="&lt;0" calcext:base-cell-address="'2 enfants'.L10"/>
          </calcext:conditional-format>
          <calcext:conditional-format calcext:target-range-address="'2 enfants'.M10:'2 enfants'.M10">
            <calcext:condition calcext:apply-style-name="Rouge" calcext:value="&gt;0" calcext:base-cell-address="'2 enfants'.M10"/>
            <calcext:condition calcext:apply-style-name="Transparent" calcext:value="=1" calcext:base-cell-address="'2 enfants'.M10"/>
          </calcext:conditional-format>
          <calcext:conditional-format calcext:target-range-address="'2 enfants'.M10:'2 enfants'.M10">
            <calcext:condition calcext:apply-style-name="Rouge" calcext:value="&gt;0" calcext:base-cell-address="'2 enfants'.M10"/>
            <calcext:condition calcext:apply-style-name="Vert" calcext:value="&lt;0" calcext:base-cell-address="'2 enfants'.M10"/>
          </calcext:conditional-format>
          <calcext:conditional-format calcext:target-range-address="'2 enfants'.N10:'2 enfants'.N10">
            <calcext:condition calcext:apply-style-name="Rouge" calcext:value="&gt;0" calcext:base-cell-address="'2 enfants'.N10"/>
            <calcext:condition calcext:apply-style-name="Transparent" calcext:value="=1" calcext:base-cell-address="'2 enfants'.N10"/>
          </calcext:conditional-format>
          <calcext:conditional-format calcext:target-range-address="'2 enfants'.N10:'2 enfants'.N10">
            <calcext:condition calcext:apply-style-name="Rouge" calcext:value="&gt;0" calcext:base-cell-address="'2 enfants'.N10"/>
            <calcext:condition calcext:apply-style-name="Vert" calcext:value="&lt;0" calcext:base-cell-address="'2 enfants'.N10"/>
          </calcext:conditional-format>
          <calcext:conditional-format calcext:target-range-address="'2 enfants'.B11:'2 enfants'.B11">
            <calcext:condition calcext:apply-style-name="Rouge" calcext:value="&gt;0" calcext:base-cell-address="'2 enfants'.B11"/>
            <calcext:condition calcext:apply-style-name="Transparent" calcext:value="=1" calcext:base-cell-address="'2 enfants'.B11"/>
          </calcext:conditional-format>
          <calcext:conditional-format calcext:target-range-address="'2 enfants'.B11:'2 enfants'.B11">
            <calcext:condition calcext:apply-style-name="Rouge" calcext:value="&gt;0" calcext:base-cell-address="'2 enfants'.B11"/>
            <calcext:condition calcext:apply-style-name="Vert" calcext:value="&lt;0" calcext:base-cell-address="'2 enfants'.B11"/>
          </calcext:conditional-format>
          <calcext:conditional-format calcext:target-range-address="'2 enfants'.C11:'2 enfants'.C11">
            <calcext:condition calcext:apply-style-name="Rouge" calcext:value="&gt;0" calcext:base-cell-address="'2 enfants'.C11"/>
            <calcext:condition calcext:apply-style-name="Transparent" calcext:value="=1" calcext:base-cell-address="'2 enfants'.C11"/>
          </calcext:conditional-format>
          <calcext:conditional-format calcext:target-range-address="'2 enfants'.C11:'2 enfants'.C11">
            <calcext:condition calcext:apply-style-name="Rouge" calcext:value="&gt;0" calcext:base-cell-address="'2 enfants'.C11"/>
            <calcext:condition calcext:apply-style-name="Vert" calcext:value="&lt;0" calcext:base-cell-address="'2 enfants'.C11"/>
          </calcext:conditional-format>
          <calcext:conditional-format calcext:target-range-address="'2 enfants'.D11:'2 enfants'.D11">
            <calcext:condition calcext:apply-style-name="Rouge" calcext:value="&gt;0" calcext:base-cell-address="'2 enfants'.D11"/>
            <calcext:condition calcext:apply-style-name="Transparent" calcext:value="=1" calcext:base-cell-address="'2 enfants'.D11"/>
          </calcext:conditional-format>
          <calcext:conditional-format calcext:target-range-address="'2 enfants'.D11:'2 enfants'.D11">
            <calcext:condition calcext:apply-style-name="Rouge" calcext:value="&gt;0" calcext:base-cell-address="'2 enfants'.D11"/>
            <calcext:condition calcext:apply-style-name="Vert" calcext:value="&lt;0" calcext:base-cell-address="'2 enfants'.D11"/>
          </calcext:conditional-format>
          <calcext:conditional-format calcext:target-range-address="'2 enfants'.E11:'2 enfants'.E11">
            <calcext:condition calcext:apply-style-name="Rouge" calcext:value="&gt;0" calcext:base-cell-address="'2 enfants'.E11"/>
            <calcext:condition calcext:apply-style-name="Transparent" calcext:value="=1" calcext:base-cell-address="'2 enfants'.E11"/>
          </calcext:conditional-format>
          <calcext:conditional-format calcext:target-range-address="'2 enfants'.E11:'2 enfants'.E11">
            <calcext:condition calcext:apply-style-name="Rouge" calcext:value="&gt;0" calcext:base-cell-address="'2 enfants'.E11"/>
            <calcext:condition calcext:apply-style-name="Vert" calcext:value="&lt;0" calcext:base-cell-address="'2 enfants'.E11"/>
          </calcext:conditional-format>
          <calcext:conditional-format calcext:target-range-address="'2 enfants'.F11:'2 enfants'.F11">
            <calcext:condition calcext:apply-style-name="Rouge" calcext:value="&gt;0" calcext:base-cell-address="'2 enfants'.F11"/>
            <calcext:condition calcext:apply-style-name="Transparent" calcext:value="=1" calcext:base-cell-address="'2 enfants'.F11"/>
          </calcext:conditional-format>
          <calcext:conditional-format calcext:target-range-address="'2 enfants'.F11:'2 enfants'.F11">
            <calcext:condition calcext:apply-style-name="Rouge" calcext:value="&gt;0" calcext:base-cell-address="'2 enfants'.F11"/>
            <calcext:condition calcext:apply-style-name="Vert" calcext:value="&lt;0" calcext:base-cell-address="'2 enfants'.F11"/>
          </calcext:conditional-format>
          <calcext:conditional-format calcext:target-range-address="'2 enfants'.G11:'2 enfants'.G11">
            <calcext:condition calcext:apply-style-name="Rouge" calcext:value="&gt;0" calcext:base-cell-address="'2 enfants'.G11"/>
            <calcext:condition calcext:apply-style-name="Transparent" calcext:value="=1" calcext:base-cell-address="'2 enfants'.G11"/>
          </calcext:conditional-format>
          <calcext:conditional-format calcext:target-range-address="'2 enfants'.G11:'2 enfants'.G11">
            <calcext:condition calcext:apply-style-name="Rouge" calcext:value="&gt;0" calcext:base-cell-address="'2 enfants'.G11"/>
            <calcext:condition calcext:apply-style-name="Vert" calcext:value="&lt;0" calcext:base-cell-address="'2 enfants'.G11"/>
          </calcext:conditional-format>
          <calcext:conditional-format calcext:target-range-address="'2 enfants'.H11:'2 enfants'.H11">
            <calcext:condition calcext:apply-style-name="Rouge" calcext:value="&gt;0" calcext:base-cell-address="'2 enfants'.H11"/>
            <calcext:condition calcext:apply-style-name="Transparent" calcext:value="=1" calcext:base-cell-address="'2 enfants'.H11"/>
          </calcext:conditional-format>
          <calcext:conditional-format calcext:target-range-address="'2 enfants'.H11:'2 enfants'.H11">
            <calcext:condition calcext:apply-style-name="Rouge" calcext:value="&gt;0" calcext:base-cell-address="'2 enfants'.H11"/>
            <calcext:condition calcext:apply-style-name="Vert" calcext:value="&lt;0" calcext:base-cell-address="'2 enfants'.H11"/>
          </calcext:conditional-format>
          <calcext:conditional-format calcext:target-range-address="'2 enfants'.I11:'2 enfants'.I11">
            <calcext:condition calcext:apply-style-name="Rouge" calcext:value="&gt;0" calcext:base-cell-address="'2 enfants'.I11"/>
            <calcext:condition calcext:apply-style-name="Transparent" calcext:value="=1" calcext:base-cell-address="'2 enfants'.I11"/>
          </calcext:conditional-format>
          <calcext:conditional-format calcext:target-range-address="'2 enfants'.I11:'2 enfants'.I11">
            <calcext:condition calcext:apply-style-name="Rouge" calcext:value="&gt;0" calcext:base-cell-address="'2 enfants'.I11"/>
            <calcext:condition calcext:apply-style-name="Vert" calcext:value="&lt;0" calcext:base-cell-address="'2 enfants'.I11"/>
          </calcext:conditional-format>
          <calcext:conditional-format calcext:target-range-address="'2 enfants'.J11:'2 enfants'.J11">
            <calcext:condition calcext:apply-style-name="Rouge" calcext:value="&gt;0" calcext:base-cell-address="'2 enfants'.J11"/>
            <calcext:condition calcext:apply-style-name="Transparent" calcext:value="=1" calcext:base-cell-address="'2 enfants'.J11"/>
          </calcext:conditional-format>
          <calcext:conditional-format calcext:target-range-address="'2 enfants'.J11:'2 enfants'.J11">
            <calcext:condition calcext:apply-style-name="Rouge" calcext:value="&gt;0" calcext:base-cell-address="'2 enfants'.J11"/>
            <calcext:condition calcext:apply-style-name="Vert" calcext:value="&lt;0" calcext:base-cell-address="'2 enfants'.J11"/>
          </calcext:conditional-format>
          <calcext:conditional-format calcext:target-range-address="'2 enfants'.K11:'2 enfants'.K11">
            <calcext:condition calcext:apply-style-name="Rouge" calcext:value="&gt;0" calcext:base-cell-address="'2 enfants'.K11"/>
            <calcext:condition calcext:apply-style-name="Transparent" calcext:value="=1" calcext:base-cell-address="'2 enfants'.K11"/>
          </calcext:conditional-format>
          <calcext:conditional-format calcext:target-range-address="'2 enfants'.K11:'2 enfants'.K11">
            <calcext:condition calcext:apply-style-name="Rouge" calcext:value="&gt;0" calcext:base-cell-address="'2 enfants'.K11"/>
            <calcext:condition calcext:apply-style-name="Vert" calcext:value="&lt;0" calcext:base-cell-address="'2 enfants'.K11"/>
          </calcext:conditional-format>
          <calcext:conditional-format calcext:target-range-address="'2 enfants'.L11:'2 enfants'.L11">
            <calcext:condition calcext:apply-style-name="Rouge" calcext:value="&gt;0" calcext:base-cell-address="'2 enfants'.L11"/>
            <calcext:condition calcext:apply-style-name="Transparent" calcext:value="=1" calcext:base-cell-address="'2 enfants'.L11"/>
          </calcext:conditional-format>
          <calcext:conditional-format calcext:target-range-address="'2 enfants'.L11:'2 enfants'.L11">
            <calcext:condition calcext:apply-style-name="Rouge" calcext:value="&gt;0" calcext:base-cell-address="'2 enfants'.L11"/>
            <calcext:condition calcext:apply-style-name="Vert" calcext:value="&lt;0" calcext:base-cell-address="'2 enfants'.L11"/>
          </calcext:conditional-format>
          <calcext:conditional-format calcext:target-range-address="'2 enfants'.M11:'2 enfants'.M11">
            <calcext:condition calcext:apply-style-name="Rouge" calcext:value="&gt;0" calcext:base-cell-address="'2 enfants'.M11"/>
            <calcext:condition calcext:apply-style-name="Transparent" calcext:value="=1" calcext:base-cell-address="'2 enfants'.M11"/>
          </calcext:conditional-format>
          <calcext:conditional-format calcext:target-range-address="'2 enfants'.M11:'2 enfants'.M11">
            <calcext:condition calcext:apply-style-name="Rouge" calcext:value="&gt;0" calcext:base-cell-address="'2 enfants'.M11"/>
            <calcext:condition calcext:apply-style-name="Vert" calcext:value="&lt;0" calcext:base-cell-address="'2 enfants'.M11"/>
          </calcext:conditional-format>
          <calcext:conditional-format calcext:target-range-address="'2 enfants'.N11:'2 enfants'.N11">
            <calcext:condition calcext:apply-style-name="Rouge" calcext:value="&gt;0" calcext:base-cell-address="'2 enfants'.N11"/>
            <calcext:condition calcext:apply-style-name="Transparent" calcext:value="=1" calcext:base-cell-address="'2 enfants'.N11"/>
          </calcext:conditional-format>
          <calcext:conditional-format calcext:target-range-address="'2 enfants'.N11:'2 enfants'.N11">
            <calcext:condition calcext:apply-style-name="Rouge" calcext:value="&gt;0" calcext:base-cell-address="'2 enfants'.N11"/>
            <calcext:condition calcext:apply-style-name="Vert" calcext:value="&lt;0" calcext:base-cell-address="'2 enfants'.N11"/>
          </calcext:conditional-format>
          <calcext:conditional-format calcext:target-range-address="'2 enfants'.B12:'2 enfants'.B12">
            <calcext:condition calcext:apply-style-name="Rouge" calcext:value="&gt;0" calcext:base-cell-address="'2 enfants'.B12"/>
            <calcext:condition calcext:apply-style-name="Transparent" calcext:value="=1" calcext:base-cell-address="'2 enfants'.B12"/>
          </calcext:conditional-format>
          <calcext:conditional-format calcext:target-range-address="'2 enfants'.B12:'2 enfants'.B12">
            <calcext:condition calcext:apply-style-name="Rouge" calcext:value="&gt;0" calcext:base-cell-address="'2 enfants'.B12"/>
            <calcext:condition calcext:apply-style-name="Vert" calcext:value="&lt;0" calcext:base-cell-address="'2 enfants'.B12"/>
          </calcext:conditional-format>
          <calcext:conditional-format calcext:target-range-address="'2 enfants'.C12:'2 enfants'.C12">
            <calcext:condition calcext:apply-style-name="Rouge" calcext:value="&gt;0" calcext:base-cell-address="'2 enfants'.C12"/>
            <calcext:condition calcext:apply-style-name="Transparent" calcext:value="=1" calcext:base-cell-address="'2 enfants'.C12"/>
          </calcext:conditional-format>
          <calcext:conditional-format calcext:target-range-address="'2 enfants'.C12:'2 enfants'.C12">
            <calcext:condition calcext:apply-style-name="Rouge" calcext:value="&gt;0" calcext:base-cell-address="'2 enfants'.C12"/>
            <calcext:condition calcext:apply-style-name="Vert" calcext:value="&lt;0" calcext:base-cell-address="'2 enfants'.C12"/>
          </calcext:conditional-format>
          <calcext:conditional-format calcext:target-range-address="'2 enfants'.D12:'2 enfants'.D12">
            <calcext:condition calcext:apply-style-name="Rouge" calcext:value="&gt;0" calcext:base-cell-address="'2 enfants'.D12"/>
            <calcext:condition calcext:apply-style-name="Transparent" calcext:value="=1" calcext:base-cell-address="'2 enfants'.D12"/>
          </calcext:conditional-format>
          <calcext:conditional-format calcext:target-range-address="'2 enfants'.D12:'2 enfants'.D12">
            <calcext:condition calcext:apply-style-name="Rouge" calcext:value="&gt;0" calcext:base-cell-address="'2 enfants'.D12"/>
            <calcext:condition calcext:apply-style-name="Vert" calcext:value="&lt;0" calcext:base-cell-address="'2 enfants'.D12"/>
          </calcext:conditional-format>
          <calcext:conditional-format calcext:target-range-address="'2 enfants'.E12:'2 enfants'.E12">
            <calcext:condition calcext:apply-style-name="Rouge" calcext:value="&gt;0" calcext:base-cell-address="'2 enfants'.E12"/>
            <calcext:condition calcext:apply-style-name="Transparent" calcext:value="=1" calcext:base-cell-address="'2 enfants'.E12"/>
          </calcext:conditional-format>
          <calcext:conditional-format calcext:target-range-address="'2 enfants'.E12:'2 enfants'.E12">
            <calcext:condition calcext:apply-style-name="Rouge" calcext:value="&gt;0" calcext:base-cell-address="'2 enfants'.E12"/>
            <calcext:condition calcext:apply-style-name="Vert" calcext:value="&lt;0" calcext:base-cell-address="'2 enfants'.E12"/>
          </calcext:conditional-format>
          <calcext:conditional-format calcext:target-range-address="'2 enfants'.F12:'2 enfants'.F12">
            <calcext:condition calcext:apply-style-name="Rouge" calcext:value="&gt;0" calcext:base-cell-address="'2 enfants'.F12"/>
            <calcext:condition calcext:apply-style-name="Transparent" calcext:value="=1" calcext:base-cell-address="'2 enfants'.F12"/>
          </calcext:conditional-format>
          <calcext:conditional-format calcext:target-range-address="'2 enfants'.F12:'2 enfants'.F12">
            <calcext:condition calcext:apply-style-name="Rouge" calcext:value="&gt;0" calcext:base-cell-address="'2 enfants'.F12"/>
            <calcext:condition calcext:apply-style-name="Vert" calcext:value="&lt;0" calcext:base-cell-address="'2 enfants'.F12"/>
          </calcext:conditional-format>
          <calcext:conditional-format calcext:target-range-address="'2 enfants'.G12:'2 enfants'.G12">
            <calcext:condition calcext:apply-style-name="Rouge" calcext:value="&gt;0" calcext:base-cell-address="'2 enfants'.G12"/>
            <calcext:condition calcext:apply-style-name="Transparent" calcext:value="=1" calcext:base-cell-address="'2 enfants'.G12"/>
          </calcext:conditional-format>
          <calcext:conditional-format calcext:target-range-address="'2 enfants'.G12:'2 enfants'.G12">
            <calcext:condition calcext:apply-style-name="Rouge" calcext:value="&gt;0" calcext:base-cell-address="'2 enfants'.G12"/>
            <calcext:condition calcext:apply-style-name="Vert" calcext:value="&lt;0" calcext:base-cell-address="'2 enfants'.G12"/>
          </calcext:conditional-format>
          <calcext:conditional-format calcext:target-range-address="'2 enfants'.H12:'2 enfants'.H12">
            <calcext:condition calcext:apply-style-name="Rouge" calcext:value="&gt;0" calcext:base-cell-address="'2 enfants'.H12"/>
            <calcext:condition calcext:apply-style-name="Transparent" calcext:value="=1" calcext:base-cell-address="'2 enfants'.H12"/>
          </calcext:conditional-format>
          <calcext:conditional-format calcext:target-range-address="'2 enfants'.H12:'2 enfants'.H12">
            <calcext:condition calcext:apply-style-name="Rouge" calcext:value="&gt;0" calcext:base-cell-address="'2 enfants'.H12"/>
            <calcext:condition calcext:apply-style-name="Vert" calcext:value="&lt;0" calcext:base-cell-address="'2 enfants'.H12"/>
          </calcext:conditional-format>
          <calcext:conditional-format calcext:target-range-address="'2 enfants'.I12:'2 enfants'.I12">
            <calcext:condition calcext:apply-style-name="Rouge" calcext:value="&gt;0" calcext:base-cell-address="'2 enfants'.I12"/>
            <calcext:condition calcext:apply-style-name="Transparent" calcext:value="=1" calcext:base-cell-address="'2 enfants'.I12"/>
          </calcext:conditional-format>
          <calcext:conditional-format calcext:target-range-address="'2 enfants'.I12:'2 enfants'.I12">
            <calcext:condition calcext:apply-style-name="Rouge" calcext:value="&gt;0" calcext:base-cell-address="'2 enfants'.I12"/>
            <calcext:condition calcext:apply-style-name="Vert" calcext:value="&lt;0" calcext:base-cell-address="'2 enfants'.I12"/>
          </calcext:conditional-format>
          <calcext:conditional-format calcext:target-range-address="'2 enfants'.J12:'2 enfants'.J12">
            <calcext:condition calcext:apply-style-name="Rouge" calcext:value="&gt;0" calcext:base-cell-address="'2 enfants'.J12"/>
            <calcext:condition calcext:apply-style-name="Transparent" calcext:value="=1" calcext:base-cell-address="'2 enfants'.J12"/>
          </calcext:conditional-format>
          <calcext:conditional-format calcext:target-range-address="'2 enfants'.J12:'2 enfants'.J12">
            <calcext:condition calcext:apply-style-name="Rouge" calcext:value="&gt;0" calcext:base-cell-address="'2 enfants'.J12"/>
            <calcext:condition calcext:apply-style-name="Vert" calcext:value="&lt;0" calcext:base-cell-address="'2 enfants'.J12"/>
          </calcext:conditional-format>
          <calcext:conditional-format calcext:target-range-address="'2 enfants'.K12:'2 enfants'.K12">
            <calcext:condition calcext:apply-style-name="Rouge" calcext:value="&gt;0" calcext:base-cell-address="'2 enfants'.K12"/>
            <calcext:condition calcext:apply-style-name="Transparent" calcext:value="=1" calcext:base-cell-address="'2 enfants'.K12"/>
          </calcext:conditional-format>
          <calcext:conditional-format calcext:target-range-address="'2 enfants'.K12:'2 enfants'.K12">
            <calcext:condition calcext:apply-style-name="Rouge" calcext:value="&gt;0" calcext:base-cell-address="'2 enfants'.K12"/>
            <calcext:condition calcext:apply-style-name="Vert" calcext:value="&lt;0" calcext:base-cell-address="'2 enfants'.K12"/>
          </calcext:conditional-format>
          <calcext:conditional-format calcext:target-range-address="'2 enfants'.L12:'2 enfants'.L12">
            <calcext:condition calcext:apply-style-name="Rouge" calcext:value="&gt;0" calcext:base-cell-address="'2 enfants'.L12"/>
            <calcext:condition calcext:apply-style-name="Transparent" calcext:value="=1" calcext:base-cell-address="'2 enfants'.L12"/>
          </calcext:conditional-format>
          <calcext:conditional-format calcext:target-range-address="'2 enfants'.L12:'2 enfants'.L12">
            <calcext:condition calcext:apply-style-name="Rouge" calcext:value="&gt;0" calcext:base-cell-address="'2 enfants'.L12"/>
            <calcext:condition calcext:apply-style-name="Vert" calcext:value="&lt;0" calcext:base-cell-address="'2 enfants'.L12"/>
          </calcext:conditional-format>
          <calcext:conditional-format calcext:target-range-address="'2 enfants'.M12:'2 enfants'.M12">
            <calcext:condition calcext:apply-style-name="Rouge" calcext:value="&gt;0" calcext:base-cell-address="'2 enfants'.M12"/>
            <calcext:condition calcext:apply-style-name="Transparent" calcext:value="=1" calcext:base-cell-address="'2 enfants'.M12"/>
          </calcext:conditional-format>
          <calcext:conditional-format calcext:target-range-address="'2 enfants'.M12:'2 enfants'.M12">
            <calcext:condition calcext:apply-style-name="Rouge" calcext:value="&gt;0" calcext:base-cell-address="'2 enfants'.M12"/>
            <calcext:condition calcext:apply-style-name="Vert" calcext:value="&lt;0" calcext:base-cell-address="'2 enfants'.M12"/>
          </calcext:conditional-format>
          <calcext:conditional-format calcext:target-range-address="'2 enfants'.N12:'2 enfants'.N12">
            <calcext:condition calcext:apply-style-name="Rouge" calcext:value="&gt;0" calcext:base-cell-address="'2 enfants'.N12"/>
            <calcext:condition calcext:apply-style-name="Transparent" calcext:value="=1" calcext:base-cell-address="'2 enfants'.N12"/>
          </calcext:conditional-format>
          <calcext:conditional-format calcext:target-range-address="'2 enfants'.N12:'2 enfants'.N12">
            <calcext:condition calcext:apply-style-name="Rouge" calcext:value="&gt;0" calcext:base-cell-address="'2 enfants'.N12"/>
            <calcext:condition calcext:apply-style-name="Vert" calcext:value="&lt;0" calcext:base-cell-address="'2 enfants'.N12"/>
          </calcext:conditional-format>
          <calcext:conditional-format calcext:target-range-address="'2 enfants'.B13:'2 enfants'.B13">
            <calcext:condition calcext:apply-style-name="Rouge" calcext:value="&gt;0" calcext:base-cell-address="'2 enfants'.B13"/>
            <calcext:condition calcext:apply-style-name="Transparent" calcext:value="=1" calcext:base-cell-address="'2 enfants'.B13"/>
          </calcext:conditional-format>
          <calcext:conditional-format calcext:target-range-address="'2 enfants'.B13:'2 enfants'.B13">
            <calcext:condition calcext:apply-style-name="Rouge" calcext:value="&gt;0" calcext:base-cell-address="'2 enfants'.B13"/>
            <calcext:condition calcext:apply-style-name="Vert" calcext:value="&lt;0" calcext:base-cell-address="'2 enfants'.B13"/>
          </calcext:conditional-format>
          <calcext:conditional-format calcext:target-range-address="'2 enfants'.C13:'2 enfants'.C13">
            <calcext:condition calcext:apply-style-name="Rouge" calcext:value="&gt;0" calcext:base-cell-address="'2 enfants'.C13"/>
            <calcext:condition calcext:apply-style-name="Transparent" calcext:value="=1" calcext:base-cell-address="'2 enfants'.C13"/>
          </calcext:conditional-format>
          <calcext:conditional-format calcext:target-range-address="'2 enfants'.C13:'2 enfants'.C13">
            <calcext:condition calcext:apply-style-name="Rouge" calcext:value="&gt;0" calcext:base-cell-address="'2 enfants'.C13"/>
            <calcext:condition calcext:apply-style-name="Vert" calcext:value="&lt;0" calcext:base-cell-address="'2 enfants'.C13"/>
          </calcext:conditional-format>
          <calcext:conditional-format calcext:target-range-address="'2 enfants'.D13:'2 enfants'.D13">
            <calcext:condition calcext:apply-style-name="Rouge" calcext:value="&gt;0" calcext:base-cell-address="'2 enfants'.D13"/>
            <calcext:condition calcext:apply-style-name="Transparent" calcext:value="=1" calcext:base-cell-address="'2 enfants'.D13"/>
          </calcext:conditional-format>
          <calcext:conditional-format calcext:target-range-address="'2 enfants'.D13:'2 enfants'.D13">
            <calcext:condition calcext:apply-style-name="Rouge" calcext:value="&gt;0" calcext:base-cell-address="'2 enfants'.D13"/>
            <calcext:condition calcext:apply-style-name="Vert" calcext:value="&lt;0" calcext:base-cell-address="'2 enfants'.D13"/>
          </calcext:conditional-format>
          <calcext:conditional-format calcext:target-range-address="'2 enfants'.E13:'2 enfants'.E13">
            <calcext:condition calcext:apply-style-name="Rouge" calcext:value="&gt;0" calcext:base-cell-address="'2 enfants'.E13"/>
            <calcext:condition calcext:apply-style-name="Transparent" calcext:value="=1" calcext:base-cell-address="'2 enfants'.E13"/>
          </calcext:conditional-format>
          <calcext:conditional-format calcext:target-range-address="'2 enfants'.E13:'2 enfants'.E13">
            <calcext:condition calcext:apply-style-name="Rouge" calcext:value="&gt;0" calcext:base-cell-address="'2 enfants'.E13"/>
            <calcext:condition calcext:apply-style-name="Vert" calcext:value="&lt;0" calcext:base-cell-address="'2 enfants'.E13"/>
          </calcext:conditional-format>
          <calcext:conditional-format calcext:target-range-address="'2 enfants'.F13:'2 enfants'.F13">
            <calcext:condition calcext:apply-style-name="Rouge" calcext:value="&gt;0" calcext:base-cell-address="'2 enfants'.F13"/>
            <calcext:condition calcext:apply-style-name="Transparent" calcext:value="=1" calcext:base-cell-address="'2 enfants'.F13"/>
          </calcext:conditional-format>
          <calcext:conditional-format calcext:target-range-address="'2 enfants'.F13:'2 enfants'.F13">
            <calcext:condition calcext:apply-style-name="Rouge" calcext:value="&gt;0" calcext:base-cell-address="'2 enfants'.F13"/>
            <calcext:condition calcext:apply-style-name="Vert" calcext:value="&lt;0" calcext:base-cell-address="'2 enfants'.F13"/>
          </calcext:conditional-format>
          <calcext:conditional-format calcext:target-range-address="'2 enfants'.G13:'2 enfants'.G13">
            <calcext:condition calcext:apply-style-name="Rouge" calcext:value="&gt;0" calcext:base-cell-address="'2 enfants'.G13"/>
            <calcext:condition calcext:apply-style-name="Transparent" calcext:value="=1" calcext:base-cell-address="'2 enfants'.G13"/>
          </calcext:conditional-format>
          <calcext:conditional-format calcext:target-range-address="'2 enfants'.G13:'2 enfants'.G13">
            <calcext:condition calcext:apply-style-name="Rouge" calcext:value="&gt;0" calcext:base-cell-address="'2 enfants'.G13"/>
            <calcext:condition calcext:apply-style-name="Vert" calcext:value="&lt;0" calcext:base-cell-address="'2 enfants'.G13"/>
          </calcext:conditional-format>
          <calcext:conditional-format calcext:target-range-address="'2 enfants'.H13:'2 enfants'.H13">
            <calcext:condition calcext:apply-style-name="Rouge" calcext:value="&gt;0" calcext:base-cell-address="'2 enfants'.H13"/>
            <calcext:condition calcext:apply-style-name="Transparent" calcext:value="=1" calcext:base-cell-address="'2 enfants'.H13"/>
          </calcext:conditional-format>
          <calcext:conditional-format calcext:target-range-address="'2 enfants'.H13:'2 enfants'.H13">
            <calcext:condition calcext:apply-style-name="Rouge" calcext:value="&gt;0" calcext:base-cell-address="'2 enfants'.H13"/>
            <calcext:condition calcext:apply-style-name="Vert" calcext:value="&lt;0" calcext:base-cell-address="'2 enfants'.H13"/>
          </calcext:conditional-format>
          <calcext:conditional-format calcext:target-range-address="'2 enfants'.I13:'2 enfants'.I13">
            <calcext:condition calcext:apply-style-name="Rouge" calcext:value="&gt;0" calcext:base-cell-address="'2 enfants'.I13"/>
            <calcext:condition calcext:apply-style-name="Transparent" calcext:value="=1" calcext:base-cell-address="'2 enfants'.I13"/>
          </calcext:conditional-format>
          <calcext:conditional-format calcext:target-range-address="'2 enfants'.I13:'2 enfants'.I13">
            <calcext:condition calcext:apply-style-name="Rouge" calcext:value="&gt;0" calcext:base-cell-address="'2 enfants'.I13"/>
            <calcext:condition calcext:apply-style-name="Vert" calcext:value="&lt;0" calcext:base-cell-address="'2 enfants'.I13"/>
          </calcext:conditional-format>
          <calcext:conditional-format calcext:target-range-address="'2 enfants'.K13:'2 enfants'.K13">
            <calcext:condition calcext:apply-style-name="Rouge" calcext:value="&gt;0" calcext:base-cell-address="'2 enfants'.K13"/>
            <calcext:condition calcext:apply-style-name="Transparent" calcext:value="=1" calcext:base-cell-address="'2 enfants'.K13"/>
          </calcext:conditional-format>
          <calcext:conditional-format calcext:target-range-address="'2 enfants'.K13:'2 enfants'.K13">
            <calcext:condition calcext:apply-style-name="Rouge" calcext:value="&gt;0" calcext:base-cell-address="'2 enfants'.K13"/>
            <calcext:condition calcext:apply-style-name="Vert" calcext:value="&lt;0" calcext:base-cell-address="'2 enfants'.K13"/>
          </calcext:conditional-format>
          <calcext:conditional-format calcext:target-range-address="'2 enfants'.L13:'2 enfants'.L13">
            <calcext:condition calcext:apply-style-name="Rouge" calcext:value="&gt;0" calcext:base-cell-address="'2 enfants'.L13"/>
            <calcext:condition calcext:apply-style-name="Transparent" calcext:value="=1" calcext:base-cell-address="'2 enfants'.L13"/>
          </calcext:conditional-format>
          <calcext:conditional-format calcext:target-range-address="'2 enfants'.L13:'2 enfants'.L13">
            <calcext:condition calcext:apply-style-name="Rouge" calcext:value="&gt;0" calcext:base-cell-address="'2 enfants'.L13"/>
            <calcext:condition calcext:apply-style-name="Vert" calcext:value="&lt;0" calcext:base-cell-address="'2 enfants'.L13"/>
          </calcext:conditional-format>
          <calcext:conditional-format calcext:target-range-address="'2 enfants'.M13:'2 enfants'.M13">
            <calcext:condition calcext:apply-style-name="Rouge" calcext:value="&gt;0" calcext:base-cell-address="'2 enfants'.M13"/>
            <calcext:condition calcext:apply-style-name="Transparent" calcext:value="=1" calcext:base-cell-address="'2 enfants'.M13"/>
          </calcext:conditional-format>
          <calcext:conditional-format calcext:target-range-address="'2 enfants'.M13:'2 enfants'.M13">
            <calcext:condition calcext:apply-style-name="Rouge" calcext:value="&gt;0" calcext:base-cell-address="'2 enfants'.M13"/>
            <calcext:condition calcext:apply-style-name="Vert" calcext:value="&lt;0" calcext:base-cell-address="'2 enfants'.M13"/>
          </calcext:conditional-format>
          <calcext:conditional-format calcext:target-range-address="'2 enfants'.N13:'2 enfants'.N13">
            <calcext:condition calcext:apply-style-name="Rouge" calcext:value="&gt;0" calcext:base-cell-address="'2 enfants'.N13"/>
            <calcext:condition calcext:apply-style-name="Transparent" calcext:value="=1" calcext:base-cell-address="'2 enfants'.N13"/>
          </calcext:conditional-format>
          <calcext:conditional-format calcext:target-range-address="'2 enfants'.N13:'2 enfants'.N13">
            <calcext:condition calcext:apply-style-name="Rouge" calcext:value="&gt;0" calcext:base-cell-address="'2 enfants'.N13"/>
            <calcext:condition calcext:apply-style-name="Vert" calcext:value="&lt;0" calcext:base-cell-address="'2 enfants'.N13"/>
          </calcext:conditional-format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Transparent" calcext:value="=1" calcext:base-cell-address="'2 enfants'.B14"/>
          </calcext:conditional-format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Vert" calcext:value="&lt;0" calcext:base-cell-address="'2 enfants'.B14"/>
          </calcext:conditional-format>
          <calcext:conditional-format calcext:target-range-address="'2 enfants'.C14:'2 enfants'.C14">
            <calcext:condition calcext:apply-style-name="Rouge" calcext:value="&gt;0" calcext:base-cell-address="'2 enfants'.C14"/>
            <calcext:condition calcext:apply-style-name="Transparent" calcext:value="=1" calcext:base-cell-address="'2 enfants'.C14"/>
          </calcext:conditional-format>
          <calcext:conditional-format calcext:target-range-address="'2 enfants'.C14:'2 enfants'.C14">
            <calcext:condition calcext:apply-style-name="Rouge" calcext:value="&gt;0" calcext:base-cell-address="'2 enfants'.C14"/>
            <calcext:condition calcext:apply-style-name="Vert" calcext:value="&lt;0" calcext:base-cell-address="'2 enfants'.C14"/>
          </calcext:conditional-format>
          <calcext:conditional-format calcext:target-range-address="'2 enfants'.D14:'2 enfants'.D14">
            <calcext:condition calcext:apply-style-name="Rouge" calcext:value="&gt;0" calcext:base-cell-address="'2 enfants'.D14"/>
            <calcext:condition calcext:apply-style-name="Transparent" calcext:value="=1" calcext:base-cell-address="'2 enfants'.D14"/>
          </calcext:conditional-format>
          <calcext:conditional-format calcext:target-range-address="'2 enfants'.D14:'2 enfants'.D14">
            <calcext:condition calcext:apply-style-name="Rouge" calcext:value="&gt;0" calcext:base-cell-address="'2 enfants'.D14"/>
            <calcext:condition calcext:apply-style-name="Vert" calcext:value="&lt;0" calcext:base-cell-address="'2 enfants'.D14"/>
          </calcext:conditional-format>
          <calcext:conditional-format calcext:target-range-address="'2 enfants'.E14:'2 enfants'.E14">
            <calcext:condition calcext:apply-style-name="Rouge" calcext:value="&gt;0" calcext:base-cell-address="'2 enfants'.E14"/>
            <calcext:condition calcext:apply-style-name="Transparent" calcext:value="=1" calcext:base-cell-address="'2 enfants'.E14"/>
          </calcext:conditional-format>
          <calcext:conditional-format calcext:target-range-address="'2 enfants'.E14:'2 enfants'.E14">
            <calcext:condition calcext:apply-style-name="Rouge" calcext:value="&gt;0" calcext:base-cell-address="'2 enfants'.E14"/>
            <calcext:condition calcext:apply-style-name="Vert" calcext:value="&lt;0" calcext:base-cell-address="'2 enfants'.E14"/>
          </calcext:conditional-format>
          <calcext:conditional-format calcext:target-range-address="'2 enfants'.F14:'2 enfants'.F14">
            <calcext:condition calcext:apply-style-name="Rouge" calcext:value="&gt;0" calcext:base-cell-address="'2 enfants'.F14"/>
            <calcext:condition calcext:apply-style-name="Transparent" calcext:value="=1" calcext:base-cell-address="'2 enfants'.F14"/>
          </calcext:conditional-format>
          <calcext:conditional-format calcext:target-range-address="'2 enfants'.F14:'2 enfants'.F14">
            <calcext:condition calcext:apply-style-name="Rouge" calcext:value="&gt;0" calcext:base-cell-address="'2 enfants'.F14"/>
            <calcext:condition calcext:apply-style-name="Vert" calcext:value="&lt;0" calcext:base-cell-address="'2 enfants'.F14"/>
          </calcext:conditional-format>
          <calcext:conditional-format calcext:target-range-address="'2 enfants'.G14:'2 enfants'.G14">
            <calcext:condition calcext:apply-style-name="Rouge" calcext:value="&gt;0" calcext:base-cell-address="'2 enfants'.G14"/>
            <calcext:condition calcext:apply-style-name="Transparent" calcext:value="=1" calcext:base-cell-address="'2 enfants'.G14"/>
          </calcext:conditional-format>
          <calcext:conditional-format calcext:target-range-address="'2 enfants'.G14:'2 enfants'.G14">
            <calcext:condition calcext:apply-style-name="Rouge" calcext:value="&gt;0" calcext:base-cell-address="'2 enfants'.G14"/>
            <calcext:condition calcext:apply-style-name="Vert" calcext:value="&lt;0" calcext:base-cell-address="'2 enfants'.G14"/>
          </calcext:conditional-format>
          <calcext:conditional-format calcext:target-range-address="'2 enfants'.H14:'2 enfants'.H14">
            <calcext:condition calcext:apply-style-name="Rouge" calcext:value="&gt;0" calcext:base-cell-address="'2 enfants'.H14"/>
            <calcext:condition calcext:apply-style-name="Transparent" calcext:value="=1" calcext:base-cell-address="'2 enfants'.H14"/>
          </calcext:conditional-format>
          <calcext:conditional-format calcext:target-range-address="'2 enfants'.H14:'2 enfants'.H14">
            <calcext:condition calcext:apply-style-name="Rouge" calcext:value="&gt;0" calcext:base-cell-address="'2 enfants'.H14"/>
            <calcext:condition calcext:apply-style-name="Vert" calcext:value="&lt;0" calcext:base-cell-address="'2 enfants'.H14"/>
          </calcext:conditional-format>
          <calcext:conditional-format calcext:target-range-address="'2 enfants'.I14:'2 enfants'.I14">
            <calcext:condition calcext:apply-style-name="Rouge" calcext:value="&gt;0" calcext:base-cell-address="'2 enfants'.I14"/>
            <calcext:condition calcext:apply-style-name="Transparent" calcext:value="=1" calcext:base-cell-address="'2 enfants'.I14"/>
          </calcext:conditional-format>
          <calcext:conditional-format calcext:target-range-address="'2 enfants'.I14:'2 enfants'.I14">
            <calcext:condition calcext:apply-style-name="Rouge" calcext:value="&gt;0" calcext:base-cell-address="'2 enfants'.I14"/>
            <calcext:condition calcext:apply-style-name="Vert" calcext:value="&lt;0" calcext:base-cell-address="'2 enfants'.I14"/>
          </calcext:conditional-format>
          <calcext:conditional-format calcext:target-range-address="'2 enfants'.K14:'2 enfants'.K14">
            <calcext:condition calcext:apply-style-name="Rouge" calcext:value="&gt;0" calcext:base-cell-address="'2 enfants'.K14"/>
            <calcext:condition calcext:apply-style-name="Transparent" calcext:value="=1" calcext:base-cell-address="'2 enfants'.K14"/>
          </calcext:conditional-format>
          <calcext:conditional-format calcext:target-range-address="'2 enfants'.K14:'2 enfants'.K14">
            <calcext:condition calcext:apply-style-name="Rouge" calcext:value="&gt;0" calcext:base-cell-address="'2 enfants'.K14"/>
            <calcext:condition calcext:apply-style-name="Vert" calcext:value="&lt;0" calcext:base-cell-address="'2 enfants'.K14"/>
          </calcext:conditional-format>
          <calcext:conditional-format calcext:target-range-address="'2 enfants'.L14:'2 enfants'.L14">
            <calcext:condition calcext:apply-style-name="Rouge" calcext:value="&gt;0" calcext:base-cell-address="'2 enfants'.L14"/>
            <calcext:condition calcext:apply-style-name="Transparent" calcext:value="=1" calcext:base-cell-address="'2 enfants'.L14"/>
          </calcext:conditional-format>
          <calcext:conditional-format calcext:target-range-address="'2 enfants'.L14:'2 enfants'.L14">
            <calcext:condition calcext:apply-style-name="Rouge" calcext:value="&gt;0" calcext:base-cell-address="'2 enfants'.L14"/>
            <calcext:condition calcext:apply-style-name="Vert" calcext:value="&lt;0" calcext:base-cell-address="'2 enfants'.L14"/>
          </calcext:conditional-format>
          <calcext:conditional-format calcext:target-range-address="'2 enfants'.M14:'2 enfants'.M14">
            <calcext:condition calcext:apply-style-name="Rouge" calcext:value="&gt;0" calcext:base-cell-address="'2 enfants'.M14"/>
            <calcext:condition calcext:apply-style-name="Transparent" calcext:value="=1" calcext:base-cell-address="'2 enfants'.M14"/>
          </calcext:conditional-format>
          <calcext:conditional-format calcext:target-range-address="'2 enfants'.M14:'2 enfants'.M14">
            <calcext:condition calcext:apply-style-name="Rouge" calcext:value="&gt;0" calcext:base-cell-address="'2 enfants'.M14"/>
            <calcext:condition calcext:apply-style-name="Vert" calcext:value="&lt;0" calcext:base-cell-address="'2 enfants'.M14"/>
          </calcext:conditional-format>
          <calcext:conditional-format calcext:target-range-address="'2 enfants'.N14:'2 enfants'.N14">
            <calcext:condition calcext:apply-style-name="Rouge" calcext:value="&gt;0" calcext:base-cell-address="'2 enfants'.N14"/>
            <calcext:condition calcext:apply-style-name="Transparent" calcext:value="=1" calcext:base-cell-address="'2 enfants'.N14"/>
          </calcext:conditional-format>
          <calcext:conditional-format calcext:target-range-address="'2 enfants'.N14:'2 enfants'.N14">
            <calcext:condition calcext:apply-style-name="Rouge" calcext:value="&gt;0" calcext:base-cell-address="'2 enfants'.N14"/>
            <calcext:condition calcext:apply-style-name="Vert" calcext:value="&lt;0" calcext:base-cell-address="'2 enfants'.N14"/>
          </calcext:conditional-format>
          <calcext:conditional-format calcext:target-range-address="'2 enfants'.J13:'2 enfants'.J13">
            <calcext:condition calcext:apply-style-name="Rouge" calcext:value="&gt;0" calcext:base-cell-address="'2 enfants'.J13"/>
            <calcext:condition calcext:apply-style-name="Transparent" calcext:value="=1" calcext:base-cell-address="'2 enfants'.J13"/>
          </calcext:conditional-format>
          <calcext:conditional-format calcext:target-range-address="'2 enfants'.J13:'2 enfants'.J13">
            <calcext:condition calcext:apply-style-name="Rouge" calcext:value="&gt;0" calcext:base-cell-address="'2 enfants'.J13"/>
            <calcext:condition calcext:apply-style-name="Vert" calcext:value="&lt;0" calcext:base-cell-address="'2 enfants'.J13"/>
          </calcext:conditional-format>
          <calcext:conditional-format calcext:target-range-address="'2 enfants'.J14:'2 enfants'.J14">
            <calcext:condition calcext:apply-style-name="Rouge" calcext:value="&gt;0" calcext:base-cell-address="'2 enfants'.J14"/>
            <calcext:condition calcext:apply-style-name="Transparent" calcext:value="=1" calcext:base-cell-address="'2 enfants'.J14"/>
          </calcext:conditional-format>
          <calcext:conditional-format calcext:target-range-address="'2 enfants'.J14:'2 enfants'.J14">
            <calcext:condition calcext:apply-style-name="Rouge" calcext:value="&gt;0" calcext:base-cell-address="'2 enfants'.J14"/>
            <calcext:condition calcext:apply-style-name="Vert" calcext:value="&lt;0" calcext:base-cell-address="'2 enfants'.J14"/>
          </calcext:conditional-format>
        </calcext:conditional-formats>
      </table:table>
      <table:table table:name="3 enfants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400"/>
          <table:table-cell table:style-name="ce424"/>
          <table:table-cell table:style-name="ce448"/>
          <table:table-cell table:style-name="ce472"/>
          <table:table-cell table:style-name="ce496"/>
          <table:table-cell table:style-name="ce520"/>
          <table:table-cell table:style-name="ce544"/>
          <table:table-cell table:style-name="ce568"/>
          <table:table-cell table:style-name="ce592"/>
          <table:table-cell table:style-name="ce616"/>
          <table:table-cell table:style-name="ce640"/>
          <table:table-cell table:style-name="ce664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377" office:value-type="float" office:value="0" calcext:value-type="float">
            <text:p>0</text:p>
          </table:table-cell>
          <table:table-cell table:style-name="ce401" office:value-type="float" office:value="0" calcext:value-type="float">
            <text:p>0</text:p>
          </table:table-cell>
          <table:table-cell table:style-name="ce425"/>
          <table:table-cell table:style-name="ce449"/>
          <table:table-cell table:style-name="ce473"/>
          <table:table-cell table:style-name="ce497"/>
          <table:table-cell table:style-name="ce521"/>
          <table:table-cell table:style-name="ce545"/>
          <table:table-cell table:style-name="ce569"/>
          <table:table-cell table:style-name="ce593"/>
          <table:table-cell table:style-name="ce617"/>
          <table:table-cell table:style-name="ce641"/>
          <table:table-cell table:style-name="ce66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78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50"/>
          <table:table-cell table:style-name="ce474"/>
          <table:table-cell table:style-name="ce498"/>
          <table:table-cell table:style-name="ce522"/>
          <table:table-cell table:style-name="ce546"/>
          <table:table-cell table:style-name="ce570"/>
          <table:table-cell table:style-name="ce594"/>
          <table:table-cell table:style-name="ce618"/>
          <table:table-cell table:style-name="ce642"/>
          <table:table-cell table:style-name="ce666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37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475"/>
          <table:table-cell table:style-name="ce499"/>
          <table:table-cell table:style-name="ce523"/>
          <table:table-cell table:style-name="ce547"/>
          <table:table-cell table:style-name="ce571"/>
          <table:table-cell table:style-name="ce595"/>
          <table:table-cell table:style-name="ce619"/>
          <table:table-cell table:style-name="ce643"/>
          <table:table-cell table:style-name="ce667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380" office:value-type="float" office:value="-1163" calcext:value-type="float">
            <text:p>-1163</text:p>
          </table:table-cell>
          <table:table-cell table:style-name="ce404" office:value-type="float" office:value="-1163" calcext:value-type="float">
            <text:p>-1163</text:p>
          </table:table-cell>
          <table:table-cell table:style-name="ce428" office:value-type="float" office:value="-1163" calcext:value-type="float">
            <text:p>-1163</text:p>
          </table:table-cell>
          <table:table-cell table:style-name="ce452" office:value-type="float" office:value="-1163" calcext:value-type="float">
            <text:p>-1163</text:p>
          </table:table-cell>
          <table:table-cell table:style-name="ce476" office:value-type="float" office:value="-1163" calcext:value-type="float">
            <text:p>-1163</text:p>
          </table:table-cell>
          <table:table-cell table:style-name="ce500"/>
          <table:table-cell table:style-name="ce524"/>
          <table:table-cell table:style-name="ce548"/>
          <table:table-cell table:style-name="ce572"/>
          <table:table-cell table:style-name="ce596"/>
          <table:table-cell table:style-name="ce620"/>
          <table:table-cell table:style-name="ce644"/>
          <table:table-cell table:style-name="ce668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381" office:value-type="float" office:value="-1095" calcext:value-type="float">
            <text:p>-1095</text:p>
          </table:table-cell>
          <table:table-cell table:style-name="ce405" office:value-type="float" office:value="-1095" calcext:value-type="float">
            <text:p>-1095</text:p>
          </table:table-cell>
          <table:table-cell table:style-name="ce429" office:value-type="float" office:value="-1095" calcext:value-type="float">
            <text:p>-1095</text:p>
          </table:table-cell>
          <table:table-cell table:style-name="ce453" office:value-type="float" office:value="-1095" calcext:value-type="float">
            <text:p>-1095</text:p>
          </table:table-cell>
          <table:table-cell table:style-name="ce477" office:value-type="float" office:value="-1095" calcext:value-type="float">
            <text:p>-1095</text:p>
          </table:table-cell>
          <table:table-cell table:style-name="ce501" office:value-type="float" office:value="-1095" calcext:value-type="float">
            <text:p>-1095</text:p>
          </table:table-cell>
          <table:table-cell table:style-name="ce525"/>
          <table:table-cell table:style-name="ce549"/>
          <table:table-cell table:style-name="ce573"/>
          <table:table-cell table:style-name="ce597"/>
          <table:table-cell table:style-name="ce621"/>
          <table:table-cell table:style-name="ce645"/>
          <table:table-cell table:style-name="ce669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382" office:value-type="float" office:value="-999" calcext:value-type="float">
            <text:p>-999</text:p>
          </table:table-cell>
          <table:table-cell table:style-name="ce406" office:value-type="float" office:value="-999" calcext:value-type="float">
            <text:p>-999</text:p>
          </table:table-cell>
          <table:table-cell table:style-name="ce430" office:value-type="float" office:value="-999" calcext:value-type="float">
            <text:p>-999</text:p>
          </table:table-cell>
          <table:table-cell table:style-name="ce454" office:value-type="float" office:value="-999" calcext:value-type="float">
            <text:p>-999</text:p>
          </table:table-cell>
          <table:table-cell table:style-name="ce478" office:value-type="float" office:value="-999" calcext:value-type="float">
            <text:p>-999</text:p>
          </table:table-cell>
          <table:table-cell table:style-name="ce502" office:value-type="float" office:value="-607" calcext:value-type="float">
            <text:p>-607</text:p>
          </table:table-cell>
          <table:table-cell table:style-name="ce526" office:value-type="float" office:value="-327" calcext:value-type="float">
            <text:p>-327</text:p>
          </table:table-cell>
          <table:table-cell table:style-name="ce550"/>
          <table:table-cell table:style-name="ce574"/>
          <table:table-cell table:style-name="ce598"/>
          <table:table-cell table:style-name="ce622"/>
          <table:table-cell table:style-name="ce646"/>
          <table:table-cell table:style-name="ce670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383" office:value-type="float" office:value="-1697" calcext:value-type="float">
            <text:p>-1697</text:p>
          </table:table-cell>
          <table:table-cell table:style-name="ce407" office:value-type="float" office:value="-1697" calcext:value-type="float">
            <text:p>-1697</text:p>
          </table:table-cell>
          <table:table-cell table:style-name="ce431" office:value-type="float" office:value="-1697" calcext:value-type="float">
            <text:p>-1697</text:p>
          </table:table-cell>
          <table:table-cell table:style-name="ce455" office:value-type="float" office:value="-1697" calcext:value-type="float">
            <text:p>-1697</text:p>
          </table:table-cell>
          <table:table-cell table:style-name="ce479" office:value-type="float" office:value="-25" calcext:value-type="float">
            <text:p>-25</text:p>
          </table:table-cell>
          <table:table-cell table:style-name="ce503" office:value-type="float" office:value="341" calcext:value-type="float">
            <text:p>341</text:p>
          </table:table-cell>
          <table:table-cell table:style-name="ce527" office:value-type="float" office:value="303" calcext:value-type="float">
            <text:p>303</text:p>
          </table:table-cell>
          <table:table-cell table:style-name="ce551" office:value-type="float" office:value="-417" calcext:value-type="float">
            <text:p>-417</text:p>
          </table:table-cell>
          <table:table-cell table:style-name="ce575"/>
          <table:table-cell table:style-name="ce599"/>
          <table:table-cell table:style-name="ce623"/>
          <table:table-cell table:style-name="ce647"/>
          <table:table-cell table:style-name="ce671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384" office:value-type="float" office:value="-805" calcext:value-type="float">
            <text:p>-805</text:p>
          </table:table-cell>
          <table:table-cell table:style-name="ce408" office:value-type="float" office:value="-805" calcext:value-type="float">
            <text:p>-805</text:p>
          </table:table-cell>
          <table:table-cell table:style-name="ce432" office:value-type="float" office:value="-805" calcext:value-type="float">
            <text:p>-805</text:p>
          </table:table-cell>
          <table:table-cell table:style-name="ce456" office:value-type="float" office:value="333" calcext:value-type="float">
            <text:p>333</text:p>
          </table:table-cell>
          <table:table-cell table:style-name="ce480" office:value-type="float" office:value="166" calcext:value-type="float">
            <text:p>166</text:p>
          </table:table-cell>
          <table:table-cell table:style-name="ce504" office:value-type="float" office:value="166" calcext:value-type="float">
            <text:p>166</text:p>
          </table:table-cell>
          <table:table-cell table:style-name="ce528" office:value-type="float" office:value="128" calcext:value-type="float">
            <text:p>128</text:p>
          </table:table-cell>
          <table:table-cell table:style-name="ce552" office:value-type="float" office:value="-592" calcext:value-type="float">
            <text:p>-592</text:p>
          </table:table-cell>
          <table:table-cell table:style-name="ce576" office:value-type="float" office:value="-1312" calcext:value-type="float">
            <text:p>-1312</text:p>
          </table:table-cell>
          <table:table-cell table:style-name="ce600"/>
          <table:table-cell table:style-name="ce624"/>
          <table:table-cell table:style-name="ce648"/>
          <table:table-cell table:style-name="ce672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385" office:value-type="float" office:value="-1600" calcext:value-type="float">
            <text:p>-1600</text:p>
          </table:table-cell>
          <table:table-cell table:style-name="ce409" office:value-type="float" office:value="-1600" calcext:value-type="float">
            <text:p>-1600</text:p>
          </table:table-cell>
          <table:table-cell table:style-name="ce433" office:value-type="float" office:value="-462" calcext:value-type="float">
            <text:p>-462</text:p>
          </table:table-cell>
          <table:table-cell table:style-name="ce457" office:value-type="float" office:value="534" calcext:value-type="float">
            <text:p>534</text:p>
          </table:table-cell>
          <table:table-cell table:style-name="ce481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29" office:value-type="float" office:value="-37" calcext:value-type="float">
            <text:p>-37</text:p>
          </table:table-cell>
          <table:table-cell table:style-name="ce553" office:value-type="float" office:value="-757" calcext:value-type="float">
            <text:p>-757</text:p>
          </table:table-cell>
          <table:table-cell table:style-name="ce577" office:value-type="float" office:value="-1121" calcext:value-type="float">
            <text:p>-1121</text:p>
          </table:table-cell>
          <table:table-cell table:style-name="ce601" office:value-type="float" office:value="-1121" calcext:value-type="float">
            <text:p>-1121</text:p>
          </table:table-cell>
          <table:table-cell table:style-name="ce625"/>
          <table:table-cell table:style-name="ce649"/>
          <table:table-cell table:style-name="ce673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386" office:value-type="float" office:value="-2230" calcext:value-type="float">
            <text:p>-2230</text:p>
          </table:table-cell>
          <table:table-cell table:style-name="ce410" office:value-type="float" office:value="-1092" calcext:value-type="float">
            <text:p>-1092</text:p>
          </table:table-cell>
          <table:table-cell table:style-name="ce434" office:value-type="float" office:value="-96" calcext:value-type="float">
            <text:p>-96</text:p>
          </table:table-cell>
          <table:table-cell table:style-name="ce458" office:value-type="float" office:value="534" calcext:value-type="float">
            <text:p>534</text:p>
          </table:table-cell>
          <table:table-cell table:style-name="ce482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530" office:value-type="float" office:value="-37" calcext:value-type="float">
            <text:p>-37</text:p>
          </table:table-cell>
          <table:table-cell table:style-name="ce554" office:value-type="float" office:value="-401" calcext:value-type="float">
            <text:p>-401</text:p>
          </table:table-cell>
          <table:table-cell table:style-name="ce578" office:value-type="float" office:value="-401" calcext:value-type="float">
            <text:p>-401</text:p>
          </table:table-cell>
          <table:table-cell table:style-name="ce602" office:value-type="float" office:value="-401" calcext:value-type="float">
            <text:p>-401</text:p>
          </table:table-cell>
          <table:table-cell table:style-name="ce626" office:value-type="float" office:value="-401" calcext:value-type="float">
            <text:p>-401</text:p>
          </table:table-cell>
          <table:table-cell table:style-name="ce650"/>
          <table:table-cell table:style-name="ce674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387" office:value-type="float" office:value="-2041" calcext:value-type="float">
            <text:p>-2041</text:p>
          </table:table-cell>
          <table:table-cell table:style-name="ce411" office:value-type="float" office:value="-1045" calcext:value-type="float">
            <text:p>-1045</text:p>
          </table:table-cell>
          <table:table-cell table:style-name="ce435" office:value-type="float" office:value="-415" calcext:value-type="float">
            <text:p>-415</text:p>
          </table:table-cell>
          <table:table-cell table:style-name="ce459" office:value-type="float" office:value="215" calcext:value-type="float">
            <text:p>215</text:p>
          </table:table-cell>
          <table:table-cell table:style-name="ce483" office:value-type="float" office:value="-318" calcext:value-type="float">
            <text:p>-318</text:p>
          </table:table-cell>
          <table:table-cell table:style-name="ce507" office:value-type="float" office:value="-318" calcext:value-type="float">
            <text:p>-318</text:p>
          </table:table-cell>
          <table:table-cell table:style-name="ce531" office:value-type="float" office:value="-2300" calcext:value-type="float">
            <text:p>-2300</text:p>
          </table:table-cell>
          <table:table-cell table:style-name="ce555" office:value-type="float" office:value="-1580" calcext:value-type="float">
            <text:p>-1580</text:p>
          </table:table-cell>
          <table:table-cell table:style-name="ce579" office:value-type="float" office:value="-1508" calcext:value-type="float">
            <text:p>-1508</text:p>
          </table:table-cell>
          <table:table-cell table:style-name="ce603" office:value-type="float" office:value="-1121" calcext:value-type="float">
            <text:p>-1121</text:p>
          </table:table-cell>
          <table:table-cell table:style-name="ce627" office:value-type="float" office:value="-401" calcext:value-type="float">
            <text:p>-401</text:p>
          </table:table-cell>
          <table:table-cell table:style-name="ce651" office:value-type="float" office:value="-1508" calcext:value-type="float">
            <text:p>-1508</text:p>
          </table:table-cell>
          <table:table-cell table:style-name="ce675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388" office:value-type="float" office:value="-2395" calcext:value-type="float">
            <text:p>-2395</text:p>
          </table:table-cell>
          <table:table-cell table:style-name="ce412" office:value-type="float" office:value="-1765" calcext:value-type="float">
            <text:p>-1765</text:p>
          </table:table-cell>
          <table:table-cell table:style-name="ce436" office:value-type="float" office:value="-1135" calcext:value-type="float">
            <text:p>-1135</text:p>
          </table:table-cell>
          <table:table-cell table:style-name="ce460" office:value-type="float" office:value="-505" calcext:value-type="float">
            <text:p>-505</text:p>
          </table:table-cell>
          <table:table-cell table:style-name="ce484" office:value-type="float" office:value="-1038" calcext:value-type="float">
            <text:p>-1038</text:p>
          </table:table-cell>
          <table:table-cell table:style-name="ce508" office:value-type="float" office:value="-682" calcext:value-type="float">
            <text:p>-682</text:p>
          </table:table-cell>
          <table:table-cell table:style-name="ce532" office:value-type="float" office:value="-2300" calcext:value-type="float">
            <text:p>-2300</text:p>
          </table:table-cell>
          <table:table-cell table:style-name="ce556" office:value-type="float" office:value="-1580" calcext:value-type="float">
            <text:p>-1580</text:p>
          </table:table-cell>
          <table:table-cell table:style-name="ce580" office:value-type="float" office:value="-1508" calcext:value-type="float">
            <text:p>-1508</text:p>
          </table:table-cell>
          <table:table-cell table:style-name="ce604" office:value-type="float" office:value="-1121" calcext:value-type="float">
            <text:p>-1121</text:p>
          </table:table-cell>
          <table:table-cell table:style-name="ce628" office:value-type="float" office:value="-401" calcext:value-type="float">
            <text:p>-401</text:p>
          </table:table-cell>
          <table:table-cell table:style-name="ce652" office:value-type="float" office:value="-1508" calcext:value-type="float">
            <text:p>-1508</text:p>
          </table:table-cell>
          <table:table-cell table:style-name="ce676" office:value-type="float" office:value="-1508" calcext:value-type="float">
            <text:p>-1508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89"/>
          <table:table-cell table:style-name="ce413"/>
          <table:table-cell table:style-name="ce437"/>
          <table:table-cell table:style-name="ce461"/>
          <table:table-cell table:style-name="ce485"/>
          <table:table-cell table:style-name="ce509"/>
          <table:table-cell table:style-name="ce533"/>
          <table:table-cell table:style-name="ce557"/>
          <table:table-cell table:style-name="ce581"/>
          <table:table-cell table:style-name="ce605"/>
          <table:table-cell table:style-name="ce629"/>
          <table:table-cell table:style-name="ce653"/>
          <table:table-cell/>
        </table:table-row>
        <table:table-row table:style-name="ro1">
          <table:table-cell/>
          <table:table-cell table:style-name="ce390"/>
          <table:table-cell table:style-name="ce414"/>
          <table:table-cell table:style-name="ce438"/>
          <table:table-cell table:style-name="ce462"/>
          <table:table-cell table:style-name="ce486"/>
          <table:table-cell table:style-name="ce510"/>
          <table:table-cell table:style-name="ce534"/>
          <table:table-cell table:style-name="ce558"/>
          <table:table-cell table:style-name="ce582"/>
          <table:table-cell table:style-name="ce606"/>
          <table:table-cell table:style-name="ce630"/>
          <table:table-cell table:style-name="ce654"/>
          <table:table-cell/>
        </table:table-row>
        <table:table-row table:style-name="ro1">
          <table:table-cell/>
          <table:table-cell table:style-name="ce391"/>
          <table:table-cell table:style-name="ce415"/>
          <table:table-cell table:style-name="ce439"/>
          <table:table-cell table:style-name="ce463"/>
          <table:table-cell table:style-name="ce487"/>
          <table:table-cell table:style-name="ce511"/>
          <table:table-cell table:style-name="ce535"/>
          <table:table-cell table:style-name="ce559"/>
          <table:table-cell table:style-name="ce583"/>
          <table:table-cell table:style-name="ce607"/>
          <table:table-cell table:style-name="ce631"/>
          <table:table-cell table:style-name="ce655"/>
          <table:table-cell/>
        </table:table-row>
        <table:table-row table:style-name="ro1">
          <table:table-cell/>
          <table:table-cell table:style-name="ce392"/>
          <table:table-cell table:style-name="ce416"/>
          <table:table-cell table:style-name="ce440"/>
          <table:table-cell table:style-name="ce464"/>
          <table:table-cell table:style-name="ce488"/>
          <table:table-cell table:style-name="ce512"/>
          <table:table-cell table:style-name="ce536"/>
          <table:table-cell table:style-name="ce560"/>
          <table:table-cell table:style-name="ce584"/>
          <table:table-cell table:style-name="ce608"/>
          <table:table-cell table:style-name="ce632"/>
          <table:table-cell table:style-name="ce656"/>
          <table:table-cell/>
        </table:table-row>
        <table:table-row table:style-name="ro1">
          <table:table-cell/>
          <table:table-cell table:style-name="ce393"/>
          <table:table-cell table:style-name="ce417"/>
          <table:table-cell table:style-name="ce441"/>
          <table:table-cell table:style-name="ce465"/>
          <table:table-cell table:style-name="ce489"/>
          <table:table-cell table:style-name="ce513"/>
          <table:table-cell table:style-name="ce537"/>
          <table:table-cell table:style-name="ce561"/>
          <table:table-cell table:style-name="ce585"/>
          <table:table-cell table:style-name="ce609"/>
          <table:table-cell table:style-name="ce633"/>
          <table:table-cell table:style-name="ce657"/>
          <table:table-cell/>
        </table:table-row>
        <table:table-row table:style-name="ro1">
          <table:table-cell/>
          <table:table-cell table:style-name="ce394"/>
          <table:table-cell table:style-name="ce418"/>
          <table:table-cell table:style-name="ce442"/>
          <table:table-cell table:style-name="ce466"/>
          <table:table-cell table:style-name="ce490"/>
          <table:table-cell table:style-name="ce514"/>
          <table:table-cell table:style-name="ce538"/>
          <table:table-cell table:style-name="ce562"/>
          <table:table-cell table:style-name="ce586"/>
          <table:table-cell table:style-name="ce610"/>
          <table:table-cell table:style-name="ce634"/>
          <table:table-cell table:style-name="ce658"/>
          <table:table-cell/>
        </table:table-row>
        <table:table-row table:style-name="ro1">
          <table:table-cell/>
          <table:table-cell table:style-name="ce395"/>
          <table:table-cell table:style-name="ce419"/>
          <table:table-cell table:style-name="ce443"/>
          <table:table-cell table:style-name="ce467"/>
          <table:table-cell table:style-name="ce491"/>
          <table:table-cell table:style-name="ce515"/>
          <table:table-cell table:style-name="ce539"/>
          <table:table-cell table:style-name="ce563"/>
          <table:table-cell table:style-name="ce587"/>
          <table:table-cell table:style-name="ce611"/>
          <table:table-cell table:style-name="ce635"/>
          <table:table-cell table:style-name="ce659"/>
          <table:table-cell/>
        </table:table-row>
        <table:table-row table:style-name="ro1">
          <table:table-cell/>
          <table:table-cell table:style-name="ce396"/>
          <table:table-cell table:style-name="ce420"/>
          <table:table-cell table:style-name="ce444"/>
          <table:table-cell table:style-name="ce468"/>
          <table:table-cell table:style-name="ce492"/>
          <table:table-cell table:style-name="ce516"/>
          <table:table-cell table:style-name="ce540"/>
          <table:table-cell table:style-name="ce564"/>
          <table:table-cell table:style-name="ce588"/>
          <table:table-cell table:style-name="ce612"/>
          <table:table-cell table:style-name="ce636"/>
          <table:table-cell table:style-name="ce660"/>
          <table:table-cell/>
        </table:table-row>
        <table:table-row table:style-name="ro1">
          <table:table-cell/>
          <table:table-cell table:style-name="ce397"/>
          <table:table-cell table:style-name="ce421"/>
          <table:table-cell table:style-name="ce445"/>
          <table:table-cell table:style-name="ce469"/>
          <table:table-cell table:style-name="ce493"/>
          <table:table-cell table:style-name="ce517"/>
          <table:table-cell table:style-name="ce541"/>
          <table:table-cell table:style-name="ce565"/>
          <table:table-cell table:style-name="ce589"/>
          <table:table-cell table:style-name="ce613"/>
          <table:table-cell table:style-name="ce637"/>
          <table:table-cell table:style-name="ce661"/>
          <table:table-cell/>
        </table:table-row>
        <table:table-row table:style-name="ro1">
          <table:table-cell/>
          <table:table-cell table:style-name="ce398"/>
          <table:table-cell table:style-name="ce422"/>
          <table:table-cell table:style-name="ce446"/>
          <table:table-cell table:style-name="ce470"/>
          <table:table-cell table:style-name="ce494"/>
          <table:table-cell table:style-name="ce518"/>
          <table:table-cell table:style-name="ce542"/>
          <table:table-cell table:style-name="ce566"/>
          <table:table-cell table:style-name="ce590"/>
          <table:table-cell table:style-name="ce614"/>
          <table:table-cell table:style-name="ce638"/>
          <table:table-cell table:style-name="ce662"/>
          <table:table-cell/>
        </table:table-row>
        <table:table-row table:style-name="ro1">
          <table:table-cell/>
          <table:table-cell table:style-name="ce399"/>
          <table:table-cell table:style-name="ce423"/>
          <table:table-cell table:style-name="ce447"/>
          <table:table-cell table:style-name="ce471"/>
          <table:table-cell table:style-name="ce495"/>
          <table:table-cell table:style-name="ce519"/>
          <table:table-cell table:style-name="ce543"/>
          <table:table-cell table:style-name="ce567"/>
          <table:table-cell table:style-name="ce591"/>
          <table:table-cell table:style-name="ce615"/>
          <table:table-cell table:style-name="ce639"/>
          <table:table-cell table:style-name="ce663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3 enfants'.B17:'3 enfants'.B17">
            <calcext:condition calcext:apply-style-name="Rouge" calcext:value="=2" calcext:base-cell-address="'3 enfants'.B17"/>
          </calcext:conditional-format>
          <calcext:conditional-format calcext:target-range-address="'3 enfants'.C17:'3 enfants'.C17">
            <calcext:condition calcext:apply-style-name="Rouge" calcext:value="=2" calcext:base-cell-address="'3 enfants'.C17"/>
          </calcext:conditional-format>
          <calcext:conditional-format calcext:target-range-address="'3 enfants'.D17:'3 enfants'.D17">
            <calcext:condition calcext:apply-style-name="Rouge" calcext:value="=2" calcext:base-cell-address="'3 enfants'.D17"/>
          </calcext:conditional-format>
          <calcext:conditional-format calcext:target-range-address="'3 enfants'.E17:'3 enfants'.E17">
            <calcext:condition calcext:apply-style-name="Rouge" calcext:value="=2" calcext:base-cell-address="'3 enfants'.E17"/>
          </calcext:conditional-format>
          <calcext:conditional-format calcext:target-range-address="'3 enfants'.F17:'3 enfants'.F17">
            <calcext:condition calcext:apply-style-name="Rouge" calcext:value="=2" calcext:base-cell-address="'3 enfants'.F17"/>
          </calcext:conditional-format>
          <calcext:conditional-format calcext:target-range-address="'3 enfants'.G17:'3 enfants'.G17">
            <calcext:condition calcext:apply-style-name="Rouge" calcext:value="=2" calcext:base-cell-address="'3 enfants'.G17"/>
          </calcext:conditional-format>
          <calcext:conditional-format calcext:target-range-address="'3 enfants'.H17:'3 enfants'.H17">
            <calcext:condition calcext:apply-style-name="Rouge" calcext:value="=2" calcext:base-cell-address="'3 enfants'.H17"/>
          </calcext:conditional-format>
          <calcext:conditional-format calcext:target-range-address="'3 enfants'.I17:'3 enfants'.I17">
            <calcext:condition calcext:apply-style-name="Rouge" calcext:value="=2" calcext:base-cell-address="'3 enfants'.I17"/>
          </calcext:conditional-format>
          <calcext:conditional-format calcext:target-range-address="'3 enfants'.J17:'3 enfants'.J17">
            <calcext:condition calcext:apply-style-name="Rouge" calcext:value="=2" calcext:base-cell-address="'3 enfants'.J17"/>
          </calcext:conditional-format>
          <calcext:conditional-format calcext:target-range-address="'3 enfants'.K17:'3 enfants'.K17">
            <calcext:condition calcext:apply-style-name="Rouge" calcext:value="=2" calcext:base-cell-address="'3 enfants'.K17"/>
          </calcext:conditional-format>
          <calcext:conditional-format calcext:target-range-address="'3 enfants'.L17:'3 enfants'.L17">
            <calcext:condition calcext:apply-style-name="Rouge" calcext:value="=2" calcext:base-cell-address="'3 enfants'.L17"/>
          </calcext:conditional-format>
          <calcext:conditional-format calcext:target-range-address="'3 enfants'.M17:'3 enfants'.M17">
            <calcext:condition calcext:apply-style-name="Rouge" calcext:value="=2" calcext:base-cell-address="'3 enfants'.M17"/>
          </calcext:conditional-format>
          <calcext:conditional-format calcext:target-range-address="'3 enfants'.B17:'3 enfants'.B17">
            <calcext:condition calcext:apply-style-name="Rouge" calcext:value="=2" calcext:base-cell-address="'3 enfants'.B17"/>
          </calcext:conditional-format>
          <calcext:conditional-format calcext:target-range-address="'3 enfants'.C17:'3 enfants'.C17">
            <calcext:condition calcext:apply-style-name="Rouge" calcext:value="=2" calcext:base-cell-address="'3 enfants'.C17"/>
          </calcext:conditional-format>
          <calcext:conditional-format calcext:target-range-address="'3 enfants'.D17:'3 enfants'.D17">
            <calcext:condition calcext:apply-style-name="Rouge" calcext:value="=2" calcext:base-cell-address="'3 enfants'.D17"/>
          </calcext:conditional-format>
          <calcext:conditional-format calcext:target-range-address="'3 enfants'.E17:'3 enfants'.E17">
            <calcext:condition calcext:apply-style-name="Rouge" calcext:value="=2" calcext:base-cell-address="'3 enfants'.E17"/>
          </calcext:conditional-format>
          <calcext:conditional-format calcext:target-range-address="'3 enfants'.F17:'3 enfants'.F17">
            <calcext:condition calcext:apply-style-name="Rouge" calcext:value="=2" calcext:base-cell-address="'3 enfants'.F17"/>
          </calcext:conditional-format>
          <calcext:conditional-format calcext:target-range-address="'3 enfants'.G17:'3 enfants'.G17">
            <calcext:condition calcext:apply-style-name="Rouge" calcext:value="=2" calcext:base-cell-address="'3 enfants'.G17"/>
          </calcext:conditional-format>
          <calcext:conditional-format calcext:target-range-address="'3 enfants'.H17:'3 enfants'.H17">
            <calcext:condition calcext:apply-style-name="Rouge" calcext:value="=2" calcext:base-cell-address="'3 enfants'.H17"/>
          </calcext:conditional-format>
          <calcext:conditional-format calcext:target-range-address="'3 enfants'.I17:'3 enfants'.I17">
            <calcext:condition calcext:apply-style-name="Rouge" calcext:value="=2" calcext:base-cell-address="'3 enfants'.I17"/>
          </calcext:conditional-format>
          <calcext:conditional-format calcext:target-range-address="'3 enfants'.J17:'3 enfants'.J17">
            <calcext:condition calcext:apply-style-name="Rouge" calcext:value="=2" calcext:base-cell-address="'3 enfants'.J17"/>
          </calcext:conditional-format>
          <calcext:conditional-format calcext:target-range-address="'3 enfants'.K17:'3 enfants'.K17">
            <calcext:condition calcext:apply-style-name="Rouge" calcext:value="=2" calcext:base-cell-address="'3 enfants'.K17"/>
          </calcext:conditional-format>
          <calcext:conditional-format calcext:target-range-address="'3 enfants'.L17:'3 enfants'.L17">
            <calcext:condition calcext:apply-style-name="Rouge" calcext:value="=2" calcext:base-cell-address="'3 enfants'.L17"/>
          </calcext:conditional-format>
          <calcext:conditional-format calcext:target-range-address="'3 enfants'.M17:'3 enfants'.M17">
            <calcext:condition calcext:apply-style-name="Rouge" calcext:value="=2" calcext:base-cell-address="'3 enfants'.M17"/>
          </calcext:conditional-format>
          <calcext:conditional-format calcext:target-range-address="'3 enfants'.B18:'3 enfants'.B18">
            <calcext:condition calcext:apply-style-name="Rouge" calcext:value="=2" calcext:base-cell-address="'3 enfants'.B18"/>
          </calcext:conditional-format>
          <calcext:conditional-format calcext:target-range-address="'3 enfants'.C18:'3 enfants'.C18">
            <calcext:condition calcext:apply-style-name="Rouge" calcext:value="=2" calcext:base-cell-address="'3 enfants'.C18"/>
          </calcext:conditional-format>
          <calcext:conditional-format calcext:target-range-address="'3 enfants'.D18:'3 enfants'.D18">
            <calcext:condition calcext:apply-style-name="Rouge" calcext:value="=2" calcext:base-cell-address="'3 enfants'.D18"/>
          </calcext:conditional-format>
          <calcext:conditional-format calcext:target-range-address="'3 enfants'.E18:'3 enfants'.E18">
            <calcext:condition calcext:apply-style-name="Rouge" calcext:value="=2" calcext:base-cell-address="'3 enfants'.E18"/>
          </calcext:conditional-format>
          <calcext:conditional-format calcext:target-range-address="'3 enfants'.F18:'3 enfants'.F18">
            <calcext:condition calcext:apply-style-name="Rouge" calcext:value="=2" calcext:base-cell-address="'3 enfants'.F18"/>
          </calcext:conditional-format>
          <calcext:conditional-format calcext:target-range-address="'3 enfants'.G18:'3 enfants'.G18">
            <calcext:condition calcext:apply-style-name="Rouge" calcext:value="=2" calcext:base-cell-address="'3 enfants'.G18"/>
          </calcext:conditional-format>
          <calcext:conditional-format calcext:target-range-address="'3 enfants'.H18:'3 enfants'.H18">
            <calcext:condition calcext:apply-style-name="Rouge" calcext:value="=2" calcext:base-cell-address="'3 enfants'.H18"/>
          </calcext:conditional-format>
          <calcext:conditional-format calcext:target-range-address="'3 enfants'.I18:'3 enfants'.I18">
            <calcext:condition calcext:apply-style-name="Rouge" calcext:value="=2" calcext:base-cell-address="'3 enfants'.I18"/>
          </calcext:conditional-format>
          <calcext:conditional-format calcext:target-range-address="'3 enfants'.J18:'3 enfants'.J18">
            <calcext:condition calcext:apply-style-name="Rouge" calcext:value="=2" calcext:base-cell-address="'3 enfants'.J18"/>
          </calcext:conditional-format>
          <calcext:conditional-format calcext:target-range-address="'3 enfants'.K18:'3 enfants'.K18">
            <calcext:condition calcext:apply-style-name="Rouge" calcext:value="=2" calcext:base-cell-address="'3 enfants'.K18"/>
          </calcext:conditional-format>
          <calcext:conditional-format calcext:target-range-address="'3 enfants'.L18:'3 enfants'.L18">
            <calcext:condition calcext:apply-style-name="Rouge" calcext:value="=2" calcext:base-cell-address="'3 enfants'.L18"/>
          </calcext:conditional-format>
          <calcext:conditional-format calcext:target-range-address="'3 enfants'.M18:'3 enfants'.M18">
            <calcext:condition calcext:apply-style-name="Rouge" calcext:value="=2" calcext:base-cell-address="'3 enfants'.M18"/>
          </calcext:conditional-format>
          <calcext:conditional-format calcext:target-range-address="'3 enfants'.B19:'3 enfants'.B19">
            <calcext:condition calcext:apply-style-name="Rouge" calcext:value="=2" calcext:base-cell-address="'3 enfants'.B19"/>
          </calcext:conditional-format>
          <calcext:conditional-format calcext:target-range-address="'3 enfants'.C19:'3 enfants'.C19">
            <calcext:condition calcext:apply-style-name="Rouge" calcext:value="=2" calcext:base-cell-address="'3 enfants'.C19"/>
          </calcext:conditional-format>
          <calcext:conditional-format calcext:target-range-address="'3 enfants'.D19:'3 enfants'.D19">
            <calcext:condition calcext:apply-style-name="Rouge" calcext:value="=2" calcext:base-cell-address="'3 enfants'.D19"/>
          </calcext:conditional-format>
          <calcext:conditional-format calcext:target-range-address="'3 enfants'.E19:'3 enfants'.E19">
            <calcext:condition calcext:apply-style-name="Rouge" calcext:value="=2" calcext:base-cell-address="'3 enfants'.E19"/>
          </calcext:conditional-format>
          <calcext:conditional-format calcext:target-range-address="'3 enfants'.F19:'3 enfants'.F19">
            <calcext:condition calcext:apply-style-name="Rouge" calcext:value="=2" calcext:base-cell-address="'3 enfants'.F19"/>
          </calcext:conditional-format>
          <calcext:conditional-format calcext:target-range-address="'3 enfants'.G19:'3 enfants'.G19">
            <calcext:condition calcext:apply-style-name="Rouge" calcext:value="=2" calcext:base-cell-address="'3 enfants'.G19"/>
          </calcext:conditional-format>
          <calcext:conditional-format calcext:target-range-address="'3 enfants'.H19:'3 enfants'.H19">
            <calcext:condition calcext:apply-style-name="Rouge" calcext:value="=2" calcext:base-cell-address="'3 enfants'.H19"/>
          </calcext:conditional-format>
          <calcext:conditional-format calcext:target-range-address="'3 enfants'.I19:'3 enfants'.I19">
            <calcext:condition calcext:apply-style-name="Rouge" calcext:value="=2" calcext:base-cell-address="'3 enfants'.I19"/>
          </calcext:conditional-format>
          <calcext:conditional-format calcext:target-range-address="'3 enfants'.J19:'3 enfants'.J19">
            <calcext:condition calcext:apply-style-name="Rouge" calcext:value="=2" calcext:base-cell-address="'3 enfants'.J19"/>
          </calcext:conditional-format>
          <calcext:conditional-format calcext:target-range-address="'3 enfants'.K19:'3 enfants'.K19">
            <calcext:condition calcext:apply-style-name="Rouge" calcext:value="=2" calcext:base-cell-address="'3 enfants'.K19"/>
          </calcext:conditional-format>
          <calcext:conditional-format calcext:target-range-address="'3 enfants'.L19:'3 enfants'.L19">
            <calcext:condition calcext:apply-style-name="Rouge" calcext:value="=2" calcext:base-cell-address="'3 enfants'.L19"/>
          </calcext:conditional-format>
          <calcext:conditional-format calcext:target-range-address="'3 enfants'.M19:'3 enfants'.M19">
            <calcext:condition calcext:apply-style-name="Rouge" calcext:value="=2" calcext:base-cell-address="'3 enfants'.M19"/>
          </calcext:conditional-format>
          <calcext:conditional-format calcext:target-range-address="'3 enfants'.B20:'3 enfants'.B20">
            <calcext:condition calcext:apply-style-name="Rouge" calcext:value="=2" calcext:base-cell-address="'3 enfants'.B20"/>
          </calcext:conditional-format>
          <calcext:conditional-format calcext:target-range-address="'3 enfants'.C20:'3 enfants'.C20">
            <calcext:condition calcext:apply-style-name="Rouge" calcext:value="=2" calcext:base-cell-address="'3 enfants'.C20"/>
          </calcext:conditional-format>
          <calcext:conditional-format calcext:target-range-address="'3 enfants'.D20:'3 enfants'.D20">
            <calcext:condition calcext:apply-style-name="Rouge" calcext:value="=2" calcext:base-cell-address="'3 enfants'.D20"/>
          </calcext:conditional-format>
          <calcext:conditional-format calcext:target-range-address="'3 enfants'.E20:'3 enfants'.E20">
            <calcext:condition calcext:apply-style-name="Rouge" calcext:value="=2" calcext:base-cell-address="'3 enfants'.E20"/>
          </calcext:conditional-format>
          <calcext:conditional-format calcext:target-range-address="'3 enfants'.F20:'3 enfants'.F20">
            <calcext:condition calcext:apply-style-name="Rouge" calcext:value="=2" calcext:base-cell-address="'3 enfants'.F20"/>
          </calcext:conditional-format>
          <calcext:conditional-format calcext:target-range-address="'3 enfants'.G20:'3 enfants'.G20">
            <calcext:condition calcext:apply-style-name="Rouge" calcext:value="=2" calcext:base-cell-address="'3 enfants'.G20"/>
          </calcext:conditional-format>
          <calcext:conditional-format calcext:target-range-address="'3 enfants'.H20:'3 enfants'.H20">
            <calcext:condition calcext:apply-style-name="Rouge" calcext:value="=2" calcext:base-cell-address="'3 enfants'.H20"/>
          </calcext:conditional-format>
          <calcext:conditional-format calcext:target-range-address="'3 enfants'.I20:'3 enfants'.I20">
            <calcext:condition calcext:apply-style-name="Rouge" calcext:value="=2" calcext:base-cell-address="'3 enfants'.I20"/>
          </calcext:conditional-format>
          <calcext:conditional-format calcext:target-range-address="'3 enfants'.J20:'3 enfants'.J20">
            <calcext:condition calcext:apply-style-name="Rouge" calcext:value="=2" calcext:base-cell-address="'3 enfants'.J20"/>
          </calcext:conditional-format>
          <calcext:conditional-format calcext:target-range-address="'3 enfants'.K20:'3 enfants'.K20">
            <calcext:condition calcext:apply-style-name="Rouge" calcext:value="=2" calcext:base-cell-address="'3 enfants'.K20"/>
          </calcext:conditional-format>
          <calcext:conditional-format calcext:target-range-address="'3 enfants'.L20:'3 enfants'.L20">
            <calcext:condition calcext:apply-style-name="Rouge" calcext:value="=2" calcext:base-cell-address="'3 enfants'.L20"/>
          </calcext:conditional-format>
          <calcext:conditional-format calcext:target-range-address="'3 enfants'.M20:'3 enfants'.M20">
            <calcext:condition calcext:apply-style-name="Rouge" calcext:value="=2" calcext:base-cell-address="'3 enfants'.M20"/>
          </calcext:conditional-format>
          <calcext:conditional-format calcext:target-range-address="'3 enfants'.B21:'3 enfants'.B21">
            <calcext:condition calcext:apply-style-name="Rouge" calcext:value="=2" calcext:base-cell-address="'3 enfants'.B21"/>
          </calcext:conditional-format>
          <calcext:conditional-format calcext:target-range-address="'3 enfants'.C21:'3 enfants'.C21">
            <calcext:condition calcext:apply-style-name="Rouge" calcext:value="=2" calcext:base-cell-address="'3 enfants'.C21"/>
          </calcext:conditional-format>
          <calcext:conditional-format calcext:target-range-address="'3 enfants'.D21:'3 enfants'.D21">
            <calcext:condition calcext:apply-style-name="Rouge" calcext:value="=2" calcext:base-cell-address="'3 enfants'.D21"/>
          </calcext:conditional-format>
          <calcext:conditional-format calcext:target-range-address="'3 enfants'.E21:'3 enfants'.E21">
            <calcext:condition calcext:apply-style-name="Rouge" calcext:value="=2" calcext:base-cell-address="'3 enfants'.E21"/>
          </calcext:conditional-format>
          <calcext:conditional-format calcext:target-range-address="'3 enfants'.F21:'3 enfants'.F21">
            <calcext:condition calcext:apply-style-name="Rouge" calcext:value="=2" calcext:base-cell-address="'3 enfants'.F21"/>
          </calcext:conditional-format>
          <calcext:conditional-format calcext:target-range-address="'3 enfants'.G21:'3 enfants'.G21">
            <calcext:condition calcext:apply-style-name="Rouge" calcext:value="=2" calcext:base-cell-address="'3 enfants'.G21"/>
          </calcext:conditional-format>
          <calcext:conditional-format calcext:target-range-address="'3 enfants'.H21:'3 enfants'.H21">
            <calcext:condition calcext:apply-style-name="Rouge" calcext:value="=2" calcext:base-cell-address="'3 enfants'.H21"/>
          </calcext:conditional-format>
          <calcext:conditional-format calcext:target-range-address="'3 enfants'.I21:'3 enfants'.I21">
            <calcext:condition calcext:apply-style-name="Rouge" calcext:value="=2" calcext:base-cell-address="'3 enfants'.I21"/>
          </calcext:conditional-format>
          <calcext:conditional-format calcext:target-range-address="'3 enfants'.J21:'3 enfants'.J21">
            <calcext:condition calcext:apply-style-name="Rouge" calcext:value="=2" calcext:base-cell-address="'3 enfants'.J21"/>
          </calcext:conditional-format>
          <calcext:conditional-format calcext:target-range-address="'3 enfants'.K21:'3 enfants'.K21">
            <calcext:condition calcext:apply-style-name="Rouge" calcext:value="=2" calcext:base-cell-address="'3 enfants'.K21"/>
          </calcext:conditional-format>
          <calcext:conditional-format calcext:target-range-address="'3 enfants'.L21:'3 enfants'.L21">
            <calcext:condition calcext:apply-style-name="Rouge" calcext:value="=2" calcext:base-cell-address="'3 enfants'.L21"/>
          </calcext:conditional-format>
          <calcext:conditional-format calcext:target-range-address="'3 enfants'.M21:'3 enfants'.M21">
            <calcext:condition calcext:apply-style-name="Rouge" calcext:value="=2" calcext:base-cell-address="'3 enfants'.M21"/>
          </calcext:conditional-format>
          <calcext:conditional-format calcext:target-range-address="'3 enfants'.B22:'3 enfants'.B22">
            <calcext:condition calcext:apply-style-name="Rouge" calcext:value="=2" calcext:base-cell-address="'3 enfants'.B22"/>
          </calcext:conditional-format>
          <calcext:conditional-format calcext:target-range-address="'3 enfants'.C22:'3 enfants'.C22">
            <calcext:condition calcext:apply-style-name="Rouge" calcext:value="=2" calcext:base-cell-address="'3 enfants'.C22"/>
          </calcext:conditional-format>
          <calcext:conditional-format calcext:target-range-address="'3 enfants'.D22:'3 enfants'.D22">
            <calcext:condition calcext:apply-style-name="Rouge" calcext:value="=2" calcext:base-cell-address="'3 enfants'.D22"/>
          </calcext:conditional-format>
          <calcext:conditional-format calcext:target-range-address="'3 enfants'.E22:'3 enfants'.E22">
            <calcext:condition calcext:apply-style-name="Rouge" calcext:value="=2" calcext:base-cell-address="'3 enfants'.E22"/>
          </calcext:conditional-format>
          <calcext:conditional-format calcext:target-range-address="'3 enfants'.F22:'3 enfants'.F22">
            <calcext:condition calcext:apply-style-name="Rouge" calcext:value="=2" calcext:base-cell-address="'3 enfants'.F22"/>
          </calcext:conditional-format>
          <calcext:conditional-format calcext:target-range-address="'3 enfants'.G22:'3 enfants'.G22">
            <calcext:condition calcext:apply-style-name="Rouge" calcext:value="=2" calcext:base-cell-address="'3 enfants'.G22"/>
          </calcext:conditional-format>
          <calcext:conditional-format calcext:target-range-address="'3 enfants'.H22:'3 enfants'.H22">
            <calcext:condition calcext:apply-style-name="Rouge" calcext:value="=2" calcext:base-cell-address="'3 enfants'.H22"/>
          </calcext:conditional-format>
          <calcext:conditional-format calcext:target-range-address="'3 enfants'.I22:'3 enfants'.I22">
            <calcext:condition calcext:apply-style-name="Rouge" calcext:value="=2" calcext:base-cell-address="'3 enfants'.I22"/>
          </calcext:conditional-format>
          <calcext:conditional-format calcext:target-range-address="'3 enfants'.J22:'3 enfants'.J22">
            <calcext:condition calcext:apply-style-name="Rouge" calcext:value="=2" calcext:base-cell-address="'3 enfants'.J22"/>
          </calcext:conditional-format>
          <calcext:conditional-format calcext:target-range-address="'3 enfants'.K22:'3 enfants'.K22">
            <calcext:condition calcext:apply-style-name="Rouge" calcext:value="=2" calcext:base-cell-address="'3 enfants'.K22"/>
          </calcext:conditional-format>
          <calcext:conditional-format calcext:target-range-address="'3 enfants'.L22:'3 enfants'.L22">
            <calcext:condition calcext:apply-style-name="Rouge" calcext:value="=2" calcext:base-cell-address="'3 enfants'.L22"/>
          </calcext:conditional-format>
          <calcext:conditional-format calcext:target-range-address="'3 enfants'.M22:'3 enfants'.M22">
            <calcext:condition calcext:apply-style-name="Rouge" calcext:value="=2" calcext:base-cell-address="'3 enfants'.M22"/>
          </calcext:conditional-format>
          <calcext:conditional-format calcext:target-range-address="'3 enfants'.B23:'3 enfants'.B23">
            <calcext:condition calcext:apply-style-name="Rouge" calcext:value="=2" calcext:base-cell-address="'3 enfants'.B23"/>
          </calcext:conditional-format>
          <calcext:conditional-format calcext:target-range-address="'3 enfants'.C23:'3 enfants'.C23">
            <calcext:condition calcext:apply-style-name="Rouge" calcext:value="=2" calcext:base-cell-address="'3 enfants'.C23"/>
          </calcext:conditional-format>
          <calcext:conditional-format calcext:target-range-address="'3 enfants'.D23:'3 enfants'.D23">
            <calcext:condition calcext:apply-style-name="Rouge" calcext:value="=2" calcext:base-cell-address="'3 enfants'.D23"/>
          </calcext:conditional-format>
          <calcext:conditional-format calcext:target-range-address="'3 enfants'.E23:'3 enfants'.E23">
            <calcext:condition calcext:apply-style-name="Rouge" calcext:value="=2" calcext:base-cell-address="'3 enfants'.E23"/>
          </calcext:conditional-format>
          <calcext:conditional-format calcext:target-range-address="'3 enfants'.F23:'3 enfants'.F23">
            <calcext:condition calcext:apply-style-name="Rouge" calcext:value="=2" calcext:base-cell-address="'3 enfants'.F23"/>
          </calcext:conditional-format>
          <calcext:conditional-format calcext:target-range-address="'3 enfants'.G23:'3 enfants'.G23">
            <calcext:condition calcext:apply-style-name="Rouge" calcext:value="=2" calcext:base-cell-address="'3 enfants'.G23"/>
          </calcext:conditional-format>
          <calcext:conditional-format calcext:target-range-address="'3 enfants'.H23:'3 enfants'.H23">
            <calcext:condition calcext:apply-style-name="Rouge" calcext:value="=2" calcext:base-cell-address="'3 enfants'.H23"/>
          </calcext:conditional-format>
          <calcext:conditional-format calcext:target-range-address="'3 enfants'.I23:'3 enfants'.I23">
            <calcext:condition calcext:apply-style-name="Rouge" calcext:value="=2" calcext:base-cell-address="'3 enfants'.I23"/>
          </calcext:conditional-format>
          <calcext:conditional-format calcext:target-range-address="'3 enfants'.J23:'3 enfants'.J23">
            <calcext:condition calcext:apply-style-name="Rouge" calcext:value="=2" calcext:base-cell-address="'3 enfants'.J23"/>
          </calcext:conditional-format>
          <calcext:conditional-format calcext:target-range-address="'3 enfants'.K23:'3 enfants'.K23">
            <calcext:condition calcext:apply-style-name="Rouge" calcext:value="=2" calcext:base-cell-address="'3 enfants'.K23"/>
          </calcext:conditional-format>
          <calcext:conditional-format calcext:target-range-address="'3 enfants'.L23:'3 enfants'.L23">
            <calcext:condition calcext:apply-style-name="Rouge" calcext:value="=2" calcext:base-cell-address="'3 enfants'.L23"/>
          </calcext:conditional-format>
          <calcext:conditional-format calcext:target-range-address="'3 enfants'.M23:'3 enfants'.M23">
            <calcext:condition calcext:apply-style-name="Rouge" calcext:value="=2" calcext:base-cell-address="'3 enfants'.M23"/>
          </calcext:conditional-format>
          <calcext:conditional-format calcext:target-range-address="'3 enfants'.B24:'3 enfants'.B24">
            <calcext:condition calcext:apply-style-name="Rouge" calcext:value="=2" calcext:base-cell-address="'3 enfants'.B24"/>
          </calcext:conditional-format>
          <calcext:conditional-format calcext:target-range-address="'3 enfants'.C24:'3 enfants'.C24">
            <calcext:condition calcext:apply-style-name="Rouge" calcext:value="=2" calcext:base-cell-address="'3 enfants'.C24"/>
          </calcext:conditional-format>
          <calcext:conditional-format calcext:target-range-address="'3 enfants'.D24:'3 enfants'.D24">
            <calcext:condition calcext:apply-style-name="Rouge" calcext:value="=2" calcext:base-cell-address="'3 enfants'.D24"/>
          </calcext:conditional-format>
          <calcext:conditional-format calcext:target-range-address="'3 enfants'.E24:'3 enfants'.E24">
            <calcext:condition calcext:apply-style-name="Rouge" calcext:value="=2" calcext:base-cell-address="'3 enfants'.E24"/>
          </calcext:conditional-format>
          <calcext:conditional-format calcext:target-range-address="'3 enfants'.F24:'3 enfants'.F24">
            <calcext:condition calcext:apply-style-name="Rouge" calcext:value="=2" calcext:base-cell-address="'3 enfants'.F24"/>
          </calcext:conditional-format>
          <calcext:conditional-format calcext:target-range-address="'3 enfants'.G24:'3 enfants'.G24">
            <calcext:condition calcext:apply-style-name="Rouge" calcext:value="=2" calcext:base-cell-address="'3 enfants'.G24"/>
          </calcext:conditional-format>
          <calcext:conditional-format calcext:target-range-address="'3 enfants'.H24:'3 enfants'.H24">
            <calcext:condition calcext:apply-style-name="Rouge" calcext:value="=2" calcext:base-cell-address="'3 enfants'.H24"/>
          </calcext:conditional-format>
          <calcext:conditional-format calcext:target-range-address="'3 enfants'.I24:'3 enfants'.I24">
            <calcext:condition calcext:apply-style-name="Rouge" calcext:value="=2" calcext:base-cell-address="'3 enfants'.I24"/>
          </calcext:conditional-format>
          <calcext:conditional-format calcext:target-range-address="'3 enfants'.J24:'3 enfants'.J24">
            <calcext:condition calcext:apply-style-name="Rouge" calcext:value="=2" calcext:base-cell-address="'3 enfants'.J24"/>
          </calcext:conditional-format>
          <calcext:conditional-format calcext:target-range-address="'3 enfants'.K24:'3 enfants'.K24">
            <calcext:condition calcext:apply-style-name="Rouge" calcext:value="=2" calcext:base-cell-address="'3 enfants'.K24"/>
          </calcext:conditional-format>
          <calcext:conditional-format calcext:target-range-address="'3 enfants'.L24:'3 enfants'.L24">
            <calcext:condition calcext:apply-style-name="Rouge" calcext:value="=2" calcext:base-cell-address="'3 enfants'.L24"/>
          </calcext:conditional-format>
          <calcext:conditional-format calcext:target-range-address="'3 enfants'.M24:'3 enfants'.M24">
            <calcext:condition calcext:apply-style-name="Rouge" calcext:value="=2" calcext:base-cell-address="'3 enfants'.M24"/>
          </calcext:conditional-format>
          <calcext:conditional-format calcext:target-range-address="'3 enfants'.B25:'3 enfants'.B25">
            <calcext:condition calcext:apply-style-name="Rouge" calcext:value="=2" calcext:base-cell-address="'3 enfants'.B25"/>
          </calcext:conditional-format>
          <calcext:conditional-format calcext:target-range-address="'3 enfants'.C25:'3 enfants'.C25">
            <calcext:condition calcext:apply-style-name="Rouge" calcext:value="=2" calcext:base-cell-address="'3 enfants'.C25"/>
          </calcext:conditional-format>
          <calcext:conditional-format calcext:target-range-address="'3 enfants'.D25:'3 enfants'.D25">
            <calcext:condition calcext:apply-style-name="Rouge" calcext:value="=2" calcext:base-cell-address="'3 enfants'.D25"/>
          </calcext:conditional-format>
          <calcext:conditional-format calcext:target-range-address="'3 enfants'.E25:'3 enfants'.E25">
            <calcext:condition calcext:apply-style-name="Rouge" calcext:value="=2" calcext:base-cell-address="'3 enfants'.E25"/>
          </calcext:conditional-format>
          <calcext:conditional-format calcext:target-range-address="'3 enfants'.F25:'3 enfants'.F25">
            <calcext:condition calcext:apply-style-name="Rouge" calcext:value="=2" calcext:base-cell-address="'3 enfants'.F25"/>
          </calcext:conditional-format>
          <calcext:conditional-format calcext:target-range-address="'3 enfants'.G25:'3 enfants'.G25">
            <calcext:condition calcext:apply-style-name="Rouge" calcext:value="=2" calcext:base-cell-address="'3 enfants'.G25"/>
          </calcext:conditional-format>
          <calcext:conditional-format calcext:target-range-address="'3 enfants'.H25:'3 enfants'.H25">
            <calcext:condition calcext:apply-style-name="Rouge" calcext:value="=2" calcext:base-cell-address="'3 enfants'.H25"/>
          </calcext:conditional-format>
          <calcext:conditional-format calcext:target-range-address="'3 enfants'.I25:'3 enfants'.I25">
            <calcext:condition calcext:apply-style-name="Rouge" calcext:value="=2" calcext:base-cell-address="'3 enfants'.I25"/>
          </calcext:conditional-format>
          <calcext:conditional-format calcext:target-range-address="'3 enfants'.J25:'3 enfants'.J25">
            <calcext:condition calcext:apply-style-name="Rouge" calcext:value="=2" calcext:base-cell-address="'3 enfants'.J25"/>
          </calcext:conditional-format>
          <calcext:conditional-format calcext:target-range-address="'3 enfants'.K25:'3 enfants'.K25">
            <calcext:condition calcext:apply-style-name="Rouge" calcext:value="=2" calcext:base-cell-address="'3 enfants'.K25"/>
          </calcext:conditional-format>
          <calcext:conditional-format calcext:target-range-address="'3 enfants'.L25:'3 enfants'.L25">
            <calcext:condition calcext:apply-style-name="Rouge" calcext:value="=2" calcext:base-cell-address="'3 enfants'.L25"/>
          </calcext:conditional-format>
          <calcext:conditional-format calcext:target-range-address="'3 enfants'.M25:'3 enfants'.M25">
            <calcext:condition calcext:apply-style-name="Rouge" calcext:value="=2" calcext:base-cell-address="'3 enfants'.M25"/>
          </calcext:conditional-format>
          <calcext:conditional-format calcext:target-range-address="'3 enfants'.B26:'3 enfants'.B26">
            <calcext:condition calcext:apply-style-name="Rouge" calcext:value="=2" calcext:base-cell-address="'3 enfants'.B26"/>
          </calcext:conditional-format>
          <calcext:conditional-format calcext:target-range-address="'3 enfants'.C26:'3 enfants'.C26">
            <calcext:condition calcext:apply-style-name="Rouge" calcext:value="=2" calcext:base-cell-address="'3 enfants'.C26"/>
          </calcext:conditional-format>
          <calcext:conditional-format calcext:target-range-address="'3 enfants'.D26:'3 enfants'.D26">
            <calcext:condition calcext:apply-style-name="Rouge" calcext:value="=2" calcext:base-cell-address="'3 enfants'.D26"/>
          </calcext:conditional-format>
          <calcext:conditional-format calcext:target-range-address="'3 enfants'.E26:'3 enfants'.E26">
            <calcext:condition calcext:apply-style-name="Rouge" calcext:value="=2" calcext:base-cell-address="'3 enfants'.E26"/>
          </calcext:conditional-format>
          <calcext:conditional-format calcext:target-range-address="'3 enfants'.F26:'3 enfants'.F26">
            <calcext:condition calcext:apply-style-name="Rouge" calcext:value="=2" calcext:base-cell-address="'3 enfants'.F26"/>
          </calcext:conditional-format>
          <calcext:conditional-format calcext:target-range-address="'3 enfants'.G26:'3 enfants'.G26">
            <calcext:condition calcext:apply-style-name="Rouge" calcext:value="=2" calcext:base-cell-address="'3 enfants'.G26"/>
          </calcext:conditional-format>
          <calcext:conditional-format calcext:target-range-address="'3 enfants'.H26:'3 enfants'.H26">
            <calcext:condition calcext:apply-style-name="Rouge" calcext:value="=2" calcext:base-cell-address="'3 enfants'.H26"/>
          </calcext:conditional-format>
          <calcext:conditional-format calcext:target-range-address="'3 enfants'.I26:'3 enfants'.I26">
            <calcext:condition calcext:apply-style-name="Rouge" calcext:value="=2" calcext:base-cell-address="'3 enfants'.I26"/>
          </calcext:conditional-format>
          <calcext:conditional-format calcext:target-range-address="'3 enfants'.J26:'3 enfants'.J26">
            <calcext:condition calcext:apply-style-name="Rouge" calcext:value="=2" calcext:base-cell-address="'3 enfants'.J26"/>
          </calcext:conditional-format>
          <calcext:conditional-format calcext:target-range-address="'3 enfants'.K26:'3 enfants'.K26">
            <calcext:condition calcext:apply-style-name="Rouge" calcext:value="=2" calcext:base-cell-address="'3 enfants'.K26"/>
          </calcext:conditional-format>
          <calcext:conditional-format calcext:target-range-address="'3 enfants'.L26:'3 enfants'.L26">
            <calcext:condition calcext:apply-style-name="Rouge" calcext:value="=2" calcext:base-cell-address="'3 enfants'.L26"/>
          </calcext:conditional-format>
          <calcext:conditional-format calcext:target-range-address="'3 enfants'.M26:'3 enfants'.M26">
            <calcext:condition calcext:apply-style-name="Rouge" calcext:value="=2" calcext:base-cell-address="'3 enfants'.M26"/>
          </calcext:conditional-format>
          <calcext:conditional-format calcext:target-range-address="'3 enfants'.B27:'3 enfants'.B27">
            <calcext:condition calcext:apply-style-name="Rouge" calcext:value="=2" calcext:base-cell-address="'3 enfants'.B27"/>
          </calcext:conditional-format>
          <calcext:conditional-format calcext:target-range-address="'3 enfants'.C27:'3 enfants'.C27">
            <calcext:condition calcext:apply-style-name="Rouge" calcext:value="=2" calcext:base-cell-address="'3 enfants'.C27"/>
          </calcext:conditional-format>
          <calcext:conditional-format calcext:target-range-address="'3 enfants'.D27:'3 enfants'.D27">
            <calcext:condition calcext:apply-style-name="Rouge" calcext:value="=2" calcext:base-cell-address="'3 enfants'.D27"/>
          </calcext:conditional-format>
          <calcext:conditional-format calcext:target-range-address="'3 enfants'.E27:'3 enfants'.E27">
            <calcext:condition calcext:apply-style-name="Rouge" calcext:value="=2" calcext:base-cell-address="'3 enfants'.E27"/>
          </calcext:conditional-format>
          <calcext:conditional-format calcext:target-range-address="'3 enfants'.F27:'3 enfants'.F27">
            <calcext:condition calcext:apply-style-name="Rouge" calcext:value="=2" calcext:base-cell-address="'3 enfants'.F27"/>
          </calcext:conditional-format>
          <calcext:conditional-format calcext:target-range-address="'3 enfants'.G27:'3 enfants'.G27">
            <calcext:condition calcext:apply-style-name="Rouge" calcext:value="=2" calcext:base-cell-address="'3 enfants'.G27"/>
          </calcext:conditional-format>
          <calcext:conditional-format calcext:target-range-address="'3 enfants'.H27:'3 enfants'.H27">
            <calcext:condition calcext:apply-style-name="Rouge" calcext:value="=2" calcext:base-cell-address="'3 enfants'.H27"/>
          </calcext:conditional-format>
          <calcext:conditional-format calcext:target-range-address="'3 enfants'.I27:'3 enfants'.I27">
            <calcext:condition calcext:apply-style-name="Rouge" calcext:value="=2" calcext:base-cell-address="'3 enfants'.I27"/>
          </calcext:conditional-format>
          <calcext:conditional-format calcext:target-range-address="'3 enfants'.J27:'3 enfants'.J27">
            <calcext:condition calcext:apply-style-name="Rouge" calcext:value="=2" calcext:base-cell-address="'3 enfants'.J27"/>
          </calcext:conditional-format>
          <calcext:conditional-format calcext:target-range-address="'3 enfants'.K27:'3 enfants'.K27">
            <calcext:condition calcext:apply-style-name="Rouge" calcext:value="=2" calcext:base-cell-address="'3 enfants'.K27"/>
          </calcext:conditional-format>
          <calcext:conditional-format calcext:target-range-address="'3 enfants'.L27:'3 enfants'.L27">
            <calcext:condition calcext:apply-style-name="Rouge" calcext:value="=2" calcext:base-cell-address="'3 enfants'.L27"/>
          </calcext:conditional-format>
          <calcext:conditional-format calcext:target-range-address="'3 enfants'.M27:'3 enfants'.M27">
            <calcext:condition calcext:apply-style-name="Rouge" calcext:value="=2" calcext:base-cell-address="'3 enfants'.M27"/>
          </calcext:conditional-format>
          <calcext:conditional-format calcext:target-range-address="'3 enfants'.N2:'3 enfants'.N2">
            <calcext:condition calcext:apply-style-name="Rouge" calcext:value="&gt;0" calcext:base-cell-address="'3 enfants'.N2"/>
            <calcext:condition calcext:apply-style-name="Transparent" calcext:value="=1" calcext:base-cell-address="'3 enfants'.N2"/>
          </calcext:conditional-format>
          <calcext:conditional-format calcext:target-range-address="'3 enfants'.N2:'3 enfants'.N2">
            <calcext:condition calcext:apply-style-name="Rouge" calcext:value="&gt;0" calcext:base-cell-address="'3 enfants'.N2"/>
            <calcext:condition calcext:apply-style-name="Vert" calcext:value="&lt;0" calcext:base-cell-address="'3 enfants'.N2"/>
          </calcext:conditional-format>
          <calcext:conditional-format calcext:target-range-address="'3 enfants'.N3:'3 enfants'.N3">
            <calcext:condition calcext:apply-style-name="Rouge" calcext:value="&gt;0" calcext:base-cell-address="'3 enfants'.N3"/>
            <calcext:condition calcext:apply-style-name="Transparent" calcext:value="=1" calcext:base-cell-address="'3 enfants'.N3"/>
          </calcext:conditional-format>
          <calcext:conditional-format calcext:target-range-address="'3 enfants'.N3:'3 enfants'.N3">
            <calcext:condition calcext:apply-style-name="Rouge" calcext:value="&gt;0" calcext:base-cell-address="'3 enfants'.N3"/>
            <calcext:condition calcext:apply-style-name="Vert" calcext:value="&lt;0" calcext:base-cell-address="'3 enfants'.N3"/>
          </calcext:conditional-format>
          <calcext:conditional-format calcext:target-range-address="'3 enfants'.N4:'3 enfants'.N4">
            <calcext:condition calcext:apply-style-name="Rouge" calcext:value="&gt;0" calcext:base-cell-address="'3 enfants'.N4"/>
            <calcext:condition calcext:apply-style-name="Transparent" calcext:value="=1" calcext:base-cell-address="'3 enfants'.N4"/>
          </calcext:conditional-format>
          <calcext:conditional-format calcext:target-range-address="'3 enfants'.N4:'3 enfants'.N4">
            <calcext:condition calcext:apply-style-name="Rouge" calcext:value="&gt;0" calcext:base-cell-address="'3 enfants'.N4"/>
            <calcext:condition calcext:apply-style-name="Vert" calcext:value="&lt;0" calcext:base-cell-address="'3 enfants'.N4"/>
          </calcext:conditional-format>
          <calcext:conditional-format calcext:target-range-address="'3 enfants'.N5:'3 enfants'.N5">
            <calcext:condition calcext:apply-style-name="Rouge" calcext:value="&gt;0" calcext:base-cell-address="'3 enfants'.N5"/>
            <calcext:condition calcext:apply-style-name="Transparent" calcext:value="=1" calcext:base-cell-address="'3 enfants'.N5"/>
          </calcext:conditional-format>
          <calcext:conditional-format calcext:target-range-address="'3 enfants'.N5:'3 enfants'.N5">
            <calcext:condition calcext:apply-style-name="Rouge" calcext:value="&gt;0" calcext:base-cell-address="'3 enfants'.N5"/>
            <calcext:condition calcext:apply-style-name="Vert" calcext:value="&lt;0" calcext:base-cell-address="'3 enfants'.N5"/>
          </calcext:conditional-format>
          <calcext:conditional-format calcext:target-range-address="'3 enfants'.N6:'3 enfants'.N6">
            <calcext:condition calcext:apply-style-name="Rouge" calcext:value="&gt;0" calcext:base-cell-address="'3 enfants'.N6"/>
            <calcext:condition calcext:apply-style-name="Transparent" calcext:value="=1" calcext:base-cell-address="'3 enfants'.N6"/>
          </calcext:conditional-format>
          <calcext:conditional-format calcext:target-range-address="'3 enfants'.N6:'3 enfants'.N6">
            <calcext:condition calcext:apply-style-name="Rouge" calcext:value="&gt;0" calcext:base-cell-address="'3 enfants'.N6"/>
            <calcext:condition calcext:apply-style-name="Vert" calcext:value="&lt;0" calcext:base-cell-address="'3 enfants'.N6"/>
          </calcext:conditional-format>
          <calcext:conditional-format calcext:target-range-address="'3 enfants'.N7:'3 enfants'.N7">
            <calcext:condition calcext:apply-style-name="Rouge" calcext:value="&gt;0" calcext:base-cell-address="'3 enfants'.N7"/>
            <calcext:condition calcext:apply-style-name="Transparent" calcext:value="=1" calcext:base-cell-address="'3 enfants'.N7"/>
          </calcext:conditional-format>
          <calcext:conditional-format calcext:target-range-address="'3 enfants'.N7:'3 enfants'.N7">
            <calcext:condition calcext:apply-style-name="Rouge" calcext:value="&gt;0" calcext:base-cell-address="'3 enfants'.N7"/>
            <calcext:condition calcext:apply-style-name="Vert" calcext:value="&lt;0" calcext:base-cell-address="'3 enfants'.N7"/>
          </calcext:conditional-format>
          <calcext:conditional-format calcext:target-range-address="'3 enfants'.N8:'3 enfants'.N8">
            <calcext:condition calcext:apply-style-name="Rouge" calcext:value="&gt;0" calcext:base-cell-address="'3 enfants'.N8"/>
            <calcext:condition calcext:apply-style-name="Transparent" calcext:value="=1" calcext:base-cell-address="'3 enfants'.N8"/>
          </calcext:conditional-format>
          <calcext:conditional-format calcext:target-range-address="'3 enfants'.N8:'3 enfants'.N8">
            <calcext:condition calcext:apply-style-name="Rouge" calcext:value="&gt;0" calcext:base-cell-address="'3 enfants'.N8"/>
            <calcext:condition calcext:apply-style-name="Vert" calcext:value="&lt;0" calcext:base-cell-address="'3 enfants'.N8"/>
          </calcext:conditional-format>
          <calcext:conditional-format calcext:target-range-address="'3 enfants'.N9:'3 enfants'.N9">
            <calcext:condition calcext:apply-style-name="Rouge" calcext:value="&gt;0" calcext:base-cell-address="'3 enfants'.N9"/>
            <calcext:condition calcext:apply-style-name="Transparent" calcext:value="=1" calcext:base-cell-address="'3 enfants'.N9"/>
          </calcext:conditional-format>
          <calcext:conditional-format calcext:target-range-address="'3 enfants'.N9:'3 enfants'.N9">
            <calcext:condition calcext:apply-style-name="Rouge" calcext:value="&gt;0" calcext:base-cell-address="'3 enfants'.N9"/>
            <calcext:condition calcext:apply-style-name="Vert" calcext:value="&lt;0" calcext:base-cell-address="'3 enfants'.N9"/>
          </calcext:conditional-format>
          <calcext:conditional-format calcext:target-range-address="'3 enfants'.N10:'3 enfants'.N10">
            <calcext:condition calcext:apply-style-name="Rouge" calcext:value="&gt;0" calcext:base-cell-address="'3 enfants'.N10"/>
            <calcext:condition calcext:apply-style-name="Transparent" calcext:value="=1" calcext:base-cell-address="'3 enfants'.N10"/>
          </calcext:conditional-format>
          <calcext:conditional-format calcext:target-range-address="'3 enfants'.N10:'3 enfants'.N10">
            <calcext:condition calcext:apply-style-name="Rouge" calcext:value="&gt;0" calcext:base-cell-address="'3 enfants'.N10"/>
            <calcext:condition calcext:apply-style-name="Vert" calcext:value="&lt;0" calcext:base-cell-address="'3 enfants'.N10"/>
          </calcext:conditional-format>
          <calcext:conditional-format calcext:target-range-address="'3 enfants'.N11:'3 enfants'.N11">
            <calcext:condition calcext:apply-style-name="Rouge" calcext:value="&gt;0" calcext:base-cell-address="'3 enfants'.N11"/>
            <calcext:condition calcext:apply-style-name="Transparent" calcext:value="=1" calcext:base-cell-address="'3 enfants'.N11"/>
          </calcext:conditional-format>
          <calcext:conditional-format calcext:target-range-address="'3 enfants'.N11:'3 enfants'.N11">
            <calcext:condition calcext:apply-style-name="Rouge" calcext:value="&gt;0" calcext:base-cell-address="'3 enfants'.N11"/>
            <calcext:condition calcext:apply-style-name="Vert" calcext:value="&lt;0" calcext:base-cell-address="'3 enfants'.N11"/>
          </calcext:conditional-format>
          <calcext:conditional-format calcext:target-range-address="'3 enfants'.N12:'3 enfants'.N12">
            <calcext:condition calcext:apply-style-name="Rouge" calcext:value="&gt;0" calcext:base-cell-address="'3 enfants'.N12"/>
            <calcext:condition calcext:apply-style-name="Transparent" calcext:value="=1" calcext:base-cell-address="'3 enfants'.N12"/>
          </calcext:conditional-format>
          <calcext:conditional-format calcext:target-range-address="'3 enfants'.N12:'3 enfants'.N12">
            <calcext:condition calcext:apply-style-name="Rouge" calcext:value="&gt;0" calcext:base-cell-address="'3 enfants'.N12"/>
            <calcext:condition calcext:apply-style-name="Vert" calcext:value="&lt;0" calcext:base-cell-address="'3 enfants'.N12"/>
          </calcext:conditional-format>
          <calcext:conditional-format calcext:target-range-address="'3 enfants'.N13:'3 enfants'.N13">
            <calcext:condition calcext:apply-style-name="Rouge" calcext:value="&gt;0" calcext:base-cell-address="'3 enfants'.N13"/>
            <calcext:condition calcext:apply-style-name="Transparent" calcext:value="=1" calcext:base-cell-address="'3 enfants'.N13"/>
          </calcext:conditional-format>
          <calcext:conditional-format calcext:target-range-address="'3 enfants'.N13:'3 enfants'.N13">
            <calcext:condition calcext:apply-style-name="Rouge" calcext:value="&gt;0" calcext:base-cell-address="'3 enfants'.N13"/>
            <calcext:condition calcext:apply-style-name="Vert" calcext:value="&lt;0" calcext:base-cell-address="'3 enfants'.N13"/>
          </calcext:conditional-format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Transparent" calcext:value="=1" calcext:base-cell-address="'3 enfants'.B14"/>
          </calcext:conditional-format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Vert" calcext:value="&lt;0" calcext:base-cell-address="'3 enfants'.B14"/>
          </calcext:conditional-format>
          <calcext:conditional-format calcext:target-range-address="'3 enfants'.C14:'3 enfants'.C14">
            <calcext:condition calcext:apply-style-name="Rouge" calcext:value="&gt;0" calcext:base-cell-address="'3 enfants'.C14"/>
            <calcext:condition calcext:apply-style-name="Transparent" calcext:value="=1" calcext:base-cell-address="'3 enfants'.C14"/>
          </calcext:conditional-format>
          <calcext:conditional-format calcext:target-range-address="'3 enfants'.C14:'3 enfants'.C14">
            <calcext:condition calcext:apply-style-name="Rouge" calcext:value="&gt;0" calcext:base-cell-address="'3 enfants'.C14"/>
            <calcext:condition calcext:apply-style-name="Vert" calcext:value="&lt;0" calcext:base-cell-address="'3 enfants'.C14"/>
          </calcext:conditional-format>
          <calcext:conditional-format calcext:target-range-address="'3 enfants'.D14:'3 enfants'.D14">
            <calcext:condition calcext:apply-style-name="Rouge" calcext:value="&gt;0" calcext:base-cell-address="'3 enfants'.D14"/>
            <calcext:condition calcext:apply-style-name="Transparent" calcext:value="=1" calcext:base-cell-address="'3 enfants'.D14"/>
          </calcext:conditional-format>
          <calcext:conditional-format calcext:target-range-address="'3 enfants'.D14:'3 enfants'.D14">
            <calcext:condition calcext:apply-style-name="Rouge" calcext:value="&gt;0" calcext:base-cell-address="'3 enfants'.D14"/>
            <calcext:condition calcext:apply-style-name="Vert" calcext:value="&lt;0" calcext:base-cell-address="'3 enfants'.D14"/>
          </calcext:conditional-format>
          <calcext:conditional-format calcext:target-range-address="'3 enfants'.E14:'3 enfants'.E14">
            <calcext:condition calcext:apply-style-name="Rouge" calcext:value="&gt;0" calcext:base-cell-address="'3 enfants'.E14"/>
            <calcext:condition calcext:apply-style-name="Transparent" calcext:value="=1" calcext:base-cell-address="'3 enfants'.E14"/>
          </calcext:conditional-format>
          <calcext:conditional-format calcext:target-range-address="'3 enfants'.E14:'3 enfants'.E14">
            <calcext:condition calcext:apply-style-name="Rouge" calcext:value="&gt;0" calcext:base-cell-address="'3 enfants'.E14"/>
            <calcext:condition calcext:apply-style-name="Vert" calcext:value="&lt;0" calcext:base-cell-address="'3 enfants'.E14"/>
          </calcext:conditional-format>
          <calcext:conditional-format calcext:target-range-address="'3 enfants'.F14:'3 enfants'.F14">
            <calcext:condition calcext:apply-style-name="Rouge" calcext:value="&gt;0" calcext:base-cell-address="'3 enfants'.F14"/>
            <calcext:condition calcext:apply-style-name="Transparent" calcext:value="=1" calcext:base-cell-address="'3 enfants'.F14"/>
          </calcext:conditional-format>
          <calcext:conditional-format calcext:target-range-address="'3 enfants'.F14:'3 enfants'.F14">
            <calcext:condition calcext:apply-style-name="Rouge" calcext:value="&gt;0" calcext:base-cell-address="'3 enfants'.F14"/>
            <calcext:condition calcext:apply-style-name="Vert" calcext:value="&lt;0" calcext:base-cell-address="'3 enfants'.F14"/>
          </calcext:conditional-format>
          <calcext:conditional-format calcext:target-range-address="'3 enfants'.G14:'3 enfants'.G14">
            <calcext:condition calcext:apply-style-name="Rouge" calcext:value="&gt;0" calcext:base-cell-address="'3 enfants'.G14"/>
            <calcext:condition calcext:apply-style-name="Transparent" calcext:value="=1" calcext:base-cell-address="'3 enfants'.G14"/>
          </calcext:conditional-format>
          <calcext:conditional-format calcext:target-range-address="'3 enfants'.G14:'3 enfants'.G14">
            <calcext:condition calcext:apply-style-name="Rouge" calcext:value="&gt;0" calcext:base-cell-address="'3 enfants'.G14"/>
            <calcext:condition calcext:apply-style-name="Vert" calcext:value="&lt;0" calcext:base-cell-address="'3 enfants'.G14"/>
          </calcext:conditional-format>
          <calcext:conditional-format calcext:target-range-address="'3 enfants'.H14:'3 enfants'.H14">
            <calcext:condition calcext:apply-style-name="Rouge" calcext:value="&gt;0" calcext:base-cell-address="'3 enfants'.H14"/>
            <calcext:condition calcext:apply-style-name="Transparent" calcext:value="=1" calcext:base-cell-address="'3 enfants'.H14"/>
          </calcext:conditional-format>
          <calcext:conditional-format calcext:target-range-address="'3 enfants'.H14:'3 enfants'.H14">
            <calcext:condition calcext:apply-style-name="Rouge" calcext:value="&gt;0" calcext:base-cell-address="'3 enfants'.H14"/>
            <calcext:condition calcext:apply-style-name="Vert" calcext:value="&lt;0" calcext:base-cell-address="'3 enfants'.H14"/>
          </calcext:conditional-format>
          <calcext:conditional-format calcext:target-range-address="'3 enfants'.I14:'3 enfants'.I14">
            <calcext:condition calcext:apply-style-name="Rouge" calcext:value="&gt;0" calcext:base-cell-address="'3 enfants'.I14"/>
            <calcext:condition calcext:apply-style-name="Transparent" calcext:value="=1" calcext:base-cell-address="'3 enfants'.I14"/>
          </calcext:conditional-format>
          <calcext:conditional-format calcext:target-range-address="'3 enfants'.I14:'3 enfants'.I14">
            <calcext:condition calcext:apply-style-name="Rouge" calcext:value="&gt;0" calcext:base-cell-address="'3 enfants'.I14"/>
            <calcext:condition calcext:apply-style-name="Vert" calcext:value="&lt;0" calcext:base-cell-address="'3 enfants'.I14"/>
          </calcext:conditional-format>
          <calcext:conditional-format calcext:target-range-address="'3 enfants'.J14:'3 enfants'.J14">
            <calcext:condition calcext:apply-style-name="Rouge" calcext:value="&gt;0" calcext:base-cell-address="'3 enfants'.J14"/>
            <calcext:condition calcext:apply-style-name="Transparent" calcext:value="=1" calcext:base-cell-address="'3 enfants'.J14"/>
          </calcext:conditional-format>
          <calcext:conditional-format calcext:target-range-address="'3 enfants'.J14:'3 enfants'.J14">
            <calcext:condition calcext:apply-style-name="Rouge" calcext:value="&gt;0" calcext:base-cell-address="'3 enfants'.J14"/>
            <calcext:condition calcext:apply-style-name="Vert" calcext:value="&lt;0" calcext:base-cell-address="'3 enfants'.J14"/>
          </calcext:conditional-format>
          <calcext:conditional-format calcext:target-range-address="'3 enfants'.K14:'3 enfants'.K14">
            <calcext:condition calcext:apply-style-name="Rouge" calcext:value="&gt;0" calcext:base-cell-address="'3 enfants'.K14"/>
            <calcext:condition calcext:apply-style-name="Transparent" calcext:value="=1" calcext:base-cell-address="'3 enfants'.K14"/>
          </calcext:conditional-format>
          <calcext:conditional-format calcext:target-range-address="'3 enfants'.K14:'3 enfants'.K14">
            <calcext:condition calcext:apply-style-name="Rouge" calcext:value="&gt;0" calcext:base-cell-address="'3 enfants'.K14"/>
            <calcext:condition calcext:apply-style-name="Vert" calcext:value="&lt;0" calcext:base-cell-address="'3 enfants'.K14"/>
          </calcext:conditional-format>
          <calcext:conditional-format calcext:target-range-address="'3 enfants'.L14:'3 enfants'.L14">
            <calcext:condition calcext:apply-style-name="Rouge" calcext:value="&gt;0" calcext:base-cell-address="'3 enfants'.L14"/>
            <calcext:condition calcext:apply-style-name="Transparent" calcext:value="=1" calcext:base-cell-address="'3 enfants'.L14"/>
          </calcext:conditional-format>
          <calcext:conditional-format calcext:target-range-address="'3 enfants'.L14:'3 enfants'.L14">
            <calcext:condition calcext:apply-style-name="Rouge" calcext:value="&gt;0" calcext:base-cell-address="'3 enfants'.L14"/>
            <calcext:condition calcext:apply-style-name="Vert" calcext:value="&lt;0" calcext:base-cell-address="'3 enfants'.L14"/>
          </calcext:conditional-format>
          <calcext:conditional-format calcext:target-range-address="'3 enfants'.M14:'3 enfants'.M14">
            <calcext:condition calcext:apply-style-name="Rouge" calcext:value="&gt;0" calcext:base-cell-address="'3 enfants'.M14"/>
            <calcext:condition calcext:apply-style-name="Transparent" calcext:value="=1" calcext:base-cell-address="'3 enfants'.M14"/>
          </calcext:conditional-format>
          <calcext:conditional-format calcext:target-range-address="'3 enfants'.M14:'3 enfants'.M14">
            <calcext:condition calcext:apply-style-name="Rouge" calcext:value="&gt;0" calcext:base-cell-address="'3 enfants'.M14"/>
            <calcext:condition calcext:apply-style-name="Vert" calcext:value="&lt;0" calcext:base-cell-address="'3 enfants'.M14"/>
          </calcext:conditional-format>
          <calcext:conditional-format calcext:target-range-address="'3 enfants'.N14:'3 enfants'.N14">
            <calcext:condition calcext:apply-style-name="Rouge" calcext:value="&gt;0" calcext:base-cell-address="'3 enfants'.N14"/>
            <calcext:condition calcext:apply-style-name="Transparent" calcext:value="=1" calcext:base-cell-address="'3 enfants'.N14"/>
          </calcext:conditional-format>
          <calcext:conditional-format calcext:target-range-address="'3 enfants'.N14:'3 enfants'.N14">
            <calcext:condition calcext:apply-style-name="Rouge" calcext:value="&gt;0" calcext:base-cell-address="'3 enfants'.N14"/>
            <calcext:condition calcext:apply-style-name="Vert" calcext:value="&lt;0" calcext:base-cell-address="'3 enfants'.N14"/>
          </calcext:conditional-format>
          <calcext:conditional-format calcext:target-range-address="'3 enfants'.B2:'3 enfants'.B2">
            <calcext:condition calcext:apply-style-name="Rouge" calcext:value="&gt;0" calcext:base-cell-address="'3 enfants'.B2"/>
            <calcext:condition calcext:apply-style-name="Transparent" calcext:value="=1" calcext:base-cell-address="'3 enfants'.B2"/>
          </calcext:conditional-format>
          <calcext:conditional-format calcext:target-range-address="'3 enfants'.B2:'3 enfants'.B2">
            <calcext:condition calcext:apply-style-name="Rouge" calcext:value="&gt;0" calcext:base-cell-address="'3 enfants'.B2"/>
            <calcext:condition calcext:apply-style-name="Vert" calcext:value="&lt;0" calcext:base-cell-address="'3 enfants'.B2"/>
          </calcext:conditional-format>
          <calcext:conditional-format calcext:target-range-address="'3 enfants'.C2:'3 enfants'.C2">
            <calcext:condition calcext:apply-style-name="Rouge" calcext:value="&gt;0" calcext:base-cell-address="'3 enfants'.C2"/>
            <calcext:condition calcext:apply-style-name="Transparent" calcext:value="=1" calcext:base-cell-address="'3 enfants'.C2"/>
          </calcext:conditional-format>
          <calcext:conditional-format calcext:target-range-address="'3 enfants'.C2:'3 enfants'.C2">
            <calcext:condition calcext:apply-style-name="Rouge" calcext:value="&gt;0" calcext:base-cell-address="'3 enfants'.C2"/>
            <calcext:condition calcext:apply-style-name="Vert" calcext:value="&lt;0" calcext:base-cell-address="'3 enfants'.C2"/>
          </calcext:conditional-format>
          <calcext:conditional-format calcext:target-range-address="'3 enfants'.D2:'3 enfants'.D2">
            <calcext:condition calcext:apply-style-name="Rouge" calcext:value="&gt;0" calcext:base-cell-address="'3 enfants'.D2"/>
            <calcext:condition calcext:apply-style-name="Transparent" calcext:value="=1" calcext:base-cell-address="'3 enfants'.D2"/>
          </calcext:conditional-format>
          <calcext:conditional-format calcext:target-range-address="'3 enfants'.D2:'3 enfants'.D2">
            <calcext:condition calcext:apply-style-name="Rouge" calcext:value="&gt;0" calcext:base-cell-address="'3 enfants'.D2"/>
            <calcext:condition calcext:apply-style-name="Vert" calcext:value="&lt;0" calcext:base-cell-address="'3 enfants'.D2"/>
          </calcext:conditional-format>
          <calcext:conditional-format calcext:target-range-address="'3 enfants'.E2:'3 enfants'.E2">
            <calcext:condition calcext:apply-style-name="Rouge" calcext:value="&gt;0" calcext:base-cell-address="'3 enfants'.E2"/>
            <calcext:condition calcext:apply-style-name="Transparent" calcext:value="=1" calcext:base-cell-address="'3 enfants'.E2"/>
          </calcext:conditional-format>
          <calcext:conditional-format calcext:target-range-address="'3 enfants'.E2:'3 enfants'.E2">
            <calcext:condition calcext:apply-style-name="Rouge" calcext:value="&gt;0" calcext:base-cell-address="'3 enfants'.E2"/>
            <calcext:condition calcext:apply-style-name="Vert" calcext:value="&lt;0" calcext:base-cell-address="'3 enfants'.E2"/>
          </calcext:conditional-format>
          <calcext:conditional-format calcext:target-range-address="'3 enfants'.F2:'3 enfants'.F2">
            <calcext:condition calcext:apply-style-name="Rouge" calcext:value="&gt;0" calcext:base-cell-address="'3 enfants'.F2"/>
            <calcext:condition calcext:apply-style-name="Transparent" calcext:value="=1" calcext:base-cell-address="'3 enfants'.F2"/>
          </calcext:conditional-format>
          <calcext:conditional-format calcext:target-range-address="'3 enfants'.F2:'3 enfants'.F2">
            <calcext:condition calcext:apply-style-name="Rouge" calcext:value="&gt;0" calcext:base-cell-address="'3 enfants'.F2"/>
            <calcext:condition calcext:apply-style-name="Vert" calcext:value="&lt;0" calcext:base-cell-address="'3 enfants'.F2"/>
          </calcext:conditional-format>
          <calcext:conditional-format calcext:target-range-address="'3 enfants'.G2:'3 enfants'.G2">
            <calcext:condition calcext:apply-style-name="Rouge" calcext:value="&gt;0" calcext:base-cell-address="'3 enfants'.G2"/>
            <calcext:condition calcext:apply-style-name="Transparent" calcext:value="=1" calcext:base-cell-address="'3 enfants'.G2"/>
          </calcext:conditional-format>
          <calcext:conditional-format calcext:target-range-address="'3 enfants'.G2:'3 enfants'.G2">
            <calcext:condition calcext:apply-style-name="Rouge" calcext:value="&gt;0" calcext:base-cell-address="'3 enfants'.G2"/>
            <calcext:condition calcext:apply-style-name="Vert" calcext:value="&lt;0" calcext:base-cell-address="'3 enfants'.G2"/>
          </calcext:conditional-format>
          <calcext:conditional-format calcext:target-range-address="'3 enfants'.H2:'3 enfants'.H2">
            <calcext:condition calcext:apply-style-name="Rouge" calcext:value="&gt;0" calcext:base-cell-address="'3 enfants'.H2"/>
            <calcext:condition calcext:apply-style-name="Transparent" calcext:value="=1" calcext:base-cell-address="'3 enfants'.H2"/>
          </calcext:conditional-format>
          <calcext:conditional-format calcext:target-range-address="'3 enfants'.H2:'3 enfants'.H2">
            <calcext:condition calcext:apply-style-name="Rouge" calcext:value="&gt;0" calcext:base-cell-address="'3 enfants'.H2"/>
            <calcext:condition calcext:apply-style-name="Vert" calcext:value="&lt;0" calcext:base-cell-address="'3 enfants'.H2"/>
          </calcext:conditional-format>
          <calcext:conditional-format calcext:target-range-address="'3 enfants'.I2:'3 enfants'.I2">
            <calcext:condition calcext:apply-style-name="Rouge" calcext:value="&gt;0" calcext:base-cell-address="'3 enfants'.I2"/>
            <calcext:condition calcext:apply-style-name="Transparent" calcext:value="=1" calcext:base-cell-address="'3 enfants'.I2"/>
          </calcext:conditional-format>
          <calcext:conditional-format calcext:target-range-address="'3 enfants'.I2:'3 enfants'.I2">
            <calcext:condition calcext:apply-style-name="Rouge" calcext:value="&gt;0" calcext:base-cell-address="'3 enfants'.I2"/>
            <calcext:condition calcext:apply-style-name="Vert" calcext:value="&lt;0" calcext:base-cell-address="'3 enfants'.I2"/>
          </calcext:conditional-format>
          <calcext:conditional-format calcext:target-range-address="'3 enfants'.J2:'3 enfants'.J2">
            <calcext:condition calcext:apply-style-name="Rouge" calcext:value="&gt;0" calcext:base-cell-address="'3 enfants'.J2"/>
            <calcext:condition calcext:apply-style-name="Transparent" calcext:value="=1" calcext:base-cell-address="'3 enfants'.J2"/>
          </calcext:conditional-format>
          <calcext:conditional-format calcext:target-range-address="'3 enfants'.J2:'3 enfants'.J2">
            <calcext:condition calcext:apply-style-name="Rouge" calcext:value="&gt;0" calcext:base-cell-address="'3 enfants'.J2"/>
            <calcext:condition calcext:apply-style-name="Vert" calcext:value="&lt;0" calcext:base-cell-address="'3 enfants'.J2"/>
          </calcext:conditional-format>
          <calcext:conditional-format calcext:target-range-address="'3 enfants'.K2:'3 enfants'.K2">
            <calcext:condition calcext:apply-style-name="Rouge" calcext:value="&gt;0" calcext:base-cell-address="'3 enfants'.K2"/>
            <calcext:condition calcext:apply-style-name="Transparent" calcext:value="=1" calcext:base-cell-address="'3 enfants'.K2"/>
          </calcext:conditional-format>
          <calcext:conditional-format calcext:target-range-address="'3 enfants'.K2:'3 enfants'.K2">
            <calcext:condition calcext:apply-style-name="Rouge" calcext:value="&gt;0" calcext:base-cell-address="'3 enfants'.K2"/>
            <calcext:condition calcext:apply-style-name="Vert" calcext:value="&lt;0" calcext:base-cell-address="'3 enfants'.K2"/>
          </calcext:conditional-format>
          <calcext:conditional-format calcext:target-range-address="'3 enfants'.L2:'3 enfants'.L2">
            <calcext:condition calcext:apply-style-name="Rouge" calcext:value="&gt;0" calcext:base-cell-address="'3 enfants'.L2"/>
            <calcext:condition calcext:apply-style-name="Transparent" calcext:value="=1" calcext:base-cell-address="'3 enfants'.L2"/>
          </calcext:conditional-format>
          <calcext:conditional-format calcext:target-range-address="'3 enfants'.L2:'3 enfants'.L2">
            <calcext:condition calcext:apply-style-name="Rouge" calcext:value="&gt;0" calcext:base-cell-address="'3 enfants'.L2"/>
            <calcext:condition calcext:apply-style-name="Vert" calcext:value="&lt;0" calcext:base-cell-address="'3 enfants'.L2"/>
          </calcext:conditional-format>
          <calcext:conditional-format calcext:target-range-address="'3 enfants'.M2:'3 enfants'.M2">
            <calcext:condition calcext:apply-style-name="Rouge" calcext:value="&gt;0" calcext:base-cell-address="'3 enfants'.M2"/>
            <calcext:condition calcext:apply-style-name="Transparent" calcext:value="=1" calcext:base-cell-address="'3 enfants'.M2"/>
          </calcext:conditional-format>
          <calcext:conditional-format calcext:target-range-address="'3 enfants'.M2:'3 enfants'.M2">
            <calcext:condition calcext:apply-style-name="Rouge" calcext:value="&gt;0" calcext:base-cell-address="'3 enfants'.M2"/>
            <calcext:condition calcext:apply-style-name="Vert" calcext:value="&lt;0" calcext:base-cell-address="'3 enfants'.M2"/>
          </calcext:conditional-format>
          <calcext:conditional-format calcext:target-range-address="'3 enfants'.B3:'3 enfants'.B3">
            <calcext:condition calcext:apply-style-name="Rouge" calcext:value="&gt;0" calcext:base-cell-address="'3 enfants'.B3"/>
            <calcext:condition calcext:apply-style-name="Transparent" calcext:value="=1" calcext:base-cell-address="'3 enfants'.B3"/>
          </calcext:conditional-format>
          <calcext:conditional-format calcext:target-range-address="'3 enfants'.B3:'3 enfants'.B3">
            <calcext:condition calcext:apply-style-name="Rouge" calcext:value="&gt;0" calcext:base-cell-address="'3 enfants'.B3"/>
            <calcext:condition calcext:apply-style-name="Vert" calcext:value="&lt;0" calcext:base-cell-address="'3 enfants'.B3"/>
          </calcext:conditional-format>
          <calcext:conditional-format calcext:target-range-address="'3 enfants'.C3:'3 enfants'.C3">
            <calcext:condition calcext:apply-style-name="Rouge" calcext:value="&gt;0" calcext:base-cell-address="'3 enfants'.C3"/>
            <calcext:condition calcext:apply-style-name="Transparent" calcext:value="=1" calcext:base-cell-address="'3 enfants'.C3"/>
          </calcext:conditional-format>
          <calcext:conditional-format calcext:target-range-address="'3 enfants'.C3:'3 enfants'.C3">
            <calcext:condition calcext:apply-style-name="Rouge" calcext:value="&gt;0" calcext:base-cell-address="'3 enfants'.C3"/>
            <calcext:condition calcext:apply-style-name="Vert" calcext:value="&lt;0" calcext:base-cell-address="'3 enfants'.C3"/>
          </calcext:conditional-format>
          <calcext:conditional-format calcext:target-range-address="'3 enfants'.D3:'3 enfants'.D3">
            <calcext:condition calcext:apply-style-name="Rouge" calcext:value="&gt;0" calcext:base-cell-address="'3 enfants'.D3"/>
            <calcext:condition calcext:apply-style-name="Transparent" calcext:value="=1" calcext:base-cell-address="'3 enfants'.D3"/>
          </calcext:conditional-format>
          <calcext:conditional-format calcext:target-range-address="'3 enfants'.D3:'3 enfants'.D3">
            <calcext:condition calcext:apply-style-name="Rouge" calcext:value="&gt;0" calcext:base-cell-address="'3 enfants'.D3"/>
            <calcext:condition calcext:apply-style-name="Vert" calcext:value="&lt;0" calcext:base-cell-address="'3 enfants'.D3"/>
          </calcext:conditional-format>
          <calcext:conditional-format calcext:target-range-address="'3 enfants'.E3:'3 enfants'.E3">
            <calcext:condition calcext:apply-style-name="Rouge" calcext:value="&gt;0" calcext:base-cell-address="'3 enfants'.E3"/>
            <calcext:condition calcext:apply-style-name="Transparent" calcext:value="=1" calcext:base-cell-address="'3 enfants'.E3"/>
          </calcext:conditional-format>
          <calcext:conditional-format calcext:target-range-address="'3 enfants'.E3:'3 enfants'.E3">
            <calcext:condition calcext:apply-style-name="Rouge" calcext:value="&gt;0" calcext:base-cell-address="'3 enfants'.E3"/>
            <calcext:condition calcext:apply-style-name="Vert" calcext:value="&lt;0" calcext:base-cell-address="'3 enfants'.E3"/>
          </calcext:conditional-format>
          <calcext:conditional-format calcext:target-range-address="'3 enfants'.F3:'3 enfants'.F3">
            <calcext:condition calcext:apply-style-name="Rouge" calcext:value="&gt;0" calcext:base-cell-address="'3 enfants'.F3"/>
            <calcext:condition calcext:apply-style-name="Transparent" calcext:value="=1" calcext:base-cell-address="'3 enfants'.F3"/>
          </calcext:conditional-format>
          <calcext:conditional-format calcext:target-range-address="'3 enfants'.F3:'3 enfants'.F3">
            <calcext:condition calcext:apply-style-name="Rouge" calcext:value="&gt;0" calcext:base-cell-address="'3 enfants'.F3"/>
            <calcext:condition calcext:apply-style-name="Vert" calcext:value="&lt;0" calcext:base-cell-address="'3 enfants'.F3"/>
          </calcext:conditional-format>
          <calcext:conditional-format calcext:target-range-address="'3 enfants'.G3:'3 enfants'.G3">
            <calcext:condition calcext:apply-style-name="Rouge" calcext:value="&gt;0" calcext:base-cell-address="'3 enfants'.G3"/>
            <calcext:condition calcext:apply-style-name="Transparent" calcext:value="=1" calcext:base-cell-address="'3 enfants'.G3"/>
          </calcext:conditional-format>
          <calcext:conditional-format calcext:target-range-address="'3 enfants'.G3:'3 enfants'.G3">
            <calcext:condition calcext:apply-style-name="Rouge" calcext:value="&gt;0" calcext:base-cell-address="'3 enfants'.G3"/>
            <calcext:condition calcext:apply-style-name="Vert" calcext:value="&lt;0" calcext:base-cell-address="'3 enfants'.G3"/>
          </calcext:conditional-format>
          <calcext:conditional-format calcext:target-range-address="'3 enfants'.H3:'3 enfants'.H3">
            <calcext:condition calcext:apply-style-name="Rouge" calcext:value="&gt;0" calcext:base-cell-address="'3 enfants'.H3"/>
            <calcext:condition calcext:apply-style-name="Transparent" calcext:value="=1" calcext:base-cell-address="'3 enfants'.H3"/>
          </calcext:conditional-format>
          <calcext:conditional-format calcext:target-range-address="'3 enfants'.H3:'3 enfants'.H3">
            <calcext:condition calcext:apply-style-name="Rouge" calcext:value="&gt;0" calcext:base-cell-address="'3 enfants'.H3"/>
            <calcext:condition calcext:apply-style-name="Vert" calcext:value="&lt;0" calcext:base-cell-address="'3 enfants'.H3"/>
          </calcext:conditional-format>
          <calcext:conditional-format calcext:target-range-address="'3 enfants'.I3:'3 enfants'.I3">
            <calcext:condition calcext:apply-style-name="Rouge" calcext:value="&gt;0" calcext:base-cell-address="'3 enfants'.I3"/>
            <calcext:condition calcext:apply-style-name="Transparent" calcext:value="=1" calcext:base-cell-address="'3 enfants'.I3"/>
          </calcext:conditional-format>
          <calcext:conditional-format calcext:target-range-address="'3 enfants'.I3:'3 enfants'.I3">
            <calcext:condition calcext:apply-style-name="Rouge" calcext:value="&gt;0" calcext:base-cell-address="'3 enfants'.I3"/>
            <calcext:condition calcext:apply-style-name="Vert" calcext:value="&lt;0" calcext:base-cell-address="'3 enfants'.I3"/>
          </calcext:conditional-format>
          <calcext:conditional-format calcext:target-range-address="'3 enfants'.J3:'3 enfants'.J3">
            <calcext:condition calcext:apply-style-name="Rouge" calcext:value="&gt;0" calcext:base-cell-address="'3 enfants'.J3"/>
            <calcext:condition calcext:apply-style-name="Transparent" calcext:value="=1" calcext:base-cell-address="'3 enfants'.J3"/>
          </calcext:conditional-format>
          <calcext:conditional-format calcext:target-range-address="'3 enfants'.J3:'3 enfants'.J3">
            <calcext:condition calcext:apply-style-name="Rouge" calcext:value="&gt;0" calcext:base-cell-address="'3 enfants'.J3"/>
            <calcext:condition calcext:apply-style-name="Vert" calcext:value="&lt;0" calcext:base-cell-address="'3 enfants'.J3"/>
          </calcext:conditional-format>
          <calcext:conditional-format calcext:target-range-address="'3 enfants'.K3:'3 enfants'.K3">
            <calcext:condition calcext:apply-style-name="Rouge" calcext:value="&gt;0" calcext:base-cell-address="'3 enfants'.K3"/>
            <calcext:condition calcext:apply-style-name="Transparent" calcext:value="=1" calcext:base-cell-address="'3 enfants'.K3"/>
          </calcext:conditional-format>
          <calcext:conditional-format calcext:target-range-address="'3 enfants'.K3:'3 enfants'.K3">
            <calcext:condition calcext:apply-style-name="Rouge" calcext:value="&gt;0" calcext:base-cell-address="'3 enfants'.K3"/>
            <calcext:condition calcext:apply-style-name="Vert" calcext:value="&lt;0" calcext:base-cell-address="'3 enfants'.K3"/>
          </calcext:conditional-format>
          <calcext:conditional-format calcext:target-range-address="'3 enfants'.L3:'3 enfants'.L3">
            <calcext:condition calcext:apply-style-name="Rouge" calcext:value="&gt;0" calcext:base-cell-address="'3 enfants'.L3"/>
            <calcext:condition calcext:apply-style-name="Transparent" calcext:value="=1" calcext:base-cell-address="'3 enfants'.L3"/>
          </calcext:conditional-format>
          <calcext:conditional-format calcext:target-range-address="'3 enfants'.L3:'3 enfants'.L3">
            <calcext:condition calcext:apply-style-name="Rouge" calcext:value="&gt;0" calcext:base-cell-address="'3 enfants'.L3"/>
            <calcext:condition calcext:apply-style-name="Vert" calcext:value="&lt;0" calcext:base-cell-address="'3 enfants'.L3"/>
          </calcext:conditional-format>
          <calcext:conditional-format calcext:target-range-address="'3 enfants'.M3:'3 enfants'.M3">
            <calcext:condition calcext:apply-style-name="Rouge" calcext:value="&gt;0" calcext:base-cell-address="'3 enfants'.M3"/>
            <calcext:condition calcext:apply-style-name="Transparent" calcext:value="=1" calcext:base-cell-address="'3 enfants'.M3"/>
          </calcext:conditional-format>
          <calcext:conditional-format calcext:target-range-address="'3 enfants'.M3:'3 enfants'.M3">
            <calcext:condition calcext:apply-style-name="Rouge" calcext:value="&gt;0" calcext:base-cell-address="'3 enfants'.M3"/>
            <calcext:condition calcext:apply-style-name="Vert" calcext:value="&lt;0" calcext:base-cell-address="'3 enfants'.M3"/>
          </calcext:conditional-format>
          <calcext:conditional-format calcext:target-range-address="'3 enfants'.B4:'3 enfants'.B4">
            <calcext:condition calcext:apply-style-name="Rouge" calcext:value="&gt;0" calcext:base-cell-address="'3 enfants'.B4"/>
            <calcext:condition calcext:apply-style-name="Transparent" calcext:value="=1" calcext:base-cell-address="'3 enfants'.B4"/>
          </calcext:conditional-format>
          <calcext:conditional-format calcext:target-range-address="'3 enfants'.B4:'3 enfants'.B4">
            <calcext:condition calcext:apply-style-name="Rouge" calcext:value="&gt;0" calcext:base-cell-address="'3 enfants'.B4"/>
            <calcext:condition calcext:apply-style-name="Vert" calcext:value="&lt;0" calcext:base-cell-address="'3 enfants'.B4"/>
          </calcext:conditional-format>
          <calcext:conditional-format calcext:target-range-address="'3 enfants'.C4:'3 enfants'.C4">
            <calcext:condition calcext:apply-style-name="Rouge" calcext:value="&gt;0" calcext:base-cell-address="'3 enfants'.C4"/>
            <calcext:condition calcext:apply-style-name="Transparent" calcext:value="=1" calcext:base-cell-address="'3 enfants'.C4"/>
          </calcext:conditional-format>
          <calcext:conditional-format calcext:target-range-address="'3 enfants'.C4:'3 enfants'.C4">
            <calcext:condition calcext:apply-style-name="Rouge" calcext:value="&gt;0" calcext:base-cell-address="'3 enfants'.C4"/>
            <calcext:condition calcext:apply-style-name="Vert" calcext:value="&lt;0" calcext:base-cell-address="'3 enfants'.C4"/>
          </calcext:conditional-format>
          <calcext:conditional-format calcext:target-range-address="'3 enfants'.D4:'3 enfants'.D4">
            <calcext:condition calcext:apply-style-name="Rouge" calcext:value="&gt;0" calcext:base-cell-address="'3 enfants'.D4"/>
            <calcext:condition calcext:apply-style-name="Transparent" calcext:value="=1" calcext:base-cell-address="'3 enfants'.D4"/>
          </calcext:conditional-format>
          <calcext:conditional-format calcext:target-range-address="'3 enfants'.D4:'3 enfants'.D4">
            <calcext:condition calcext:apply-style-name="Rouge" calcext:value="&gt;0" calcext:base-cell-address="'3 enfants'.D4"/>
            <calcext:condition calcext:apply-style-name="Vert" calcext:value="&lt;0" calcext:base-cell-address="'3 enfants'.D4"/>
          </calcext:conditional-format>
          <calcext:conditional-format calcext:target-range-address="'3 enfants'.E4:'3 enfants'.E4">
            <calcext:condition calcext:apply-style-name="Rouge" calcext:value="&gt;0" calcext:base-cell-address="'3 enfants'.E4"/>
            <calcext:condition calcext:apply-style-name="Transparent" calcext:value="=1" calcext:base-cell-address="'3 enfants'.E4"/>
          </calcext:conditional-format>
          <calcext:conditional-format calcext:target-range-address="'3 enfants'.E4:'3 enfants'.E4">
            <calcext:condition calcext:apply-style-name="Rouge" calcext:value="&gt;0" calcext:base-cell-address="'3 enfants'.E4"/>
            <calcext:condition calcext:apply-style-name="Vert" calcext:value="&lt;0" calcext:base-cell-address="'3 enfants'.E4"/>
          </calcext:conditional-format>
          <calcext:conditional-format calcext:target-range-address="'3 enfants'.F4:'3 enfants'.F4">
            <calcext:condition calcext:apply-style-name="Rouge" calcext:value="&gt;0" calcext:base-cell-address="'3 enfants'.F4"/>
            <calcext:condition calcext:apply-style-name="Transparent" calcext:value="=1" calcext:base-cell-address="'3 enfants'.F4"/>
          </calcext:conditional-format>
          <calcext:conditional-format calcext:target-range-address="'3 enfants'.F4:'3 enfants'.F4">
            <calcext:condition calcext:apply-style-name="Rouge" calcext:value="&gt;0" calcext:base-cell-address="'3 enfants'.F4"/>
            <calcext:condition calcext:apply-style-name="Vert" calcext:value="&lt;0" calcext:base-cell-address="'3 enfants'.F4"/>
          </calcext:conditional-format>
          <calcext:conditional-format calcext:target-range-address="'3 enfants'.G4:'3 enfants'.G4">
            <calcext:condition calcext:apply-style-name="Rouge" calcext:value="&gt;0" calcext:base-cell-address="'3 enfants'.G4"/>
            <calcext:condition calcext:apply-style-name="Transparent" calcext:value="=1" calcext:base-cell-address="'3 enfants'.G4"/>
          </calcext:conditional-format>
          <calcext:conditional-format calcext:target-range-address="'3 enfants'.G4:'3 enfants'.G4">
            <calcext:condition calcext:apply-style-name="Rouge" calcext:value="&gt;0" calcext:base-cell-address="'3 enfants'.G4"/>
            <calcext:condition calcext:apply-style-name="Vert" calcext:value="&lt;0" calcext:base-cell-address="'3 enfants'.G4"/>
          </calcext:conditional-format>
          <calcext:conditional-format calcext:target-range-address="'3 enfants'.H4:'3 enfants'.H4">
            <calcext:condition calcext:apply-style-name="Rouge" calcext:value="&gt;0" calcext:base-cell-address="'3 enfants'.H4"/>
            <calcext:condition calcext:apply-style-name="Transparent" calcext:value="=1" calcext:base-cell-address="'3 enfants'.H4"/>
          </calcext:conditional-format>
          <calcext:conditional-format calcext:target-range-address="'3 enfants'.H4:'3 enfants'.H4">
            <calcext:condition calcext:apply-style-name="Rouge" calcext:value="&gt;0" calcext:base-cell-address="'3 enfants'.H4"/>
            <calcext:condition calcext:apply-style-name="Vert" calcext:value="&lt;0" calcext:base-cell-address="'3 enfants'.H4"/>
          </calcext:conditional-format>
          <calcext:conditional-format calcext:target-range-address="'3 enfants'.I4:'3 enfants'.I4">
            <calcext:condition calcext:apply-style-name="Rouge" calcext:value="&gt;0" calcext:base-cell-address="'3 enfants'.I4"/>
            <calcext:condition calcext:apply-style-name="Transparent" calcext:value="=1" calcext:base-cell-address="'3 enfants'.I4"/>
          </calcext:conditional-format>
          <calcext:conditional-format calcext:target-range-address="'3 enfants'.I4:'3 enfants'.I4">
            <calcext:condition calcext:apply-style-name="Rouge" calcext:value="&gt;0" calcext:base-cell-address="'3 enfants'.I4"/>
            <calcext:condition calcext:apply-style-name="Vert" calcext:value="&lt;0" calcext:base-cell-address="'3 enfants'.I4"/>
          </calcext:conditional-format>
          <calcext:conditional-format calcext:target-range-address="'3 enfants'.J4:'3 enfants'.J4">
            <calcext:condition calcext:apply-style-name="Rouge" calcext:value="&gt;0" calcext:base-cell-address="'3 enfants'.J4"/>
            <calcext:condition calcext:apply-style-name="Transparent" calcext:value="=1" calcext:base-cell-address="'3 enfants'.J4"/>
          </calcext:conditional-format>
          <calcext:conditional-format calcext:target-range-address="'3 enfants'.J4:'3 enfants'.J4">
            <calcext:condition calcext:apply-style-name="Rouge" calcext:value="&gt;0" calcext:base-cell-address="'3 enfants'.J4"/>
            <calcext:condition calcext:apply-style-name="Vert" calcext:value="&lt;0" calcext:base-cell-address="'3 enfants'.J4"/>
          </calcext:conditional-format>
          <calcext:conditional-format calcext:target-range-address="'3 enfants'.K4:'3 enfants'.K4">
            <calcext:condition calcext:apply-style-name="Rouge" calcext:value="&gt;0" calcext:base-cell-address="'3 enfants'.K4"/>
            <calcext:condition calcext:apply-style-name="Transparent" calcext:value="=1" calcext:base-cell-address="'3 enfants'.K4"/>
          </calcext:conditional-format>
          <calcext:conditional-format calcext:target-range-address="'3 enfants'.K4:'3 enfants'.K4">
            <calcext:condition calcext:apply-style-name="Rouge" calcext:value="&gt;0" calcext:base-cell-address="'3 enfants'.K4"/>
            <calcext:condition calcext:apply-style-name="Vert" calcext:value="&lt;0" calcext:base-cell-address="'3 enfants'.K4"/>
          </calcext:conditional-format>
          <calcext:conditional-format calcext:target-range-address="'3 enfants'.L4:'3 enfants'.L4">
            <calcext:condition calcext:apply-style-name="Rouge" calcext:value="&gt;0" calcext:base-cell-address="'3 enfants'.L4"/>
            <calcext:condition calcext:apply-style-name="Transparent" calcext:value="=1" calcext:base-cell-address="'3 enfants'.L4"/>
          </calcext:conditional-format>
          <calcext:conditional-format calcext:target-range-address="'3 enfants'.L4:'3 enfants'.L4">
            <calcext:condition calcext:apply-style-name="Rouge" calcext:value="&gt;0" calcext:base-cell-address="'3 enfants'.L4"/>
            <calcext:condition calcext:apply-style-name="Vert" calcext:value="&lt;0" calcext:base-cell-address="'3 enfants'.L4"/>
          </calcext:conditional-format>
          <calcext:conditional-format calcext:target-range-address="'3 enfants'.M4:'3 enfants'.M4">
            <calcext:condition calcext:apply-style-name="Rouge" calcext:value="&gt;0" calcext:base-cell-address="'3 enfants'.M4"/>
            <calcext:condition calcext:apply-style-name="Transparent" calcext:value="=1" calcext:base-cell-address="'3 enfants'.M4"/>
          </calcext:conditional-format>
          <calcext:conditional-format calcext:target-range-address="'3 enfants'.M4:'3 enfants'.M4">
            <calcext:condition calcext:apply-style-name="Rouge" calcext:value="&gt;0" calcext:base-cell-address="'3 enfants'.M4"/>
            <calcext:condition calcext:apply-style-name="Vert" calcext:value="&lt;0" calcext:base-cell-address="'3 enfants'.M4"/>
          </calcext:conditional-format>
          <calcext:conditional-format calcext:target-range-address="'3 enfants'.B5:'3 enfants'.B5">
            <calcext:condition calcext:apply-style-name="Rouge" calcext:value="&gt;0" calcext:base-cell-address="'3 enfants'.B5"/>
            <calcext:condition calcext:apply-style-name="Transparent" calcext:value="=1" calcext:base-cell-address="'3 enfants'.B5"/>
          </calcext:conditional-format>
          <calcext:conditional-format calcext:target-range-address="'3 enfants'.B5:'3 enfants'.B5">
            <calcext:condition calcext:apply-style-name="Rouge" calcext:value="&gt;0" calcext:base-cell-address="'3 enfants'.B5"/>
            <calcext:condition calcext:apply-style-name="Vert" calcext:value="&lt;0" calcext:base-cell-address="'3 enfants'.B5"/>
          </calcext:conditional-format>
          <calcext:conditional-format calcext:target-range-address="'3 enfants'.C5:'3 enfants'.C5">
            <calcext:condition calcext:apply-style-name="Rouge" calcext:value="&gt;0" calcext:base-cell-address="'3 enfants'.C5"/>
            <calcext:condition calcext:apply-style-name="Transparent" calcext:value="=1" calcext:base-cell-address="'3 enfants'.C5"/>
          </calcext:conditional-format>
          <calcext:conditional-format calcext:target-range-address="'3 enfants'.C5:'3 enfants'.C5">
            <calcext:condition calcext:apply-style-name="Rouge" calcext:value="&gt;0" calcext:base-cell-address="'3 enfants'.C5"/>
            <calcext:condition calcext:apply-style-name="Vert" calcext:value="&lt;0" calcext:base-cell-address="'3 enfants'.C5"/>
          </calcext:conditional-format>
          <calcext:conditional-format calcext:target-range-address="'3 enfants'.D5:'3 enfants'.D5">
            <calcext:condition calcext:apply-style-name="Rouge" calcext:value="&gt;0" calcext:base-cell-address="'3 enfants'.D5"/>
            <calcext:condition calcext:apply-style-name="Transparent" calcext:value="=1" calcext:base-cell-address="'3 enfants'.D5"/>
          </calcext:conditional-format>
          <calcext:conditional-format calcext:target-range-address="'3 enfants'.D5:'3 enfants'.D5">
            <calcext:condition calcext:apply-style-name="Rouge" calcext:value="&gt;0" calcext:base-cell-address="'3 enfants'.D5"/>
            <calcext:condition calcext:apply-style-name="Vert" calcext:value="&lt;0" calcext:base-cell-address="'3 enfants'.D5"/>
          </calcext:conditional-format>
          <calcext:conditional-format calcext:target-range-address="'3 enfants'.E5:'3 enfants'.E5">
            <calcext:condition calcext:apply-style-name="Rouge" calcext:value="&gt;0" calcext:base-cell-address="'3 enfants'.E5"/>
            <calcext:condition calcext:apply-style-name="Transparent" calcext:value="=1" calcext:base-cell-address="'3 enfants'.E5"/>
          </calcext:conditional-format>
          <calcext:conditional-format calcext:target-range-address="'3 enfants'.E5:'3 enfants'.E5">
            <calcext:condition calcext:apply-style-name="Rouge" calcext:value="&gt;0" calcext:base-cell-address="'3 enfants'.E5"/>
            <calcext:condition calcext:apply-style-name="Vert" calcext:value="&lt;0" calcext:base-cell-address="'3 enfants'.E5"/>
          </calcext:conditional-format>
          <calcext:conditional-format calcext:target-range-address="'3 enfants'.F5:'3 enfants'.F5">
            <calcext:condition calcext:apply-style-name="Rouge" calcext:value="&gt;0" calcext:base-cell-address="'3 enfants'.F5"/>
            <calcext:condition calcext:apply-style-name="Transparent" calcext:value="=1" calcext:base-cell-address="'3 enfants'.F5"/>
          </calcext:conditional-format>
          <calcext:conditional-format calcext:target-range-address="'3 enfants'.F5:'3 enfants'.F5">
            <calcext:condition calcext:apply-style-name="Rouge" calcext:value="&gt;0" calcext:base-cell-address="'3 enfants'.F5"/>
            <calcext:condition calcext:apply-style-name="Vert" calcext:value="&lt;0" calcext:base-cell-address="'3 enfants'.F5"/>
          </calcext:conditional-format>
          <calcext:conditional-format calcext:target-range-address="'3 enfants'.G5:'3 enfants'.G5">
            <calcext:condition calcext:apply-style-name="Rouge" calcext:value="&gt;0" calcext:base-cell-address="'3 enfants'.G5"/>
            <calcext:condition calcext:apply-style-name="Transparent" calcext:value="=1" calcext:base-cell-address="'3 enfants'.G5"/>
          </calcext:conditional-format>
          <calcext:conditional-format calcext:target-range-address="'3 enfants'.G5:'3 enfants'.G5">
            <calcext:condition calcext:apply-style-name="Rouge" calcext:value="&gt;0" calcext:base-cell-address="'3 enfants'.G5"/>
            <calcext:condition calcext:apply-style-name="Vert" calcext:value="&lt;0" calcext:base-cell-address="'3 enfants'.G5"/>
          </calcext:conditional-format>
          <calcext:conditional-format calcext:target-range-address="'3 enfants'.H5:'3 enfants'.H5">
            <calcext:condition calcext:apply-style-name="Rouge" calcext:value="&gt;0" calcext:base-cell-address="'3 enfants'.H5"/>
            <calcext:condition calcext:apply-style-name="Transparent" calcext:value="=1" calcext:base-cell-address="'3 enfants'.H5"/>
          </calcext:conditional-format>
          <calcext:conditional-format calcext:target-range-address="'3 enfants'.H5:'3 enfants'.H5">
            <calcext:condition calcext:apply-style-name="Rouge" calcext:value="&gt;0" calcext:base-cell-address="'3 enfants'.H5"/>
            <calcext:condition calcext:apply-style-name="Vert" calcext:value="&lt;0" calcext:base-cell-address="'3 enfants'.H5"/>
          </calcext:conditional-format>
          <calcext:conditional-format calcext:target-range-address="'3 enfants'.I5:'3 enfants'.I5">
            <calcext:condition calcext:apply-style-name="Rouge" calcext:value="&gt;0" calcext:base-cell-address="'3 enfants'.I5"/>
            <calcext:condition calcext:apply-style-name="Transparent" calcext:value="=1" calcext:base-cell-address="'3 enfants'.I5"/>
          </calcext:conditional-format>
          <calcext:conditional-format calcext:target-range-address="'3 enfants'.I5:'3 enfants'.I5">
            <calcext:condition calcext:apply-style-name="Rouge" calcext:value="&gt;0" calcext:base-cell-address="'3 enfants'.I5"/>
            <calcext:condition calcext:apply-style-name="Vert" calcext:value="&lt;0" calcext:base-cell-address="'3 enfants'.I5"/>
          </calcext:conditional-format>
          <calcext:conditional-format calcext:target-range-address="'3 enfants'.J5:'3 enfants'.J5">
            <calcext:condition calcext:apply-style-name="Rouge" calcext:value="&gt;0" calcext:base-cell-address="'3 enfants'.J5"/>
            <calcext:condition calcext:apply-style-name="Transparent" calcext:value="=1" calcext:base-cell-address="'3 enfants'.J5"/>
          </calcext:conditional-format>
          <calcext:conditional-format calcext:target-range-address="'3 enfants'.J5:'3 enfants'.J5">
            <calcext:condition calcext:apply-style-name="Rouge" calcext:value="&gt;0" calcext:base-cell-address="'3 enfants'.J5"/>
            <calcext:condition calcext:apply-style-name="Vert" calcext:value="&lt;0" calcext:base-cell-address="'3 enfants'.J5"/>
          </calcext:conditional-format>
          <calcext:conditional-format calcext:target-range-address="'3 enfants'.K5:'3 enfants'.K5">
            <calcext:condition calcext:apply-style-name="Rouge" calcext:value="&gt;0" calcext:base-cell-address="'3 enfants'.K5"/>
            <calcext:condition calcext:apply-style-name="Transparent" calcext:value="=1" calcext:base-cell-address="'3 enfants'.K5"/>
          </calcext:conditional-format>
          <calcext:conditional-format calcext:target-range-address="'3 enfants'.K5:'3 enfants'.K5">
            <calcext:condition calcext:apply-style-name="Rouge" calcext:value="&gt;0" calcext:base-cell-address="'3 enfants'.K5"/>
            <calcext:condition calcext:apply-style-name="Vert" calcext:value="&lt;0" calcext:base-cell-address="'3 enfants'.K5"/>
          </calcext:conditional-format>
          <calcext:conditional-format calcext:target-range-address="'3 enfants'.L5:'3 enfants'.L5">
            <calcext:condition calcext:apply-style-name="Rouge" calcext:value="&gt;0" calcext:base-cell-address="'3 enfants'.L5"/>
            <calcext:condition calcext:apply-style-name="Transparent" calcext:value="=1" calcext:base-cell-address="'3 enfants'.L5"/>
          </calcext:conditional-format>
          <calcext:conditional-format calcext:target-range-address="'3 enfants'.L5:'3 enfants'.L5">
            <calcext:condition calcext:apply-style-name="Rouge" calcext:value="&gt;0" calcext:base-cell-address="'3 enfants'.L5"/>
            <calcext:condition calcext:apply-style-name="Vert" calcext:value="&lt;0" calcext:base-cell-address="'3 enfants'.L5"/>
          </calcext:conditional-format>
          <calcext:conditional-format calcext:target-range-address="'3 enfants'.M5:'3 enfants'.M5">
            <calcext:condition calcext:apply-style-name="Rouge" calcext:value="&gt;0" calcext:base-cell-address="'3 enfants'.M5"/>
            <calcext:condition calcext:apply-style-name="Transparent" calcext:value="=1" calcext:base-cell-address="'3 enfants'.M5"/>
          </calcext:conditional-format>
          <calcext:conditional-format calcext:target-range-address="'3 enfants'.M5:'3 enfants'.M5">
            <calcext:condition calcext:apply-style-name="Rouge" calcext:value="&gt;0" calcext:base-cell-address="'3 enfants'.M5"/>
            <calcext:condition calcext:apply-style-name="Vert" calcext:value="&lt;0" calcext:base-cell-address="'3 enfants'.M5"/>
          </calcext:conditional-format>
          <calcext:conditional-format calcext:target-range-address="'3 enfants'.B6:'3 enfants'.B6">
            <calcext:condition calcext:apply-style-name="Rouge" calcext:value="&gt;0" calcext:base-cell-address="'3 enfants'.B6"/>
            <calcext:condition calcext:apply-style-name="Transparent" calcext:value="=1" calcext:base-cell-address="'3 enfants'.B6"/>
          </calcext:conditional-format>
          <calcext:conditional-format calcext:target-range-address="'3 enfants'.B6:'3 enfants'.B6">
            <calcext:condition calcext:apply-style-name="Rouge" calcext:value="&gt;0" calcext:base-cell-address="'3 enfants'.B6"/>
            <calcext:condition calcext:apply-style-name="Vert" calcext:value="&lt;0" calcext:base-cell-address="'3 enfants'.B6"/>
          </calcext:conditional-format>
          <calcext:conditional-format calcext:target-range-address="'3 enfants'.C6:'3 enfants'.C6">
            <calcext:condition calcext:apply-style-name="Rouge" calcext:value="&gt;0" calcext:base-cell-address="'3 enfants'.C6"/>
            <calcext:condition calcext:apply-style-name="Transparent" calcext:value="=1" calcext:base-cell-address="'3 enfants'.C6"/>
          </calcext:conditional-format>
          <calcext:conditional-format calcext:target-range-address="'3 enfants'.C6:'3 enfants'.C6">
            <calcext:condition calcext:apply-style-name="Rouge" calcext:value="&gt;0" calcext:base-cell-address="'3 enfants'.C6"/>
            <calcext:condition calcext:apply-style-name="Vert" calcext:value="&lt;0" calcext:base-cell-address="'3 enfants'.C6"/>
          </calcext:conditional-format>
          <calcext:conditional-format calcext:target-range-address="'3 enfants'.D6:'3 enfants'.D6">
            <calcext:condition calcext:apply-style-name="Rouge" calcext:value="&gt;0" calcext:base-cell-address="'3 enfants'.D6"/>
            <calcext:condition calcext:apply-style-name="Transparent" calcext:value="=1" calcext:base-cell-address="'3 enfants'.D6"/>
          </calcext:conditional-format>
          <calcext:conditional-format calcext:target-range-address="'3 enfants'.D6:'3 enfants'.D6">
            <calcext:condition calcext:apply-style-name="Rouge" calcext:value="&gt;0" calcext:base-cell-address="'3 enfants'.D6"/>
            <calcext:condition calcext:apply-style-name="Vert" calcext:value="&lt;0" calcext:base-cell-address="'3 enfants'.D6"/>
          </calcext:conditional-format>
          <calcext:conditional-format calcext:target-range-address="'3 enfants'.E6:'3 enfants'.E6">
            <calcext:condition calcext:apply-style-name="Rouge" calcext:value="&gt;0" calcext:base-cell-address="'3 enfants'.E6"/>
            <calcext:condition calcext:apply-style-name="Transparent" calcext:value="=1" calcext:base-cell-address="'3 enfants'.E6"/>
          </calcext:conditional-format>
          <calcext:conditional-format calcext:target-range-address="'3 enfants'.E6:'3 enfants'.E6">
            <calcext:condition calcext:apply-style-name="Rouge" calcext:value="&gt;0" calcext:base-cell-address="'3 enfants'.E6"/>
            <calcext:condition calcext:apply-style-name="Vert" calcext:value="&lt;0" calcext:base-cell-address="'3 enfants'.E6"/>
          </calcext:conditional-format>
          <calcext:conditional-format calcext:target-range-address="'3 enfants'.F6:'3 enfants'.F6">
            <calcext:condition calcext:apply-style-name="Rouge" calcext:value="&gt;0" calcext:base-cell-address="'3 enfants'.F6"/>
            <calcext:condition calcext:apply-style-name="Transparent" calcext:value="=1" calcext:base-cell-address="'3 enfants'.F6"/>
          </calcext:conditional-format>
          <calcext:conditional-format calcext:target-range-address="'3 enfants'.F6:'3 enfants'.F6">
            <calcext:condition calcext:apply-style-name="Rouge" calcext:value="&gt;0" calcext:base-cell-address="'3 enfants'.F6"/>
            <calcext:condition calcext:apply-style-name="Vert" calcext:value="&lt;0" calcext:base-cell-address="'3 enfants'.F6"/>
          </calcext:conditional-format>
          <calcext:conditional-format calcext:target-range-address="'3 enfants'.G6:'3 enfants'.G6">
            <calcext:condition calcext:apply-style-name="Rouge" calcext:value="&gt;0" calcext:base-cell-address="'3 enfants'.G6"/>
            <calcext:condition calcext:apply-style-name="Transparent" calcext:value="=1" calcext:base-cell-address="'3 enfants'.G6"/>
          </calcext:conditional-format>
          <calcext:conditional-format calcext:target-range-address="'3 enfants'.G6:'3 enfants'.G6">
            <calcext:condition calcext:apply-style-name="Rouge" calcext:value="&gt;0" calcext:base-cell-address="'3 enfants'.G6"/>
            <calcext:condition calcext:apply-style-name="Vert" calcext:value="&lt;0" calcext:base-cell-address="'3 enfants'.G6"/>
          </calcext:conditional-format>
          <calcext:conditional-format calcext:target-range-address="'3 enfants'.H6:'3 enfants'.H6">
            <calcext:condition calcext:apply-style-name="Rouge" calcext:value="&gt;0" calcext:base-cell-address="'3 enfants'.H6"/>
            <calcext:condition calcext:apply-style-name="Transparent" calcext:value="=1" calcext:base-cell-address="'3 enfants'.H6"/>
          </calcext:conditional-format>
          <calcext:conditional-format calcext:target-range-address="'3 enfants'.H6:'3 enfants'.H6">
            <calcext:condition calcext:apply-style-name="Rouge" calcext:value="&gt;0" calcext:base-cell-address="'3 enfants'.H6"/>
            <calcext:condition calcext:apply-style-name="Vert" calcext:value="&lt;0" calcext:base-cell-address="'3 enfants'.H6"/>
          </calcext:conditional-format>
          <calcext:conditional-format calcext:target-range-address="'3 enfants'.I6:'3 enfants'.I6">
            <calcext:condition calcext:apply-style-name="Rouge" calcext:value="&gt;0" calcext:base-cell-address="'3 enfants'.I6"/>
            <calcext:condition calcext:apply-style-name="Transparent" calcext:value="=1" calcext:base-cell-address="'3 enfants'.I6"/>
          </calcext:conditional-format>
          <calcext:conditional-format calcext:target-range-address="'3 enfants'.I6:'3 enfants'.I6">
            <calcext:condition calcext:apply-style-name="Rouge" calcext:value="&gt;0" calcext:base-cell-address="'3 enfants'.I6"/>
            <calcext:condition calcext:apply-style-name="Vert" calcext:value="&lt;0" calcext:base-cell-address="'3 enfants'.I6"/>
          </calcext:conditional-format>
          <calcext:conditional-format calcext:target-range-address="'3 enfants'.J6:'3 enfants'.J6">
            <calcext:condition calcext:apply-style-name="Rouge" calcext:value="&gt;0" calcext:base-cell-address="'3 enfants'.J6"/>
            <calcext:condition calcext:apply-style-name="Transparent" calcext:value="=1" calcext:base-cell-address="'3 enfants'.J6"/>
          </calcext:conditional-format>
          <calcext:conditional-format calcext:target-range-address="'3 enfants'.J6:'3 enfants'.J6">
            <calcext:condition calcext:apply-style-name="Rouge" calcext:value="&gt;0" calcext:base-cell-address="'3 enfants'.J6"/>
            <calcext:condition calcext:apply-style-name="Vert" calcext:value="&lt;0" calcext:base-cell-address="'3 enfants'.J6"/>
          </calcext:conditional-format>
          <calcext:conditional-format calcext:target-range-address="'3 enfants'.K6:'3 enfants'.K6">
            <calcext:condition calcext:apply-style-name="Rouge" calcext:value="&gt;0" calcext:base-cell-address="'3 enfants'.K6"/>
            <calcext:condition calcext:apply-style-name="Transparent" calcext:value="=1" calcext:base-cell-address="'3 enfants'.K6"/>
          </calcext:conditional-format>
          <calcext:conditional-format calcext:target-range-address="'3 enfants'.K6:'3 enfants'.K6">
            <calcext:condition calcext:apply-style-name="Rouge" calcext:value="&gt;0" calcext:base-cell-address="'3 enfants'.K6"/>
            <calcext:condition calcext:apply-style-name="Vert" calcext:value="&lt;0" calcext:base-cell-address="'3 enfants'.K6"/>
          </calcext:conditional-format>
          <calcext:conditional-format calcext:target-range-address="'3 enfants'.L6:'3 enfants'.L6">
            <calcext:condition calcext:apply-style-name="Rouge" calcext:value="&gt;0" calcext:base-cell-address="'3 enfants'.L6"/>
            <calcext:condition calcext:apply-style-name="Transparent" calcext:value="=1" calcext:base-cell-address="'3 enfants'.L6"/>
          </calcext:conditional-format>
          <calcext:conditional-format calcext:target-range-address="'3 enfants'.L6:'3 enfants'.L6">
            <calcext:condition calcext:apply-style-name="Rouge" calcext:value="&gt;0" calcext:base-cell-address="'3 enfants'.L6"/>
            <calcext:condition calcext:apply-style-name="Vert" calcext:value="&lt;0" calcext:base-cell-address="'3 enfants'.L6"/>
          </calcext:conditional-format>
          <calcext:conditional-format calcext:target-range-address="'3 enfants'.M6:'3 enfants'.M6">
            <calcext:condition calcext:apply-style-name="Rouge" calcext:value="&gt;0" calcext:base-cell-address="'3 enfants'.M6"/>
            <calcext:condition calcext:apply-style-name="Transparent" calcext:value="=1" calcext:base-cell-address="'3 enfants'.M6"/>
          </calcext:conditional-format>
          <calcext:conditional-format calcext:target-range-address="'3 enfants'.M6:'3 enfants'.M6">
            <calcext:condition calcext:apply-style-name="Rouge" calcext:value="&gt;0" calcext:base-cell-address="'3 enfants'.M6"/>
            <calcext:condition calcext:apply-style-name="Vert" calcext:value="&lt;0" calcext:base-cell-address="'3 enfants'.M6"/>
          </calcext:conditional-format>
          <calcext:conditional-format calcext:target-range-address="'3 enfants'.B7:'3 enfants'.B7">
            <calcext:condition calcext:apply-style-name="Rouge" calcext:value="&gt;0" calcext:base-cell-address="'3 enfants'.B7"/>
            <calcext:condition calcext:apply-style-name="Transparent" calcext:value="=1" calcext:base-cell-address="'3 enfants'.B7"/>
          </calcext:conditional-format>
          <calcext:conditional-format calcext:target-range-address="'3 enfants'.B7:'3 enfants'.B7">
            <calcext:condition calcext:apply-style-name="Rouge" calcext:value="&gt;0" calcext:base-cell-address="'3 enfants'.B7"/>
            <calcext:condition calcext:apply-style-name="Vert" calcext:value="&lt;0" calcext:base-cell-address="'3 enfants'.B7"/>
          </calcext:conditional-format>
          <calcext:conditional-format calcext:target-range-address="'3 enfants'.C7:'3 enfants'.C7">
            <calcext:condition calcext:apply-style-name="Rouge" calcext:value="&gt;0" calcext:base-cell-address="'3 enfants'.C7"/>
            <calcext:condition calcext:apply-style-name="Transparent" calcext:value="=1" calcext:base-cell-address="'3 enfants'.C7"/>
          </calcext:conditional-format>
          <calcext:conditional-format calcext:target-range-address="'3 enfants'.C7:'3 enfants'.C7">
            <calcext:condition calcext:apply-style-name="Rouge" calcext:value="&gt;0" calcext:base-cell-address="'3 enfants'.C7"/>
            <calcext:condition calcext:apply-style-name="Vert" calcext:value="&lt;0" calcext:base-cell-address="'3 enfants'.C7"/>
          </calcext:conditional-format>
          <calcext:conditional-format calcext:target-range-address="'3 enfants'.D7:'3 enfants'.D7">
            <calcext:condition calcext:apply-style-name="Rouge" calcext:value="&gt;0" calcext:base-cell-address="'3 enfants'.D7"/>
            <calcext:condition calcext:apply-style-name="Transparent" calcext:value="=1" calcext:base-cell-address="'3 enfants'.D7"/>
          </calcext:conditional-format>
          <calcext:conditional-format calcext:target-range-address="'3 enfants'.D7:'3 enfants'.D7">
            <calcext:condition calcext:apply-style-name="Rouge" calcext:value="&gt;0" calcext:base-cell-address="'3 enfants'.D7"/>
            <calcext:condition calcext:apply-style-name="Vert" calcext:value="&lt;0" calcext:base-cell-address="'3 enfants'.D7"/>
          </calcext:conditional-format>
          <calcext:conditional-format calcext:target-range-address="'3 enfants'.E7:'3 enfants'.E7">
            <calcext:condition calcext:apply-style-name="Rouge" calcext:value="&gt;0" calcext:base-cell-address="'3 enfants'.E7"/>
            <calcext:condition calcext:apply-style-name="Transparent" calcext:value="=1" calcext:base-cell-address="'3 enfants'.E7"/>
          </calcext:conditional-format>
          <calcext:conditional-format calcext:target-range-address="'3 enfants'.E7:'3 enfants'.E7">
            <calcext:condition calcext:apply-style-name="Rouge" calcext:value="&gt;0" calcext:base-cell-address="'3 enfants'.E7"/>
            <calcext:condition calcext:apply-style-name="Vert" calcext:value="&lt;0" calcext:base-cell-address="'3 enfants'.E7"/>
          </calcext:conditional-format>
          <calcext:conditional-format calcext:target-range-address="'3 enfants'.F7:'3 enfants'.F7">
            <calcext:condition calcext:apply-style-name="Rouge" calcext:value="&gt;0" calcext:base-cell-address="'3 enfants'.F7"/>
            <calcext:condition calcext:apply-style-name="Transparent" calcext:value="=1" calcext:base-cell-address="'3 enfants'.F7"/>
          </calcext:conditional-format>
          <calcext:conditional-format calcext:target-range-address="'3 enfants'.F7:'3 enfants'.F7">
            <calcext:condition calcext:apply-style-name="Rouge" calcext:value="&gt;0" calcext:base-cell-address="'3 enfants'.F7"/>
            <calcext:condition calcext:apply-style-name="Vert" calcext:value="&lt;0" calcext:base-cell-address="'3 enfants'.F7"/>
          </calcext:conditional-format>
          <calcext:conditional-format calcext:target-range-address="'3 enfants'.G7:'3 enfants'.G7">
            <calcext:condition calcext:apply-style-name="Rouge" calcext:value="&gt;0" calcext:base-cell-address="'3 enfants'.G7"/>
            <calcext:condition calcext:apply-style-name="Transparent" calcext:value="=1" calcext:base-cell-address="'3 enfants'.G7"/>
          </calcext:conditional-format>
          <calcext:conditional-format calcext:target-range-address="'3 enfants'.G7:'3 enfants'.G7">
            <calcext:condition calcext:apply-style-name="Rouge" calcext:value="&gt;0" calcext:base-cell-address="'3 enfants'.G7"/>
            <calcext:condition calcext:apply-style-name="Vert" calcext:value="&lt;0" calcext:base-cell-address="'3 enfants'.G7"/>
          </calcext:conditional-format>
          <calcext:conditional-format calcext:target-range-address="'3 enfants'.H7:'3 enfants'.H7">
            <calcext:condition calcext:apply-style-name="Rouge" calcext:value="&gt;0" calcext:base-cell-address="'3 enfants'.H7"/>
            <calcext:condition calcext:apply-style-name="Transparent" calcext:value="=1" calcext:base-cell-address="'3 enfants'.H7"/>
          </calcext:conditional-format>
          <calcext:conditional-format calcext:target-range-address="'3 enfants'.H7:'3 enfants'.H7">
            <calcext:condition calcext:apply-style-name="Rouge" calcext:value="&gt;0" calcext:base-cell-address="'3 enfants'.H7"/>
            <calcext:condition calcext:apply-style-name="Vert" calcext:value="&lt;0" calcext:base-cell-address="'3 enfants'.H7"/>
          </calcext:conditional-format>
          <calcext:conditional-format calcext:target-range-address="'3 enfants'.I7:'3 enfants'.I7">
            <calcext:condition calcext:apply-style-name="Rouge" calcext:value="&gt;0" calcext:base-cell-address="'3 enfants'.I7"/>
            <calcext:condition calcext:apply-style-name="Transparent" calcext:value="=1" calcext:base-cell-address="'3 enfants'.I7"/>
          </calcext:conditional-format>
          <calcext:conditional-format calcext:target-range-address="'3 enfants'.I7:'3 enfants'.I7">
            <calcext:condition calcext:apply-style-name="Rouge" calcext:value="&gt;0" calcext:base-cell-address="'3 enfants'.I7"/>
            <calcext:condition calcext:apply-style-name="Vert" calcext:value="&lt;0" calcext:base-cell-address="'3 enfants'.I7"/>
          </calcext:conditional-format>
          <calcext:conditional-format calcext:target-range-address="'3 enfants'.J7:'3 enfants'.J7">
            <calcext:condition calcext:apply-style-name="Rouge" calcext:value="&gt;0" calcext:base-cell-address="'3 enfants'.J7"/>
            <calcext:condition calcext:apply-style-name="Transparent" calcext:value="=1" calcext:base-cell-address="'3 enfants'.J7"/>
          </calcext:conditional-format>
          <calcext:conditional-format calcext:target-range-address="'3 enfants'.J7:'3 enfants'.J7">
            <calcext:condition calcext:apply-style-name="Rouge" calcext:value="&gt;0" calcext:base-cell-address="'3 enfants'.J7"/>
            <calcext:condition calcext:apply-style-name="Vert" calcext:value="&lt;0" calcext:base-cell-address="'3 enfants'.J7"/>
          </calcext:conditional-format>
          <calcext:conditional-format calcext:target-range-address="'3 enfants'.K7:'3 enfants'.K7">
            <calcext:condition calcext:apply-style-name="Rouge" calcext:value="&gt;0" calcext:base-cell-address="'3 enfants'.K7"/>
            <calcext:condition calcext:apply-style-name="Transparent" calcext:value="=1" calcext:base-cell-address="'3 enfants'.K7"/>
          </calcext:conditional-format>
          <calcext:conditional-format calcext:target-range-address="'3 enfants'.K7:'3 enfants'.K7">
            <calcext:condition calcext:apply-style-name="Rouge" calcext:value="&gt;0" calcext:base-cell-address="'3 enfants'.K7"/>
            <calcext:condition calcext:apply-style-name="Vert" calcext:value="&lt;0" calcext:base-cell-address="'3 enfants'.K7"/>
          </calcext:conditional-format>
          <calcext:conditional-format calcext:target-range-address="'3 enfants'.L7:'3 enfants'.L7">
            <calcext:condition calcext:apply-style-name="Rouge" calcext:value="&gt;0" calcext:base-cell-address="'3 enfants'.L7"/>
            <calcext:condition calcext:apply-style-name="Transparent" calcext:value="=1" calcext:base-cell-address="'3 enfants'.L7"/>
          </calcext:conditional-format>
          <calcext:conditional-format calcext:target-range-address="'3 enfants'.L7:'3 enfants'.L7">
            <calcext:condition calcext:apply-style-name="Rouge" calcext:value="&gt;0" calcext:base-cell-address="'3 enfants'.L7"/>
            <calcext:condition calcext:apply-style-name="Vert" calcext:value="&lt;0" calcext:base-cell-address="'3 enfants'.L7"/>
          </calcext:conditional-format>
          <calcext:conditional-format calcext:target-range-address="'3 enfants'.M7:'3 enfants'.M7">
            <calcext:condition calcext:apply-style-name="Rouge" calcext:value="&gt;0" calcext:base-cell-address="'3 enfants'.M7"/>
            <calcext:condition calcext:apply-style-name="Transparent" calcext:value="=1" calcext:base-cell-address="'3 enfants'.M7"/>
          </calcext:conditional-format>
          <calcext:conditional-format calcext:target-range-address="'3 enfants'.M7:'3 enfants'.M7">
            <calcext:condition calcext:apply-style-name="Rouge" calcext:value="&gt;0" calcext:base-cell-address="'3 enfants'.M7"/>
            <calcext:condition calcext:apply-style-name="Vert" calcext:value="&lt;0" calcext:base-cell-address="'3 enfants'.M7"/>
          </calcext:conditional-format>
          <calcext:conditional-format calcext:target-range-address="'3 enfants'.B8:'3 enfants'.B8">
            <calcext:condition calcext:apply-style-name="Rouge" calcext:value="&gt;0" calcext:base-cell-address="'3 enfants'.B8"/>
            <calcext:condition calcext:apply-style-name="Transparent" calcext:value="=1" calcext:base-cell-address="'3 enfants'.B8"/>
          </calcext:conditional-format>
          <calcext:conditional-format calcext:target-range-address="'3 enfants'.B8:'3 enfants'.B8">
            <calcext:condition calcext:apply-style-name="Rouge" calcext:value="&gt;0" calcext:base-cell-address="'3 enfants'.B8"/>
            <calcext:condition calcext:apply-style-name="Vert" calcext:value="&lt;0" calcext:base-cell-address="'3 enfants'.B8"/>
          </calcext:conditional-format>
          <calcext:conditional-format calcext:target-range-address="'3 enfants'.C8:'3 enfants'.C8">
            <calcext:condition calcext:apply-style-name="Rouge" calcext:value="&gt;0" calcext:base-cell-address="'3 enfants'.C8"/>
            <calcext:condition calcext:apply-style-name="Transparent" calcext:value="=1" calcext:base-cell-address="'3 enfants'.C8"/>
          </calcext:conditional-format>
          <calcext:conditional-format calcext:target-range-address="'3 enfants'.C8:'3 enfants'.C8">
            <calcext:condition calcext:apply-style-name="Rouge" calcext:value="&gt;0" calcext:base-cell-address="'3 enfants'.C8"/>
            <calcext:condition calcext:apply-style-name="Vert" calcext:value="&lt;0" calcext:base-cell-address="'3 enfants'.C8"/>
          </calcext:conditional-format>
          <calcext:conditional-format calcext:target-range-address="'3 enfants'.D8:'3 enfants'.D8">
            <calcext:condition calcext:apply-style-name="Rouge" calcext:value="&gt;0" calcext:base-cell-address="'3 enfants'.D8"/>
            <calcext:condition calcext:apply-style-name="Transparent" calcext:value="=1" calcext:base-cell-address="'3 enfants'.D8"/>
          </calcext:conditional-format>
          <calcext:conditional-format calcext:target-range-address="'3 enfants'.D8:'3 enfants'.D8">
            <calcext:condition calcext:apply-style-name="Rouge" calcext:value="&gt;0" calcext:base-cell-address="'3 enfants'.D8"/>
            <calcext:condition calcext:apply-style-name="Vert" calcext:value="&lt;0" calcext:base-cell-address="'3 enfants'.D8"/>
          </calcext:conditional-format>
          <calcext:conditional-format calcext:target-range-address="'3 enfants'.E8:'3 enfants'.E8">
            <calcext:condition calcext:apply-style-name="Rouge" calcext:value="&gt;0" calcext:base-cell-address="'3 enfants'.E8"/>
            <calcext:condition calcext:apply-style-name="Transparent" calcext:value="=1" calcext:base-cell-address="'3 enfants'.E8"/>
          </calcext:conditional-format>
          <calcext:conditional-format calcext:target-range-address="'3 enfants'.E8:'3 enfants'.E8">
            <calcext:condition calcext:apply-style-name="Rouge" calcext:value="&gt;0" calcext:base-cell-address="'3 enfants'.E8"/>
            <calcext:condition calcext:apply-style-name="Vert" calcext:value="&lt;0" calcext:base-cell-address="'3 enfants'.E8"/>
          </calcext:conditional-format>
          <calcext:conditional-format calcext:target-range-address="'3 enfants'.F8:'3 enfants'.F8">
            <calcext:condition calcext:apply-style-name="Rouge" calcext:value="&gt;0" calcext:base-cell-address="'3 enfants'.F8"/>
            <calcext:condition calcext:apply-style-name="Transparent" calcext:value="=1" calcext:base-cell-address="'3 enfants'.F8"/>
          </calcext:conditional-format>
          <calcext:conditional-format calcext:target-range-address="'3 enfants'.F8:'3 enfants'.F8">
            <calcext:condition calcext:apply-style-name="Rouge" calcext:value="&gt;0" calcext:base-cell-address="'3 enfants'.F8"/>
            <calcext:condition calcext:apply-style-name="Vert" calcext:value="&lt;0" calcext:base-cell-address="'3 enfants'.F8"/>
          </calcext:conditional-format>
          <calcext:conditional-format calcext:target-range-address="'3 enfants'.G8:'3 enfants'.G8">
            <calcext:condition calcext:apply-style-name="Rouge" calcext:value="&gt;0" calcext:base-cell-address="'3 enfants'.G8"/>
            <calcext:condition calcext:apply-style-name="Transparent" calcext:value="=1" calcext:base-cell-address="'3 enfants'.G8"/>
          </calcext:conditional-format>
          <calcext:conditional-format calcext:target-range-address="'3 enfants'.G8:'3 enfants'.G8">
            <calcext:condition calcext:apply-style-name="Rouge" calcext:value="&gt;0" calcext:base-cell-address="'3 enfants'.G8"/>
            <calcext:condition calcext:apply-style-name="Vert" calcext:value="&lt;0" calcext:base-cell-address="'3 enfants'.G8"/>
          </calcext:conditional-format>
          <calcext:conditional-format calcext:target-range-address="'3 enfants'.H8:'3 enfants'.H8">
            <calcext:condition calcext:apply-style-name="Rouge" calcext:value="&gt;0" calcext:base-cell-address="'3 enfants'.H8"/>
            <calcext:condition calcext:apply-style-name="Transparent" calcext:value="=1" calcext:base-cell-address="'3 enfants'.H8"/>
          </calcext:conditional-format>
          <calcext:conditional-format calcext:target-range-address="'3 enfants'.H8:'3 enfants'.H8">
            <calcext:condition calcext:apply-style-name="Rouge" calcext:value="&gt;0" calcext:base-cell-address="'3 enfants'.H8"/>
            <calcext:condition calcext:apply-style-name="Vert" calcext:value="&lt;0" calcext:base-cell-address="'3 enfants'.H8"/>
          </calcext:conditional-format>
          <calcext:conditional-format calcext:target-range-address="'3 enfants'.I8:'3 enfants'.I8">
            <calcext:condition calcext:apply-style-name="Rouge" calcext:value="&gt;0" calcext:base-cell-address="'3 enfants'.I8"/>
            <calcext:condition calcext:apply-style-name="Transparent" calcext:value="=1" calcext:base-cell-address="'3 enfants'.I8"/>
          </calcext:conditional-format>
          <calcext:conditional-format calcext:target-range-address="'3 enfants'.I8:'3 enfants'.I8">
            <calcext:condition calcext:apply-style-name="Rouge" calcext:value="&gt;0" calcext:base-cell-address="'3 enfants'.I8"/>
            <calcext:condition calcext:apply-style-name="Vert" calcext:value="&lt;0" calcext:base-cell-address="'3 enfants'.I8"/>
          </calcext:conditional-format>
          <calcext:conditional-format calcext:target-range-address="'3 enfants'.J8:'3 enfants'.J8">
            <calcext:condition calcext:apply-style-name="Rouge" calcext:value="&gt;0" calcext:base-cell-address="'3 enfants'.J8"/>
            <calcext:condition calcext:apply-style-name="Transparent" calcext:value="=1" calcext:base-cell-address="'3 enfants'.J8"/>
          </calcext:conditional-format>
          <calcext:conditional-format calcext:target-range-address="'3 enfants'.J8:'3 enfants'.J8">
            <calcext:condition calcext:apply-style-name="Rouge" calcext:value="&gt;0" calcext:base-cell-address="'3 enfants'.J8"/>
            <calcext:condition calcext:apply-style-name="Vert" calcext:value="&lt;0" calcext:base-cell-address="'3 enfants'.J8"/>
          </calcext:conditional-format>
          <calcext:conditional-format calcext:target-range-address="'3 enfants'.K8:'3 enfants'.K8">
            <calcext:condition calcext:apply-style-name="Rouge" calcext:value="&gt;0" calcext:base-cell-address="'3 enfants'.K8"/>
            <calcext:condition calcext:apply-style-name="Transparent" calcext:value="=1" calcext:base-cell-address="'3 enfants'.K8"/>
          </calcext:conditional-format>
          <calcext:conditional-format calcext:target-range-address="'3 enfants'.K8:'3 enfants'.K8">
            <calcext:condition calcext:apply-style-name="Rouge" calcext:value="&gt;0" calcext:base-cell-address="'3 enfants'.K8"/>
            <calcext:condition calcext:apply-style-name="Vert" calcext:value="&lt;0" calcext:base-cell-address="'3 enfants'.K8"/>
          </calcext:conditional-format>
          <calcext:conditional-format calcext:target-range-address="'3 enfants'.L8:'3 enfants'.L8">
            <calcext:condition calcext:apply-style-name="Rouge" calcext:value="&gt;0" calcext:base-cell-address="'3 enfants'.L8"/>
            <calcext:condition calcext:apply-style-name="Transparent" calcext:value="=1" calcext:base-cell-address="'3 enfants'.L8"/>
          </calcext:conditional-format>
          <calcext:conditional-format calcext:target-range-address="'3 enfants'.L8:'3 enfants'.L8">
            <calcext:condition calcext:apply-style-name="Rouge" calcext:value="&gt;0" calcext:base-cell-address="'3 enfants'.L8"/>
            <calcext:condition calcext:apply-style-name="Vert" calcext:value="&lt;0" calcext:base-cell-address="'3 enfants'.L8"/>
          </calcext:conditional-format>
          <calcext:conditional-format calcext:target-range-address="'3 enfants'.M8:'3 enfants'.M8">
            <calcext:condition calcext:apply-style-name="Rouge" calcext:value="&gt;0" calcext:base-cell-address="'3 enfants'.M8"/>
            <calcext:condition calcext:apply-style-name="Transparent" calcext:value="=1" calcext:base-cell-address="'3 enfants'.M8"/>
          </calcext:conditional-format>
          <calcext:conditional-format calcext:target-range-address="'3 enfants'.M8:'3 enfants'.M8">
            <calcext:condition calcext:apply-style-name="Rouge" calcext:value="&gt;0" calcext:base-cell-address="'3 enfants'.M8"/>
            <calcext:condition calcext:apply-style-name="Vert" calcext:value="&lt;0" calcext:base-cell-address="'3 enfants'.M8"/>
          </calcext:conditional-format>
          <calcext:conditional-format calcext:target-range-address="'3 enfants'.B9:'3 enfants'.B9">
            <calcext:condition calcext:apply-style-name="Rouge" calcext:value="&gt;0" calcext:base-cell-address="'3 enfants'.B9"/>
            <calcext:condition calcext:apply-style-name="Transparent" calcext:value="=1" calcext:base-cell-address="'3 enfants'.B9"/>
          </calcext:conditional-format>
          <calcext:conditional-format calcext:target-range-address="'3 enfants'.B9:'3 enfants'.B9">
            <calcext:condition calcext:apply-style-name="Rouge" calcext:value="&gt;0" calcext:base-cell-address="'3 enfants'.B9"/>
            <calcext:condition calcext:apply-style-name="Vert" calcext:value="&lt;0" calcext:base-cell-address="'3 enfants'.B9"/>
          </calcext:conditional-format>
          <calcext:conditional-format calcext:target-range-address="'3 enfants'.C9:'3 enfants'.C9">
            <calcext:condition calcext:apply-style-name="Rouge" calcext:value="&gt;0" calcext:base-cell-address="'3 enfants'.C9"/>
            <calcext:condition calcext:apply-style-name="Transparent" calcext:value="=1" calcext:base-cell-address="'3 enfants'.C9"/>
          </calcext:conditional-format>
          <calcext:conditional-format calcext:target-range-address="'3 enfants'.C9:'3 enfants'.C9">
            <calcext:condition calcext:apply-style-name="Rouge" calcext:value="&gt;0" calcext:base-cell-address="'3 enfants'.C9"/>
            <calcext:condition calcext:apply-style-name="Vert" calcext:value="&lt;0" calcext:base-cell-address="'3 enfants'.C9"/>
          </calcext:conditional-format>
          <calcext:conditional-format calcext:target-range-address="'3 enfants'.D9:'3 enfants'.D9">
            <calcext:condition calcext:apply-style-name="Rouge" calcext:value="&gt;0" calcext:base-cell-address="'3 enfants'.D9"/>
            <calcext:condition calcext:apply-style-name="Transparent" calcext:value="=1" calcext:base-cell-address="'3 enfants'.D9"/>
          </calcext:conditional-format>
          <calcext:conditional-format calcext:target-range-address="'3 enfants'.D9:'3 enfants'.D9">
            <calcext:condition calcext:apply-style-name="Rouge" calcext:value="&gt;0" calcext:base-cell-address="'3 enfants'.D9"/>
            <calcext:condition calcext:apply-style-name="Vert" calcext:value="&lt;0" calcext:base-cell-address="'3 enfants'.D9"/>
          </calcext:conditional-format>
          <calcext:conditional-format calcext:target-range-address="'3 enfants'.E9:'3 enfants'.E9">
            <calcext:condition calcext:apply-style-name="Rouge" calcext:value="&gt;0" calcext:base-cell-address="'3 enfants'.E9"/>
            <calcext:condition calcext:apply-style-name="Transparent" calcext:value="=1" calcext:base-cell-address="'3 enfants'.E9"/>
          </calcext:conditional-format>
          <calcext:conditional-format calcext:target-range-address="'3 enfants'.E9:'3 enfants'.E9">
            <calcext:condition calcext:apply-style-name="Rouge" calcext:value="&gt;0" calcext:base-cell-address="'3 enfants'.E9"/>
            <calcext:condition calcext:apply-style-name="Vert" calcext:value="&lt;0" calcext:base-cell-address="'3 enfants'.E9"/>
          </calcext:conditional-format>
          <calcext:conditional-format calcext:target-range-address="'3 enfants'.F9:'3 enfants'.F9">
            <calcext:condition calcext:apply-style-name="Rouge" calcext:value="&gt;0" calcext:base-cell-address="'3 enfants'.F9"/>
            <calcext:condition calcext:apply-style-name="Transparent" calcext:value="=1" calcext:base-cell-address="'3 enfants'.F9"/>
          </calcext:conditional-format>
          <calcext:conditional-format calcext:target-range-address="'3 enfants'.F9:'3 enfants'.F9">
            <calcext:condition calcext:apply-style-name="Rouge" calcext:value="&gt;0" calcext:base-cell-address="'3 enfants'.F9"/>
            <calcext:condition calcext:apply-style-name="Vert" calcext:value="&lt;0" calcext:base-cell-address="'3 enfants'.F9"/>
          </calcext:conditional-format>
          <calcext:conditional-format calcext:target-range-address="'3 enfants'.G9:'3 enfants'.G9">
            <calcext:condition calcext:apply-style-name="Rouge" calcext:value="&gt;0" calcext:base-cell-address="'3 enfants'.G9"/>
            <calcext:condition calcext:apply-style-name="Transparent" calcext:value="=1" calcext:base-cell-address="'3 enfants'.G9"/>
          </calcext:conditional-format>
          <calcext:conditional-format calcext:target-range-address="'3 enfants'.G9:'3 enfants'.G9">
            <calcext:condition calcext:apply-style-name="Rouge" calcext:value="&gt;0" calcext:base-cell-address="'3 enfants'.G9"/>
            <calcext:condition calcext:apply-style-name="Vert" calcext:value="&lt;0" calcext:base-cell-address="'3 enfants'.G9"/>
          </calcext:conditional-format>
          <calcext:conditional-format calcext:target-range-address="'3 enfants'.H9:'3 enfants'.H9">
            <calcext:condition calcext:apply-style-name="Rouge" calcext:value="&gt;0" calcext:base-cell-address="'3 enfants'.H9"/>
            <calcext:condition calcext:apply-style-name="Transparent" calcext:value="=1" calcext:base-cell-address="'3 enfants'.H9"/>
          </calcext:conditional-format>
          <calcext:conditional-format calcext:target-range-address="'3 enfants'.H9:'3 enfants'.H9">
            <calcext:condition calcext:apply-style-name="Rouge" calcext:value="&gt;0" calcext:base-cell-address="'3 enfants'.H9"/>
            <calcext:condition calcext:apply-style-name="Vert" calcext:value="&lt;0" calcext:base-cell-address="'3 enfants'.H9"/>
          </calcext:conditional-format>
          <calcext:conditional-format calcext:target-range-address="'3 enfants'.I9:'3 enfants'.I9">
            <calcext:condition calcext:apply-style-name="Rouge" calcext:value="&gt;0" calcext:base-cell-address="'3 enfants'.I9"/>
            <calcext:condition calcext:apply-style-name="Transparent" calcext:value="=1" calcext:base-cell-address="'3 enfants'.I9"/>
          </calcext:conditional-format>
          <calcext:conditional-format calcext:target-range-address="'3 enfants'.I9:'3 enfants'.I9">
            <calcext:condition calcext:apply-style-name="Rouge" calcext:value="&gt;0" calcext:base-cell-address="'3 enfants'.I9"/>
            <calcext:condition calcext:apply-style-name="Vert" calcext:value="&lt;0" calcext:base-cell-address="'3 enfants'.I9"/>
          </calcext:conditional-format>
          <calcext:conditional-format calcext:target-range-address="'3 enfants'.J9:'3 enfants'.J9">
            <calcext:condition calcext:apply-style-name="Rouge" calcext:value="&gt;0" calcext:base-cell-address="'3 enfants'.J9"/>
            <calcext:condition calcext:apply-style-name="Transparent" calcext:value="=1" calcext:base-cell-address="'3 enfants'.J9"/>
          </calcext:conditional-format>
          <calcext:conditional-format calcext:target-range-address="'3 enfants'.J9:'3 enfants'.J9">
            <calcext:condition calcext:apply-style-name="Rouge" calcext:value="&gt;0" calcext:base-cell-address="'3 enfants'.J9"/>
            <calcext:condition calcext:apply-style-name="Vert" calcext:value="&lt;0" calcext:base-cell-address="'3 enfants'.J9"/>
          </calcext:conditional-format>
          <calcext:conditional-format calcext:target-range-address="'3 enfants'.K9:'3 enfants'.K9">
            <calcext:condition calcext:apply-style-name="Rouge" calcext:value="&gt;0" calcext:base-cell-address="'3 enfants'.K9"/>
            <calcext:condition calcext:apply-style-name="Transparent" calcext:value="=1" calcext:base-cell-address="'3 enfants'.K9"/>
          </calcext:conditional-format>
          <calcext:conditional-format calcext:target-range-address="'3 enfants'.K9:'3 enfants'.K9">
            <calcext:condition calcext:apply-style-name="Rouge" calcext:value="&gt;0" calcext:base-cell-address="'3 enfants'.K9"/>
            <calcext:condition calcext:apply-style-name="Vert" calcext:value="&lt;0" calcext:base-cell-address="'3 enfants'.K9"/>
          </calcext:conditional-format>
          <calcext:conditional-format calcext:target-range-address="'3 enfants'.L9:'3 enfants'.L9">
            <calcext:condition calcext:apply-style-name="Rouge" calcext:value="&gt;0" calcext:base-cell-address="'3 enfants'.L9"/>
            <calcext:condition calcext:apply-style-name="Transparent" calcext:value="=1" calcext:base-cell-address="'3 enfants'.L9"/>
          </calcext:conditional-format>
          <calcext:conditional-format calcext:target-range-address="'3 enfants'.L9:'3 enfants'.L9">
            <calcext:condition calcext:apply-style-name="Rouge" calcext:value="&gt;0" calcext:base-cell-address="'3 enfants'.L9"/>
            <calcext:condition calcext:apply-style-name="Vert" calcext:value="&lt;0" calcext:base-cell-address="'3 enfants'.L9"/>
          </calcext:conditional-format>
          <calcext:conditional-format calcext:target-range-address="'3 enfants'.M9:'3 enfants'.M9">
            <calcext:condition calcext:apply-style-name="Rouge" calcext:value="&gt;0" calcext:base-cell-address="'3 enfants'.M9"/>
            <calcext:condition calcext:apply-style-name="Transparent" calcext:value="=1" calcext:base-cell-address="'3 enfants'.M9"/>
          </calcext:conditional-format>
          <calcext:conditional-format calcext:target-range-address="'3 enfants'.M9:'3 enfants'.M9">
            <calcext:condition calcext:apply-style-name="Rouge" calcext:value="&gt;0" calcext:base-cell-address="'3 enfants'.M9"/>
            <calcext:condition calcext:apply-style-name="Vert" calcext:value="&lt;0" calcext:base-cell-address="'3 enfants'.M9"/>
          </calcext:conditional-format>
          <calcext:conditional-format calcext:target-range-address="'3 enfants'.B10:'3 enfants'.B10">
            <calcext:condition calcext:apply-style-name="Rouge" calcext:value="&gt;0" calcext:base-cell-address="'3 enfants'.B10"/>
            <calcext:condition calcext:apply-style-name="Transparent" calcext:value="=1" calcext:base-cell-address="'3 enfants'.B10"/>
          </calcext:conditional-format>
          <calcext:conditional-format calcext:target-range-address="'3 enfants'.B10:'3 enfants'.B10">
            <calcext:condition calcext:apply-style-name="Rouge" calcext:value="&gt;0" calcext:base-cell-address="'3 enfants'.B10"/>
            <calcext:condition calcext:apply-style-name="Vert" calcext:value="&lt;0" calcext:base-cell-address="'3 enfants'.B10"/>
          </calcext:conditional-format>
          <calcext:conditional-format calcext:target-range-address="'3 enfants'.C10:'3 enfants'.C10">
            <calcext:condition calcext:apply-style-name="Rouge" calcext:value="&gt;0" calcext:base-cell-address="'3 enfants'.C10"/>
            <calcext:condition calcext:apply-style-name="Transparent" calcext:value="=1" calcext:base-cell-address="'3 enfants'.C10"/>
          </calcext:conditional-format>
          <calcext:conditional-format calcext:target-range-address="'3 enfants'.C10:'3 enfants'.C10">
            <calcext:condition calcext:apply-style-name="Rouge" calcext:value="&gt;0" calcext:base-cell-address="'3 enfants'.C10"/>
            <calcext:condition calcext:apply-style-name="Vert" calcext:value="&lt;0" calcext:base-cell-address="'3 enfants'.C10"/>
          </calcext:conditional-format>
          <calcext:conditional-format calcext:target-range-address="'3 enfants'.D10:'3 enfants'.D10">
            <calcext:condition calcext:apply-style-name="Rouge" calcext:value="&gt;0" calcext:base-cell-address="'3 enfants'.D10"/>
            <calcext:condition calcext:apply-style-name="Transparent" calcext:value="=1" calcext:base-cell-address="'3 enfants'.D10"/>
          </calcext:conditional-format>
          <calcext:conditional-format calcext:target-range-address="'3 enfants'.D10:'3 enfants'.D10">
            <calcext:condition calcext:apply-style-name="Rouge" calcext:value="&gt;0" calcext:base-cell-address="'3 enfants'.D10"/>
            <calcext:condition calcext:apply-style-name="Vert" calcext:value="&lt;0" calcext:base-cell-address="'3 enfants'.D10"/>
          </calcext:conditional-format>
          <calcext:conditional-format calcext:target-range-address="'3 enfants'.E10:'3 enfants'.E10">
            <calcext:condition calcext:apply-style-name="Rouge" calcext:value="&gt;0" calcext:base-cell-address="'3 enfants'.E10"/>
            <calcext:condition calcext:apply-style-name="Transparent" calcext:value="=1" calcext:base-cell-address="'3 enfants'.E10"/>
          </calcext:conditional-format>
          <calcext:conditional-format calcext:target-range-address="'3 enfants'.E10:'3 enfants'.E10">
            <calcext:condition calcext:apply-style-name="Rouge" calcext:value="&gt;0" calcext:base-cell-address="'3 enfants'.E10"/>
            <calcext:condition calcext:apply-style-name="Vert" calcext:value="&lt;0" calcext:base-cell-address="'3 enfants'.E10"/>
          </calcext:conditional-format>
          <calcext:conditional-format calcext:target-range-address="'3 enfants'.F10:'3 enfants'.F10">
            <calcext:condition calcext:apply-style-name="Rouge" calcext:value="&gt;0" calcext:base-cell-address="'3 enfants'.F10"/>
            <calcext:condition calcext:apply-style-name="Transparent" calcext:value="=1" calcext:base-cell-address="'3 enfants'.F10"/>
          </calcext:conditional-format>
          <calcext:conditional-format calcext:target-range-address="'3 enfants'.F10:'3 enfants'.F10">
            <calcext:condition calcext:apply-style-name="Rouge" calcext:value="&gt;0" calcext:base-cell-address="'3 enfants'.F10"/>
            <calcext:condition calcext:apply-style-name="Vert" calcext:value="&lt;0" calcext:base-cell-address="'3 enfants'.F10"/>
          </calcext:conditional-format>
          <calcext:conditional-format calcext:target-range-address="'3 enfants'.G10:'3 enfants'.G10">
            <calcext:condition calcext:apply-style-name="Rouge" calcext:value="&gt;0" calcext:base-cell-address="'3 enfants'.G10"/>
            <calcext:condition calcext:apply-style-name="Transparent" calcext:value="=1" calcext:base-cell-address="'3 enfants'.G10"/>
          </calcext:conditional-format>
          <calcext:conditional-format calcext:target-range-address="'3 enfants'.G10:'3 enfants'.G10">
            <calcext:condition calcext:apply-style-name="Rouge" calcext:value="&gt;0" calcext:base-cell-address="'3 enfants'.G10"/>
            <calcext:condition calcext:apply-style-name="Vert" calcext:value="&lt;0" calcext:base-cell-address="'3 enfants'.G10"/>
          </calcext:conditional-format>
          <calcext:conditional-format calcext:target-range-address="'3 enfants'.H10:'3 enfants'.H10">
            <calcext:condition calcext:apply-style-name="Rouge" calcext:value="&gt;0" calcext:base-cell-address="'3 enfants'.H10"/>
            <calcext:condition calcext:apply-style-name="Transparent" calcext:value="=1" calcext:base-cell-address="'3 enfants'.H10"/>
          </calcext:conditional-format>
          <calcext:conditional-format calcext:target-range-address="'3 enfants'.H10:'3 enfants'.H10">
            <calcext:condition calcext:apply-style-name="Rouge" calcext:value="&gt;0" calcext:base-cell-address="'3 enfants'.H10"/>
            <calcext:condition calcext:apply-style-name="Vert" calcext:value="&lt;0" calcext:base-cell-address="'3 enfants'.H10"/>
          </calcext:conditional-format>
          <calcext:conditional-format calcext:target-range-address="'3 enfants'.I10:'3 enfants'.I10">
            <calcext:condition calcext:apply-style-name="Rouge" calcext:value="&gt;0" calcext:base-cell-address="'3 enfants'.I10"/>
            <calcext:condition calcext:apply-style-name="Transparent" calcext:value="=1" calcext:base-cell-address="'3 enfants'.I10"/>
          </calcext:conditional-format>
          <calcext:conditional-format calcext:target-range-address="'3 enfants'.I10:'3 enfants'.I10">
            <calcext:condition calcext:apply-style-name="Rouge" calcext:value="&gt;0" calcext:base-cell-address="'3 enfants'.I10"/>
            <calcext:condition calcext:apply-style-name="Vert" calcext:value="&lt;0" calcext:base-cell-address="'3 enfants'.I10"/>
          </calcext:conditional-format>
          <calcext:conditional-format calcext:target-range-address="'3 enfants'.J10:'3 enfants'.J10">
            <calcext:condition calcext:apply-style-name="Rouge" calcext:value="&gt;0" calcext:base-cell-address="'3 enfants'.J10"/>
            <calcext:condition calcext:apply-style-name="Transparent" calcext:value="=1" calcext:base-cell-address="'3 enfants'.J10"/>
          </calcext:conditional-format>
          <calcext:conditional-format calcext:target-range-address="'3 enfants'.J10:'3 enfants'.J10">
            <calcext:condition calcext:apply-style-name="Rouge" calcext:value="&gt;0" calcext:base-cell-address="'3 enfants'.J10"/>
            <calcext:condition calcext:apply-style-name="Vert" calcext:value="&lt;0" calcext:base-cell-address="'3 enfants'.J10"/>
          </calcext:conditional-format>
          <calcext:conditional-format calcext:target-range-address="'3 enfants'.K10:'3 enfants'.K10">
            <calcext:condition calcext:apply-style-name="Rouge" calcext:value="&gt;0" calcext:base-cell-address="'3 enfants'.K10"/>
            <calcext:condition calcext:apply-style-name="Transparent" calcext:value="=1" calcext:base-cell-address="'3 enfants'.K10"/>
          </calcext:conditional-format>
          <calcext:conditional-format calcext:target-range-address="'3 enfants'.K10:'3 enfants'.K10">
            <calcext:condition calcext:apply-style-name="Rouge" calcext:value="&gt;0" calcext:base-cell-address="'3 enfants'.K10"/>
            <calcext:condition calcext:apply-style-name="Vert" calcext:value="&lt;0" calcext:base-cell-address="'3 enfants'.K10"/>
          </calcext:conditional-format>
          <calcext:conditional-format calcext:target-range-address="'3 enfants'.L10:'3 enfants'.L10">
            <calcext:condition calcext:apply-style-name="Rouge" calcext:value="&gt;0" calcext:base-cell-address="'3 enfants'.L10"/>
            <calcext:condition calcext:apply-style-name="Transparent" calcext:value="=1" calcext:base-cell-address="'3 enfants'.L10"/>
          </calcext:conditional-format>
          <calcext:conditional-format calcext:target-range-address="'3 enfants'.L10:'3 enfants'.L10">
            <calcext:condition calcext:apply-style-name="Rouge" calcext:value="&gt;0" calcext:base-cell-address="'3 enfants'.L10"/>
            <calcext:condition calcext:apply-style-name="Vert" calcext:value="&lt;0" calcext:base-cell-address="'3 enfants'.L10"/>
          </calcext:conditional-format>
          <calcext:conditional-format calcext:target-range-address="'3 enfants'.M10:'3 enfants'.M10">
            <calcext:condition calcext:apply-style-name="Rouge" calcext:value="&gt;0" calcext:base-cell-address="'3 enfants'.M10"/>
            <calcext:condition calcext:apply-style-name="Transparent" calcext:value="=1" calcext:base-cell-address="'3 enfants'.M10"/>
          </calcext:conditional-format>
          <calcext:conditional-format calcext:target-range-address="'3 enfants'.M10:'3 enfants'.M10">
            <calcext:condition calcext:apply-style-name="Rouge" calcext:value="&gt;0" calcext:base-cell-address="'3 enfants'.M10"/>
            <calcext:condition calcext:apply-style-name="Vert" calcext:value="&lt;0" calcext:base-cell-address="'3 enfants'.M10"/>
          </calcext:conditional-format>
          <calcext:conditional-format calcext:target-range-address="'3 enfants'.B11:'3 enfants'.B11">
            <calcext:condition calcext:apply-style-name="Rouge" calcext:value="&gt;0" calcext:base-cell-address="'3 enfants'.B11"/>
            <calcext:condition calcext:apply-style-name="Transparent" calcext:value="=1" calcext:base-cell-address="'3 enfants'.B11"/>
          </calcext:conditional-format>
          <calcext:conditional-format calcext:target-range-address="'3 enfants'.B11:'3 enfants'.B11">
            <calcext:condition calcext:apply-style-name="Rouge" calcext:value="&gt;0" calcext:base-cell-address="'3 enfants'.B11"/>
            <calcext:condition calcext:apply-style-name="Vert" calcext:value="&lt;0" calcext:base-cell-address="'3 enfants'.B11"/>
          </calcext:conditional-format>
          <calcext:conditional-format calcext:target-range-address="'3 enfants'.C11:'3 enfants'.C11">
            <calcext:condition calcext:apply-style-name="Rouge" calcext:value="&gt;0" calcext:base-cell-address="'3 enfants'.C11"/>
            <calcext:condition calcext:apply-style-name="Transparent" calcext:value="=1" calcext:base-cell-address="'3 enfants'.C11"/>
          </calcext:conditional-format>
          <calcext:conditional-format calcext:target-range-address="'3 enfants'.C11:'3 enfants'.C11">
            <calcext:condition calcext:apply-style-name="Rouge" calcext:value="&gt;0" calcext:base-cell-address="'3 enfants'.C11"/>
            <calcext:condition calcext:apply-style-name="Vert" calcext:value="&lt;0" calcext:base-cell-address="'3 enfants'.C11"/>
          </calcext:conditional-format>
          <calcext:conditional-format calcext:target-range-address="'3 enfants'.D11:'3 enfants'.D11">
            <calcext:condition calcext:apply-style-name="Rouge" calcext:value="&gt;0" calcext:base-cell-address="'3 enfants'.D11"/>
            <calcext:condition calcext:apply-style-name="Transparent" calcext:value="=1" calcext:base-cell-address="'3 enfants'.D11"/>
          </calcext:conditional-format>
          <calcext:conditional-format calcext:target-range-address="'3 enfants'.D11:'3 enfants'.D11">
            <calcext:condition calcext:apply-style-name="Rouge" calcext:value="&gt;0" calcext:base-cell-address="'3 enfants'.D11"/>
            <calcext:condition calcext:apply-style-name="Vert" calcext:value="&lt;0" calcext:base-cell-address="'3 enfants'.D11"/>
          </calcext:conditional-format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Transparent" calcext:value="=1" calcext:base-cell-address="'3 enfants'.E11"/>
          </calcext:conditional-format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Vert" calcext:value="&lt;0" calcext:base-cell-address="'3 enfants'.E11"/>
          </calcext:conditional-format>
          <calcext:conditional-format calcext:target-range-address="'3 enfants'.F11:'3 enfants'.F11">
            <calcext:condition calcext:apply-style-name="Rouge" calcext:value="&gt;0" calcext:base-cell-address="'3 enfants'.F11"/>
            <calcext:condition calcext:apply-style-name="Transparent" calcext:value="=1" calcext:base-cell-address="'3 enfants'.F11"/>
          </calcext:conditional-format>
          <calcext:conditional-format calcext:target-range-address="'3 enfants'.F11:'3 enfants'.F11">
            <calcext:condition calcext:apply-style-name="Rouge" calcext:value="&gt;0" calcext:base-cell-address="'3 enfants'.F11"/>
            <calcext:condition calcext:apply-style-name="Vert" calcext:value="&lt;0" calcext:base-cell-address="'3 enfants'.F11"/>
          </calcext:conditional-format>
          <calcext:conditional-format calcext:target-range-address="'3 enfants'.G11:'3 enfants'.G11">
            <calcext:condition calcext:apply-style-name="Rouge" calcext:value="&gt;0" calcext:base-cell-address="'3 enfants'.G11"/>
            <calcext:condition calcext:apply-style-name="Transparent" calcext:value="=1" calcext:base-cell-address="'3 enfants'.G11"/>
          </calcext:conditional-format>
          <calcext:conditional-format calcext:target-range-address="'3 enfants'.G11:'3 enfants'.G11">
            <calcext:condition calcext:apply-style-name="Rouge" calcext:value="&gt;0" calcext:base-cell-address="'3 enfants'.G11"/>
            <calcext:condition calcext:apply-style-name="Vert" calcext:value="&lt;0" calcext:base-cell-address="'3 enfants'.G11"/>
          </calcext:conditional-format>
          <calcext:conditional-format calcext:target-range-address="'3 enfants'.H11:'3 enfants'.H11">
            <calcext:condition calcext:apply-style-name="Rouge" calcext:value="&gt;0" calcext:base-cell-address="'3 enfants'.H11"/>
            <calcext:condition calcext:apply-style-name="Transparent" calcext:value="=1" calcext:base-cell-address="'3 enfants'.H11"/>
          </calcext:conditional-format>
          <calcext:conditional-format calcext:target-range-address="'3 enfants'.H11:'3 enfants'.H11">
            <calcext:condition calcext:apply-style-name="Rouge" calcext:value="&gt;0" calcext:base-cell-address="'3 enfants'.H11"/>
            <calcext:condition calcext:apply-style-name="Vert" calcext:value="&lt;0" calcext:base-cell-address="'3 enfants'.H11"/>
          </calcext:conditional-format>
          <calcext:conditional-format calcext:target-range-address="'3 enfants'.I11:'3 enfants'.I11">
            <calcext:condition calcext:apply-style-name="Rouge" calcext:value="&gt;0" calcext:base-cell-address="'3 enfants'.I11"/>
            <calcext:condition calcext:apply-style-name="Transparent" calcext:value="=1" calcext:base-cell-address="'3 enfants'.I11"/>
          </calcext:conditional-format>
          <calcext:conditional-format calcext:target-range-address="'3 enfants'.I11:'3 enfants'.I11">
            <calcext:condition calcext:apply-style-name="Rouge" calcext:value="&gt;0" calcext:base-cell-address="'3 enfants'.I11"/>
            <calcext:condition calcext:apply-style-name="Vert" calcext:value="&lt;0" calcext:base-cell-address="'3 enfants'.I11"/>
          </calcext:conditional-format>
          <calcext:conditional-format calcext:target-range-address="'3 enfants'.J11:'3 enfants'.J11">
            <calcext:condition calcext:apply-style-name="Rouge" calcext:value="&gt;0" calcext:base-cell-address="'3 enfants'.J11"/>
            <calcext:condition calcext:apply-style-name="Transparent" calcext:value="=1" calcext:base-cell-address="'3 enfants'.J11"/>
          </calcext:conditional-format>
          <calcext:conditional-format calcext:target-range-address="'3 enfants'.J11:'3 enfants'.J11">
            <calcext:condition calcext:apply-style-name="Rouge" calcext:value="&gt;0" calcext:base-cell-address="'3 enfants'.J11"/>
            <calcext:condition calcext:apply-style-name="Vert" calcext:value="&lt;0" calcext:base-cell-address="'3 enfants'.J11"/>
          </calcext:conditional-format>
          <calcext:conditional-format calcext:target-range-address="'3 enfants'.K11:'3 enfants'.K11">
            <calcext:condition calcext:apply-style-name="Rouge" calcext:value="&gt;0" calcext:base-cell-address="'3 enfants'.K11"/>
            <calcext:condition calcext:apply-style-name="Transparent" calcext:value="=1" calcext:base-cell-address="'3 enfants'.K11"/>
          </calcext:conditional-format>
          <calcext:conditional-format calcext:target-range-address="'3 enfants'.K11:'3 enfants'.K11">
            <calcext:condition calcext:apply-style-name="Rouge" calcext:value="&gt;0" calcext:base-cell-address="'3 enfants'.K11"/>
            <calcext:condition calcext:apply-style-name="Vert" calcext:value="&lt;0" calcext:base-cell-address="'3 enfants'.K11"/>
          </calcext:conditional-format>
          <calcext:conditional-format calcext:target-range-address="'3 enfants'.L11:'3 enfants'.L11">
            <calcext:condition calcext:apply-style-name="Rouge" calcext:value="&gt;0" calcext:base-cell-address="'3 enfants'.L11"/>
            <calcext:condition calcext:apply-style-name="Transparent" calcext:value="=1" calcext:base-cell-address="'3 enfants'.L11"/>
          </calcext:conditional-format>
          <calcext:conditional-format calcext:target-range-address="'3 enfants'.L11:'3 enfants'.L11">
            <calcext:condition calcext:apply-style-name="Rouge" calcext:value="&gt;0" calcext:base-cell-address="'3 enfants'.L11"/>
            <calcext:condition calcext:apply-style-name="Vert" calcext:value="&lt;0" calcext:base-cell-address="'3 enfants'.L11"/>
          </calcext:conditional-format>
          <calcext:conditional-format calcext:target-range-address="'3 enfants'.M11:'3 enfants'.M11">
            <calcext:condition calcext:apply-style-name="Rouge" calcext:value="&gt;0" calcext:base-cell-address="'3 enfants'.M11"/>
            <calcext:condition calcext:apply-style-name="Transparent" calcext:value="=1" calcext:base-cell-address="'3 enfants'.M11"/>
          </calcext:conditional-format>
          <calcext:conditional-format calcext:target-range-address="'3 enfants'.M11:'3 enfants'.M11">
            <calcext:condition calcext:apply-style-name="Rouge" calcext:value="&gt;0" calcext:base-cell-address="'3 enfants'.M11"/>
            <calcext:condition calcext:apply-style-name="Vert" calcext:value="&lt;0" calcext:base-cell-address="'3 enfants'.M11"/>
          </calcext:conditional-format>
          <calcext:conditional-format calcext:target-range-address="'3 enfants'.B12:'3 enfants'.B12">
            <calcext:condition calcext:apply-style-name="Rouge" calcext:value="&gt;0" calcext:base-cell-address="'3 enfants'.B12"/>
            <calcext:condition calcext:apply-style-name="Transparent" calcext:value="=1" calcext:base-cell-address="'3 enfants'.B12"/>
          </calcext:conditional-format>
          <calcext:conditional-format calcext:target-range-address="'3 enfants'.B12:'3 enfants'.B12">
            <calcext:condition calcext:apply-style-name="Rouge" calcext:value="&gt;0" calcext:base-cell-address="'3 enfants'.B12"/>
            <calcext:condition calcext:apply-style-name="Vert" calcext:value="&lt;0" calcext:base-cell-address="'3 enfants'.B12"/>
          </calcext:conditional-format>
          <calcext:conditional-format calcext:target-range-address="'3 enfants'.C12:'3 enfants'.C12">
            <calcext:condition calcext:apply-style-name="Rouge" calcext:value="&gt;0" calcext:base-cell-address="'3 enfants'.C12"/>
            <calcext:condition calcext:apply-style-name="Transparent" calcext:value="=1" calcext:base-cell-address="'3 enfants'.C12"/>
          </calcext:conditional-format>
          <calcext:conditional-format calcext:target-range-address="'3 enfants'.C12:'3 enfants'.C12">
            <calcext:condition calcext:apply-style-name="Rouge" calcext:value="&gt;0" calcext:base-cell-address="'3 enfants'.C12"/>
            <calcext:condition calcext:apply-style-name="Vert" calcext:value="&lt;0" calcext:base-cell-address="'3 enfants'.C12"/>
          </calcext:conditional-format>
          <calcext:conditional-format calcext:target-range-address="'3 enfants'.D12:'3 enfants'.D12">
            <calcext:condition calcext:apply-style-name="Rouge" calcext:value="&gt;0" calcext:base-cell-address="'3 enfants'.D12"/>
            <calcext:condition calcext:apply-style-name="Transparent" calcext:value="=1" calcext:base-cell-address="'3 enfants'.D12"/>
          </calcext:conditional-format>
          <calcext:conditional-format calcext:target-range-address="'3 enfants'.D12:'3 enfants'.D12">
            <calcext:condition calcext:apply-style-name="Rouge" calcext:value="&gt;0" calcext:base-cell-address="'3 enfants'.D12"/>
            <calcext:condition calcext:apply-style-name="Vert" calcext:value="&lt;0" calcext:base-cell-address="'3 enfants'.D12"/>
          </calcext:conditional-format>
          <calcext:conditional-format calcext:target-range-address="'3 enfants'.E12:'3 enfants'.E12">
            <calcext:condition calcext:apply-style-name="Rouge" calcext:value="&gt;0" calcext:base-cell-address="'3 enfants'.E12"/>
            <calcext:condition calcext:apply-style-name="Transparent" calcext:value="=1" calcext:base-cell-address="'3 enfants'.E12"/>
          </calcext:conditional-format>
          <calcext:conditional-format calcext:target-range-address="'3 enfants'.E12:'3 enfants'.E12">
            <calcext:condition calcext:apply-style-name="Rouge" calcext:value="&gt;0" calcext:base-cell-address="'3 enfants'.E12"/>
            <calcext:condition calcext:apply-style-name="Vert" calcext:value="&lt;0" calcext:base-cell-address="'3 enfants'.E12"/>
          </calcext:conditional-format>
          <calcext:conditional-format calcext:target-range-address="'3 enfants'.F12:'3 enfants'.F12">
            <calcext:condition calcext:apply-style-name="Rouge" calcext:value="&gt;0" calcext:base-cell-address="'3 enfants'.F12"/>
            <calcext:condition calcext:apply-style-name="Transparent" calcext:value="=1" calcext:base-cell-address="'3 enfants'.F12"/>
          </calcext:conditional-format>
          <calcext:conditional-format calcext:target-range-address="'3 enfants'.F12:'3 enfants'.F12">
            <calcext:condition calcext:apply-style-name="Rouge" calcext:value="&gt;0" calcext:base-cell-address="'3 enfants'.F12"/>
            <calcext:condition calcext:apply-style-name="Vert" calcext:value="&lt;0" calcext:base-cell-address="'3 enfants'.F12"/>
          </calcext:conditional-format>
          <calcext:conditional-format calcext:target-range-address="'3 enfants'.G12:'3 enfants'.G12">
            <calcext:condition calcext:apply-style-name="Rouge" calcext:value="&gt;0" calcext:base-cell-address="'3 enfants'.G12"/>
            <calcext:condition calcext:apply-style-name="Transparent" calcext:value="=1" calcext:base-cell-address="'3 enfants'.G12"/>
          </calcext:conditional-format>
          <calcext:conditional-format calcext:target-range-address="'3 enfants'.G12:'3 enfants'.G12">
            <calcext:condition calcext:apply-style-name="Rouge" calcext:value="&gt;0" calcext:base-cell-address="'3 enfants'.G12"/>
            <calcext:condition calcext:apply-style-name="Vert" calcext:value="&lt;0" calcext:base-cell-address="'3 enfants'.G12"/>
          </calcext:conditional-format>
          <calcext:conditional-format calcext:target-range-address="'3 enfants'.H12:'3 enfants'.H12">
            <calcext:condition calcext:apply-style-name="Rouge" calcext:value="&gt;0" calcext:base-cell-address="'3 enfants'.H12"/>
            <calcext:condition calcext:apply-style-name="Transparent" calcext:value="=1" calcext:base-cell-address="'3 enfants'.H12"/>
          </calcext:conditional-format>
          <calcext:conditional-format calcext:target-range-address="'3 enfants'.H12:'3 enfants'.H12">
            <calcext:condition calcext:apply-style-name="Rouge" calcext:value="&gt;0" calcext:base-cell-address="'3 enfants'.H12"/>
            <calcext:condition calcext:apply-style-name="Vert" calcext:value="&lt;0" calcext:base-cell-address="'3 enfants'.H12"/>
          </calcext:conditional-format>
          <calcext:conditional-format calcext:target-range-address="'3 enfants'.I12:'3 enfants'.I12">
            <calcext:condition calcext:apply-style-name="Rouge" calcext:value="&gt;0" calcext:base-cell-address="'3 enfants'.I12"/>
            <calcext:condition calcext:apply-style-name="Transparent" calcext:value="=1" calcext:base-cell-address="'3 enfants'.I12"/>
          </calcext:conditional-format>
          <calcext:conditional-format calcext:target-range-address="'3 enfants'.I12:'3 enfants'.I12">
            <calcext:condition calcext:apply-style-name="Rouge" calcext:value="&gt;0" calcext:base-cell-address="'3 enfants'.I12"/>
            <calcext:condition calcext:apply-style-name="Vert" calcext:value="&lt;0" calcext:base-cell-address="'3 enfants'.I12"/>
          </calcext:conditional-format>
          <calcext:conditional-format calcext:target-range-address="'3 enfants'.J12:'3 enfants'.J12">
            <calcext:condition calcext:apply-style-name="Rouge" calcext:value="&gt;0" calcext:base-cell-address="'3 enfants'.J12"/>
            <calcext:condition calcext:apply-style-name="Transparent" calcext:value="=1" calcext:base-cell-address="'3 enfants'.J12"/>
          </calcext:conditional-format>
          <calcext:conditional-format calcext:target-range-address="'3 enfants'.J12:'3 enfants'.J12">
            <calcext:condition calcext:apply-style-name="Rouge" calcext:value="&gt;0" calcext:base-cell-address="'3 enfants'.J12"/>
            <calcext:condition calcext:apply-style-name="Vert" calcext:value="&lt;0" calcext:base-cell-address="'3 enfants'.J12"/>
          </calcext:conditional-format>
          <calcext:conditional-format calcext:target-range-address="'3 enfants'.K12:'3 enfants'.K12">
            <calcext:condition calcext:apply-style-name="Rouge" calcext:value="&gt;0" calcext:base-cell-address="'3 enfants'.K12"/>
            <calcext:condition calcext:apply-style-name="Transparent" calcext:value="=1" calcext:base-cell-address="'3 enfants'.K12"/>
          </calcext:conditional-format>
          <calcext:conditional-format calcext:target-range-address="'3 enfants'.K12:'3 enfants'.K12">
            <calcext:condition calcext:apply-style-name="Rouge" calcext:value="&gt;0" calcext:base-cell-address="'3 enfants'.K12"/>
            <calcext:condition calcext:apply-style-name="Vert" calcext:value="&lt;0" calcext:base-cell-address="'3 enfants'.K12"/>
          </calcext:conditional-format>
          <calcext:conditional-format calcext:target-range-address="'3 enfants'.L12:'3 enfants'.L12">
            <calcext:condition calcext:apply-style-name="Rouge" calcext:value="&gt;0" calcext:base-cell-address="'3 enfants'.L12"/>
            <calcext:condition calcext:apply-style-name="Transparent" calcext:value="=1" calcext:base-cell-address="'3 enfants'.L12"/>
          </calcext:conditional-format>
          <calcext:conditional-format calcext:target-range-address="'3 enfants'.L12:'3 enfants'.L12">
            <calcext:condition calcext:apply-style-name="Rouge" calcext:value="&gt;0" calcext:base-cell-address="'3 enfants'.L12"/>
            <calcext:condition calcext:apply-style-name="Vert" calcext:value="&lt;0" calcext:base-cell-address="'3 enfants'.L12"/>
          </calcext:conditional-format>
          <calcext:conditional-format calcext:target-range-address="'3 enfants'.M12:'3 enfants'.M12">
            <calcext:condition calcext:apply-style-name="Rouge" calcext:value="&gt;0" calcext:base-cell-address="'3 enfants'.M12"/>
            <calcext:condition calcext:apply-style-name="Transparent" calcext:value="=1" calcext:base-cell-address="'3 enfants'.M12"/>
          </calcext:conditional-format>
          <calcext:conditional-format calcext:target-range-address="'3 enfants'.M12:'3 enfants'.M12">
            <calcext:condition calcext:apply-style-name="Rouge" calcext:value="&gt;0" calcext:base-cell-address="'3 enfants'.M12"/>
            <calcext:condition calcext:apply-style-name="Vert" calcext:value="&lt;0" calcext:base-cell-address="'3 enfants'.M12"/>
          </calcext:conditional-format>
          <calcext:conditional-format calcext:target-range-address="'3 enfants'.B13:'3 enfants'.B13">
            <calcext:condition calcext:apply-style-name="Rouge" calcext:value="&gt;0" calcext:base-cell-address="'3 enfants'.B13"/>
            <calcext:condition calcext:apply-style-name="Transparent" calcext:value="=1" calcext:base-cell-address="'3 enfants'.B13"/>
          </calcext:conditional-format>
          <calcext:conditional-format calcext:target-range-address="'3 enfants'.B13:'3 enfants'.B13">
            <calcext:condition calcext:apply-style-name="Rouge" calcext:value="&gt;0" calcext:base-cell-address="'3 enfants'.B13"/>
            <calcext:condition calcext:apply-style-name="Vert" calcext:value="&lt;0" calcext:base-cell-address="'3 enfants'.B13"/>
          </calcext:conditional-format>
          <calcext:conditional-format calcext:target-range-address="'3 enfants'.C13:'3 enfants'.C13">
            <calcext:condition calcext:apply-style-name="Rouge" calcext:value="&gt;0" calcext:base-cell-address="'3 enfants'.C13"/>
            <calcext:condition calcext:apply-style-name="Transparent" calcext:value="=1" calcext:base-cell-address="'3 enfants'.C13"/>
          </calcext:conditional-format>
          <calcext:conditional-format calcext:target-range-address="'3 enfants'.C13:'3 enfants'.C13">
            <calcext:condition calcext:apply-style-name="Rouge" calcext:value="&gt;0" calcext:base-cell-address="'3 enfants'.C13"/>
            <calcext:condition calcext:apply-style-name="Vert" calcext:value="&lt;0" calcext:base-cell-address="'3 enfants'.C13"/>
          </calcext:conditional-format>
          <calcext:conditional-format calcext:target-range-address="'3 enfants'.D13:'3 enfants'.D13">
            <calcext:condition calcext:apply-style-name="Rouge" calcext:value="&gt;0" calcext:base-cell-address="'3 enfants'.D13"/>
            <calcext:condition calcext:apply-style-name="Transparent" calcext:value="=1" calcext:base-cell-address="'3 enfants'.D13"/>
          </calcext:conditional-format>
          <calcext:conditional-format calcext:target-range-address="'3 enfants'.D13:'3 enfants'.D13">
            <calcext:condition calcext:apply-style-name="Rouge" calcext:value="&gt;0" calcext:base-cell-address="'3 enfants'.D13"/>
            <calcext:condition calcext:apply-style-name="Vert" calcext:value="&lt;0" calcext:base-cell-address="'3 enfants'.D13"/>
          </calcext:conditional-format>
          <calcext:conditional-format calcext:target-range-address="'3 enfants'.E13:'3 enfants'.E13">
            <calcext:condition calcext:apply-style-name="Rouge" calcext:value="&gt;0" calcext:base-cell-address="'3 enfants'.E13"/>
            <calcext:condition calcext:apply-style-name="Transparent" calcext:value="=1" calcext:base-cell-address="'3 enfants'.E13"/>
          </calcext:conditional-format>
          <calcext:conditional-format calcext:target-range-address="'3 enfants'.E13:'3 enfants'.E13">
            <calcext:condition calcext:apply-style-name="Rouge" calcext:value="&gt;0" calcext:base-cell-address="'3 enfants'.E13"/>
            <calcext:condition calcext:apply-style-name="Vert" calcext:value="&lt;0" calcext:base-cell-address="'3 enfants'.E13"/>
          </calcext:conditional-format>
          <calcext:conditional-format calcext:target-range-address="'3 enfants'.F13:'3 enfants'.F13">
            <calcext:condition calcext:apply-style-name="Rouge" calcext:value="&gt;0" calcext:base-cell-address="'3 enfants'.F13"/>
            <calcext:condition calcext:apply-style-name="Transparent" calcext:value="=1" calcext:base-cell-address="'3 enfants'.F13"/>
          </calcext:conditional-format>
          <calcext:conditional-format calcext:target-range-address="'3 enfants'.F13:'3 enfants'.F13">
            <calcext:condition calcext:apply-style-name="Rouge" calcext:value="&gt;0" calcext:base-cell-address="'3 enfants'.F13"/>
            <calcext:condition calcext:apply-style-name="Vert" calcext:value="&lt;0" calcext:base-cell-address="'3 enfants'.F13"/>
          </calcext:conditional-format>
          <calcext:conditional-format calcext:target-range-address="'3 enfants'.G13:'3 enfants'.G13">
            <calcext:condition calcext:apply-style-name="Rouge" calcext:value="&gt;0" calcext:base-cell-address="'3 enfants'.G13"/>
            <calcext:condition calcext:apply-style-name="Transparent" calcext:value="=1" calcext:base-cell-address="'3 enfants'.G13"/>
          </calcext:conditional-format>
          <calcext:conditional-format calcext:target-range-address="'3 enfants'.G13:'3 enfants'.G13">
            <calcext:condition calcext:apply-style-name="Rouge" calcext:value="&gt;0" calcext:base-cell-address="'3 enfants'.G13"/>
            <calcext:condition calcext:apply-style-name="Vert" calcext:value="&lt;0" calcext:base-cell-address="'3 enfants'.G13"/>
          </calcext:conditional-format>
          <calcext:conditional-format calcext:target-range-address="'3 enfants'.H13:'3 enfants'.H13">
            <calcext:condition calcext:apply-style-name="Rouge" calcext:value="&gt;0" calcext:base-cell-address="'3 enfants'.H13"/>
            <calcext:condition calcext:apply-style-name="Transparent" calcext:value="=1" calcext:base-cell-address="'3 enfants'.H13"/>
          </calcext:conditional-format>
          <calcext:conditional-format calcext:target-range-address="'3 enfants'.H13:'3 enfants'.H13">
            <calcext:condition calcext:apply-style-name="Rouge" calcext:value="&gt;0" calcext:base-cell-address="'3 enfants'.H13"/>
            <calcext:condition calcext:apply-style-name="Vert" calcext:value="&lt;0" calcext:base-cell-address="'3 enfants'.H13"/>
          </calcext:conditional-format>
          <calcext:conditional-format calcext:target-range-address="'3 enfants'.I13:'3 enfants'.I13">
            <calcext:condition calcext:apply-style-name="Rouge" calcext:value="&gt;0" calcext:base-cell-address="'3 enfants'.I13"/>
            <calcext:condition calcext:apply-style-name="Transparent" calcext:value="=1" calcext:base-cell-address="'3 enfants'.I13"/>
          </calcext:conditional-format>
          <calcext:conditional-format calcext:target-range-address="'3 enfants'.I13:'3 enfants'.I13">
            <calcext:condition calcext:apply-style-name="Rouge" calcext:value="&gt;0" calcext:base-cell-address="'3 enfants'.I13"/>
            <calcext:condition calcext:apply-style-name="Vert" calcext:value="&lt;0" calcext:base-cell-address="'3 enfants'.I13"/>
          </calcext:conditional-format>
          <calcext:conditional-format calcext:target-range-address="'3 enfants'.J13:'3 enfants'.J13">
            <calcext:condition calcext:apply-style-name="Rouge" calcext:value="&gt;0" calcext:base-cell-address="'3 enfants'.J13"/>
            <calcext:condition calcext:apply-style-name="Transparent" calcext:value="=1" calcext:base-cell-address="'3 enfants'.J13"/>
          </calcext:conditional-format>
          <calcext:conditional-format calcext:target-range-address="'3 enfants'.J13:'3 enfants'.J13">
            <calcext:condition calcext:apply-style-name="Rouge" calcext:value="&gt;0" calcext:base-cell-address="'3 enfants'.J13"/>
            <calcext:condition calcext:apply-style-name="Vert" calcext:value="&lt;0" calcext:base-cell-address="'3 enfants'.J13"/>
          </calcext:conditional-format>
          <calcext:conditional-format calcext:target-range-address="'3 enfants'.K13:'3 enfants'.K13">
            <calcext:condition calcext:apply-style-name="Rouge" calcext:value="&gt;0" calcext:base-cell-address="'3 enfants'.K13"/>
            <calcext:condition calcext:apply-style-name="Transparent" calcext:value="=1" calcext:base-cell-address="'3 enfants'.K13"/>
          </calcext:conditional-format>
          <calcext:conditional-format calcext:target-range-address="'3 enfants'.K13:'3 enfants'.K13">
            <calcext:condition calcext:apply-style-name="Rouge" calcext:value="&gt;0" calcext:base-cell-address="'3 enfants'.K13"/>
            <calcext:condition calcext:apply-style-name="Vert" calcext:value="&lt;0" calcext:base-cell-address="'3 enfants'.K13"/>
          </calcext:conditional-format>
          <calcext:conditional-format calcext:target-range-address="'3 enfants'.L13:'3 enfants'.L13">
            <calcext:condition calcext:apply-style-name="Rouge" calcext:value="&gt;0" calcext:base-cell-address="'3 enfants'.L13"/>
            <calcext:condition calcext:apply-style-name="Transparent" calcext:value="=1" calcext:base-cell-address="'3 enfants'.L13"/>
          </calcext:conditional-format>
          <calcext:conditional-format calcext:target-range-address="'3 enfants'.L13:'3 enfants'.L13">
            <calcext:condition calcext:apply-style-name="Rouge" calcext:value="&gt;0" calcext:base-cell-address="'3 enfants'.L13"/>
            <calcext:condition calcext:apply-style-name="Vert" calcext:value="&lt;0" calcext:base-cell-address="'3 enfants'.L13"/>
          </calcext:conditional-format>
          <calcext:conditional-format calcext:target-range-address="'3 enfants'.M13:'3 enfants'.M13">
            <calcext:condition calcext:apply-style-name="Rouge" calcext:value="&gt;0" calcext:base-cell-address="'3 enfants'.M13"/>
            <calcext:condition calcext:apply-style-name="Transparent" calcext:value="=1" calcext:base-cell-address="'3 enfants'.M13"/>
          </calcext:conditional-format>
          <calcext:conditional-format calcext:target-range-address="'3 enfants'.M13:'3 enfants'.M13">
            <calcext:condition calcext:apply-style-name="Rouge" calcext:value="&gt;0" calcext:base-cell-address="'3 enfants'.M13"/>
            <calcext:condition calcext:apply-style-name="Vert" calcext:value="&lt;0" calcext:base-cell-address="'3 enfants'.M13"/>
          </calcext:conditional-format>
        </calcext:conditional-formats>
      </table:table>
      <table:table table:name="4 enfants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77" office:value-type="float" office:value="0" calcext:value-type="float">
            <text:p>0</text:p>
          </table:table-cell>
          <table:table-cell table:style-name="ce701"/>
          <table:table-cell table:style-name="ce725"/>
          <table:table-cell table:style-name="ce749"/>
          <table:table-cell table:style-name="ce773"/>
          <table:table-cell table:style-name="ce797"/>
          <table:table-cell table:style-name="ce821"/>
          <table:table-cell table:style-name="ce845"/>
          <table:table-cell table:style-name="ce869"/>
          <table:table-cell table:style-name="ce893"/>
          <table:table-cell table:style-name="ce917"/>
          <table:table-cell table:style-name="ce941"/>
          <table:table-cell table:style-name="ce965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678" office:value-type="float" office:value="0" calcext:value-type="float">
            <text:p>0</text:p>
          </table:table-cell>
          <table:table-cell table:style-name="ce702" office:value-type="float" office:value="0" calcext:value-type="float">
            <text:p>0</text:p>
          </table:table-cell>
          <table:table-cell table:style-name="ce726"/>
          <table:table-cell table:style-name="ce750"/>
          <table:table-cell table:style-name="ce774"/>
          <table:table-cell table:style-name="ce798"/>
          <table:table-cell table:style-name="ce822"/>
          <table:table-cell table:style-name="ce846"/>
          <table:table-cell table:style-name="ce870"/>
          <table:table-cell table:style-name="ce894"/>
          <table:table-cell table:style-name="ce918"/>
          <table:table-cell table:style-name="ce942"/>
          <table:table-cell table:style-name="ce966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679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727" office:value-type="float" office:value="0" calcext:value-type="float">
            <text:p>0</text:p>
          </table:table-cell>
          <table:table-cell table:style-name="ce751"/>
          <table:table-cell table:style-name="ce775"/>
          <table:table-cell table:style-name="ce799"/>
          <table:table-cell table:style-name="ce823"/>
          <table:table-cell table:style-name="ce847"/>
          <table:table-cell table:style-name="ce871"/>
          <table:table-cell table:style-name="ce895"/>
          <table:table-cell table:style-name="ce919"/>
          <table:table-cell table:style-name="ce943"/>
          <table:table-cell table:style-name="ce967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680" office:value-type="float" office:value="0" calcext:value-type="float">
            <text:p>0</text:p>
          </table:table-cell>
          <table:table-cell table:style-name="ce704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776"/>
          <table:table-cell table:style-name="ce800"/>
          <table:table-cell table:style-name="ce824"/>
          <table:table-cell table:style-name="ce848"/>
          <table:table-cell table:style-name="ce872"/>
          <table:table-cell table:style-name="ce896"/>
          <table:table-cell table:style-name="ce920"/>
          <table:table-cell table:style-name="ce944"/>
          <table:table-cell table:style-name="ce968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681" office:value-type="float" office:value="-1163" calcext:value-type="float">
            <text:p>-1163</text:p>
          </table:table-cell>
          <table:table-cell table:style-name="ce705" office:value-type="float" office:value="-1163" calcext:value-type="float">
            <text:p>-1163</text:p>
          </table:table-cell>
          <table:table-cell table:style-name="ce729" office:value-type="float" office:value="-1163" calcext:value-type="float">
            <text:p>-1163</text:p>
          </table:table-cell>
          <table:table-cell table:style-name="ce753" office:value-type="float" office:value="-1163" calcext:value-type="float">
            <text:p>-1163</text:p>
          </table:table-cell>
          <table:table-cell table:style-name="ce777" office:value-type="float" office:value="-1163" calcext:value-type="float">
            <text:p>-1163</text:p>
          </table:table-cell>
          <table:table-cell table:style-name="ce801"/>
          <table:table-cell table:style-name="ce825"/>
          <table:table-cell table:style-name="ce849"/>
          <table:table-cell table:style-name="ce873"/>
          <table:table-cell table:style-name="ce897"/>
          <table:table-cell table:style-name="ce921"/>
          <table:table-cell table:style-name="ce945"/>
          <table:table-cell table:style-name="ce969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682" office:value-type="float" office:value="-1095" calcext:value-type="float">
            <text:p>-1095</text:p>
          </table:table-cell>
          <table:table-cell table:style-name="ce706" office:value-type="float" office:value="-1095" calcext:value-type="float">
            <text:p>-1095</text:p>
          </table:table-cell>
          <table:table-cell table:style-name="ce730" office:value-type="float" office:value="-1095" calcext:value-type="float">
            <text:p>-1095</text:p>
          </table:table-cell>
          <table:table-cell table:style-name="ce754" office:value-type="float" office:value="-1095" calcext:value-type="float">
            <text:p>-1095</text:p>
          </table:table-cell>
          <table:table-cell table:style-name="ce778" office:value-type="float" office:value="-1095" calcext:value-type="float">
            <text:p>-1095</text:p>
          </table:table-cell>
          <table:table-cell table:style-name="ce802" office:value-type="float" office:value="-1095" calcext:value-type="float">
            <text:p>-1095</text:p>
          </table:table-cell>
          <table:table-cell table:style-name="ce826"/>
          <table:table-cell table:style-name="ce850"/>
          <table:table-cell table:style-name="ce874"/>
          <table:table-cell table:style-name="ce898"/>
          <table:table-cell table:style-name="ce922"/>
          <table:table-cell table:style-name="ce946"/>
          <table:table-cell table:style-name="ce970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683" office:value-type="float" office:value="-999" calcext:value-type="float">
            <text:p>-999</text:p>
          </table:table-cell>
          <table:table-cell table:style-name="ce707" office:value-type="float" office:value="-999" calcext:value-type="float">
            <text:p>-999</text:p>
          </table:table-cell>
          <table:table-cell table:style-name="ce731" office:value-type="float" office:value="-999" calcext:value-type="float">
            <text:p>-999</text:p>
          </table:table-cell>
          <table:table-cell table:style-name="ce755" office:value-type="float" office:value="-999" calcext:value-type="float">
            <text:p>-999</text:p>
          </table:table-cell>
          <table:table-cell table:style-name="ce779" office:value-type="float" office:value="-999" calcext:value-type="float">
            <text:p>-999</text:p>
          </table:table-cell>
          <table:table-cell table:style-name="ce803" office:value-type="float" office:value="-999" calcext:value-type="float">
            <text:p>-999</text:p>
          </table:table-cell>
          <table:table-cell table:style-name="ce827" office:value-type="float" office:value="-1745" calcext:value-type="float">
            <text:p>-1745</text:p>
          </table:table-cell>
          <table:table-cell table:style-name="ce851"/>
          <table:table-cell table:style-name="ce875"/>
          <table:table-cell table:style-name="ce899"/>
          <table:table-cell table:style-name="ce923"/>
          <table:table-cell table:style-name="ce947"/>
          <table:table-cell table:style-name="ce971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684" office:value-type="float" office:value="-1697" calcext:value-type="float">
            <text:p>-1697</text:p>
          </table:table-cell>
          <table:table-cell table:style-name="ce708" office:value-type="float" office:value="-1697" calcext:value-type="float">
            <text:p>-1697</text:p>
          </table:table-cell>
          <table:table-cell table:style-name="ce732" office:value-type="float" office:value="-1697" calcext:value-type="float">
            <text:p>-1697</text:p>
          </table:table-cell>
          <table:table-cell table:style-name="ce756" office:value-type="float" office:value="-1697" calcext:value-type="float">
            <text:p>-1697</text:p>
          </table:table-cell>
          <table:table-cell table:style-name="ce780" office:value-type="float" office:value="-1163" calcext:value-type="float">
            <text:p>-1163</text:p>
          </table:table-cell>
          <table:table-cell table:style-name="ce804" office:value-type="float" office:value="-1095" calcext:value-type="float">
            <text:p>-1095</text:p>
          </table:table-cell>
          <table:table-cell table:style-name="ce828" office:value-type="float" office:value="-801" calcext:value-type="float">
            <text:p>-801</text:p>
          </table:table-cell>
          <table:table-cell table:style-name="ce852" office:value-type="float" office:value="-338" calcext:value-type="float">
            <text:p>-338</text:p>
          </table:table-cell>
          <table:table-cell table:style-name="ce876"/>
          <table:table-cell table:style-name="ce900"/>
          <table:table-cell table:style-name="ce924"/>
          <table:table-cell table:style-name="ce948"/>
          <table:table-cell table:style-name="ce972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685" office:value-type="float" office:value="-805" calcext:value-type="float">
            <text:p>-805</text:p>
          </table:table-cell>
          <table:table-cell table:style-name="ce709" office:value-type="float" office:value="-805" calcext:value-type="float">
            <text:p>-805</text:p>
          </table:table-cell>
          <table:table-cell table:style-name="ce733" office:value-type="float" office:value="-805" calcext:value-type="float">
            <text:p>-805</text:p>
          </table:table-cell>
          <table:table-cell table:style-name="ce757" office:value-type="float" office:value="-805" calcext:value-type="float">
            <text:p>-805</text:p>
          </table:table-cell>
          <table:table-cell table:style-name="ce781" office:value-type="float" office:value="-805" calcext:value-type="float">
            <text:p>-805</text:p>
          </table:table-cell>
          <table:table-cell table:style-name="ce805" office:value-type="float" office:value="-849" calcext:value-type="float">
            <text:p>-849</text:p>
          </table:table-cell>
          <table:table-cell table:style-name="ce829" office:value-type="float" office:value="-424" calcext:value-type="float">
            <text:p>-424</text:p>
          </table:table-cell>
          <table:table-cell table:style-name="ce853" office:value-type="float" office:value="-513" calcext:value-type="float">
            <text:p>-513</text:p>
          </table:table-cell>
          <table:table-cell table:style-name="ce877" office:value-type="float" office:value="-1161" calcext:value-type="float">
            <text:p>-1161</text:p>
          </table:table-cell>
          <table:table-cell table:style-name="ce901"/>
          <table:table-cell table:style-name="ce925"/>
          <table:table-cell table:style-name="ce949"/>
          <table:table-cell table:style-name="ce973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686" office:value-type="float" office:value="-1600" calcext:value-type="float">
            <text:p>-1600</text:p>
          </table:table-cell>
          <table:table-cell table:style-name="ce710" office:value-type="float" office:value="-1600" calcext:value-type="float">
            <text:p>-1600</text:p>
          </table:table-cell>
          <table:table-cell table:style-name="ce734" office:value-type="float" office:value="-1600" calcext:value-type="float">
            <text:p>-1600</text:p>
          </table:table-cell>
          <table:table-cell table:style-name="ce758" office:value-type="float" office:value="-1600" calcext:value-type="float">
            <text:p>-1600</text:p>
          </table:table-cell>
          <table:table-cell table:style-name="ce782" office:value-type="float" office:value="-219" calcext:value-type="float">
            <text:p>-219</text:p>
          </table:table-cell>
          <table:table-cell table:style-name="ce806" office:value-type="float" office:value="244" calcext:value-type="float">
            <text:p>244</text:p>
          </table:table-cell>
          <table:table-cell table:style-name="ce830" office:value-type="float" office:value="206" calcext:value-type="float">
            <text:p>206</text:p>
          </table:table-cell>
          <table:table-cell table:style-name="ce854" office:value-type="float" office:value="-514" calcext:value-type="float">
            <text:p>-514</text:p>
          </table:table-cell>
          <table:table-cell table:style-name="ce878" office:value-type="float" office:value="-1234" calcext:value-type="float">
            <text:p>-1234</text:p>
          </table:table-cell>
          <table:table-cell table:style-name="ce902" office:value-type="float" office:value="-1954" calcext:value-type="float">
            <text:p>-1954</text:p>
          </table:table-cell>
          <table:table-cell table:style-name="ce926"/>
          <table:table-cell table:style-name="ce950"/>
          <table:table-cell table:style-name="ce974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687" office:value-type="float" office:value="-613" calcext:value-type="float">
            <text:p>-613</text:p>
          </table:table-cell>
          <table:table-cell table:style-name="ce711" office:value-type="float" office:value="-613" calcext:value-type="float">
            <text:p>-613</text:p>
          </table:table-cell>
          <table:table-cell table:style-name="ce735" office:value-type="float" office:value="-613" calcext:value-type="float">
            <text:p>-613</text:p>
          </table:table-cell>
          <table:table-cell table:style-name="ce759" office:value-type="float" office:value="331" calcext:value-type="float">
            <text:p>331</text:p>
          </table:table-cell>
          <table:table-cell table:style-name="ce783" office:value-type="float" office:value="261" calcext:value-type="float">
            <text:p>261</text:p>
          </table:table-cell>
          <table:table-cell table:style-name="ce807" office:value-type="float" office:value="261" calcext:value-type="float">
            <text:p>261</text:p>
          </table:table-cell>
          <table:table-cell table:style-name="ce831" office:value-type="float" office:value="223" calcext:value-type="float">
            <text:p>223</text:p>
          </table:table-cell>
          <table:table-cell table:style-name="ce855" office:value-type="float" office:value="-497" calcext:value-type="float">
            <text:p>-497</text:p>
          </table:table-cell>
          <table:table-cell table:style-name="ce879" office:value-type="float" office:value="-1217" calcext:value-type="float">
            <text:p>-1217</text:p>
          </table:table-cell>
          <table:table-cell table:style-name="ce903" office:value-type="float" office:value="-1800" calcext:value-type="float">
            <text:p>-1800</text:p>
          </table:table-cell>
          <table:table-cell table:style-name="ce927" office:value-type="float" office:value="-1800" calcext:value-type="float">
            <text:p>-1800</text:p>
          </table:table-cell>
          <table:table-cell table:style-name="ce951"/>
          <table:table-cell table:style-name="ce975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688" office:value-type="float" office:value="-1504" calcext:value-type="float">
            <text:p>-1504</text:p>
          </table:table-cell>
          <table:table-cell table:style-name="ce712" office:value-type="float" office:value="-1504" calcext:value-type="float">
            <text:p>-1504</text:p>
          </table:table-cell>
          <table:table-cell table:style-name="ce736" office:value-type="float" office:value="-560" calcext:value-type="float">
            <text:p>-560</text:p>
          </table:table-cell>
          <table:table-cell table:style-name="ce760" office:value-type="float" office:value="533" calcext:value-type="float">
            <text:p>533</text:p>
          </table:table-cell>
          <table:table-cell table:style-name="ce784" office:value-type="float" office:value="-512" calcext:value-type="float">
            <text:p>-512</text:p>
          </table:table-cell>
          <table:table-cell table:style-name="ce808" office:value-type="float" office:value="-977" calcext:value-type="float">
            <text:p>-977</text:p>
          </table:table-cell>
          <table:table-cell table:style-name="ce832" office:value-type="float" office:value="-38" calcext:value-type="float">
            <text:p>-38</text:p>
          </table:table-cell>
          <table:table-cell table:style-name="ce856" office:value-type="float" office:value="-758" calcext:value-type="float">
            <text:p>-758</text:p>
          </table:table-cell>
          <table:table-cell table:style-name="ce880" office:value-type="float" office:value="-1341" calcext:value-type="float">
            <text:p>-1341</text:p>
          </table:table-cell>
          <table:table-cell table:style-name="ce904" office:value-type="float" office:value="-1341" calcext:value-type="float">
            <text:p>-1341</text:p>
          </table:table-cell>
          <table:table-cell table:style-name="ce928" office:value-type="float" office:value="-1341" calcext:value-type="float">
            <text:p>-1341</text:p>
          </table:table-cell>
          <table:table-cell table:style-name="ce952" office:value-type="float" office:value="-1341" calcext:value-type="float">
            <text:p>-1341</text:p>
          </table:table-cell>
          <table:table-cell table:style-name="ce976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689" office:value-type="float" office:value="-2134" calcext:value-type="float">
            <text:p>-2134</text:p>
          </table:table-cell>
          <table:table-cell table:style-name="ce713" office:value-type="float" office:value="-1190" calcext:value-type="float">
            <text:p>-1190</text:p>
          </table:table-cell>
          <table:table-cell table:style-name="ce737" office:value-type="float" office:value="-97" calcext:value-type="float">
            <text:p>-97</text:p>
          </table:table-cell>
          <table:table-cell table:style-name="ce761" office:value-type="float" office:value="533" calcext:value-type="float">
            <text:p>533</text:p>
          </table:table-cell>
          <table:table-cell table:style-name="ce785" office:value-type="float" office:value="-1232" calcext:value-type="float">
            <text:p>-1232</text:p>
          </table:table-cell>
          <table:table-cell table:style-name="ce809" office:value-type="float" office:value="-1697" calcext:value-type="float">
            <text:p>-1697</text:p>
          </table:table-cell>
          <table:table-cell table:style-name="ce833" office:value-type="float" office:value="-38" calcext:value-type="float">
            <text:p>-38</text:p>
          </table:table-cell>
          <table:table-cell table:style-name="ce857" office:value-type="float" office:value="-621" calcext:value-type="float">
            <text:p>-621</text:p>
          </table:table-cell>
          <table:table-cell table:style-name="ce881" office:value-type="float" office:value="-621" calcext:value-type="float">
            <text:p>-621</text:p>
          </table:table-cell>
          <table:table-cell table:style-name="ce905" office:value-type="float" office:value="-621" calcext:value-type="float">
            <text:p>-621</text:p>
          </table:table-cell>
          <table:table-cell table:style-name="ce929" office:value-type="float" office:value="-621" calcext:value-type="float">
            <text:p>-621</text:p>
          </table:table-cell>
          <table:table-cell table:style-name="ce953" office:value-type="float" office:value="-621" calcext:value-type="float">
            <text:p>-621</text:p>
          </table:table-cell>
          <table:table-cell table:style-name="ce977" office:value-type="float" office:value="-621" calcext:value-type="float">
            <text:p>-621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90"/>
          <table:table-cell table:style-name="ce714"/>
          <table:table-cell table:style-name="ce738"/>
          <table:table-cell table:style-name="ce762"/>
          <table:table-cell table:style-name="ce786"/>
          <table:table-cell table:style-name="ce810"/>
          <table:table-cell table:style-name="ce834"/>
          <table:table-cell table:style-name="ce858"/>
          <table:table-cell table:style-name="ce882"/>
          <table:table-cell table:style-name="ce906"/>
          <table:table-cell table:style-name="ce930"/>
          <table:table-cell table:style-name="ce954"/>
          <table:table-cell/>
        </table:table-row>
        <table:table-row table:style-name="ro1">
          <table:table-cell/>
          <table:table-cell table:style-name="ce691"/>
          <table:table-cell table:style-name="ce715"/>
          <table:table-cell table:style-name="ce739"/>
          <table:table-cell table:style-name="ce763"/>
          <table:table-cell table:style-name="ce787"/>
          <table:table-cell table:style-name="ce811"/>
          <table:table-cell table:style-name="ce835"/>
          <table:table-cell table:style-name="ce859"/>
          <table:table-cell table:style-name="ce883"/>
          <table:table-cell table:style-name="ce907"/>
          <table:table-cell table:style-name="ce931"/>
          <table:table-cell table:style-name="ce955"/>
          <table:table-cell/>
        </table:table-row>
        <table:table-row table:style-name="ro1">
          <table:table-cell/>
          <table:table-cell table:style-name="ce692"/>
          <table:table-cell table:style-name="ce716"/>
          <table:table-cell table:style-name="ce740"/>
          <table:table-cell table:style-name="ce764"/>
          <table:table-cell table:style-name="ce788"/>
          <table:table-cell table:style-name="ce812"/>
          <table:table-cell table:style-name="ce836"/>
          <table:table-cell table:style-name="ce860"/>
          <table:table-cell table:style-name="ce884"/>
          <table:table-cell table:style-name="ce908"/>
          <table:table-cell table:style-name="ce932"/>
          <table:table-cell table:style-name="ce956"/>
          <table:table-cell/>
        </table:table-row>
        <table:table-row table:style-name="ro1">
          <table:table-cell/>
          <table:table-cell table:style-name="ce693"/>
          <table:table-cell table:style-name="ce717"/>
          <table:table-cell table:style-name="ce741"/>
          <table:table-cell table:style-name="ce765"/>
          <table:table-cell table:style-name="ce789"/>
          <table:table-cell table:style-name="ce813"/>
          <table:table-cell table:style-name="ce837"/>
          <table:table-cell table:style-name="ce861"/>
          <table:table-cell table:style-name="ce885"/>
          <table:table-cell table:style-name="ce909"/>
          <table:table-cell table:style-name="ce933"/>
          <table:table-cell table:style-name="ce957"/>
          <table:table-cell/>
        </table:table-row>
        <table:table-row table:style-name="ro1">
          <table:table-cell/>
          <table:table-cell table:style-name="ce694"/>
          <table:table-cell table:style-name="ce718"/>
          <table:table-cell table:style-name="ce742"/>
          <table:table-cell table:style-name="ce766"/>
          <table:table-cell table:style-name="ce790"/>
          <table:table-cell table:style-name="ce814"/>
          <table:table-cell table:style-name="ce838"/>
          <table:table-cell table:style-name="ce862"/>
          <table:table-cell table:style-name="ce886"/>
          <table:table-cell table:style-name="ce910"/>
          <table:table-cell table:style-name="ce934"/>
          <table:table-cell table:style-name="ce958"/>
          <table:table-cell/>
        </table:table-row>
        <table:table-row table:style-name="ro1">
          <table:table-cell/>
          <table:table-cell table:style-name="ce695"/>
          <table:table-cell table:style-name="ce719"/>
          <table:table-cell table:style-name="ce743"/>
          <table:table-cell table:style-name="ce767"/>
          <table:table-cell table:style-name="ce791"/>
          <table:table-cell table:style-name="ce815"/>
          <table:table-cell table:style-name="ce839"/>
          <table:table-cell table:style-name="ce863"/>
          <table:table-cell table:style-name="ce887"/>
          <table:table-cell table:style-name="ce911"/>
          <table:table-cell table:style-name="ce935"/>
          <table:table-cell table:style-name="ce959"/>
          <table:table-cell/>
        </table:table-row>
        <table:table-row table:style-name="ro1">
          <table:table-cell/>
          <table:table-cell table:style-name="ce696"/>
          <table:table-cell table:style-name="ce720"/>
          <table:table-cell table:style-name="ce744"/>
          <table:table-cell table:style-name="ce768"/>
          <table:table-cell table:style-name="ce792"/>
          <table:table-cell table:style-name="ce816"/>
          <table:table-cell table:style-name="ce840"/>
          <table:table-cell table:style-name="ce864"/>
          <table:table-cell table:style-name="ce888"/>
          <table:table-cell table:style-name="ce912"/>
          <table:table-cell table:style-name="ce936"/>
          <table:table-cell table:style-name="ce960"/>
          <table:table-cell/>
        </table:table-row>
        <table:table-row table:style-name="ro1">
          <table:table-cell/>
          <table:table-cell table:style-name="ce697"/>
          <table:table-cell table:style-name="ce721"/>
          <table:table-cell table:style-name="ce745"/>
          <table:table-cell table:style-name="ce769"/>
          <table:table-cell table:style-name="ce793"/>
          <table:table-cell table:style-name="ce817"/>
          <table:table-cell table:style-name="ce841"/>
          <table:table-cell table:style-name="ce865"/>
          <table:table-cell table:style-name="ce889"/>
          <table:table-cell table:style-name="ce913"/>
          <table:table-cell table:style-name="ce937"/>
          <table:table-cell table:style-name="ce961"/>
          <table:table-cell/>
        </table:table-row>
        <table:table-row table:style-name="ro1">
          <table:table-cell/>
          <table:table-cell table:style-name="ce698"/>
          <table:table-cell table:style-name="ce722"/>
          <table:table-cell table:style-name="ce746"/>
          <table:table-cell table:style-name="ce770"/>
          <table:table-cell table:style-name="ce794"/>
          <table:table-cell table:style-name="ce818"/>
          <table:table-cell table:style-name="ce842"/>
          <table:table-cell table:style-name="ce866"/>
          <table:table-cell table:style-name="ce890"/>
          <table:table-cell table:style-name="ce914"/>
          <table:table-cell table:style-name="ce938"/>
          <table:table-cell table:style-name="ce962"/>
          <table:table-cell/>
        </table:table-row>
        <table:table-row table:style-name="ro1">
          <table:table-cell/>
          <table:table-cell table:style-name="ce699"/>
          <table:table-cell table:style-name="ce723"/>
          <table:table-cell table:style-name="ce747"/>
          <table:table-cell table:style-name="ce771"/>
          <table:table-cell table:style-name="ce795"/>
          <table:table-cell table:style-name="ce819"/>
          <table:table-cell table:style-name="ce843"/>
          <table:table-cell table:style-name="ce867"/>
          <table:table-cell table:style-name="ce891"/>
          <table:table-cell table:style-name="ce915"/>
          <table:table-cell table:style-name="ce939"/>
          <table:table-cell table:style-name="ce963"/>
          <table:table-cell/>
        </table:table-row>
        <table:table-row table:style-name="ro1">
          <table:table-cell/>
          <table:table-cell table:style-name="ce700"/>
          <table:table-cell table:style-name="ce724"/>
          <table:table-cell table:style-name="ce748"/>
          <table:table-cell table:style-name="ce772"/>
          <table:table-cell table:style-name="ce796"/>
          <table:table-cell table:style-name="ce820"/>
          <table:table-cell table:style-name="ce844"/>
          <table:table-cell table:style-name="ce868"/>
          <table:table-cell table:style-name="ce892"/>
          <table:table-cell table:style-name="ce916"/>
          <table:table-cell table:style-name="ce940"/>
          <table:table-cell table:style-name="ce96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4 enfants'.B17:'4 enfants'.B17">
            <calcext:condition calcext:apply-style-name="Rouge" calcext:value="=2" calcext:base-cell-address="'4 enfants'.B17"/>
          </calcext:conditional-format>
          <calcext:conditional-format calcext:target-range-address="'4 enfants'.C17:'4 enfants'.C17">
            <calcext:condition calcext:apply-style-name="Rouge" calcext:value="=2" calcext:base-cell-address="'4 enfants'.C17"/>
          </calcext:conditional-format>
          <calcext:conditional-format calcext:target-range-address="'4 enfants'.D17:'4 enfants'.D17">
            <calcext:condition calcext:apply-style-name="Rouge" calcext:value="=2" calcext:base-cell-address="'4 enfants'.D17"/>
          </calcext:conditional-format>
          <calcext:conditional-format calcext:target-range-address="'4 enfants'.E17:'4 enfants'.E17">
            <calcext:condition calcext:apply-style-name="Rouge" calcext:value="=2" calcext:base-cell-address="'4 enfants'.E17"/>
          </calcext:conditional-format>
          <calcext:conditional-format calcext:target-range-address="'4 enfants'.F17:'4 enfants'.F17">
            <calcext:condition calcext:apply-style-name="Rouge" calcext:value="=2" calcext:base-cell-address="'4 enfants'.F17"/>
          </calcext:conditional-format>
          <calcext:conditional-format calcext:target-range-address="'4 enfants'.G17:'4 enfants'.G17">
            <calcext:condition calcext:apply-style-name="Rouge" calcext:value="=2" calcext:base-cell-address="'4 enfants'.G17"/>
          </calcext:conditional-format>
          <calcext:conditional-format calcext:target-range-address="'4 enfants'.H17:'4 enfants'.H17">
            <calcext:condition calcext:apply-style-name="Rouge" calcext:value="=2" calcext:base-cell-address="'4 enfants'.H17"/>
          </calcext:conditional-format>
          <calcext:conditional-format calcext:target-range-address="'4 enfants'.I17:'4 enfants'.I17">
            <calcext:condition calcext:apply-style-name="Rouge" calcext:value="=2" calcext:base-cell-address="'4 enfants'.I17"/>
          </calcext:conditional-format>
          <calcext:conditional-format calcext:target-range-address="'4 enfants'.J17:'4 enfants'.J17">
            <calcext:condition calcext:apply-style-name="Rouge" calcext:value="=2" calcext:base-cell-address="'4 enfants'.J17"/>
          </calcext:conditional-format>
          <calcext:conditional-format calcext:target-range-address="'4 enfants'.K17:'4 enfants'.K17">
            <calcext:condition calcext:apply-style-name="Rouge" calcext:value="=2" calcext:base-cell-address="'4 enfants'.K17"/>
          </calcext:conditional-format>
          <calcext:conditional-format calcext:target-range-address="'4 enfants'.L17:'4 enfants'.L17">
            <calcext:condition calcext:apply-style-name="Rouge" calcext:value="=2" calcext:base-cell-address="'4 enfants'.L17"/>
          </calcext:conditional-format>
          <calcext:conditional-format calcext:target-range-address="'4 enfants'.M17:'4 enfants'.M17">
            <calcext:condition calcext:apply-style-name="Rouge" calcext:value="=2" calcext:base-cell-address="'4 enfants'.M17"/>
          </calcext:conditional-format>
          <calcext:conditional-format calcext:target-range-address="'4 enfants'.B17:'4 enfants'.B17">
            <calcext:condition calcext:apply-style-name="Rouge" calcext:value="=2" calcext:base-cell-address="'4 enfants'.B17"/>
          </calcext:conditional-format>
          <calcext:conditional-format calcext:target-range-address="'4 enfants'.C17:'4 enfants'.C17">
            <calcext:condition calcext:apply-style-name="Rouge" calcext:value="=2" calcext:base-cell-address="'4 enfants'.C17"/>
          </calcext:conditional-format>
          <calcext:conditional-format calcext:target-range-address="'4 enfants'.D17:'4 enfants'.D17">
            <calcext:condition calcext:apply-style-name="Rouge" calcext:value="=2" calcext:base-cell-address="'4 enfants'.D17"/>
          </calcext:conditional-format>
          <calcext:conditional-format calcext:target-range-address="'4 enfants'.E17:'4 enfants'.E17">
            <calcext:condition calcext:apply-style-name="Rouge" calcext:value="=2" calcext:base-cell-address="'4 enfants'.E17"/>
          </calcext:conditional-format>
          <calcext:conditional-format calcext:target-range-address="'4 enfants'.F17:'4 enfants'.F17">
            <calcext:condition calcext:apply-style-name="Rouge" calcext:value="=2" calcext:base-cell-address="'4 enfants'.F17"/>
          </calcext:conditional-format>
          <calcext:conditional-format calcext:target-range-address="'4 enfants'.G17:'4 enfants'.G17">
            <calcext:condition calcext:apply-style-name="Rouge" calcext:value="=2" calcext:base-cell-address="'4 enfants'.G17"/>
          </calcext:conditional-format>
          <calcext:conditional-format calcext:target-range-address="'4 enfants'.H17:'4 enfants'.H17">
            <calcext:condition calcext:apply-style-name="Rouge" calcext:value="=2" calcext:base-cell-address="'4 enfants'.H17"/>
          </calcext:conditional-format>
          <calcext:conditional-format calcext:target-range-address="'4 enfants'.I17:'4 enfants'.I17">
            <calcext:condition calcext:apply-style-name="Rouge" calcext:value="=2" calcext:base-cell-address="'4 enfants'.I17"/>
          </calcext:conditional-format>
          <calcext:conditional-format calcext:target-range-address="'4 enfants'.J17:'4 enfants'.J17">
            <calcext:condition calcext:apply-style-name="Rouge" calcext:value="=2" calcext:base-cell-address="'4 enfants'.J17"/>
          </calcext:conditional-format>
          <calcext:conditional-format calcext:target-range-address="'4 enfants'.K17:'4 enfants'.K17">
            <calcext:condition calcext:apply-style-name="Rouge" calcext:value="=2" calcext:base-cell-address="'4 enfants'.K17"/>
          </calcext:conditional-format>
          <calcext:conditional-format calcext:target-range-address="'4 enfants'.L17:'4 enfants'.L17">
            <calcext:condition calcext:apply-style-name="Rouge" calcext:value="=2" calcext:base-cell-address="'4 enfants'.L17"/>
          </calcext:conditional-format>
          <calcext:conditional-format calcext:target-range-address="'4 enfants'.M17:'4 enfants'.M17">
            <calcext:condition calcext:apply-style-name="Rouge" calcext:value="=2" calcext:base-cell-address="'4 enfants'.M17"/>
          </calcext:conditional-format>
          <calcext:conditional-format calcext:target-range-address="'4 enfants'.B18:'4 enfants'.B18">
            <calcext:condition calcext:apply-style-name="Rouge" calcext:value="=2" calcext:base-cell-address="'4 enfants'.B18"/>
          </calcext:conditional-format>
          <calcext:conditional-format calcext:target-range-address="'4 enfants'.C18:'4 enfants'.C18">
            <calcext:condition calcext:apply-style-name="Rouge" calcext:value="=2" calcext:base-cell-address="'4 enfants'.C18"/>
          </calcext:conditional-format>
          <calcext:conditional-format calcext:target-range-address="'4 enfants'.D18:'4 enfants'.D18">
            <calcext:condition calcext:apply-style-name="Rouge" calcext:value="=2" calcext:base-cell-address="'4 enfants'.D18"/>
          </calcext:conditional-format>
          <calcext:conditional-format calcext:target-range-address="'4 enfants'.E18:'4 enfants'.E18">
            <calcext:condition calcext:apply-style-name="Rouge" calcext:value="=2" calcext:base-cell-address="'4 enfants'.E18"/>
          </calcext:conditional-format>
          <calcext:conditional-format calcext:target-range-address="'4 enfants'.F18:'4 enfants'.F18">
            <calcext:condition calcext:apply-style-name="Rouge" calcext:value="=2" calcext:base-cell-address="'4 enfants'.F18"/>
          </calcext:conditional-format>
          <calcext:conditional-format calcext:target-range-address="'4 enfants'.G18:'4 enfants'.G18">
            <calcext:condition calcext:apply-style-name="Rouge" calcext:value="=2" calcext:base-cell-address="'4 enfants'.G18"/>
          </calcext:conditional-format>
          <calcext:conditional-format calcext:target-range-address="'4 enfants'.H18:'4 enfants'.H18">
            <calcext:condition calcext:apply-style-name="Rouge" calcext:value="=2" calcext:base-cell-address="'4 enfants'.H18"/>
          </calcext:conditional-format>
          <calcext:conditional-format calcext:target-range-address="'4 enfants'.I18:'4 enfants'.I18">
            <calcext:condition calcext:apply-style-name="Rouge" calcext:value="=2" calcext:base-cell-address="'4 enfants'.I18"/>
          </calcext:conditional-format>
          <calcext:conditional-format calcext:target-range-address="'4 enfants'.J18:'4 enfants'.J18">
            <calcext:condition calcext:apply-style-name="Rouge" calcext:value="=2" calcext:base-cell-address="'4 enfants'.J18"/>
          </calcext:conditional-format>
          <calcext:conditional-format calcext:target-range-address="'4 enfants'.K18:'4 enfants'.K18">
            <calcext:condition calcext:apply-style-name="Rouge" calcext:value="=2" calcext:base-cell-address="'4 enfants'.K18"/>
          </calcext:conditional-format>
          <calcext:conditional-format calcext:target-range-address="'4 enfants'.L18:'4 enfants'.L18">
            <calcext:condition calcext:apply-style-name="Rouge" calcext:value="=2" calcext:base-cell-address="'4 enfants'.L18"/>
          </calcext:conditional-format>
          <calcext:conditional-format calcext:target-range-address="'4 enfants'.M18:'4 enfants'.M18">
            <calcext:condition calcext:apply-style-name="Rouge" calcext:value="=2" calcext:base-cell-address="'4 enfants'.M18"/>
          </calcext:conditional-format>
          <calcext:conditional-format calcext:target-range-address="'4 enfants'.B19:'4 enfants'.B19">
            <calcext:condition calcext:apply-style-name="Rouge" calcext:value="=2" calcext:base-cell-address="'4 enfants'.B19"/>
          </calcext:conditional-format>
          <calcext:conditional-format calcext:target-range-address="'4 enfants'.C19:'4 enfants'.C19">
            <calcext:condition calcext:apply-style-name="Rouge" calcext:value="=2" calcext:base-cell-address="'4 enfants'.C19"/>
          </calcext:conditional-format>
          <calcext:conditional-format calcext:target-range-address="'4 enfants'.D19:'4 enfants'.D19">
            <calcext:condition calcext:apply-style-name="Rouge" calcext:value="=2" calcext:base-cell-address="'4 enfants'.D19"/>
          </calcext:conditional-format>
          <calcext:conditional-format calcext:target-range-address="'4 enfants'.E19:'4 enfants'.E19">
            <calcext:condition calcext:apply-style-name="Rouge" calcext:value="=2" calcext:base-cell-address="'4 enfants'.E19"/>
          </calcext:conditional-format>
          <calcext:conditional-format calcext:target-range-address="'4 enfants'.F19:'4 enfants'.F19">
            <calcext:condition calcext:apply-style-name="Rouge" calcext:value="=2" calcext:base-cell-address="'4 enfants'.F19"/>
          </calcext:conditional-format>
          <calcext:conditional-format calcext:target-range-address="'4 enfants'.G19:'4 enfants'.G19">
            <calcext:condition calcext:apply-style-name="Rouge" calcext:value="=2" calcext:base-cell-address="'4 enfants'.G19"/>
          </calcext:conditional-format>
          <calcext:conditional-format calcext:target-range-address="'4 enfants'.H19:'4 enfants'.H19">
            <calcext:condition calcext:apply-style-name="Rouge" calcext:value="=2" calcext:base-cell-address="'4 enfants'.H19"/>
          </calcext:conditional-format>
          <calcext:conditional-format calcext:target-range-address="'4 enfants'.I19:'4 enfants'.I19">
            <calcext:condition calcext:apply-style-name="Rouge" calcext:value="=2" calcext:base-cell-address="'4 enfants'.I19"/>
          </calcext:conditional-format>
          <calcext:conditional-format calcext:target-range-address="'4 enfants'.J19:'4 enfants'.J19">
            <calcext:condition calcext:apply-style-name="Rouge" calcext:value="=2" calcext:base-cell-address="'4 enfants'.J19"/>
          </calcext:conditional-format>
          <calcext:conditional-format calcext:target-range-address="'4 enfants'.K19:'4 enfants'.K19">
            <calcext:condition calcext:apply-style-name="Rouge" calcext:value="=2" calcext:base-cell-address="'4 enfants'.K19"/>
          </calcext:conditional-format>
          <calcext:conditional-format calcext:target-range-address="'4 enfants'.L19:'4 enfants'.L19">
            <calcext:condition calcext:apply-style-name="Rouge" calcext:value="=2" calcext:base-cell-address="'4 enfants'.L19"/>
          </calcext:conditional-format>
          <calcext:conditional-format calcext:target-range-address="'4 enfants'.M19:'4 enfants'.M19">
            <calcext:condition calcext:apply-style-name="Rouge" calcext:value="=2" calcext:base-cell-address="'4 enfants'.M19"/>
          </calcext:conditional-format>
          <calcext:conditional-format calcext:target-range-address="'4 enfants'.B20:'4 enfants'.B20">
            <calcext:condition calcext:apply-style-name="Rouge" calcext:value="=2" calcext:base-cell-address="'4 enfants'.B20"/>
          </calcext:conditional-format>
          <calcext:conditional-format calcext:target-range-address="'4 enfants'.C20:'4 enfants'.C20">
            <calcext:condition calcext:apply-style-name="Rouge" calcext:value="=2" calcext:base-cell-address="'4 enfants'.C20"/>
          </calcext:conditional-format>
          <calcext:conditional-format calcext:target-range-address="'4 enfants'.D20:'4 enfants'.D20">
            <calcext:condition calcext:apply-style-name="Rouge" calcext:value="=2" calcext:base-cell-address="'4 enfants'.D20"/>
          </calcext:conditional-format>
          <calcext:conditional-format calcext:target-range-address="'4 enfants'.E20:'4 enfants'.E20">
            <calcext:condition calcext:apply-style-name="Rouge" calcext:value="=2" calcext:base-cell-address="'4 enfants'.E20"/>
          </calcext:conditional-format>
          <calcext:conditional-format calcext:target-range-address="'4 enfants'.F20:'4 enfants'.F20">
            <calcext:condition calcext:apply-style-name="Rouge" calcext:value="=2" calcext:base-cell-address="'4 enfants'.F20"/>
          </calcext:conditional-format>
          <calcext:conditional-format calcext:target-range-address="'4 enfants'.G20:'4 enfants'.G20">
            <calcext:condition calcext:apply-style-name="Rouge" calcext:value="=2" calcext:base-cell-address="'4 enfants'.G20"/>
          </calcext:conditional-format>
          <calcext:conditional-format calcext:target-range-address="'4 enfants'.H20:'4 enfants'.H20">
            <calcext:condition calcext:apply-style-name="Rouge" calcext:value="=2" calcext:base-cell-address="'4 enfants'.H20"/>
          </calcext:conditional-format>
          <calcext:conditional-format calcext:target-range-address="'4 enfants'.I20:'4 enfants'.I20">
            <calcext:condition calcext:apply-style-name="Rouge" calcext:value="=2" calcext:base-cell-address="'4 enfants'.I20"/>
          </calcext:conditional-format>
          <calcext:conditional-format calcext:target-range-address="'4 enfants'.J20:'4 enfants'.J20">
            <calcext:condition calcext:apply-style-name="Rouge" calcext:value="=2" calcext:base-cell-address="'4 enfants'.J20"/>
          </calcext:conditional-format>
          <calcext:conditional-format calcext:target-range-address="'4 enfants'.K20:'4 enfants'.K20">
            <calcext:condition calcext:apply-style-name="Rouge" calcext:value="=2" calcext:base-cell-address="'4 enfants'.K20"/>
          </calcext:conditional-format>
          <calcext:conditional-format calcext:target-range-address="'4 enfants'.L20:'4 enfants'.L20">
            <calcext:condition calcext:apply-style-name="Rouge" calcext:value="=2" calcext:base-cell-address="'4 enfants'.L20"/>
          </calcext:conditional-format>
          <calcext:conditional-format calcext:target-range-address="'4 enfants'.M20:'4 enfants'.M20">
            <calcext:condition calcext:apply-style-name="Rouge" calcext:value="=2" calcext:base-cell-address="'4 enfants'.M20"/>
          </calcext:conditional-format>
          <calcext:conditional-format calcext:target-range-address="'4 enfants'.B21:'4 enfants'.B21">
            <calcext:condition calcext:apply-style-name="Rouge" calcext:value="=2" calcext:base-cell-address="'4 enfants'.B21"/>
          </calcext:conditional-format>
          <calcext:conditional-format calcext:target-range-address="'4 enfants'.C21:'4 enfants'.C21">
            <calcext:condition calcext:apply-style-name="Rouge" calcext:value="=2" calcext:base-cell-address="'4 enfants'.C21"/>
          </calcext:conditional-format>
          <calcext:conditional-format calcext:target-range-address="'4 enfants'.D21:'4 enfants'.D21">
            <calcext:condition calcext:apply-style-name="Rouge" calcext:value="=2" calcext:base-cell-address="'4 enfants'.D21"/>
          </calcext:conditional-format>
          <calcext:conditional-format calcext:target-range-address="'4 enfants'.E21:'4 enfants'.E21">
            <calcext:condition calcext:apply-style-name="Rouge" calcext:value="=2" calcext:base-cell-address="'4 enfants'.E21"/>
          </calcext:conditional-format>
          <calcext:conditional-format calcext:target-range-address="'4 enfants'.F21:'4 enfants'.F21">
            <calcext:condition calcext:apply-style-name="Rouge" calcext:value="=2" calcext:base-cell-address="'4 enfants'.F21"/>
          </calcext:conditional-format>
          <calcext:conditional-format calcext:target-range-address="'4 enfants'.G21:'4 enfants'.G21">
            <calcext:condition calcext:apply-style-name="Rouge" calcext:value="=2" calcext:base-cell-address="'4 enfants'.G21"/>
          </calcext:conditional-format>
          <calcext:conditional-format calcext:target-range-address="'4 enfants'.H21:'4 enfants'.H21">
            <calcext:condition calcext:apply-style-name="Rouge" calcext:value="=2" calcext:base-cell-address="'4 enfants'.H21"/>
          </calcext:conditional-format>
          <calcext:conditional-format calcext:target-range-address="'4 enfants'.I21:'4 enfants'.I21">
            <calcext:condition calcext:apply-style-name="Rouge" calcext:value="=2" calcext:base-cell-address="'4 enfants'.I21"/>
          </calcext:conditional-format>
          <calcext:conditional-format calcext:target-range-address="'4 enfants'.J21:'4 enfants'.J21">
            <calcext:condition calcext:apply-style-name="Rouge" calcext:value="=2" calcext:base-cell-address="'4 enfants'.J21"/>
          </calcext:conditional-format>
          <calcext:conditional-format calcext:target-range-address="'4 enfants'.K21:'4 enfants'.K21">
            <calcext:condition calcext:apply-style-name="Rouge" calcext:value="=2" calcext:base-cell-address="'4 enfants'.K21"/>
          </calcext:conditional-format>
          <calcext:conditional-format calcext:target-range-address="'4 enfants'.L21:'4 enfants'.L21">
            <calcext:condition calcext:apply-style-name="Rouge" calcext:value="=2" calcext:base-cell-address="'4 enfants'.L21"/>
          </calcext:conditional-format>
          <calcext:conditional-format calcext:target-range-address="'4 enfants'.M21:'4 enfants'.M21">
            <calcext:condition calcext:apply-style-name="Rouge" calcext:value="=2" calcext:base-cell-address="'4 enfants'.M21"/>
          </calcext:conditional-format>
          <calcext:conditional-format calcext:target-range-address="'4 enfants'.B22:'4 enfants'.B22">
            <calcext:condition calcext:apply-style-name="Rouge" calcext:value="=2" calcext:base-cell-address="'4 enfants'.B22"/>
          </calcext:conditional-format>
          <calcext:conditional-format calcext:target-range-address="'4 enfants'.C22:'4 enfants'.C22">
            <calcext:condition calcext:apply-style-name="Rouge" calcext:value="=2" calcext:base-cell-address="'4 enfants'.C22"/>
          </calcext:conditional-format>
          <calcext:conditional-format calcext:target-range-address="'4 enfants'.D22:'4 enfants'.D22">
            <calcext:condition calcext:apply-style-name="Rouge" calcext:value="=2" calcext:base-cell-address="'4 enfants'.D22"/>
          </calcext:conditional-format>
          <calcext:conditional-format calcext:target-range-address="'4 enfants'.E22:'4 enfants'.E22">
            <calcext:condition calcext:apply-style-name="Rouge" calcext:value="=2" calcext:base-cell-address="'4 enfants'.E22"/>
          </calcext:conditional-format>
          <calcext:conditional-format calcext:target-range-address="'4 enfants'.F22:'4 enfants'.F22">
            <calcext:condition calcext:apply-style-name="Rouge" calcext:value="=2" calcext:base-cell-address="'4 enfants'.F22"/>
          </calcext:conditional-format>
          <calcext:conditional-format calcext:target-range-address="'4 enfants'.G22:'4 enfants'.G22">
            <calcext:condition calcext:apply-style-name="Rouge" calcext:value="=2" calcext:base-cell-address="'4 enfants'.G22"/>
          </calcext:conditional-format>
          <calcext:conditional-format calcext:target-range-address="'4 enfants'.H22:'4 enfants'.H22">
            <calcext:condition calcext:apply-style-name="Rouge" calcext:value="=2" calcext:base-cell-address="'4 enfants'.H22"/>
          </calcext:conditional-format>
          <calcext:conditional-format calcext:target-range-address="'4 enfants'.I22:'4 enfants'.I22">
            <calcext:condition calcext:apply-style-name="Rouge" calcext:value="=2" calcext:base-cell-address="'4 enfants'.I22"/>
          </calcext:conditional-format>
          <calcext:conditional-format calcext:target-range-address="'4 enfants'.J22:'4 enfants'.J22">
            <calcext:condition calcext:apply-style-name="Rouge" calcext:value="=2" calcext:base-cell-address="'4 enfants'.J22"/>
          </calcext:conditional-format>
          <calcext:conditional-format calcext:target-range-address="'4 enfants'.K22:'4 enfants'.K22">
            <calcext:condition calcext:apply-style-name="Rouge" calcext:value="=2" calcext:base-cell-address="'4 enfants'.K22"/>
          </calcext:conditional-format>
          <calcext:conditional-format calcext:target-range-address="'4 enfants'.L22:'4 enfants'.L22">
            <calcext:condition calcext:apply-style-name="Rouge" calcext:value="=2" calcext:base-cell-address="'4 enfants'.L22"/>
          </calcext:conditional-format>
          <calcext:conditional-format calcext:target-range-address="'4 enfants'.M22:'4 enfants'.M22">
            <calcext:condition calcext:apply-style-name="Rouge" calcext:value="=2" calcext:base-cell-address="'4 enfants'.M22"/>
          </calcext:conditional-format>
          <calcext:conditional-format calcext:target-range-address="'4 enfants'.B23:'4 enfants'.B23">
            <calcext:condition calcext:apply-style-name="Rouge" calcext:value="=2" calcext:base-cell-address="'4 enfants'.B23"/>
          </calcext:conditional-format>
          <calcext:conditional-format calcext:target-range-address="'4 enfants'.C23:'4 enfants'.C23">
            <calcext:condition calcext:apply-style-name="Rouge" calcext:value="=2" calcext:base-cell-address="'4 enfants'.C23"/>
          </calcext:conditional-format>
          <calcext:conditional-format calcext:target-range-address="'4 enfants'.D23:'4 enfants'.D23">
            <calcext:condition calcext:apply-style-name="Rouge" calcext:value="=2" calcext:base-cell-address="'4 enfants'.D23"/>
          </calcext:conditional-format>
          <calcext:conditional-format calcext:target-range-address="'4 enfants'.E23:'4 enfants'.E23">
            <calcext:condition calcext:apply-style-name="Rouge" calcext:value="=2" calcext:base-cell-address="'4 enfants'.E23"/>
          </calcext:conditional-format>
          <calcext:conditional-format calcext:target-range-address="'4 enfants'.F23:'4 enfants'.F23">
            <calcext:condition calcext:apply-style-name="Rouge" calcext:value="=2" calcext:base-cell-address="'4 enfants'.F23"/>
          </calcext:conditional-format>
          <calcext:conditional-format calcext:target-range-address="'4 enfants'.G23:'4 enfants'.G23">
            <calcext:condition calcext:apply-style-name="Rouge" calcext:value="=2" calcext:base-cell-address="'4 enfants'.G23"/>
          </calcext:conditional-format>
          <calcext:conditional-format calcext:target-range-address="'4 enfants'.H23:'4 enfants'.H23">
            <calcext:condition calcext:apply-style-name="Rouge" calcext:value="=2" calcext:base-cell-address="'4 enfants'.H23"/>
          </calcext:conditional-format>
          <calcext:conditional-format calcext:target-range-address="'4 enfants'.I23:'4 enfants'.I23">
            <calcext:condition calcext:apply-style-name="Rouge" calcext:value="=2" calcext:base-cell-address="'4 enfants'.I23"/>
          </calcext:conditional-format>
          <calcext:conditional-format calcext:target-range-address="'4 enfants'.J23:'4 enfants'.J23">
            <calcext:condition calcext:apply-style-name="Rouge" calcext:value="=2" calcext:base-cell-address="'4 enfants'.J23"/>
          </calcext:conditional-format>
          <calcext:conditional-format calcext:target-range-address="'4 enfants'.K23:'4 enfants'.K23">
            <calcext:condition calcext:apply-style-name="Rouge" calcext:value="=2" calcext:base-cell-address="'4 enfants'.K23"/>
          </calcext:conditional-format>
          <calcext:conditional-format calcext:target-range-address="'4 enfants'.L23:'4 enfants'.L23">
            <calcext:condition calcext:apply-style-name="Rouge" calcext:value="=2" calcext:base-cell-address="'4 enfants'.L23"/>
          </calcext:conditional-format>
          <calcext:conditional-format calcext:target-range-address="'4 enfants'.M23:'4 enfants'.M23">
            <calcext:condition calcext:apply-style-name="Rouge" calcext:value="=2" calcext:base-cell-address="'4 enfants'.M23"/>
          </calcext:conditional-format>
          <calcext:conditional-format calcext:target-range-address="'4 enfants'.B24:'4 enfants'.B24">
            <calcext:condition calcext:apply-style-name="Rouge" calcext:value="=2" calcext:base-cell-address="'4 enfants'.B24"/>
          </calcext:conditional-format>
          <calcext:conditional-format calcext:target-range-address="'4 enfants'.C24:'4 enfants'.C24">
            <calcext:condition calcext:apply-style-name="Rouge" calcext:value="=2" calcext:base-cell-address="'4 enfants'.C24"/>
          </calcext:conditional-format>
          <calcext:conditional-format calcext:target-range-address="'4 enfants'.D24:'4 enfants'.D24">
            <calcext:condition calcext:apply-style-name="Rouge" calcext:value="=2" calcext:base-cell-address="'4 enfants'.D24"/>
          </calcext:conditional-format>
          <calcext:conditional-format calcext:target-range-address="'4 enfants'.E24:'4 enfants'.E24">
            <calcext:condition calcext:apply-style-name="Rouge" calcext:value="=2" calcext:base-cell-address="'4 enfants'.E24"/>
          </calcext:conditional-format>
          <calcext:conditional-format calcext:target-range-address="'4 enfants'.F24:'4 enfants'.F24">
            <calcext:condition calcext:apply-style-name="Rouge" calcext:value="=2" calcext:base-cell-address="'4 enfants'.F24"/>
          </calcext:conditional-format>
          <calcext:conditional-format calcext:target-range-address="'4 enfants'.G24:'4 enfants'.G24">
            <calcext:condition calcext:apply-style-name="Rouge" calcext:value="=2" calcext:base-cell-address="'4 enfants'.G24"/>
          </calcext:conditional-format>
          <calcext:conditional-format calcext:target-range-address="'4 enfants'.H24:'4 enfants'.H24">
            <calcext:condition calcext:apply-style-name="Rouge" calcext:value="=2" calcext:base-cell-address="'4 enfants'.H24"/>
          </calcext:conditional-format>
          <calcext:conditional-format calcext:target-range-address="'4 enfants'.I24:'4 enfants'.I24">
            <calcext:condition calcext:apply-style-name="Rouge" calcext:value="=2" calcext:base-cell-address="'4 enfants'.I24"/>
          </calcext:conditional-format>
          <calcext:conditional-format calcext:target-range-address="'4 enfants'.J24:'4 enfants'.J24">
            <calcext:condition calcext:apply-style-name="Rouge" calcext:value="=2" calcext:base-cell-address="'4 enfants'.J24"/>
          </calcext:conditional-format>
          <calcext:conditional-format calcext:target-range-address="'4 enfants'.K24:'4 enfants'.K24">
            <calcext:condition calcext:apply-style-name="Rouge" calcext:value="=2" calcext:base-cell-address="'4 enfants'.K24"/>
          </calcext:conditional-format>
          <calcext:conditional-format calcext:target-range-address="'4 enfants'.L24:'4 enfants'.L24">
            <calcext:condition calcext:apply-style-name="Rouge" calcext:value="=2" calcext:base-cell-address="'4 enfants'.L24"/>
          </calcext:conditional-format>
          <calcext:conditional-format calcext:target-range-address="'4 enfants'.M24:'4 enfants'.M24">
            <calcext:condition calcext:apply-style-name="Rouge" calcext:value="=2" calcext:base-cell-address="'4 enfants'.M24"/>
          </calcext:conditional-format>
          <calcext:conditional-format calcext:target-range-address="'4 enfants'.B25:'4 enfants'.B25">
            <calcext:condition calcext:apply-style-name="Rouge" calcext:value="=2" calcext:base-cell-address="'4 enfants'.B25"/>
          </calcext:conditional-format>
          <calcext:conditional-format calcext:target-range-address="'4 enfants'.C25:'4 enfants'.C25">
            <calcext:condition calcext:apply-style-name="Rouge" calcext:value="=2" calcext:base-cell-address="'4 enfants'.C25"/>
          </calcext:conditional-format>
          <calcext:conditional-format calcext:target-range-address="'4 enfants'.D25:'4 enfants'.D25">
            <calcext:condition calcext:apply-style-name="Rouge" calcext:value="=2" calcext:base-cell-address="'4 enfants'.D25"/>
          </calcext:conditional-format>
          <calcext:conditional-format calcext:target-range-address="'4 enfants'.E25:'4 enfants'.E25">
            <calcext:condition calcext:apply-style-name="Rouge" calcext:value="=2" calcext:base-cell-address="'4 enfants'.E25"/>
          </calcext:conditional-format>
          <calcext:conditional-format calcext:target-range-address="'4 enfants'.F25:'4 enfants'.F25">
            <calcext:condition calcext:apply-style-name="Rouge" calcext:value="=2" calcext:base-cell-address="'4 enfants'.F25"/>
          </calcext:conditional-format>
          <calcext:conditional-format calcext:target-range-address="'4 enfants'.G25:'4 enfants'.G25">
            <calcext:condition calcext:apply-style-name="Rouge" calcext:value="=2" calcext:base-cell-address="'4 enfants'.G25"/>
          </calcext:conditional-format>
          <calcext:conditional-format calcext:target-range-address="'4 enfants'.H25:'4 enfants'.H25">
            <calcext:condition calcext:apply-style-name="Rouge" calcext:value="=2" calcext:base-cell-address="'4 enfants'.H25"/>
          </calcext:conditional-format>
          <calcext:conditional-format calcext:target-range-address="'4 enfants'.I25:'4 enfants'.I25">
            <calcext:condition calcext:apply-style-name="Rouge" calcext:value="=2" calcext:base-cell-address="'4 enfants'.I25"/>
          </calcext:conditional-format>
          <calcext:conditional-format calcext:target-range-address="'4 enfants'.J25:'4 enfants'.J25">
            <calcext:condition calcext:apply-style-name="Rouge" calcext:value="=2" calcext:base-cell-address="'4 enfants'.J25"/>
          </calcext:conditional-format>
          <calcext:conditional-format calcext:target-range-address="'4 enfants'.K25:'4 enfants'.K25">
            <calcext:condition calcext:apply-style-name="Rouge" calcext:value="=2" calcext:base-cell-address="'4 enfants'.K25"/>
          </calcext:conditional-format>
          <calcext:conditional-format calcext:target-range-address="'4 enfants'.L25:'4 enfants'.L25">
            <calcext:condition calcext:apply-style-name="Rouge" calcext:value="=2" calcext:base-cell-address="'4 enfants'.L25"/>
          </calcext:conditional-format>
          <calcext:conditional-format calcext:target-range-address="'4 enfants'.M25:'4 enfants'.M25">
            <calcext:condition calcext:apply-style-name="Rouge" calcext:value="=2" calcext:base-cell-address="'4 enfants'.M25"/>
          </calcext:conditional-format>
          <calcext:conditional-format calcext:target-range-address="'4 enfants'.B26:'4 enfants'.B26">
            <calcext:condition calcext:apply-style-name="Rouge" calcext:value="=2" calcext:base-cell-address="'4 enfants'.B26"/>
          </calcext:conditional-format>
          <calcext:conditional-format calcext:target-range-address="'4 enfants'.C26:'4 enfants'.C26">
            <calcext:condition calcext:apply-style-name="Rouge" calcext:value="=2" calcext:base-cell-address="'4 enfants'.C26"/>
          </calcext:conditional-format>
          <calcext:conditional-format calcext:target-range-address="'4 enfants'.D26:'4 enfants'.D26">
            <calcext:condition calcext:apply-style-name="Rouge" calcext:value="=2" calcext:base-cell-address="'4 enfants'.D26"/>
          </calcext:conditional-format>
          <calcext:conditional-format calcext:target-range-address="'4 enfants'.E26:'4 enfants'.E26">
            <calcext:condition calcext:apply-style-name="Rouge" calcext:value="=2" calcext:base-cell-address="'4 enfants'.E26"/>
          </calcext:conditional-format>
          <calcext:conditional-format calcext:target-range-address="'4 enfants'.F26:'4 enfants'.F26">
            <calcext:condition calcext:apply-style-name="Rouge" calcext:value="=2" calcext:base-cell-address="'4 enfants'.F26"/>
          </calcext:conditional-format>
          <calcext:conditional-format calcext:target-range-address="'4 enfants'.G26:'4 enfants'.G26">
            <calcext:condition calcext:apply-style-name="Rouge" calcext:value="=2" calcext:base-cell-address="'4 enfants'.G26"/>
          </calcext:conditional-format>
          <calcext:conditional-format calcext:target-range-address="'4 enfants'.H26:'4 enfants'.H26">
            <calcext:condition calcext:apply-style-name="Rouge" calcext:value="=2" calcext:base-cell-address="'4 enfants'.H26"/>
          </calcext:conditional-format>
          <calcext:conditional-format calcext:target-range-address="'4 enfants'.I26:'4 enfants'.I26">
            <calcext:condition calcext:apply-style-name="Rouge" calcext:value="=2" calcext:base-cell-address="'4 enfants'.I26"/>
          </calcext:conditional-format>
          <calcext:conditional-format calcext:target-range-address="'4 enfants'.J26:'4 enfants'.J26">
            <calcext:condition calcext:apply-style-name="Rouge" calcext:value="=2" calcext:base-cell-address="'4 enfants'.J26"/>
          </calcext:conditional-format>
          <calcext:conditional-format calcext:target-range-address="'4 enfants'.K26:'4 enfants'.K26">
            <calcext:condition calcext:apply-style-name="Rouge" calcext:value="=2" calcext:base-cell-address="'4 enfants'.K26"/>
          </calcext:conditional-format>
          <calcext:conditional-format calcext:target-range-address="'4 enfants'.L26:'4 enfants'.L26">
            <calcext:condition calcext:apply-style-name="Rouge" calcext:value="=2" calcext:base-cell-address="'4 enfants'.L26"/>
          </calcext:conditional-format>
          <calcext:conditional-format calcext:target-range-address="'4 enfants'.M26:'4 enfants'.M26">
            <calcext:condition calcext:apply-style-name="Rouge" calcext:value="=2" calcext:base-cell-address="'4 enfants'.M26"/>
          </calcext:conditional-format>
          <calcext:conditional-format calcext:target-range-address="'4 enfants'.B27:'4 enfants'.B27">
            <calcext:condition calcext:apply-style-name="Rouge" calcext:value="=2" calcext:base-cell-address="'4 enfants'.B27"/>
          </calcext:conditional-format>
          <calcext:conditional-format calcext:target-range-address="'4 enfants'.C27:'4 enfants'.C27">
            <calcext:condition calcext:apply-style-name="Rouge" calcext:value="=2" calcext:base-cell-address="'4 enfants'.C27"/>
          </calcext:conditional-format>
          <calcext:conditional-format calcext:target-range-address="'4 enfants'.D27:'4 enfants'.D27">
            <calcext:condition calcext:apply-style-name="Rouge" calcext:value="=2" calcext:base-cell-address="'4 enfants'.D27"/>
          </calcext:conditional-format>
          <calcext:conditional-format calcext:target-range-address="'4 enfants'.E27:'4 enfants'.E27">
            <calcext:condition calcext:apply-style-name="Rouge" calcext:value="=2" calcext:base-cell-address="'4 enfants'.E27"/>
          </calcext:conditional-format>
          <calcext:conditional-format calcext:target-range-address="'4 enfants'.F27:'4 enfants'.F27">
            <calcext:condition calcext:apply-style-name="Rouge" calcext:value="=2" calcext:base-cell-address="'4 enfants'.F27"/>
          </calcext:conditional-format>
          <calcext:conditional-format calcext:target-range-address="'4 enfants'.G27:'4 enfants'.G27">
            <calcext:condition calcext:apply-style-name="Rouge" calcext:value="=2" calcext:base-cell-address="'4 enfants'.G27"/>
          </calcext:conditional-format>
          <calcext:conditional-format calcext:target-range-address="'4 enfants'.H27:'4 enfants'.H27">
            <calcext:condition calcext:apply-style-name="Rouge" calcext:value="=2" calcext:base-cell-address="'4 enfants'.H27"/>
          </calcext:conditional-format>
          <calcext:conditional-format calcext:target-range-address="'4 enfants'.I27:'4 enfants'.I27">
            <calcext:condition calcext:apply-style-name="Rouge" calcext:value="=2" calcext:base-cell-address="'4 enfants'.I27"/>
          </calcext:conditional-format>
          <calcext:conditional-format calcext:target-range-address="'4 enfants'.J27:'4 enfants'.J27">
            <calcext:condition calcext:apply-style-name="Rouge" calcext:value="=2" calcext:base-cell-address="'4 enfants'.J27"/>
          </calcext:conditional-format>
          <calcext:conditional-format calcext:target-range-address="'4 enfants'.K27:'4 enfants'.K27">
            <calcext:condition calcext:apply-style-name="Rouge" calcext:value="=2" calcext:base-cell-address="'4 enfants'.K27"/>
          </calcext:conditional-format>
          <calcext:conditional-format calcext:target-range-address="'4 enfants'.L27:'4 enfants'.L27">
            <calcext:condition calcext:apply-style-name="Rouge" calcext:value="=2" calcext:base-cell-address="'4 enfants'.L27"/>
          </calcext:conditional-format>
          <calcext:conditional-format calcext:target-range-address="'4 enfants'.M27:'4 enfants'.M27">
            <calcext:condition calcext:apply-style-name="Rouge" calcext:value="=2" calcext:base-cell-address="'4 enfants'.M27"/>
          </calcext:conditional-format>
          <calcext:conditional-format calcext:target-range-address="'4 enfants'.N2:'4 enfants'.N2">
            <calcext:condition calcext:apply-style-name="Rouge" calcext:value="&gt;0" calcext:base-cell-address="'4 enfants'.N2"/>
            <calcext:condition calcext:apply-style-name="Transparent" calcext:value="=1" calcext:base-cell-address="'4 enfants'.N2"/>
          </calcext:conditional-format>
          <calcext:conditional-format calcext:target-range-address="'4 enfants'.N2:'4 enfants'.N2">
            <calcext:condition calcext:apply-style-name="Rouge" calcext:value="&gt;0" calcext:base-cell-address="'4 enfants'.N2"/>
            <calcext:condition calcext:apply-style-name="Vert" calcext:value="&lt;0" calcext:base-cell-address="'4 enfants'.N2"/>
          </calcext:conditional-format>
          <calcext:conditional-format calcext:target-range-address="'4 enfants'.N3:'4 enfants'.N3">
            <calcext:condition calcext:apply-style-name="Rouge" calcext:value="&gt;0" calcext:base-cell-address="'4 enfants'.N3"/>
            <calcext:condition calcext:apply-style-name="Transparent" calcext:value="=1" calcext:base-cell-address="'4 enfants'.N3"/>
          </calcext:conditional-format>
          <calcext:conditional-format calcext:target-range-address="'4 enfants'.N3:'4 enfants'.N3">
            <calcext:condition calcext:apply-style-name="Rouge" calcext:value="&gt;0" calcext:base-cell-address="'4 enfants'.N3"/>
            <calcext:condition calcext:apply-style-name="Vert" calcext:value="&lt;0" calcext:base-cell-address="'4 enfants'.N3"/>
          </calcext:conditional-format>
          <calcext:conditional-format calcext:target-range-address="'4 enfants'.N4:'4 enfants'.N4">
            <calcext:condition calcext:apply-style-name="Rouge" calcext:value="&gt;0" calcext:base-cell-address="'4 enfants'.N4"/>
            <calcext:condition calcext:apply-style-name="Transparent" calcext:value="=1" calcext:base-cell-address="'4 enfants'.N4"/>
          </calcext:conditional-format>
          <calcext:conditional-format calcext:target-range-address="'4 enfants'.N4:'4 enfants'.N4">
            <calcext:condition calcext:apply-style-name="Rouge" calcext:value="&gt;0" calcext:base-cell-address="'4 enfants'.N4"/>
            <calcext:condition calcext:apply-style-name="Vert" calcext:value="&lt;0" calcext:base-cell-address="'4 enfants'.N4"/>
          </calcext:conditional-format>
          <calcext:conditional-format calcext:target-range-address="'4 enfants'.N5:'4 enfants'.N5">
            <calcext:condition calcext:apply-style-name="Rouge" calcext:value="&gt;0" calcext:base-cell-address="'4 enfants'.N5"/>
            <calcext:condition calcext:apply-style-name="Transparent" calcext:value="=1" calcext:base-cell-address="'4 enfants'.N5"/>
          </calcext:conditional-format>
          <calcext:conditional-format calcext:target-range-address="'4 enfants'.N5:'4 enfants'.N5">
            <calcext:condition calcext:apply-style-name="Rouge" calcext:value="&gt;0" calcext:base-cell-address="'4 enfants'.N5"/>
            <calcext:condition calcext:apply-style-name="Vert" calcext:value="&lt;0" calcext:base-cell-address="'4 enfants'.N5"/>
          </calcext:conditional-format>
          <calcext:conditional-format calcext:target-range-address="'4 enfants'.N6:'4 enfants'.N6">
            <calcext:condition calcext:apply-style-name="Rouge" calcext:value="&gt;0" calcext:base-cell-address="'4 enfants'.N6"/>
            <calcext:condition calcext:apply-style-name="Transparent" calcext:value="=1" calcext:base-cell-address="'4 enfants'.N6"/>
          </calcext:conditional-format>
          <calcext:conditional-format calcext:target-range-address="'4 enfants'.N6:'4 enfants'.N6">
            <calcext:condition calcext:apply-style-name="Rouge" calcext:value="&gt;0" calcext:base-cell-address="'4 enfants'.N6"/>
            <calcext:condition calcext:apply-style-name="Vert" calcext:value="&lt;0" calcext:base-cell-address="'4 enfants'.N6"/>
          </calcext:conditional-format>
          <calcext:conditional-format calcext:target-range-address="'4 enfants'.N7:'4 enfants'.N7">
            <calcext:condition calcext:apply-style-name="Rouge" calcext:value="&gt;0" calcext:base-cell-address="'4 enfants'.N7"/>
            <calcext:condition calcext:apply-style-name="Transparent" calcext:value="=1" calcext:base-cell-address="'4 enfants'.N7"/>
          </calcext:conditional-format>
          <calcext:conditional-format calcext:target-range-address="'4 enfants'.N7:'4 enfants'.N7">
            <calcext:condition calcext:apply-style-name="Rouge" calcext:value="&gt;0" calcext:base-cell-address="'4 enfants'.N7"/>
            <calcext:condition calcext:apply-style-name="Vert" calcext:value="&lt;0" calcext:base-cell-address="'4 enfants'.N7"/>
          </calcext:conditional-format>
          <calcext:conditional-format calcext:target-range-address="'4 enfants'.N8:'4 enfants'.N8">
            <calcext:condition calcext:apply-style-name="Rouge" calcext:value="&gt;0" calcext:base-cell-address="'4 enfants'.N8"/>
            <calcext:condition calcext:apply-style-name="Transparent" calcext:value="=1" calcext:base-cell-address="'4 enfants'.N8"/>
          </calcext:conditional-format>
          <calcext:conditional-format calcext:target-range-address="'4 enfants'.N8:'4 enfants'.N8">
            <calcext:condition calcext:apply-style-name="Rouge" calcext:value="&gt;0" calcext:base-cell-address="'4 enfants'.N8"/>
            <calcext:condition calcext:apply-style-name="Vert" calcext:value="&lt;0" calcext:base-cell-address="'4 enfants'.N8"/>
          </calcext:conditional-format>
          <calcext:conditional-format calcext:target-range-address="'4 enfants'.N9:'4 enfants'.N9">
            <calcext:condition calcext:apply-style-name="Rouge" calcext:value="&gt;0" calcext:base-cell-address="'4 enfants'.N9"/>
            <calcext:condition calcext:apply-style-name="Transparent" calcext:value="=1" calcext:base-cell-address="'4 enfants'.N9"/>
          </calcext:conditional-format>
          <calcext:conditional-format calcext:target-range-address="'4 enfants'.N9:'4 enfants'.N9">
            <calcext:condition calcext:apply-style-name="Rouge" calcext:value="&gt;0" calcext:base-cell-address="'4 enfants'.N9"/>
            <calcext:condition calcext:apply-style-name="Vert" calcext:value="&lt;0" calcext:base-cell-address="'4 enfants'.N9"/>
          </calcext:conditional-format>
          <calcext:conditional-format calcext:target-range-address="'4 enfants'.N10:'4 enfants'.N10">
            <calcext:condition calcext:apply-style-name="Rouge" calcext:value="&gt;0" calcext:base-cell-address="'4 enfants'.N10"/>
            <calcext:condition calcext:apply-style-name="Transparent" calcext:value="=1" calcext:base-cell-address="'4 enfants'.N10"/>
          </calcext:conditional-format>
          <calcext:conditional-format calcext:target-range-address="'4 enfants'.N10:'4 enfants'.N10">
            <calcext:condition calcext:apply-style-name="Rouge" calcext:value="&gt;0" calcext:base-cell-address="'4 enfants'.N10"/>
            <calcext:condition calcext:apply-style-name="Vert" calcext:value="&lt;0" calcext:base-cell-address="'4 enfants'.N10"/>
          </calcext:conditional-format>
          <calcext:conditional-format calcext:target-range-address="'4 enfants'.N11:'4 enfants'.N11">
            <calcext:condition calcext:apply-style-name="Rouge" calcext:value="&gt;0" calcext:base-cell-address="'4 enfants'.N11"/>
            <calcext:condition calcext:apply-style-name="Transparent" calcext:value="=1" calcext:base-cell-address="'4 enfants'.N11"/>
          </calcext:conditional-format>
          <calcext:conditional-format calcext:target-range-address="'4 enfants'.N11:'4 enfants'.N11">
            <calcext:condition calcext:apply-style-name="Rouge" calcext:value="&gt;0" calcext:base-cell-address="'4 enfants'.N11"/>
            <calcext:condition calcext:apply-style-name="Vert" calcext:value="&lt;0" calcext:base-cell-address="'4 enfants'.N11"/>
          </calcext:conditional-format>
          <calcext:conditional-format calcext:target-range-address="'4 enfants'.N12:'4 enfants'.N12">
            <calcext:condition calcext:apply-style-name="Rouge" calcext:value="&gt;0" calcext:base-cell-address="'4 enfants'.N12"/>
            <calcext:condition calcext:apply-style-name="Transparent" calcext:value="=1" calcext:base-cell-address="'4 enfants'.N12"/>
          </calcext:conditional-format>
          <calcext:conditional-format calcext:target-range-address="'4 enfants'.N12:'4 enfants'.N12">
            <calcext:condition calcext:apply-style-name="Rouge" calcext:value="&gt;0" calcext:base-cell-address="'4 enfants'.N12"/>
            <calcext:condition calcext:apply-style-name="Vert" calcext:value="&lt;0" calcext:base-cell-address="'4 enfants'.N12"/>
          </calcext:conditional-format>
          <calcext:conditional-format calcext:target-range-address="'4 enfants'.N13:'4 enfants'.N13">
            <calcext:condition calcext:apply-style-name="Rouge" calcext:value="&gt;0" calcext:base-cell-address="'4 enfants'.N13"/>
            <calcext:condition calcext:apply-style-name="Transparent" calcext:value="=1" calcext:base-cell-address="'4 enfants'.N13"/>
          </calcext:conditional-format>
          <calcext:conditional-format calcext:target-range-address="'4 enfants'.N13:'4 enfants'.N13">
            <calcext:condition calcext:apply-style-name="Rouge" calcext:value="&gt;0" calcext:base-cell-address="'4 enfants'.N13"/>
            <calcext:condition calcext:apply-style-name="Vert" calcext:value="&lt;0" calcext:base-cell-address="'4 enfants'.N13"/>
          </calcext:conditional-format>
          <calcext:conditional-format calcext:target-range-address="'4 enfants'.B14:'4 enfants'.B14">
            <calcext:condition calcext:apply-style-name="Rouge" calcext:value="&gt;0" calcext:base-cell-address="'4 enfants'.B14"/>
            <calcext:condition calcext:apply-style-name="Transparent" calcext:value="=1" calcext:base-cell-address="'4 enfants'.B14"/>
          </calcext:conditional-format>
          <calcext:conditional-format calcext:target-range-address="'4 enfants'.B14:'4 enfants'.B14">
            <calcext:condition calcext:apply-style-name="Rouge" calcext:value="&gt;0" calcext:base-cell-address="'4 enfants'.B14"/>
            <calcext:condition calcext:apply-style-name="Vert" calcext:value="&lt;0" calcext:base-cell-address="'4 enfants'.B14"/>
          </calcext:conditional-format>
          <calcext:conditional-format calcext:target-range-address="'4 enfants'.C14:'4 enfants'.C14">
            <calcext:condition calcext:apply-style-name="Rouge" calcext:value="&gt;0" calcext:base-cell-address="'4 enfants'.C14"/>
            <calcext:condition calcext:apply-style-name="Transparent" calcext:value="=1" calcext:base-cell-address="'4 enfants'.C14"/>
          </calcext:conditional-format>
          <calcext:conditional-format calcext:target-range-address="'4 enfants'.C14:'4 enfants'.C14">
            <calcext:condition calcext:apply-style-name="Rouge" calcext:value="&gt;0" calcext:base-cell-address="'4 enfants'.C14"/>
            <calcext:condition calcext:apply-style-name="Vert" calcext:value="&lt;0" calcext:base-cell-address="'4 enfants'.C14"/>
          </calcext:conditional-format>
          <calcext:conditional-format calcext:target-range-address="'4 enfants'.D14:'4 enfants'.D14">
            <calcext:condition calcext:apply-style-name="Rouge" calcext:value="&gt;0" calcext:base-cell-address="'4 enfants'.D14"/>
            <calcext:condition calcext:apply-style-name="Transparent" calcext:value="=1" calcext:base-cell-address="'4 enfants'.D14"/>
          </calcext:conditional-format>
          <calcext:conditional-format calcext:target-range-address="'4 enfants'.D14:'4 enfants'.D14">
            <calcext:condition calcext:apply-style-name="Rouge" calcext:value="&gt;0" calcext:base-cell-address="'4 enfants'.D14"/>
            <calcext:condition calcext:apply-style-name="Vert" calcext:value="&lt;0" calcext:base-cell-address="'4 enfants'.D14"/>
          </calcext:conditional-format>
          <calcext:conditional-format calcext:target-range-address="'4 enfants'.E14:'4 enfants'.E14">
            <calcext:condition calcext:apply-style-name="Rouge" calcext:value="&gt;0" calcext:base-cell-address="'4 enfants'.E14"/>
            <calcext:condition calcext:apply-style-name="Transparent" calcext:value="=1" calcext:base-cell-address="'4 enfants'.E14"/>
          </calcext:conditional-format>
          <calcext:conditional-format calcext:target-range-address="'4 enfants'.E14:'4 enfants'.E14">
            <calcext:condition calcext:apply-style-name="Rouge" calcext:value="&gt;0" calcext:base-cell-address="'4 enfants'.E14"/>
            <calcext:condition calcext:apply-style-name="Vert" calcext:value="&lt;0" calcext:base-cell-address="'4 enfants'.E14"/>
          </calcext:conditional-format>
          <calcext:conditional-format calcext:target-range-address="'4 enfants'.F14:'4 enfants'.F14">
            <calcext:condition calcext:apply-style-name="Rouge" calcext:value="&gt;0" calcext:base-cell-address="'4 enfants'.F14"/>
            <calcext:condition calcext:apply-style-name="Transparent" calcext:value="=1" calcext:base-cell-address="'4 enfants'.F14"/>
          </calcext:conditional-format>
          <calcext:conditional-format calcext:target-range-address="'4 enfants'.F14:'4 enfants'.F14">
            <calcext:condition calcext:apply-style-name="Rouge" calcext:value="&gt;0" calcext:base-cell-address="'4 enfants'.F14"/>
            <calcext:condition calcext:apply-style-name="Vert" calcext:value="&lt;0" calcext:base-cell-address="'4 enfants'.F14"/>
          </calcext:conditional-format>
          <calcext:conditional-format calcext:target-range-address="'4 enfants'.G14:'4 enfants'.G14">
            <calcext:condition calcext:apply-style-name="Rouge" calcext:value="&gt;0" calcext:base-cell-address="'4 enfants'.G14"/>
            <calcext:condition calcext:apply-style-name="Transparent" calcext:value="=1" calcext:base-cell-address="'4 enfants'.G14"/>
          </calcext:conditional-format>
          <calcext:conditional-format calcext:target-range-address="'4 enfants'.G14:'4 enfants'.G14">
            <calcext:condition calcext:apply-style-name="Rouge" calcext:value="&gt;0" calcext:base-cell-address="'4 enfants'.G14"/>
            <calcext:condition calcext:apply-style-name="Vert" calcext:value="&lt;0" calcext:base-cell-address="'4 enfants'.G14"/>
          </calcext:conditional-format>
          <calcext:conditional-format calcext:target-range-address="'4 enfants'.H14:'4 enfants'.H14">
            <calcext:condition calcext:apply-style-name="Rouge" calcext:value="&gt;0" calcext:base-cell-address="'4 enfants'.H14"/>
            <calcext:condition calcext:apply-style-name="Transparent" calcext:value="=1" calcext:base-cell-address="'4 enfants'.H14"/>
          </calcext:conditional-format>
          <calcext:conditional-format calcext:target-range-address="'4 enfants'.H14:'4 enfants'.H14">
            <calcext:condition calcext:apply-style-name="Rouge" calcext:value="&gt;0" calcext:base-cell-address="'4 enfants'.H14"/>
            <calcext:condition calcext:apply-style-name="Vert" calcext:value="&lt;0" calcext:base-cell-address="'4 enfants'.H14"/>
          </calcext:conditional-format>
          <calcext:conditional-format calcext:target-range-address="'4 enfants'.I14:'4 enfants'.I14">
            <calcext:condition calcext:apply-style-name="Rouge" calcext:value="&gt;0" calcext:base-cell-address="'4 enfants'.I14"/>
            <calcext:condition calcext:apply-style-name="Transparent" calcext:value="=1" calcext:base-cell-address="'4 enfants'.I14"/>
          </calcext:conditional-format>
          <calcext:conditional-format calcext:target-range-address="'4 enfants'.I14:'4 enfants'.I14">
            <calcext:condition calcext:apply-style-name="Rouge" calcext:value="&gt;0" calcext:base-cell-address="'4 enfants'.I14"/>
            <calcext:condition calcext:apply-style-name="Vert" calcext:value="&lt;0" calcext:base-cell-address="'4 enfants'.I14"/>
          </calcext:conditional-format>
          <calcext:conditional-format calcext:target-range-address="'4 enfants'.J14:'4 enfants'.J14">
            <calcext:condition calcext:apply-style-name="Rouge" calcext:value="&gt;0" calcext:base-cell-address="'4 enfants'.J14"/>
            <calcext:condition calcext:apply-style-name="Transparent" calcext:value="=1" calcext:base-cell-address="'4 enfants'.J14"/>
          </calcext:conditional-format>
          <calcext:conditional-format calcext:target-range-address="'4 enfants'.J14:'4 enfants'.J14">
            <calcext:condition calcext:apply-style-name="Rouge" calcext:value="&gt;0" calcext:base-cell-address="'4 enfants'.J14"/>
            <calcext:condition calcext:apply-style-name="Vert" calcext:value="&lt;0" calcext:base-cell-address="'4 enfants'.J14"/>
          </calcext:conditional-format>
          <calcext:conditional-format calcext:target-range-address="'4 enfants'.K14:'4 enfants'.K14">
            <calcext:condition calcext:apply-style-name="Rouge" calcext:value="&gt;0" calcext:base-cell-address="'4 enfants'.K14"/>
            <calcext:condition calcext:apply-style-name="Transparent" calcext:value="=1" calcext:base-cell-address="'4 enfants'.K14"/>
          </calcext:conditional-format>
          <calcext:conditional-format calcext:target-range-address="'4 enfants'.K14:'4 enfants'.K14">
            <calcext:condition calcext:apply-style-name="Rouge" calcext:value="&gt;0" calcext:base-cell-address="'4 enfants'.K14"/>
            <calcext:condition calcext:apply-style-name="Vert" calcext:value="&lt;0" calcext:base-cell-address="'4 enfants'.K14"/>
          </calcext:conditional-format>
          <calcext:conditional-format calcext:target-range-address="'4 enfants'.L14:'4 enfants'.L14">
            <calcext:condition calcext:apply-style-name="Rouge" calcext:value="&gt;0" calcext:base-cell-address="'4 enfants'.L14"/>
            <calcext:condition calcext:apply-style-name="Transparent" calcext:value="=1" calcext:base-cell-address="'4 enfants'.L14"/>
          </calcext:conditional-format>
          <calcext:conditional-format calcext:target-range-address="'4 enfants'.L14:'4 enfants'.L14">
            <calcext:condition calcext:apply-style-name="Rouge" calcext:value="&gt;0" calcext:base-cell-address="'4 enfants'.L14"/>
            <calcext:condition calcext:apply-style-name="Vert" calcext:value="&lt;0" calcext:base-cell-address="'4 enfants'.L14"/>
          </calcext:conditional-format>
          <calcext:conditional-format calcext:target-range-address="'4 enfants'.M14:'4 enfants'.M14">
            <calcext:condition calcext:apply-style-name="Rouge" calcext:value="&gt;0" calcext:base-cell-address="'4 enfants'.M14"/>
            <calcext:condition calcext:apply-style-name="Transparent" calcext:value="=1" calcext:base-cell-address="'4 enfants'.M14"/>
          </calcext:conditional-format>
          <calcext:conditional-format calcext:target-range-address="'4 enfants'.M14:'4 enfants'.M14">
            <calcext:condition calcext:apply-style-name="Rouge" calcext:value="&gt;0" calcext:base-cell-address="'4 enfants'.M14"/>
            <calcext:condition calcext:apply-style-name="Vert" calcext:value="&lt;0" calcext:base-cell-address="'4 enfants'.M14"/>
          </calcext:conditional-format>
          <calcext:conditional-format calcext:target-range-address="'4 enfants'.N14:'4 enfants'.N14">
            <calcext:condition calcext:apply-style-name="Rouge" calcext:value="&gt;0" calcext:base-cell-address="'4 enfants'.N14"/>
            <calcext:condition calcext:apply-style-name="Transparent" calcext:value="=1" calcext:base-cell-address="'4 enfants'.N14"/>
          </calcext:conditional-format>
          <calcext:conditional-format calcext:target-range-address="'4 enfants'.N14:'4 enfants'.N14">
            <calcext:condition calcext:apply-style-name="Rouge" calcext:value="&gt;0" calcext:base-cell-address="'4 enfants'.N14"/>
            <calcext:condition calcext:apply-style-name="Vert" calcext:value="&lt;0" calcext:base-cell-address="'4 enfants'.N14"/>
          </calcext:conditional-format>
          <calcext:conditional-format calcext:target-range-address="'4 enfants'.B2:'4 enfants'.B2">
            <calcext:condition calcext:apply-style-name="Rouge" calcext:value="&gt;0" calcext:base-cell-address="'4 enfants'.B2"/>
            <calcext:condition calcext:apply-style-name="Transparent" calcext:value="=1" calcext:base-cell-address="'4 enfants'.B2"/>
          </calcext:conditional-format>
          <calcext:conditional-format calcext:target-range-address="'4 enfants'.B2:'4 enfants'.B2">
            <calcext:condition calcext:apply-style-name="Rouge" calcext:value="&gt;0" calcext:base-cell-address="'4 enfants'.B2"/>
            <calcext:condition calcext:apply-style-name="Vert" calcext:value="&lt;0" calcext:base-cell-address="'4 enfants'.B2"/>
          </calcext:conditional-format>
          <calcext:conditional-format calcext:target-range-address="'4 enfants'.C2:'4 enfants'.C2">
            <calcext:condition calcext:apply-style-name="Rouge" calcext:value="&gt;0" calcext:base-cell-address="'4 enfants'.C2"/>
            <calcext:condition calcext:apply-style-name="Transparent" calcext:value="=1" calcext:base-cell-address="'4 enfants'.C2"/>
          </calcext:conditional-format>
          <calcext:conditional-format calcext:target-range-address="'4 enfants'.C2:'4 enfants'.C2">
            <calcext:condition calcext:apply-style-name="Rouge" calcext:value="&gt;0" calcext:base-cell-address="'4 enfants'.C2"/>
            <calcext:condition calcext:apply-style-name="Vert" calcext:value="&lt;0" calcext:base-cell-address="'4 enfants'.C2"/>
          </calcext:conditional-format>
          <calcext:conditional-format calcext:target-range-address="'4 enfants'.D2:'4 enfants'.D2">
            <calcext:condition calcext:apply-style-name="Rouge" calcext:value="&gt;0" calcext:base-cell-address="'4 enfants'.D2"/>
            <calcext:condition calcext:apply-style-name="Transparent" calcext:value="=1" calcext:base-cell-address="'4 enfants'.D2"/>
          </calcext:conditional-format>
          <calcext:conditional-format calcext:target-range-address="'4 enfants'.D2:'4 enfants'.D2">
            <calcext:condition calcext:apply-style-name="Rouge" calcext:value="&gt;0" calcext:base-cell-address="'4 enfants'.D2"/>
            <calcext:condition calcext:apply-style-name="Vert" calcext:value="&lt;0" calcext:base-cell-address="'4 enfants'.D2"/>
          </calcext:conditional-format>
          <calcext:conditional-format calcext:target-range-address="'4 enfants'.E2:'4 enfants'.E2">
            <calcext:condition calcext:apply-style-name="Rouge" calcext:value="&gt;0" calcext:base-cell-address="'4 enfants'.E2"/>
            <calcext:condition calcext:apply-style-name="Transparent" calcext:value="=1" calcext:base-cell-address="'4 enfants'.E2"/>
          </calcext:conditional-format>
          <calcext:conditional-format calcext:target-range-address="'4 enfants'.E2:'4 enfants'.E2">
            <calcext:condition calcext:apply-style-name="Rouge" calcext:value="&gt;0" calcext:base-cell-address="'4 enfants'.E2"/>
            <calcext:condition calcext:apply-style-name="Vert" calcext:value="&lt;0" calcext:base-cell-address="'4 enfants'.E2"/>
          </calcext:conditional-format>
          <calcext:conditional-format calcext:target-range-address="'4 enfants'.F2:'4 enfants'.F2">
            <calcext:condition calcext:apply-style-name="Rouge" calcext:value="&gt;0" calcext:base-cell-address="'4 enfants'.F2"/>
            <calcext:condition calcext:apply-style-name="Transparent" calcext:value="=1" calcext:base-cell-address="'4 enfants'.F2"/>
          </calcext:conditional-format>
          <calcext:conditional-format calcext:target-range-address="'4 enfants'.F2:'4 enfants'.F2">
            <calcext:condition calcext:apply-style-name="Rouge" calcext:value="&gt;0" calcext:base-cell-address="'4 enfants'.F2"/>
            <calcext:condition calcext:apply-style-name="Vert" calcext:value="&lt;0" calcext:base-cell-address="'4 enfants'.F2"/>
          </calcext:conditional-format>
          <calcext:conditional-format calcext:target-range-address="'4 enfants'.G2:'4 enfants'.G2">
            <calcext:condition calcext:apply-style-name="Rouge" calcext:value="&gt;0" calcext:base-cell-address="'4 enfants'.G2"/>
            <calcext:condition calcext:apply-style-name="Transparent" calcext:value="=1" calcext:base-cell-address="'4 enfants'.G2"/>
          </calcext:conditional-format>
          <calcext:conditional-format calcext:target-range-address="'4 enfants'.G2:'4 enfants'.G2">
            <calcext:condition calcext:apply-style-name="Rouge" calcext:value="&gt;0" calcext:base-cell-address="'4 enfants'.G2"/>
            <calcext:condition calcext:apply-style-name="Vert" calcext:value="&lt;0" calcext:base-cell-address="'4 enfants'.G2"/>
          </calcext:conditional-format>
          <calcext:conditional-format calcext:target-range-address="'4 enfants'.H2:'4 enfants'.H2">
            <calcext:condition calcext:apply-style-name="Rouge" calcext:value="&gt;0" calcext:base-cell-address="'4 enfants'.H2"/>
            <calcext:condition calcext:apply-style-name="Transparent" calcext:value="=1" calcext:base-cell-address="'4 enfants'.H2"/>
          </calcext:conditional-format>
          <calcext:conditional-format calcext:target-range-address="'4 enfants'.H2:'4 enfants'.H2">
            <calcext:condition calcext:apply-style-name="Rouge" calcext:value="&gt;0" calcext:base-cell-address="'4 enfants'.H2"/>
            <calcext:condition calcext:apply-style-name="Vert" calcext:value="&lt;0" calcext:base-cell-address="'4 enfants'.H2"/>
          </calcext:conditional-format>
          <calcext:conditional-format calcext:target-range-address="'4 enfants'.I2:'4 enfants'.I2">
            <calcext:condition calcext:apply-style-name="Rouge" calcext:value="&gt;0" calcext:base-cell-address="'4 enfants'.I2"/>
            <calcext:condition calcext:apply-style-name="Transparent" calcext:value="=1" calcext:base-cell-address="'4 enfants'.I2"/>
          </calcext:conditional-format>
          <calcext:conditional-format calcext:target-range-address="'4 enfants'.I2:'4 enfants'.I2">
            <calcext:condition calcext:apply-style-name="Rouge" calcext:value="&gt;0" calcext:base-cell-address="'4 enfants'.I2"/>
            <calcext:condition calcext:apply-style-name="Vert" calcext:value="&lt;0" calcext:base-cell-address="'4 enfants'.I2"/>
          </calcext:conditional-format>
          <calcext:conditional-format calcext:target-range-address="'4 enfants'.J2:'4 enfants'.J2">
            <calcext:condition calcext:apply-style-name="Rouge" calcext:value="&gt;0" calcext:base-cell-address="'4 enfants'.J2"/>
            <calcext:condition calcext:apply-style-name="Transparent" calcext:value="=1" calcext:base-cell-address="'4 enfants'.J2"/>
          </calcext:conditional-format>
          <calcext:conditional-format calcext:target-range-address="'4 enfants'.J2:'4 enfants'.J2">
            <calcext:condition calcext:apply-style-name="Rouge" calcext:value="&gt;0" calcext:base-cell-address="'4 enfants'.J2"/>
            <calcext:condition calcext:apply-style-name="Vert" calcext:value="&lt;0" calcext:base-cell-address="'4 enfants'.J2"/>
          </calcext:conditional-format>
          <calcext:conditional-format calcext:target-range-address="'4 enfants'.K2:'4 enfants'.K2">
            <calcext:condition calcext:apply-style-name="Rouge" calcext:value="&gt;0" calcext:base-cell-address="'4 enfants'.K2"/>
            <calcext:condition calcext:apply-style-name="Transparent" calcext:value="=1" calcext:base-cell-address="'4 enfants'.K2"/>
          </calcext:conditional-format>
          <calcext:conditional-format calcext:target-range-address="'4 enfants'.K2:'4 enfants'.K2">
            <calcext:condition calcext:apply-style-name="Rouge" calcext:value="&gt;0" calcext:base-cell-address="'4 enfants'.K2"/>
            <calcext:condition calcext:apply-style-name="Vert" calcext:value="&lt;0" calcext:base-cell-address="'4 enfants'.K2"/>
          </calcext:conditional-format>
          <calcext:conditional-format calcext:target-range-address="'4 enfants'.L2:'4 enfants'.L2">
            <calcext:condition calcext:apply-style-name="Rouge" calcext:value="&gt;0" calcext:base-cell-address="'4 enfants'.L2"/>
            <calcext:condition calcext:apply-style-name="Transparent" calcext:value="=1" calcext:base-cell-address="'4 enfants'.L2"/>
          </calcext:conditional-format>
          <calcext:conditional-format calcext:target-range-address="'4 enfants'.L2:'4 enfants'.L2">
            <calcext:condition calcext:apply-style-name="Rouge" calcext:value="&gt;0" calcext:base-cell-address="'4 enfants'.L2"/>
            <calcext:condition calcext:apply-style-name="Vert" calcext:value="&lt;0" calcext:base-cell-address="'4 enfants'.L2"/>
          </calcext:conditional-format>
          <calcext:conditional-format calcext:target-range-address="'4 enfants'.M2:'4 enfants'.M2">
            <calcext:condition calcext:apply-style-name="Rouge" calcext:value="&gt;0" calcext:base-cell-address="'4 enfants'.M2"/>
            <calcext:condition calcext:apply-style-name="Transparent" calcext:value="=1" calcext:base-cell-address="'4 enfants'.M2"/>
          </calcext:conditional-format>
          <calcext:conditional-format calcext:target-range-address="'4 enfants'.M2:'4 enfants'.M2">
            <calcext:condition calcext:apply-style-name="Rouge" calcext:value="&gt;0" calcext:base-cell-address="'4 enfants'.M2"/>
            <calcext:condition calcext:apply-style-name="Vert" calcext:value="&lt;0" calcext:base-cell-address="'4 enfants'.M2"/>
          </calcext:conditional-format>
          <calcext:conditional-format calcext:target-range-address="'4 enfants'.B3:'4 enfants'.B3">
            <calcext:condition calcext:apply-style-name="Rouge" calcext:value="&gt;0" calcext:base-cell-address="'4 enfants'.B3"/>
            <calcext:condition calcext:apply-style-name="Transparent" calcext:value="=1" calcext:base-cell-address="'4 enfants'.B3"/>
          </calcext:conditional-format>
          <calcext:conditional-format calcext:target-range-address="'4 enfants'.B3:'4 enfants'.B3">
            <calcext:condition calcext:apply-style-name="Rouge" calcext:value="&gt;0" calcext:base-cell-address="'4 enfants'.B3"/>
            <calcext:condition calcext:apply-style-name="Vert" calcext:value="&lt;0" calcext:base-cell-address="'4 enfants'.B3"/>
          </calcext:conditional-format>
          <calcext:conditional-format calcext:target-range-address="'4 enfants'.C3:'4 enfants'.C3">
            <calcext:condition calcext:apply-style-name="Rouge" calcext:value="&gt;0" calcext:base-cell-address="'4 enfants'.C3"/>
            <calcext:condition calcext:apply-style-name="Transparent" calcext:value="=1" calcext:base-cell-address="'4 enfants'.C3"/>
          </calcext:conditional-format>
          <calcext:conditional-format calcext:target-range-address="'4 enfants'.C3:'4 enfants'.C3">
            <calcext:condition calcext:apply-style-name="Rouge" calcext:value="&gt;0" calcext:base-cell-address="'4 enfants'.C3"/>
            <calcext:condition calcext:apply-style-name="Vert" calcext:value="&lt;0" calcext:base-cell-address="'4 enfants'.C3"/>
          </calcext:conditional-format>
          <calcext:conditional-format calcext:target-range-address="'4 enfants'.D3:'4 enfants'.D3">
            <calcext:condition calcext:apply-style-name="Rouge" calcext:value="&gt;0" calcext:base-cell-address="'4 enfants'.D3"/>
            <calcext:condition calcext:apply-style-name="Transparent" calcext:value="=1" calcext:base-cell-address="'4 enfants'.D3"/>
          </calcext:conditional-format>
          <calcext:conditional-format calcext:target-range-address="'4 enfants'.D3:'4 enfants'.D3">
            <calcext:condition calcext:apply-style-name="Rouge" calcext:value="&gt;0" calcext:base-cell-address="'4 enfants'.D3"/>
            <calcext:condition calcext:apply-style-name="Vert" calcext:value="&lt;0" calcext:base-cell-address="'4 enfants'.D3"/>
          </calcext:conditional-format>
          <calcext:conditional-format calcext:target-range-address="'4 enfants'.E3:'4 enfants'.E3">
            <calcext:condition calcext:apply-style-name="Rouge" calcext:value="&gt;0" calcext:base-cell-address="'4 enfants'.E3"/>
            <calcext:condition calcext:apply-style-name="Transparent" calcext:value="=1" calcext:base-cell-address="'4 enfants'.E3"/>
          </calcext:conditional-format>
          <calcext:conditional-format calcext:target-range-address="'4 enfants'.E3:'4 enfants'.E3">
            <calcext:condition calcext:apply-style-name="Rouge" calcext:value="&gt;0" calcext:base-cell-address="'4 enfants'.E3"/>
            <calcext:condition calcext:apply-style-name="Vert" calcext:value="&lt;0" calcext:base-cell-address="'4 enfants'.E3"/>
          </calcext:conditional-format>
          <calcext:conditional-format calcext:target-range-address="'4 enfants'.F3:'4 enfants'.F3">
            <calcext:condition calcext:apply-style-name="Rouge" calcext:value="&gt;0" calcext:base-cell-address="'4 enfants'.F3"/>
            <calcext:condition calcext:apply-style-name="Transparent" calcext:value="=1" calcext:base-cell-address="'4 enfants'.F3"/>
          </calcext:conditional-format>
          <calcext:conditional-format calcext:target-range-address="'4 enfants'.F3:'4 enfants'.F3">
            <calcext:condition calcext:apply-style-name="Rouge" calcext:value="&gt;0" calcext:base-cell-address="'4 enfants'.F3"/>
            <calcext:condition calcext:apply-style-name="Vert" calcext:value="&lt;0" calcext:base-cell-address="'4 enfants'.F3"/>
          </calcext:conditional-format>
          <calcext:conditional-format calcext:target-range-address="'4 enfants'.G3:'4 enfants'.G3">
            <calcext:condition calcext:apply-style-name="Rouge" calcext:value="&gt;0" calcext:base-cell-address="'4 enfants'.G3"/>
            <calcext:condition calcext:apply-style-name="Transparent" calcext:value="=1" calcext:base-cell-address="'4 enfants'.G3"/>
          </calcext:conditional-format>
          <calcext:conditional-format calcext:target-range-address="'4 enfants'.G3:'4 enfants'.G3">
            <calcext:condition calcext:apply-style-name="Rouge" calcext:value="&gt;0" calcext:base-cell-address="'4 enfants'.G3"/>
            <calcext:condition calcext:apply-style-name="Vert" calcext:value="&lt;0" calcext:base-cell-address="'4 enfants'.G3"/>
          </calcext:conditional-format>
          <calcext:conditional-format calcext:target-range-address="'4 enfants'.H3:'4 enfants'.H3">
            <calcext:condition calcext:apply-style-name="Rouge" calcext:value="&gt;0" calcext:base-cell-address="'4 enfants'.H3"/>
            <calcext:condition calcext:apply-style-name="Transparent" calcext:value="=1" calcext:base-cell-address="'4 enfants'.H3"/>
          </calcext:conditional-format>
          <calcext:conditional-format calcext:target-range-address="'4 enfants'.H3:'4 enfants'.H3">
            <calcext:condition calcext:apply-style-name="Rouge" calcext:value="&gt;0" calcext:base-cell-address="'4 enfants'.H3"/>
            <calcext:condition calcext:apply-style-name="Vert" calcext:value="&lt;0" calcext:base-cell-address="'4 enfants'.H3"/>
          </calcext:conditional-format>
          <calcext:conditional-format calcext:target-range-address="'4 enfants'.I3:'4 enfants'.I3">
            <calcext:condition calcext:apply-style-name="Rouge" calcext:value="&gt;0" calcext:base-cell-address="'4 enfants'.I3"/>
            <calcext:condition calcext:apply-style-name="Transparent" calcext:value="=1" calcext:base-cell-address="'4 enfants'.I3"/>
          </calcext:conditional-format>
          <calcext:conditional-format calcext:target-range-address="'4 enfants'.I3:'4 enfants'.I3">
            <calcext:condition calcext:apply-style-name="Rouge" calcext:value="&gt;0" calcext:base-cell-address="'4 enfants'.I3"/>
            <calcext:condition calcext:apply-style-name="Vert" calcext:value="&lt;0" calcext:base-cell-address="'4 enfants'.I3"/>
          </calcext:conditional-format>
          <calcext:conditional-format calcext:target-range-address="'4 enfants'.J3:'4 enfants'.J3">
            <calcext:condition calcext:apply-style-name="Rouge" calcext:value="&gt;0" calcext:base-cell-address="'4 enfants'.J3"/>
            <calcext:condition calcext:apply-style-name="Transparent" calcext:value="=1" calcext:base-cell-address="'4 enfants'.J3"/>
          </calcext:conditional-format>
          <calcext:conditional-format calcext:target-range-address="'4 enfants'.J3:'4 enfants'.J3">
            <calcext:condition calcext:apply-style-name="Rouge" calcext:value="&gt;0" calcext:base-cell-address="'4 enfants'.J3"/>
            <calcext:condition calcext:apply-style-name="Vert" calcext:value="&lt;0" calcext:base-cell-address="'4 enfants'.J3"/>
          </calcext:conditional-format>
          <calcext:conditional-format calcext:target-range-address="'4 enfants'.K3:'4 enfants'.K3">
            <calcext:condition calcext:apply-style-name="Rouge" calcext:value="&gt;0" calcext:base-cell-address="'4 enfants'.K3"/>
            <calcext:condition calcext:apply-style-name="Transparent" calcext:value="=1" calcext:base-cell-address="'4 enfants'.K3"/>
          </calcext:conditional-format>
          <calcext:conditional-format calcext:target-range-address="'4 enfants'.K3:'4 enfants'.K3">
            <calcext:condition calcext:apply-style-name="Rouge" calcext:value="&gt;0" calcext:base-cell-address="'4 enfants'.K3"/>
            <calcext:condition calcext:apply-style-name="Vert" calcext:value="&lt;0" calcext:base-cell-address="'4 enfants'.K3"/>
          </calcext:conditional-format>
          <calcext:conditional-format calcext:target-range-address="'4 enfants'.L3:'4 enfants'.L3">
            <calcext:condition calcext:apply-style-name="Rouge" calcext:value="&gt;0" calcext:base-cell-address="'4 enfants'.L3"/>
            <calcext:condition calcext:apply-style-name="Transparent" calcext:value="=1" calcext:base-cell-address="'4 enfants'.L3"/>
          </calcext:conditional-format>
          <calcext:conditional-format calcext:target-range-address="'4 enfants'.L3:'4 enfants'.L3">
            <calcext:condition calcext:apply-style-name="Rouge" calcext:value="&gt;0" calcext:base-cell-address="'4 enfants'.L3"/>
            <calcext:condition calcext:apply-style-name="Vert" calcext:value="&lt;0" calcext:base-cell-address="'4 enfants'.L3"/>
          </calcext:conditional-format>
          <calcext:conditional-format calcext:target-range-address="'4 enfants'.M3:'4 enfants'.M3">
            <calcext:condition calcext:apply-style-name="Rouge" calcext:value="&gt;0" calcext:base-cell-address="'4 enfants'.M3"/>
            <calcext:condition calcext:apply-style-name="Transparent" calcext:value="=1" calcext:base-cell-address="'4 enfants'.M3"/>
          </calcext:conditional-format>
          <calcext:conditional-format calcext:target-range-address="'4 enfants'.M3:'4 enfants'.M3">
            <calcext:condition calcext:apply-style-name="Rouge" calcext:value="&gt;0" calcext:base-cell-address="'4 enfants'.M3"/>
            <calcext:condition calcext:apply-style-name="Vert" calcext:value="&lt;0" calcext:base-cell-address="'4 enfants'.M3"/>
          </calcext:conditional-format>
          <calcext:conditional-format calcext:target-range-address="'4 enfants'.B4:'4 enfants'.B4">
            <calcext:condition calcext:apply-style-name="Rouge" calcext:value="&gt;0" calcext:base-cell-address="'4 enfants'.B4"/>
            <calcext:condition calcext:apply-style-name="Transparent" calcext:value="=1" calcext:base-cell-address="'4 enfants'.B4"/>
          </calcext:conditional-format>
          <calcext:conditional-format calcext:target-range-address="'4 enfants'.B4:'4 enfants'.B4">
            <calcext:condition calcext:apply-style-name="Rouge" calcext:value="&gt;0" calcext:base-cell-address="'4 enfants'.B4"/>
            <calcext:condition calcext:apply-style-name="Vert" calcext:value="&lt;0" calcext:base-cell-address="'4 enfants'.B4"/>
          </calcext:conditional-format>
          <calcext:conditional-format calcext:target-range-address="'4 enfants'.C4:'4 enfants'.C4">
            <calcext:condition calcext:apply-style-name="Rouge" calcext:value="&gt;0" calcext:base-cell-address="'4 enfants'.C4"/>
            <calcext:condition calcext:apply-style-name="Transparent" calcext:value="=1" calcext:base-cell-address="'4 enfants'.C4"/>
          </calcext:conditional-format>
          <calcext:conditional-format calcext:target-range-address="'4 enfants'.C4:'4 enfants'.C4">
            <calcext:condition calcext:apply-style-name="Rouge" calcext:value="&gt;0" calcext:base-cell-address="'4 enfants'.C4"/>
            <calcext:condition calcext:apply-style-name="Vert" calcext:value="&lt;0" calcext:base-cell-address="'4 enfants'.C4"/>
          </calcext:conditional-format>
          <calcext:conditional-format calcext:target-range-address="'4 enfants'.D4:'4 enfants'.D4">
            <calcext:condition calcext:apply-style-name="Rouge" calcext:value="&gt;0" calcext:base-cell-address="'4 enfants'.D4"/>
            <calcext:condition calcext:apply-style-name="Transparent" calcext:value="=1" calcext:base-cell-address="'4 enfants'.D4"/>
          </calcext:conditional-format>
          <calcext:conditional-format calcext:target-range-address="'4 enfants'.D4:'4 enfants'.D4">
            <calcext:condition calcext:apply-style-name="Rouge" calcext:value="&gt;0" calcext:base-cell-address="'4 enfants'.D4"/>
            <calcext:condition calcext:apply-style-name="Vert" calcext:value="&lt;0" calcext:base-cell-address="'4 enfants'.D4"/>
          </calcext:conditional-format>
          <calcext:conditional-format calcext:target-range-address="'4 enfants'.E4:'4 enfants'.E4">
            <calcext:condition calcext:apply-style-name="Rouge" calcext:value="&gt;0" calcext:base-cell-address="'4 enfants'.E4"/>
            <calcext:condition calcext:apply-style-name="Transparent" calcext:value="=1" calcext:base-cell-address="'4 enfants'.E4"/>
          </calcext:conditional-format>
          <calcext:conditional-format calcext:target-range-address="'4 enfants'.E4:'4 enfants'.E4">
            <calcext:condition calcext:apply-style-name="Rouge" calcext:value="&gt;0" calcext:base-cell-address="'4 enfants'.E4"/>
            <calcext:condition calcext:apply-style-name="Vert" calcext:value="&lt;0" calcext:base-cell-address="'4 enfants'.E4"/>
          </calcext:conditional-format>
          <calcext:conditional-format calcext:target-range-address="'4 enfants'.F4:'4 enfants'.F4">
            <calcext:condition calcext:apply-style-name="Rouge" calcext:value="&gt;0" calcext:base-cell-address="'4 enfants'.F4"/>
            <calcext:condition calcext:apply-style-name="Transparent" calcext:value="=1" calcext:base-cell-address="'4 enfants'.F4"/>
          </calcext:conditional-format>
          <calcext:conditional-format calcext:target-range-address="'4 enfants'.F4:'4 enfants'.F4">
            <calcext:condition calcext:apply-style-name="Rouge" calcext:value="&gt;0" calcext:base-cell-address="'4 enfants'.F4"/>
            <calcext:condition calcext:apply-style-name="Vert" calcext:value="&lt;0" calcext:base-cell-address="'4 enfants'.F4"/>
          </calcext:conditional-format>
          <calcext:conditional-format calcext:target-range-address="'4 enfants'.G4:'4 enfants'.G4">
            <calcext:condition calcext:apply-style-name="Rouge" calcext:value="&gt;0" calcext:base-cell-address="'4 enfants'.G4"/>
            <calcext:condition calcext:apply-style-name="Transparent" calcext:value="=1" calcext:base-cell-address="'4 enfants'.G4"/>
          </calcext:conditional-format>
          <calcext:conditional-format calcext:target-range-address="'4 enfants'.G4:'4 enfants'.G4">
            <calcext:condition calcext:apply-style-name="Rouge" calcext:value="&gt;0" calcext:base-cell-address="'4 enfants'.G4"/>
            <calcext:condition calcext:apply-style-name="Vert" calcext:value="&lt;0" calcext:base-cell-address="'4 enfants'.G4"/>
          </calcext:conditional-format>
          <calcext:conditional-format calcext:target-range-address="'4 enfants'.H4:'4 enfants'.H4">
            <calcext:condition calcext:apply-style-name="Rouge" calcext:value="&gt;0" calcext:base-cell-address="'4 enfants'.H4"/>
            <calcext:condition calcext:apply-style-name="Transparent" calcext:value="=1" calcext:base-cell-address="'4 enfants'.H4"/>
          </calcext:conditional-format>
          <calcext:conditional-format calcext:target-range-address="'4 enfants'.H4:'4 enfants'.H4">
            <calcext:condition calcext:apply-style-name="Rouge" calcext:value="&gt;0" calcext:base-cell-address="'4 enfants'.H4"/>
            <calcext:condition calcext:apply-style-name="Vert" calcext:value="&lt;0" calcext:base-cell-address="'4 enfants'.H4"/>
          </calcext:conditional-format>
          <calcext:conditional-format calcext:target-range-address="'4 enfants'.I4:'4 enfants'.I4">
            <calcext:condition calcext:apply-style-name="Rouge" calcext:value="&gt;0" calcext:base-cell-address="'4 enfants'.I4"/>
            <calcext:condition calcext:apply-style-name="Transparent" calcext:value="=1" calcext:base-cell-address="'4 enfants'.I4"/>
          </calcext:conditional-format>
          <calcext:conditional-format calcext:target-range-address="'4 enfants'.I4:'4 enfants'.I4">
            <calcext:condition calcext:apply-style-name="Rouge" calcext:value="&gt;0" calcext:base-cell-address="'4 enfants'.I4"/>
            <calcext:condition calcext:apply-style-name="Vert" calcext:value="&lt;0" calcext:base-cell-address="'4 enfants'.I4"/>
          </calcext:conditional-format>
          <calcext:conditional-format calcext:target-range-address="'4 enfants'.J4:'4 enfants'.J4">
            <calcext:condition calcext:apply-style-name="Rouge" calcext:value="&gt;0" calcext:base-cell-address="'4 enfants'.J4"/>
            <calcext:condition calcext:apply-style-name="Transparent" calcext:value="=1" calcext:base-cell-address="'4 enfants'.J4"/>
          </calcext:conditional-format>
          <calcext:conditional-format calcext:target-range-address="'4 enfants'.J4:'4 enfants'.J4">
            <calcext:condition calcext:apply-style-name="Rouge" calcext:value="&gt;0" calcext:base-cell-address="'4 enfants'.J4"/>
            <calcext:condition calcext:apply-style-name="Vert" calcext:value="&lt;0" calcext:base-cell-address="'4 enfants'.J4"/>
          </calcext:conditional-format>
          <calcext:conditional-format calcext:target-range-address="'4 enfants'.K4:'4 enfants'.K4">
            <calcext:condition calcext:apply-style-name="Rouge" calcext:value="&gt;0" calcext:base-cell-address="'4 enfants'.K4"/>
            <calcext:condition calcext:apply-style-name="Transparent" calcext:value="=1" calcext:base-cell-address="'4 enfants'.K4"/>
          </calcext:conditional-format>
          <calcext:conditional-format calcext:target-range-address="'4 enfants'.K4:'4 enfants'.K4">
            <calcext:condition calcext:apply-style-name="Rouge" calcext:value="&gt;0" calcext:base-cell-address="'4 enfants'.K4"/>
            <calcext:condition calcext:apply-style-name="Vert" calcext:value="&lt;0" calcext:base-cell-address="'4 enfants'.K4"/>
          </calcext:conditional-format>
          <calcext:conditional-format calcext:target-range-address="'4 enfants'.L4:'4 enfants'.L4">
            <calcext:condition calcext:apply-style-name="Rouge" calcext:value="&gt;0" calcext:base-cell-address="'4 enfants'.L4"/>
            <calcext:condition calcext:apply-style-name="Transparent" calcext:value="=1" calcext:base-cell-address="'4 enfants'.L4"/>
          </calcext:conditional-format>
          <calcext:conditional-format calcext:target-range-address="'4 enfants'.L4:'4 enfants'.L4">
            <calcext:condition calcext:apply-style-name="Rouge" calcext:value="&gt;0" calcext:base-cell-address="'4 enfants'.L4"/>
            <calcext:condition calcext:apply-style-name="Vert" calcext:value="&lt;0" calcext:base-cell-address="'4 enfants'.L4"/>
          </calcext:conditional-format>
          <calcext:conditional-format calcext:target-range-address="'4 enfants'.M4:'4 enfants'.M4">
            <calcext:condition calcext:apply-style-name="Rouge" calcext:value="&gt;0" calcext:base-cell-address="'4 enfants'.M4"/>
            <calcext:condition calcext:apply-style-name="Transparent" calcext:value="=1" calcext:base-cell-address="'4 enfants'.M4"/>
          </calcext:conditional-format>
          <calcext:conditional-format calcext:target-range-address="'4 enfants'.M4:'4 enfants'.M4">
            <calcext:condition calcext:apply-style-name="Rouge" calcext:value="&gt;0" calcext:base-cell-address="'4 enfants'.M4"/>
            <calcext:condition calcext:apply-style-name="Vert" calcext:value="&lt;0" calcext:base-cell-address="'4 enfants'.M4"/>
          </calcext:conditional-format>
          <calcext:conditional-format calcext:target-range-address="'4 enfants'.B5:'4 enfants'.B5">
            <calcext:condition calcext:apply-style-name="Rouge" calcext:value="&gt;0" calcext:base-cell-address="'4 enfants'.B5"/>
            <calcext:condition calcext:apply-style-name="Transparent" calcext:value="=1" calcext:base-cell-address="'4 enfants'.B5"/>
          </calcext:conditional-format>
          <calcext:conditional-format calcext:target-range-address="'4 enfants'.B5:'4 enfants'.B5">
            <calcext:condition calcext:apply-style-name="Rouge" calcext:value="&gt;0" calcext:base-cell-address="'4 enfants'.B5"/>
            <calcext:condition calcext:apply-style-name="Vert" calcext:value="&lt;0" calcext:base-cell-address="'4 enfants'.B5"/>
          </calcext:conditional-format>
          <calcext:conditional-format calcext:target-range-address="'4 enfants'.C5:'4 enfants'.C5">
            <calcext:condition calcext:apply-style-name="Rouge" calcext:value="&gt;0" calcext:base-cell-address="'4 enfants'.C5"/>
            <calcext:condition calcext:apply-style-name="Transparent" calcext:value="=1" calcext:base-cell-address="'4 enfants'.C5"/>
          </calcext:conditional-format>
          <calcext:conditional-format calcext:target-range-address="'4 enfants'.C5:'4 enfants'.C5">
            <calcext:condition calcext:apply-style-name="Rouge" calcext:value="&gt;0" calcext:base-cell-address="'4 enfants'.C5"/>
            <calcext:condition calcext:apply-style-name="Vert" calcext:value="&lt;0" calcext:base-cell-address="'4 enfants'.C5"/>
          </calcext:conditional-format>
          <calcext:conditional-format calcext:target-range-address="'4 enfants'.D5:'4 enfants'.D5">
            <calcext:condition calcext:apply-style-name="Rouge" calcext:value="&gt;0" calcext:base-cell-address="'4 enfants'.D5"/>
            <calcext:condition calcext:apply-style-name="Transparent" calcext:value="=1" calcext:base-cell-address="'4 enfants'.D5"/>
          </calcext:conditional-format>
          <calcext:conditional-format calcext:target-range-address="'4 enfants'.D5:'4 enfants'.D5">
            <calcext:condition calcext:apply-style-name="Rouge" calcext:value="&gt;0" calcext:base-cell-address="'4 enfants'.D5"/>
            <calcext:condition calcext:apply-style-name="Vert" calcext:value="&lt;0" calcext:base-cell-address="'4 enfants'.D5"/>
          </calcext:conditional-format>
          <calcext:conditional-format calcext:target-range-address="'4 enfants'.E5:'4 enfants'.E5">
            <calcext:condition calcext:apply-style-name="Rouge" calcext:value="&gt;0" calcext:base-cell-address="'4 enfants'.E5"/>
            <calcext:condition calcext:apply-style-name="Transparent" calcext:value="=1" calcext:base-cell-address="'4 enfants'.E5"/>
          </calcext:conditional-format>
          <calcext:conditional-format calcext:target-range-address="'4 enfants'.E5:'4 enfants'.E5">
            <calcext:condition calcext:apply-style-name="Rouge" calcext:value="&gt;0" calcext:base-cell-address="'4 enfants'.E5"/>
            <calcext:condition calcext:apply-style-name="Vert" calcext:value="&lt;0" calcext:base-cell-address="'4 enfants'.E5"/>
          </calcext:conditional-format>
          <calcext:conditional-format calcext:target-range-address="'4 enfants'.F5:'4 enfants'.F5">
            <calcext:condition calcext:apply-style-name="Rouge" calcext:value="&gt;0" calcext:base-cell-address="'4 enfants'.F5"/>
            <calcext:condition calcext:apply-style-name="Transparent" calcext:value="=1" calcext:base-cell-address="'4 enfants'.F5"/>
          </calcext:conditional-format>
          <calcext:conditional-format calcext:target-range-address="'4 enfants'.F5:'4 enfants'.F5">
            <calcext:condition calcext:apply-style-name="Rouge" calcext:value="&gt;0" calcext:base-cell-address="'4 enfants'.F5"/>
            <calcext:condition calcext:apply-style-name="Vert" calcext:value="&lt;0" calcext:base-cell-address="'4 enfants'.F5"/>
          </calcext:conditional-format>
          <calcext:conditional-format calcext:target-range-address="'4 enfants'.G5:'4 enfants'.G5">
            <calcext:condition calcext:apply-style-name="Rouge" calcext:value="&gt;0" calcext:base-cell-address="'4 enfants'.G5"/>
            <calcext:condition calcext:apply-style-name="Transparent" calcext:value="=1" calcext:base-cell-address="'4 enfants'.G5"/>
          </calcext:conditional-format>
          <calcext:conditional-format calcext:target-range-address="'4 enfants'.G5:'4 enfants'.G5">
            <calcext:condition calcext:apply-style-name="Rouge" calcext:value="&gt;0" calcext:base-cell-address="'4 enfants'.G5"/>
            <calcext:condition calcext:apply-style-name="Vert" calcext:value="&lt;0" calcext:base-cell-address="'4 enfants'.G5"/>
          </calcext:conditional-format>
          <calcext:conditional-format calcext:target-range-address="'4 enfants'.H5:'4 enfants'.H5">
            <calcext:condition calcext:apply-style-name="Rouge" calcext:value="&gt;0" calcext:base-cell-address="'4 enfants'.H5"/>
            <calcext:condition calcext:apply-style-name="Transparent" calcext:value="=1" calcext:base-cell-address="'4 enfants'.H5"/>
          </calcext:conditional-format>
          <calcext:conditional-format calcext:target-range-address="'4 enfants'.H5:'4 enfants'.H5">
            <calcext:condition calcext:apply-style-name="Rouge" calcext:value="&gt;0" calcext:base-cell-address="'4 enfants'.H5"/>
            <calcext:condition calcext:apply-style-name="Vert" calcext:value="&lt;0" calcext:base-cell-address="'4 enfants'.H5"/>
          </calcext:conditional-format>
          <calcext:conditional-format calcext:target-range-address="'4 enfants'.I5:'4 enfants'.I5">
            <calcext:condition calcext:apply-style-name="Rouge" calcext:value="&gt;0" calcext:base-cell-address="'4 enfants'.I5"/>
            <calcext:condition calcext:apply-style-name="Transparent" calcext:value="=1" calcext:base-cell-address="'4 enfants'.I5"/>
          </calcext:conditional-format>
          <calcext:conditional-format calcext:target-range-address="'4 enfants'.I5:'4 enfants'.I5">
            <calcext:condition calcext:apply-style-name="Rouge" calcext:value="&gt;0" calcext:base-cell-address="'4 enfants'.I5"/>
            <calcext:condition calcext:apply-style-name="Vert" calcext:value="&lt;0" calcext:base-cell-address="'4 enfants'.I5"/>
          </calcext:conditional-format>
          <calcext:conditional-format calcext:target-range-address="'4 enfants'.J5:'4 enfants'.J5">
            <calcext:condition calcext:apply-style-name="Rouge" calcext:value="&gt;0" calcext:base-cell-address="'4 enfants'.J5"/>
            <calcext:condition calcext:apply-style-name="Transparent" calcext:value="=1" calcext:base-cell-address="'4 enfants'.J5"/>
          </calcext:conditional-format>
          <calcext:conditional-format calcext:target-range-address="'4 enfants'.J5:'4 enfants'.J5">
            <calcext:condition calcext:apply-style-name="Rouge" calcext:value="&gt;0" calcext:base-cell-address="'4 enfants'.J5"/>
            <calcext:condition calcext:apply-style-name="Vert" calcext:value="&lt;0" calcext:base-cell-address="'4 enfants'.J5"/>
          </calcext:conditional-format>
          <calcext:conditional-format calcext:target-range-address="'4 enfants'.K5:'4 enfants'.K5">
            <calcext:condition calcext:apply-style-name="Rouge" calcext:value="&gt;0" calcext:base-cell-address="'4 enfants'.K5"/>
            <calcext:condition calcext:apply-style-name="Transparent" calcext:value="=1" calcext:base-cell-address="'4 enfants'.K5"/>
          </calcext:conditional-format>
          <calcext:conditional-format calcext:target-range-address="'4 enfants'.K5:'4 enfants'.K5">
            <calcext:condition calcext:apply-style-name="Rouge" calcext:value="&gt;0" calcext:base-cell-address="'4 enfants'.K5"/>
            <calcext:condition calcext:apply-style-name="Vert" calcext:value="&lt;0" calcext:base-cell-address="'4 enfants'.K5"/>
          </calcext:conditional-format>
          <calcext:conditional-format calcext:target-range-address="'4 enfants'.L5:'4 enfants'.L5">
            <calcext:condition calcext:apply-style-name="Rouge" calcext:value="&gt;0" calcext:base-cell-address="'4 enfants'.L5"/>
            <calcext:condition calcext:apply-style-name="Transparent" calcext:value="=1" calcext:base-cell-address="'4 enfants'.L5"/>
          </calcext:conditional-format>
          <calcext:conditional-format calcext:target-range-address="'4 enfants'.L5:'4 enfants'.L5">
            <calcext:condition calcext:apply-style-name="Rouge" calcext:value="&gt;0" calcext:base-cell-address="'4 enfants'.L5"/>
            <calcext:condition calcext:apply-style-name="Vert" calcext:value="&lt;0" calcext:base-cell-address="'4 enfants'.L5"/>
          </calcext:conditional-format>
          <calcext:conditional-format calcext:target-range-address="'4 enfants'.M5:'4 enfants'.M5">
            <calcext:condition calcext:apply-style-name="Rouge" calcext:value="&gt;0" calcext:base-cell-address="'4 enfants'.M5"/>
            <calcext:condition calcext:apply-style-name="Transparent" calcext:value="=1" calcext:base-cell-address="'4 enfants'.M5"/>
          </calcext:conditional-format>
          <calcext:conditional-format calcext:target-range-address="'4 enfants'.M5:'4 enfants'.M5">
            <calcext:condition calcext:apply-style-name="Rouge" calcext:value="&gt;0" calcext:base-cell-address="'4 enfants'.M5"/>
            <calcext:condition calcext:apply-style-name="Vert" calcext:value="&lt;0" calcext:base-cell-address="'4 enfants'.M5"/>
          </calcext:conditional-format>
          <calcext:conditional-format calcext:target-range-address="'4 enfants'.B6:'4 enfants'.B6">
            <calcext:condition calcext:apply-style-name="Rouge" calcext:value="&gt;0" calcext:base-cell-address="'4 enfants'.B6"/>
            <calcext:condition calcext:apply-style-name="Transparent" calcext:value="=1" calcext:base-cell-address="'4 enfants'.B6"/>
          </calcext:conditional-format>
          <calcext:conditional-format calcext:target-range-address="'4 enfants'.B6:'4 enfants'.B6">
            <calcext:condition calcext:apply-style-name="Rouge" calcext:value="&gt;0" calcext:base-cell-address="'4 enfants'.B6"/>
            <calcext:condition calcext:apply-style-name="Vert" calcext:value="&lt;0" calcext:base-cell-address="'4 enfants'.B6"/>
          </calcext:conditional-format>
          <calcext:conditional-format calcext:target-range-address="'4 enfants'.C6:'4 enfants'.C6">
            <calcext:condition calcext:apply-style-name="Rouge" calcext:value="&gt;0" calcext:base-cell-address="'4 enfants'.C6"/>
            <calcext:condition calcext:apply-style-name="Transparent" calcext:value="=1" calcext:base-cell-address="'4 enfants'.C6"/>
          </calcext:conditional-format>
          <calcext:conditional-format calcext:target-range-address="'4 enfants'.C6:'4 enfants'.C6">
            <calcext:condition calcext:apply-style-name="Rouge" calcext:value="&gt;0" calcext:base-cell-address="'4 enfants'.C6"/>
            <calcext:condition calcext:apply-style-name="Vert" calcext:value="&lt;0" calcext:base-cell-address="'4 enfants'.C6"/>
          </calcext:conditional-format>
          <calcext:conditional-format calcext:target-range-address="'4 enfants'.D6:'4 enfants'.D6">
            <calcext:condition calcext:apply-style-name="Rouge" calcext:value="&gt;0" calcext:base-cell-address="'4 enfants'.D6"/>
            <calcext:condition calcext:apply-style-name="Transparent" calcext:value="=1" calcext:base-cell-address="'4 enfants'.D6"/>
          </calcext:conditional-format>
          <calcext:conditional-format calcext:target-range-address="'4 enfants'.D6:'4 enfants'.D6">
            <calcext:condition calcext:apply-style-name="Rouge" calcext:value="&gt;0" calcext:base-cell-address="'4 enfants'.D6"/>
            <calcext:condition calcext:apply-style-name="Vert" calcext:value="&lt;0" calcext:base-cell-address="'4 enfants'.D6"/>
          </calcext:conditional-format>
          <calcext:conditional-format calcext:target-range-address="'4 enfants'.E6:'4 enfants'.E6">
            <calcext:condition calcext:apply-style-name="Rouge" calcext:value="&gt;0" calcext:base-cell-address="'4 enfants'.E6"/>
            <calcext:condition calcext:apply-style-name="Transparent" calcext:value="=1" calcext:base-cell-address="'4 enfants'.E6"/>
          </calcext:conditional-format>
          <calcext:conditional-format calcext:target-range-address="'4 enfants'.E6:'4 enfants'.E6">
            <calcext:condition calcext:apply-style-name="Rouge" calcext:value="&gt;0" calcext:base-cell-address="'4 enfants'.E6"/>
            <calcext:condition calcext:apply-style-name="Vert" calcext:value="&lt;0" calcext:base-cell-address="'4 enfants'.E6"/>
          </calcext:conditional-format>
          <calcext:conditional-format calcext:target-range-address="'4 enfants'.F6:'4 enfants'.F6">
            <calcext:condition calcext:apply-style-name="Rouge" calcext:value="&gt;0" calcext:base-cell-address="'4 enfants'.F6"/>
            <calcext:condition calcext:apply-style-name="Transparent" calcext:value="=1" calcext:base-cell-address="'4 enfants'.F6"/>
          </calcext:conditional-format>
          <calcext:conditional-format calcext:target-range-address="'4 enfants'.F6:'4 enfants'.F6">
            <calcext:condition calcext:apply-style-name="Rouge" calcext:value="&gt;0" calcext:base-cell-address="'4 enfants'.F6"/>
            <calcext:condition calcext:apply-style-name="Vert" calcext:value="&lt;0" calcext:base-cell-address="'4 enfants'.F6"/>
          </calcext:conditional-format>
          <calcext:conditional-format calcext:target-range-address="'4 enfants'.G6:'4 enfants'.G6">
            <calcext:condition calcext:apply-style-name="Rouge" calcext:value="&gt;0" calcext:base-cell-address="'4 enfants'.G6"/>
            <calcext:condition calcext:apply-style-name="Transparent" calcext:value="=1" calcext:base-cell-address="'4 enfants'.G6"/>
          </calcext:conditional-format>
          <calcext:conditional-format calcext:target-range-address="'4 enfants'.G6:'4 enfants'.G6">
            <calcext:condition calcext:apply-style-name="Rouge" calcext:value="&gt;0" calcext:base-cell-address="'4 enfants'.G6"/>
            <calcext:condition calcext:apply-style-name="Vert" calcext:value="&lt;0" calcext:base-cell-address="'4 enfants'.G6"/>
          </calcext:conditional-format>
          <calcext:conditional-format calcext:target-range-address="'4 enfants'.H6:'4 enfants'.H6">
            <calcext:condition calcext:apply-style-name="Rouge" calcext:value="&gt;0" calcext:base-cell-address="'4 enfants'.H6"/>
            <calcext:condition calcext:apply-style-name="Transparent" calcext:value="=1" calcext:base-cell-address="'4 enfants'.H6"/>
          </calcext:conditional-format>
          <calcext:conditional-format calcext:target-range-address="'4 enfants'.H6:'4 enfants'.H6">
            <calcext:condition calcext:apply-style-name="Rouge" calcext:value="&gt;0" calcext:base-cell-address="'4 enfants'.H6"/>
            <calcext:condition calcext:apply-style-name="Vert" calcext:value="&lt;0" calcext:base-cell-address="'4 enfants'.H6"/>
          </calcext:conditional-format>
          <calcext:conditional-format calcext:target-range-address="'4 enfants'.I6:'4 enfants'.I6">
            <calcext:condition calcext:apply-style-name="Rouge" calcext:value="&gt;0" calcext:base-cell-address="'4 enfants'.I6"/>
            <calcext:condition calcext:apply-style-name="Transparent" calcext:value="=1" calcext:base-cell-address="'4 enfants'.I6"/>
          </calcext:conditional-format>
          <calcext:conditional-format calcext:target-range-address="'4 enfants'.I6:'4 enfants'.I6">
            <calcext:condition calcext:apply-style-name="Rouge" calcext:value="&gt;0" calcext:base-cell-address="'4 enfants'.I6"/>
            <calcext:condition calcext:apply-style-name="Vert" calcext:value="&lt;0" calcext:base-cell-address="'4 enfants'.I6"/>
          </calcext:conditional-format>
          <calcext:conditional-format calcext:target-range-address="'4 enfants'.J6:'4 enfants'.J6">
            <calcext:condition calcext:apply-style-name="Rouge" calcext:value="&gt;0" calcext:base-cell-address="'4 enfants'.J6"/>
            <calcext:condition calcext:apply-style-name="Transparent" calcext:value="=1" calcext:base-cell-address="'4 enfants'.J6"/>
          </calcext:conditional-format>
          <calcext:conditional-format calcext:target-range-address="'4 enfants'.J6:'4 enfants'.J6">
            <calcext:condition calcext:apply-style-name="Rouge" calcext:value="&gt;0" calcext:base-cell-address="'4 enfants'.J6"/>
            <calcext:condition calcext:apply-style-name="Vert" calcext:value="&lt;0" calcext:base-cell-address="'4 enfants'.J6"/>
          </calcext:conditional-format>
          <calcext:conditional-format calcext:target-range-address="'4 enfants'.K6:'4 enfants'.K6">
            <calcext:condition calcext:apply-style-name="Rouge" calcext:value="&gt;0" calcext:base-cell-address="'4 enfants'.K6"/>
            <calcext:condition calcext:apply-style-name="Transparent" calcext:value="=1" calcext:base-cell-address="'4 enfants'.K6"/>
          </calcext:conditional-format>
          <calcext:conditional-format calcext:target-range-address="'4 enfants'.K6:'4 enfants'.K6">
            <calcext:condition calcext:apply-style-name="Rouge" calcext:value="&gt;0" calcext:base-cell-address="'4 enfants'.K6"/>
            <calcext:condition calcext:apply-style-name="Vert" calcext:value="&lt;0" calcext:base-cell-address="'4 enfants'.K6"/>
          </calcext:conditional-format>
          <calcext:conditional-format calcext:target-range-address="'4 enfants'.L6:'4 enfants'.L6">
            <calcext:condition calcext:apply-style-name="Rouge" calcext:value="&gt;0" calcext:base-cell-address="'4 enfants'.L6"/>
            <calcext:condition calcext:apply-style-name="Transparent" calcext:value="=1" calcext:base-cell-address="'4 enfants'.L6"/>
          </calcext:conditional-format>
          <calcext:conditional-format calcext:target-range-address="'4 enfants'.L6:'4 enfants'.L6">
            <calcext:condition calcext:apply-style-name="Rouge" calcext:value="&gt;0" calcext:base-cell-address="'4 enfants'.L6"/>
            <calcext:condition calcext:apply-style-name="Vert" calcext:value="&lt;0" calcext:base-cell-address="'4 enfants'.L6"/>
          </calcext:conditional-format>
          <calcext:conditional-format calcext:target-range-address="'4 enfants'.M6:'4 enfants'.M6">
            <calcext:condition calcext:apply-style-name="Rouge" calcext:value="&gt;0" calcext:base-cell-address="'4 enfants'.M6"/>
            <calcext:condition calcext:apply-style-name="Transparent" calcext:value="=1" calcext:base-cell-address="'4 enfants'.M6"/>
          </calcext:conditional-format>
          <calcext:conditional-format calcext:target-range-address="'4 enfants'.M6:'4 enfants'.M6">
            <calcext:condition calcext:apply-style-name="Rouge" calcext:value="&gt;0" calcext:base-cell-address="'4 enfants'.M6"/>
            <calcext:condition calcext:apply-style-name="Vert" calcext:value="&lt;0" calcext:base-cell-address="'4 enfants'.M6"/>
          </calcext:conditional-format>
          <calcext:conditional-format calcext:target-range-address="'4 enfants'.B7:'4 enfants'.B7">
            <calcext:condition calcext:apply-style-name="Rouge" calcext:value="&gt;0" calcext:base-cell-address="'4 enfants'.B7"/>
            <calcext:condition calcext:apply-style-name="Transparent" calcext:value="=1" calcext:base-cell-address="'4 enfants'.B7"/>
          </calcext:conditional-format>
          <calcext:conditional-format calcext:target-range-address="'4 enfants'.B7:'4 enfants'.B7">
            <calcext:condition calcext:apply-style-name="Rouge" calcext:value="&gt;0" calcext:base-cell-address="'4 enfants'.B7"/>
            <calcext:condition calcext:apply-style-name="Vert" calcext:value="&lt;0" calcext:base-cell-address="'4 enfants'.B7"/>
          </calcext:conditional-format>
          <calcext:conditional-format calcext:target-range-address="'4 enfants'.C7:'4 enfants'.C7">
            <calcext:condition calcext:apply-style-name="Rouge" calcext:value="&gt;0" calcext:base-cell-address="'4 enfants'.C7"/>
            <calcext:condition calcext:apply-style-name="Transparent" calcext:value="=1" calcext:base-cell-address="'4 enfants'.C7"/>
          </calcext:conditional-format>
          <calcext:conditional-format calcext:target-range-address="'4 enfants'.C7:'4 enfants'.C7">
            <calcext:condition calcext:apply-style-name="Rouge" calcext:value="&gt;0" calcext:base-cell-address="'4 enfants'.C7"/>
            <calcext:condition calcext:apply-style-name="Vert" calcext:value="&lt;0" calcext:base-cell-address="'4 enfants'.C7"/>
          </calcext:conditional-format>
          <calcext:conditional-format calcext:target-range-address="'4 enfants'.D7:'4 enfants'.D7">
            <calcext:condition calcext:apply-style-name="Rouge" calcext:value="&gt;0" calcext:base-cell-address="'4 enfants'.D7"/>
            <calcext:condition calcext:apply-style-name="Transparent" calcext:value="=1" calcext:base-cell-address="'4 enfants'.D7"/>
          </calcext:conditional-format>
          <calcext:conditional-format calcext:target-range-address="'4 enfants'.D7:'4 enfants'.D7">
            <calcext:condition calcext:apply-style-name="Rouge" calcext:value="&gt;0" calcext:base-cell-address="'4 enfants'.D7"/>
            <calcext:condition calcext:apply-style-name="Vert" calcext:value="&lt;0" calcext:base-cell-address="'4 enfants'.D7"/>
          </calcext:conditional-format>
          <calcext:conditional-format calcext:target-range-address="'4 enfants'.E7:'4 enfants'.E7">
            <calcext:condition calcext:apply-style-name="Rouge" calcext:value="&gt;0" calcext:base-cell-address="'4 enfants'.E7"/>
            <calcext:condition calcext:apply-style-name="Transparent" calcext:value="=1" calcext:base-cell-address="'4 enfants'.E7"/>
          </calcext:conditional-format>
          <calcext:conditional-format calcext:target-range-address="'4 enfants'.E7:'4 enfants'.E7">
            <calcext:condition calcext:apply-style-name="Rouge" calcext:value="&gt;0" calcext:base-cell-address="'4 enfants'.E7"/>
            <calcext:condition calcext:apply-style-name="Vert" calcext:value="&lt;0" calcext:base-cell-address="'4 enfants'.E7"/>
          </calcext:conditional-format>
          <calcext:conditional-format calcext:target-range-address="'4 enfants'.F7:'4 enfants'.F7">
            <calcext:condition calcext:apply-style-name="Rouge" calcext:value="&gt;0" calcext:base-cell-address="'4 enfants'.F7"/>
            <calcext:condition calcext:apply-style-name="Transparent" calcext:value="=1" calcext:base-cell-address="'4 enfants'.F7"/>
          </calcext:conditional-format>
          <calcext:conditional-format calcext:target-range-address="'4 enfants'.F7:'4 enfants'.F7">
            <calcext:condition calcext:apply-style-name="Rouge" calcext:value="&gt;0" calcext:base-cell-address="'4 enfants'.F7"/>
            <calcext:condition calcext:apply-style-name="Vert" calcext:value="&lt;0" calcext:base-cell-address="'4 enfants'.F7"/>
          </calcext:conditional-format>
          <calcext:conditional-format calcext:target-range-address="'4 enfants'.G7:'4 enfants'.G7">
            <calcext:condition calcext:apply-style-name="Rouge" calcext:value="&gt;0" calcext:base-cell-address="'4 enfants'.G7"/>
            <calcext:condition calcext:apply-style-name="Transparent" calcext:value="=1" calcext:base-cell-address="'4 enfants'.G7"/>
          </calcext:conditional-format>
          <calcext:conditional-format calcext:target-range-address="'4 enfants'.G7:'4 enfants'.G7">
            <calcext:condition calcext:apply-style-name="Rouge" calcext:value="&gt;0" calcext:base-cell-address="'4 enfants'.G7"/>
            <calcext:condition calcext:apply-style-name="Vert" calcext:value="&lt;0" calcext:base-cell-address="'4 enfants'.G7"/>
          </calcext:conditional-format>
          <calcext:conditional-format calcext:target-range-address="'4 enfants'.H7:'4 enfants'.H7">
            <calcext:condition calcext:apply-style-name="Rouge" calcext:value="&gt;0" calcext:base-cell-address="'4 enfants'.H7"/>
            <calcext:condition calcext:apply-style-name="Transparent" calcext:value="=1" calcext:base-cell-address="'4 enfants'.H7"/>
          </calcext:conditional-format>
          <calcext:conditional-format calcext:target-range-address="'4 enfants'.H7:'4 enfants'.H7">
            <calcext:condition calcext:apply-style-name="Rouge" calcext:value="&gt;0" calcext:base-cell-address="'4 enfants'.H7"/>
            <calcext:condition calcext:apply-style-name="Vert" calcext:value="&lt;0" calcext:base-cell-address="'4 enfants'.H7"/>
          </calcext:conditional-format>
          <calcext:conditional-format calcext:target-range-address="'4 enfants'.I7:'4 enfants'.I7">
            <calcext:condition calcext:apply-style-name="Rouge" calcext:value="&gt;0" calcext:base-cell-address="'4 enfants'.I7"/>
            <calcext:condition calcext:apply-style-name="Transparent" calcext:value="=1" calcext:base-cell-address="'4 enfants'.I7"/>
          </calcext:conditional-format>
          <calcext:conditional-format calcext:target-range-address="'4 enfants'.I7:'4 enfants'.I7">
            <calcext:condition calcext:apply-style-name="Rouge" calcext:value="&gt;0" calcext:base-cell-address="'4 enfants'.I7"/>
            <calcext:condition calcext:apply-style-name="Vert" calcext:value="&lt;0" calcext:base-cell-address="'4 enfants'.I7"/>
          </calcext:conditional-format>
          <calcext:conditional-format calcext:target-range-address="'4 enfants'.J7:'4 enfants'.J7">
            <calcext:condition calcext:apply-style-name="Rouge" calcext:value="&gt;0" calcext:base-cell-address="'4 enfants'.J7"/>
            <calcext:condition calcext:apply-style-name="Transparent" calcext:value="=1" calcext:base-cell-address="'4 enfants'.J7"/>
          </calcext:conditional-format>
          <calcext:conditional-format calcext:target-range-address="'4 enfants'.J7:'4 enfants'.J7">
            <calcext:condition calcext:apply-style-name="Rouge" calcext:value="&gt;0" calcext:base-cell-address="'4 enfants'.J7"/>
            <calcext:condition calcext:apply-style-name="Vert" calcext:value="&lt;0" calcext:base-cell-address="'4 enfants'.J7"/>
          </calcext:conditional-format>
          <calcext:conditional-format calcext:target-range-address="'4 enfants'.K7:'4 enfants'.K7">
            <calcext:condition calcext:apply-style-name="Rouge" calcext:value="&gt;0" calcext:base-cell-address="'4 enfants'.K7"/>
            <calcext:condition calcext:apply-style-name="Transparent" calcext:value="=1" calcext:base-cell-address="'4 enfants'.K7"/>
          </calcext:conditional-format>
          <calcext:conditional-format calcext:target-range-address="'4 enfants'.K7:'4 enfants'.K7">
            <calcext:condition calcext:apply-style-name="Rouge" calcext:value="&gt;0" calcext:base-cell-address="'4 enfants'.K7"/>
            <calcext:condition calcext:apply-style-name="Vert" calcext:value="&lt;0" calcext:base-cell-address="'4 enfants'.K7"/>
          </calcext:conditional-format>
          <calcext:conditional-format calcext:target-range-address="'4 enfants'.L7:'4 enfants'.L7">
            <calcext:condition calcext:apply-style-name="Rouge" calcext:value="&gt;0" calcext:base-cell-address="'4 enfants'.L7"/>
            <calcext:condition calcext:apply-style-name="Transparent" calcext:value="=1" calcext:base-cell-address="'4 enfants'.L7"/>
          </calcext:conditional-format>
          <calcext:conditional-format calcext:target-range-address="'4 enfants'.L7:'4 enfants'.L7">
            <calcext:condition calcext:apply-style-name="Rouge" calcext:value="&gt;0" calcext:base-cell-address="'4 enfants'.L7"/>
            <calcext:condition calcext:apply-style-name="Vert" calcext:value="&lt;0" calcext:base-cell-address="'4 enfants'.L7"/>
          </calcext:conditional-format>
          <calcext:conditional-format calcext:target-range-address="'4 enfants'.M7:'4 enfants'.M7">
            <calcext:condition calcext:apply-style-name="Rouge" calcext:value="&gt;0" calcext:base-cell-address="'4 enfants'.M7"/>
            <calcext:condition calcext:apply-style-name="Transparent" calcext:value="=1" calcext:base-cell-address="'4 enfants'.M7"/>
          </calcext:conditional-format>
          <calcext:conditional-format calcext:target-range-address="'4 enfants'.M7:'4 enfants'.M7">
            <calcext:condition calcext:apply-style-name="Rouge" calcext:value="&gt;0" calcext:base-cell-address="'4 enfants'.M7"/>
            <calcext:condition calcext:apply-style-name="Vert" calcext:value="&lt;0" calcext:base-cell-address="'4 enfants'.M7"/>
          </calcext:conditional-format>
          <calcext:conditional-format calcext:target-range-address="'4 enfants'.B8:'4 enfants'.B8">
            <calcext:condition calcext:apply-style-name="Rouge" calcext:value="&gt;0" calcext:base-cell-address="'4 enfants'.B8"/>
            <calcext:condition calcext:apply-style-name="Transparent" calcext:value="=1" calcext:base-cell-address="'4 enfants'.B8"/>
          </calcext:conditional-format>
          <calcext:conditional-format calcext:target-range-address="'4 enfants'.B8:'4 enfants'.B8">
            <calcext:condition calcext:apply-style-name="Rouge" calcext:value="&gt;0" calcext:base-cell-address="'4 enfants'.B8"/>
            <calcext:condition calcext:apply-style-name="Vert" calcext:value="&lt;0" calcext:base-cell-address="'4 enfants'.B8"/>
          </calcext:conditional-format>
          <calcext:conditional-format calcext:target-range-address="'4 enfants'.C8:'4 enfants'.C8">
            <calcext:condition calcext:apply-style-name="Rouge" calcext:value="&gt;0" calcext:base-cell-address="'4 enfants'.C8"/>
            <calcext:condition calcext:apply-style-name="Transparent" calcext:value="=1" calcext:base-cell-address="'4 enfants'.C8"/>
          </calcext:conditional-format>
          <calcext:conditional-format calcext:target-range-address="'4 enfants'.C8:'4 enfants'.C8">
            <calcext:condition calcext:apply-style-name="Rouge" calcext:value="&gt;0" calcext:base-cell-address="'4 enfants'.C8"/>
            <calcext:condition calcext:apply-style-name="Vert" calcext:value="&lt;0" calcext:base-cell-address="'4 enfants'.C8"/>
          </calcext:conditional-format>
          <calcext:conditional-format calcext:target-range-address="'4 enfants'.D8:'4 enfants'.D8">
            <calcext:condition calcext:apply-style-name="Rouge" calcext:value="&gt;0" calcext:base-cell-address="'4 enfants'.D8"/>
            <calcext:condition calcext:apply-style-name="Transparent" calcext:value="=1" calcext:base-cell-address="'4 enfants'.D8"/>
          </calcext:conditional-format>
          <calcext:conditional-format calcext:target-range-address="'4 enfants'.D8:'4 enfants'.D8">
            <calcext:condition calcext:apply-style-name="Rouge" calcext:value="&gt;0" calcext:base-cell-address="'4 enfants'.D8"/>
            <calcext:condition calcext:apply-style-name="Vert" calcext:value="&lt;0" calcext:base-cell-address="'4 enfants'.D8"/>
          </calcext:conditional-format>
          <calcext:conditional-format calcext:target-range-address="'4 enfants'.E8:'4 enfants'.E8">
            <calcext:condition calcext:apply-style-name="Rouge" calcext:value="&gt;0" calcext:base-cell-address="'4 enfants'.E8"/>
            <calcext:condition calcext:apply-style-name="Transparent" calcext:value="=1" calcext:base-cell-address="'4 enfants'.E8"/>
          </calcext:conditional-format>
          <calcext:conditional-format calcext:target-range-address="'4 enfants'.E8:'4 enfants'.E8">
            <calcext:condition calcext:apply-style-name="Rouge" calcext:value="&gt;0" calcext:base-cell-address="'4 enfants'.E8"/>
            <calcext:condition calcext:apply-style-name="Vert" calcext:value="&lt;0" calcext:base-cell-address="'4 enfants'.E8"/>
          </calcext:conditional-format>
          <calcext:conditional-format calcext:target-range-address="'4 enfants'.F8:'4 enfants'.F8">
            <calcext:condition calcext:apply-style-name="Rouge" calcext:value="&gt;0" calcext:base-cell-address="'4 enfants'.F8"/>
            <calcext:condition calcext:apply-style-name="Transparent" calcext:value="=1" calcext:base-cell-address="'4 enfants'.F8"/>
          </calcext:conditional-format>
          <calcext:conditional-format calcext:target-range-address="'4 enfants'.F8:'4 enfants'.F8">
            <calcext:condition calcext:apply-style-name="Rouge" calcext:value="&gt;0" calcext:base-cell-address="'4 enfants'.F8"/>
            <calcext:condition calcext:apply-style-name="Vert" calcext:value="&lt;0" calcext:base-cell-address="'4 enfants'.F8"/>
          </calcext:conditional-format>
          <calcext:conditional-format calcext:target-range-address="'4 enfants'.G8:'4 enfants'.G8">
            <calcext:condition calcext:apply-style-name="Rouge" calcext:value="&gt;0" calcext:base-cell-address="'4 enfants'.G8"/>
            <calcext:condition calcext:apply-style-name="Transparent" calcext:value="=1" calcext:base-cell-address="'4 enfants'.G8"/>
          </calcext:conditional-format>
          <calcext:conditional-format calcext:target-range-address="'4 enfants'.G8:'4 enfants'.G8">
            <calcext:condition calcext:apply-style-name="Rouge" calcext:value="&gt;0" calcext:base-cell-address="'4 enfants'.G8"/>
            <calcext:condition calcext:apply-style-name="Vert" calcext:value="&lt;0" calcext:base-cell-address="'4 enfants'.G8"/>
          </calcext:conditional-format>
          <calcext:conditional-format calcext:target-range-address="'4 enfants'.H8:'4 enfants'.H8">
            <calcext:condition calcext:apply-style-name="Rouge" calcext:value="&gt;0" calcext:base-cell-address="'4 enfants'.H8"/>
            <calcext:condition calcext:apply-style-name="Transparent" calcext:value="=1" calcext:base-cell-address="'4 enfants'.H8"/>
          </calcext:conditional-format>
          <calcext:conditional-format calcext:target-range-address="'4 enfants'.H8:'4 enfants'.H8">
            <calcext:condition calcext:apply-style-name="Rouge" calcext:value="&gt;0" calcext:base-cell-address="'4 enfants'.H8"/>
            <calcext:condition calcext:apply-style-name="Vert" calcext:value="&lt;0" calcext:base-cell-address="'4 enfants'.H8"/>
          </calcext:conditional-format>
          <calcext:conditional-format calcext:target-range-address="'4 enfants'.I8:'4 enfants'.I8">
            <calcext:condition calcext:apply-style-name="Rouge" calcext:value="&gt;0" calcext:base-cell-address="'4 enfants'.I8"/>
            <calcext:condition calcext:apply-style-name="Transparent" calcext:value="=1" calcext:base-cell-address="'4 enfants'.I8"/>
          </calcext:conditional-format>
          <calcext:conditional-format calcext:target-range-address="'4 enfants'.I8:'4 enfants'.I8">
            <calcext:condition calcext:apply-style-name="Rouge" calcext:value="&gt;0" calcext:base-cell-address="'4 enfants'.I8"/>
            <calcext:condition calcext:apply-style-name="Vert" calcext:value="&lt;0" calcext:base-cell-address="'4 enfants'.I8"/>
          </calcext:conditional-format>
          <calcext:conditional-format calcext:target-range-address="'4 enfants'.J8:'4 enfants'.J8">
            <calcext:condition calcext:apply-style-name="Rouge" calcext:value="&gt;0" calcext:base-cell-address="'4 enfants'.J8"/>
            <calcext:condition calcext:apply-style-name="Transparent" calcext:value="=1" calcext:base-cell-address="'4 enfants'.J8"/>
          </calcext:conditional-format>
          <calcext:conditional-format calcext:target-range-address="'4 enfants'.J8:'4 enfants'.J8">
            <calcext:condition calcext:apply-style-name="Rouge" calcext:value="&gt;0" calcext:base-cell-address="'4 enfants'.J8"/>
            <calcext:condition calcext:apply-style-name="Vert" calcext:value="&lt;0" calcext:base-cell-address="'4 enfants'.J8"/>
          </calcext:conditional-format>
          <calcext:conditional-format calcext:target-range-address="'4 enfants'.K8:'4 enfants'.K8">
            <calcext:condition calcext:apply-style-name="Rouge" calcext:value="&gt;0" calcext:base-cell-address="'4 enfants'.K8"/>
            <calcext:condition calcext:apply-style-name="Transparent" calcext:value="=1" calcext:base-cell-address="'4 enfants'.K8"/>
          </calcext:conditional-format>
          <calcext:conditional-format calcext:target-range-address="'4 enfants'.K8:'4 enfants'.K8">
            <calcext:condition calcext:apply-style-name="Rouge" calcext:value="&gt;0" calcext:base-cell-address="'4 enfants'.K8"/>
            <calcext:condition calcext:apply-style-name="Vert" calcext:value="&lt;0" calcext:base-cell-address="'4 enfants'.K8"/>
          </calcext:conditional-format>
          <calcext:conditional-format calcext:target-range-address="'4 enfants'.L8:'4 enfants'.L8">
            <calcext:condition calcext:apply-style-name="Rouge" calcext:value="&gt;0" calcext:base-cell-address="'4 enfants'.L8"/>
            <calcext:condition calcext:apply-style-name="Transparent" calcext:value="=1" calcext:base-cell-address="'4 enfants'.L8"/>
          </calcext:conditional-format>
          <calcext:conditional-format calcext:target-range-address="'4 enfants'.L8:'4 enfants'.L8">
            <calcext:condition calcext:apply-style-name="Rouge" calcext:value="&gt;0" calcext:base-cell-address="'4 enfants'.L8"/>
            <calcext:condition calcext:apply-style-name="Vert" calcext:value="&lt;0" calcext:base-cell-address="'4 enfants'.L8"/>
          </calcext:conditional-format>
          <calcext:conditional-format calcext:target-range-address="'4 enfants'.M8:'4 enfants'.M8">
            <calcext:condition calcext:apply-style-name="Rouge" calcext:value="&gt;0" calcext:base-cell-address="'4 enfants'.M8"/>
            <calcext:condition calcext:apply-style-name="Transparent" calcext:value="=1" calcext:base-cell-address="'4 enfants'.M8"/>
          </calcext:conditional-format>
          <calcext:conditional-format calcext:target-range-address="'4 enfants'.M8:'4 enfants'.M8">
            <calcext:condition calcext:apply-style-name="Rouge" calcext:value="&gt;0" calcext:base-cell-address="'4 enfants'.M8"/>
            <calcext:condition calcext:apply-style-name="Vert" calcext:value="&lt;0" calcext:base-cell-address="'4 enfants'.M8"/>
          </calcext:conditional-format>
          <calcext:conditional-format calcext:target-range-address="'4 enfants'.B9:'4 enfants'.B9">
            <calcext:condition calcext:apply-style-name="Rouge" calcext:value="&gt;0" calcext:base-cell-address="'4 enfants'.B9"/>
            <calcext:condition calcext:apply-style-name="Transparent" calcext:value="=1" calcext:base-cell-address="'4 enfants'.B9"/>
          </calcext:conditional-format>
          <calcext:conditional-format calcext:target-range-address="'4 enfants'.B9:'4 enfants'.B9">
            <calcext:condition calcext:apply-style-name="Rouge" calcext:value="&gt;0" calcext:base-cell-address="'4 enfants'.B9"/>
            <calcext:condition calcext:apply-style-name="Vert" calcext:value="&lt;0" calcext:base-cell-address="'4 enfants'.B9"/>
          </calcext:conditional-format>
          <calcext:conditional-format calcext:target-range-address="'4 enfants'.C9:'4 enfants'.C9">
            <calcext:condition calcext:apply-style-name="Rouge" calcext:value="&gt;0" calcext:base-cell-address="'4 enfants'.C9"/>
            <calcext:condition calcext:apply-style-name="Transparent" calcext:value="=1" calcext:base-cell-address="'4 enfants'.C9"/>
          </calcext:conditional-format>
          <calcext:conditional-format calcext:target-range-address="'4 enfants'.C9:'4 enfants'.C9">
            <calcext:condition calcext:apply-style-name="Rouge" calcext:value="&gt;0" calcext:base-cell-address="'4 enfants'.C9"/>
            <calcext:condition calcext:apply-style-name="Vert" calcext:value="&lt;0" calcext:base-cell-address="'4 enfants'.C9"/>
          </calcext:conditional-format>
          <calcext:conditional-format calcext:target-range-address="'4 enfants'.D9:'4 enfants'.D9">
            <calcext:condition calcext:apply-style-name="Rouge" calcext:value="&gt;0" calcext:base-cell-address="'4 enfants'.D9"/>
            <calcext:condition calcext:apply-style-name="Transparent" calcext:value="=1" calcext:base-cell-address="'4 enfants'.D9"/>
          </calcext:conditional-format>
          <calcext:conditional-format calcext:target-range-address="'4 enfants'.D9:'4 enfants'.D9">
            <calcext:condition calcext:apply-style-name="Rouge" calcext:value="&gt;0" calcext:base-cell-address="'4 enfants'.D9"/>
            <calcext:condition calcext:apply-style-name="Vert" calcext:value="&lt;0" calcext:base-cell-address="'4 enfants'.D9"/>
          </calcext:conditional-format>
          <calcext:conditional-format calcext:target-range-address="'4 enfants'.E9:'4 enfants'.E9">
            <calcext:condition calcext:apply-style-name="Rouge" calcext:value="&gt;0" calcext:base-cell-address="'4 enfants'.E9"/>
            <calcext:condition calcext:apply-style-name="Transparent" calcext:value="=1" calcext:base-cell-address="'4 enfants'.E9"/>
          </calcext:conditional-format>
          <calcext:conditional-format calcext:target-range-address="'4 enfants'.E9:'4 enfants'.E9">
            <calcext:condition calcext:apply-style-name="Rouge" calcext:value="&gt;0" calcext:base-cell-address="'4 enfants'.E9"/>
            <calcext:condition calcext:apply-style-name="Vert" calcext:value="&lt;0" calcext:base-cell-address="'4 enfants'.E9"/>
          </calcext:conditional-format>
          <calcext:conditional-format calcext:target-range-address="'4 enfants'.F9:'4 enfants'.F9">
            <calcext:condition calcext:apply-style-name="Rouge" calcext:value="&gt;0" calcext:base-cell-address="'4 enfants'.F9"/>
            <calcext:condition calcext:apply-style-name="Transparent" calcext:value="=1" calcext:base-cell-address="'4 enfants'.F9"/>
          </calcext:conditional-format>
          <calcext:conditional-format calcext:target-range-address="'4 enfants'.F9:'4 enfants'.F9">
            <calcext:condition calcext:apply-style-name="Rouge" calcext:value="&gt;0" calcext:base-cell-address="'4 enfants'.F9"/>
            <calcext:condition calcext:apply-style-name="Vert" calcext:value="&lt;0" calcext:base-cell-address="'4 enfants'.F9"/>
          </calcext:conditional-format>
          <calcext:conditional-format calcext:target-range-address="'4 enfants'.G9:'4 enfants'.G9">
            <calcext:condition calcext:apply-style-name="Rouge" calcext:value="&gt;0" calcext:base-cell-address="'4 enfants'.G9"/>
            <calcext:condition calcext:apply-style-name="Transparent" calcext:value="=1" calcext:base-cell-address="'4 enfants'.G9"/>
          </calcext:conditional-format>
          <calcext:conditional-format calcext:target-range-address="'4 enfants'.G9:'4 enfants'.G9">
            <calcext:condition calcext:apply-style-name="Rouge" calcext:value="&gt;0" calcext:base-cell-address="'4 enfants'.G9"/>
            <calcext:condition calcext:apply-style-name="Vert" calcext:value="&lt;0" calcext:base-cell-address="'4 enfants'.G9"/>
          </calcext:conditional-format>
          <calcext:conditional-format calcext:target-range-address="'4 enfants'.H9:'4 enfants'.H9">
            <calcext:condition calcext:apply-style-name="Rouge" calcext:value="&gt;0" calcext:base-cell-address="'4 enfants'.H9"/>
            <calcext:condition calcext:apply-style-name="Transparent" calcext:value="=1" calcext:base-cell-address="'4 enfants'.H9"/>
          </calcext:conditional-format>
          <calcext:conditional-format calcext:target-range-address="'4 enfants'.H9:'4 enfants'.H9">
            <calcext:condition calcext:apply-style-name="Rouge" calcext:value="&gt;0" calcext:base-cell-address="'4 enfants'.H9"/>
            <calcext:condition calcext:apply-style-name="Vert" calcext:value="&lt;0" calcext:base-cell-address="'4 enfants'.H9"/>
          </calcext:conditional-format>
          <calcext:conditional-format calcext:target-range-address="'4 enfants'.I9:'4 enfants'.I9">
            <calcext:condition calcext:apply-style-name="Rouge" calcext:value="&gt;0" calcext:base-cell-address="'4 enfants'.I9"/>
            <calcext:condition calcext:apply-style-name="Transparent" calcext:value="=1" calcext:base-cell-address="'4 enfants'.I9"/>
          </calcext:conditional-format>
          <calcext:conditional-format calcext:target-range-address="'4 enfants'.I9:'4 enfants'.I9">
            <calcext:condition calcext:apply-style-name="Rouge" calcext:value="&gt;0" calcext:base-cell-address="'4 enfants'.I9"/>
            <calcext:condition calcext:apply-style-name="Vert" calcext:value="&lt;0" calcext:base-cell-address="'4 enfants'.I9"/>
          </calcext:conditional-format>
          <calcext:conditional-format calcext:target-range-address="'4 enfants'.J9:'4 enfants'.J9">
            <calcext:condition calcext:apply-style-name="Rouge" calcext:value="&gt;0" calcext:base-cell-address="'4 enfants'.J9"/>
            <calcext:condition calcext:apply-style-name="Transparent" calcext:value="=1" calcext:base-cell-address="'4 enfants'.J9"/>
          </calcext:conditional-format>
          <calcext:conditional-format calcext:target-range-address="'4 enfants'.J9:'4 enfants'.J9">
            <calcext:condition calcext:apply-style-name="Rouge" calcext:value="&gt;0" calcext:base-cell-address="'4 enfants'.J9"/>
            <calcext:condition calcext:apply-style-name="Vert" calcext:value="&lt;0" calcext:base-cell-address="'4 enfants'.J9"/>
          </calcext:conditional-format>
          <calcext:conditional-format calcext:target-range-address="'4 enfants'.K9:'4 enfants'.K9">
            <calcext:condition calcext:apply-style-name="Rouge" calcext:value="&gt;0" calcext:base-cell-address="'4 enfants'.K9"/>
            <calcext:condition calcext:apply-style-name="Transparent" calcext:value="=1" calcext:base-cell-address="'4 enfants'.K9"/>
          </calcext:conditional-format>
          <calcext:conditional-format calcext:target-range-address="'4 enfants'.K9:'4 enfants'.K9">
            <calcext:condition calcext:apply-style-name="Rouge" calcext:value="&gt;0" calcext:base-cell-address="'4 enfants'.K9"/>
            <calcext:condition calcext:apply-style-name="Vert" calcext:value="&lt;0" calcext:base-cell-address="'4 enfants'.K9"/>
          </calcext:conditional-format>
          <calcext:conditional-format calcext:target-range-address="'4 enfants'.L9:'4 enfants'.L9">
            <calcext:condition calcext:apply-style-name="Rouge" calcext:value="&gt;0" calcext:base-cell-address="'4 enfants'.L9"/>
            <calcext:condition calcext:apply-style-name="Transparent" calcext:value="=1" calcext:base-cell-address="'4 enfants'.L9"/>
          </calcext:conditional-format>
          <calcext:conditional-format calcext:target-range-address="'4 enfants'.L9:'4 enfants'.L9">
            <calcext:condition calcext:apply-style-name="Rouge" calcext:value="&gt;0" calcext:base-cell-address="'4 enfants'.L9"/>
            <calcext:condition calcext:apply-style-name="Vert" calcext:value="&lt;0" calcext:base-cell-address="'4 enfants'.L9"/>
          </calcext:conditional-format>
          <calcext:conditional-format calcext:target-range-address="'4 enfants'.M9:'4 enfants'.M9">
            <calcext:condition calcext:apply-style-name="Rouge" calcext:value="&gt;0" calcext:base-cell-address="'4 enfants'.M9"/>
            <calcext:condition calcext:apply-style-name="Transparent" calcext:value="=1" calcext:base-cell-address="'4 enfants'.M9"/>
          </calcext:conditional-format>
          <calcext:conditional-format calcext:target-range-address="'4 enfants'.M9:'4 enfants'.M9">
            <calcext:condition calcext:apply-style-name="Rouge" calcext:value="&gt;0" calcext:base-cell-address="'4 enfants'.M9"/>
            <calcext:condition calcext:apply-style-name="Vert" calcext:value="&lt;0" calcext:base-cell-address="'4 enfants'.M9"/>
          </calcext:conditional-format>
          <calcext:conditional-format calcext:target-range-address="'4 enfants'.B10:'4 enfants'.B10">
            <calcext:condition calcext:apply-style-name="Rouge" calcext:value="&gt;0" calcext:base-cell-address="'4 enfants'.B10"/>
            <calcext:condition calcext:apply-style-name="Transparent" calcext:value="=1" calcext:base-cell-address="'4 enfants'.B10"/>
          </calcext:conditional-format>
          <calcext:conditional-format calcext:target-range-address="'4 enfants'.B10:'4 enfants'.B10">
            <calcext:condition calcext:apply-style-name="Rouge" calcext:value="&gt;0" calcext:base-cell-address="'4 enfants'.B10"/>
            <calcext:condition calcext:apply-style-name="Vert" calcext:value="&lt;0" calcext:base-cell-address="'4 enfants'.B10"/>
          </calcext:conditional-format>
          <calcext:conditional-format calcext:target-range-address="'4 enfants'.C10:'4 enfants'.C10">
            <calcext:condition calcext:apply-style-name="Rouge" calcext:value="&gt;0" calcext:base-cell-address="'4 enfants'.C10"/>
            <calcext:condition calcext:apply-style-name="Transparent" calcext:value="=1" calcext:base-cell-address="'4 enfants'.C10"/>
          </calcext:conditional-format>
          <calcext:conditional-format calcext:target-range-address="'4 enfants'.C10:'4 enfants'.C10">
            <calcext:condition calcext:apply-style-name="Rouge" calcext:value="&gt;0" calcext:base-cell-address="'4 enfants'.C10"/>
            <calcext:condition calcext:apply-style-name="Vert" calcext:value="&lt;0" calcext:base-cell-address="'4 enfants'.C10"/>
          </calcext:conditional-format>
          <calcext:conditional-format calcext:target-range-address="'4 enfants'.D10:'4 enfants'.D10">
            <calcext:condition calcext:apply-style-name="Rouge" calcext:value="&gt;0" calcext:base-cell-address="'4 enfants'.D10"/>
            <calcext:condition calcext:apply-style-name="Transparent" calcext:value="=1" calcext:base-cell-address="'4 enfants'.D10"/>
          </calcext:conditional-format>
          <calcext:conditional-format calcext:target-range-address="'4 enfants'.D10:'4 enfants'.D10">
            <calcext:condition calcext:apply-style-name="Rouge" calcext:value="&gt;0" calcext:base-cell-address="'4 enfants'.D10"/>
            <calcext:condition calcext:apply-style-name="Vert" calcext:value="&lt;0" calcext:base-cell-address="'4 enfants'.D10"/>
          </calcext:conditional-format>
          <calcext:conditional-format calcext:target-range-address="'4 enfants'.E10:'4 enfants'.E10">
            <calcext:condition calcext:apply-style-name="Rouge" calcext:value="&gt;0" calcext:base-cell-address="'4 enfants'.E10"/>
            <calcext:condition calcext:apply-style-name="Transparent" calcext:value="=1" calcext:base-cell-address="'4 enfants'.E10"/>
          </calcext:conditional-format>
          <calcext:conditional-format calcext:target-range-address="'4 enfants'.E10:'4 enfants'.E10">
            <calcext:condition calcext:apply-style-name="Rouge" calcext:value="&gt;0" calcext:base-cell-address="'4 enfants'.E10"/>
            <calcext:condition calcext:apply-style-name="Vert" calcext:value="&lt;0" calcext:base-cell-address="'4 enfants'.E10"/>
          </calcext:conditional-format>
          <calcext:conditional-format calcext:target-range-address="'4 enfants'.F10:'4 enfants'.F10">
            <calcext:condition calcext:apply-style-name="Rouge" calcext:value="&gt;0" calcext:base-cell-address="'4 enfants'.F10"/>
            <calcext:condition calcext:apply-style-name="Transparent" calcext:value="=1" calcext:base-cell-address="'4 enfants'.F10"/>
          </calcext:conditional-format>
          <calcext:conditional-format calcext:target-range-address="'4 enfants'.F10:'4 enfants'.F10">
            <calcext:condition calcext:apply-style-name="Rouge" calcext:value="&gt;0" calcext:base-cell-address="'4 enfants'.F10"/>
            <calcext:condition calcext:apply-style-name="Vert" calcext:value="&lt;0" calcext:base-cell-address="'4 enfants'.F10"/>
          </calcext:conditional-format>
          <calcext:conditional-format calcext:target-range-address="'4 enfants'.G10:'4 enfants'.G10">
            <calcext:condition calcext:apply-style-name="Rouge" calcext:value="&gt;0" calcext:base-cell-address="'4 enfants'.G10"/>
            <calcext:condition calcext:apply-style-name="Transparent" calcext:value="=1" calcext:base-cell-address="'4 enfants'.G10"/>
          </calcext:conditional-format>
          <calcext:conditional-format calcext:target-range-address="'4 enfants'.G10:'4 enfants'.G10">
            <calcext:condition calcext:apply-style-name="Rouge" calcext:value="&gt;0" calcext:base-cell-address="'4 enfants'.G10"/>
            <calcext:condition calcext:apply-style-name="Vert" calcext:value="&lt;0" calcext:base-cell-address="'4 enfants'.G10"/>
          </calcext:conditional-format>
          <calcext:conditional-format calcext:target-range-address="'4 enfants'.H10:'4 enfants'.H10">
            <calcext:condition calcext:apply-style-name="Rouge" calcext:value="&gt;0" calcext:base-cell-address="'4 enfants'.H10"/>
            <calcext:condition calcext:apply-style-name="Transparent" calcext:value="=1" calcext:base-cell-address="'4 enfants'.H10"/>
          </calcext:conditional-format>
          <calcext:conditional-format calcext:target-range-address="'4 enfants'.H10:'4 enfants'.H10">
            <calcext:condition calcext:apply-style-name="Rouge" calcext:value="&gt;0" calcext:base-cell-address="'4 enfants'.H10"/>
            <calcext:condition calcext:apply-style-name="Vert" calcext:value="&lt;0" calcext:base-cell-address="'4 enfants'.H10"/>
          </calcext:conditional-format>
          <calcext:conditional-format calcext:target-range-address="'4 enfants'.I10:'4 enfants'.I10">
            <calcext:condition calcext:apply-style-name="Rouge" calcext:value="&gt;0" calcext:base-cell-address="'4 enfants'.I10"/>
            <calcext:condition calcext:apply-style-name="Transparent" calcext:value="=1" calcext:base-cell-address="'4 enfants'.I10"/>
          </calcext:conditional-format>
          <calcext:conditional-format calcext:target-range-address="'4 enfants'.I10:'4 enfants'.I10">
            <calcext:condition calcext:apply-style-name="Rouge" calcext:value="&gt;0" calcext:base-cell-address="'4 enfants'.I10"/>
            <calcext:condition calcext:apply-style-name="Vert" calcext:value="&lt;0" calcext:base-cell-address="'4 enfants'.I10"/>
          </calcext:conditional-format>
          <calcext:conditional-format calcext:target-range-address="'4 enfants'.J10:'4 enfants'.J10">
            <calcext:condition calcext:apply-style-name="Rouge" calcext:value="&gt;0" calcext:base-cell-address="'4 enfants'.J10"/>
            <calcext:condition calcext:apply-style-name="Transparent" calcext:value="=1" calcext:base-cell-address="'4 enfants'.J10"/>
          </calcext:conditional-format>
          <calcext:conditional-format calcext:target-range-address="'4 enfants'.J10:'4 enfants'.J10">
            <calcext:condition calcext:apply-style-name="Rouge" calcext:value="&gt;0" calcext:base-cell-address="'4 enfants'.J10"/>
            <calcext:condition calcext:apply-style-name="Vert" calcext:value="&lt;0" calcext:base-cell-address="'4 enfants'.J10"/>
          </calcext:conditional-format>
          <calcext:conditional-format calcext:target-range-address="'4 enfants'.K10:'4 enfants'.K10">
            <calcext:condition calcext:apply-style-name="Rouge" calcext:value="&gt;0" calcext:base-cell-address="'4 enfants'.K10"/>
            <calcext:condition calcext:apply-style-name="Transparent" calcext:value="=1" calcext:base-cell-address="'4 enfants'.K10"/>
          </calcext:conditional-format>
          <calcext:conditional-format calcext:target-range-address="'4 enfants'.K10:'4 enfants'.K10">
            <calcext:condition calcext:apply-style-name="Rouge" calcext:value="&gt;0" calcext:base-cell-address="'4 enfants'.K10"/>
            <calcext:condition calcext:apply-style-name="Vert" calcext:value="&lt;0" calcext:base-cell-address="'4 enfants'.K10"/>
          </calcext:conditional-format>
          <calcext:conditional-format calcext:target-range-address="'4 enfants'.L10:'4 enfants'.L10">
            <calcext:condition calcext:apply-style-name="Rouge" calcext:value="&gt;0" calcext:base-cell-address="'4 enfants'.L10"/>
            <calcext:condition calcext:apply-style-name="Transparent" calcext:value="=1" calcext:base-cell-address="'4 enfants'.L10"/>
          </calcext:conditional-format>
          <calcext:conditional-format calcext:target-range-address="'4 enfants'.L10:'4 enfants'.L10">
            <calcext:condition calcext:apply-style-name="Rouge" calcext:value="&gt;0" calcext:base-cell-address="'4 enfants'.L10"/>
            <calcext:condition calcext:apply-style-name="Vert" calcext:value="&lt;0" calcext:base-cell-address="'4 enfants'.L10"/>
          </calcext:conditional-format>
          <calcext:conditional-format calcext:target-range-address="'4 enfants'.M10:'4 enfants'.M10">
            <calcext:condition calcext:apply-style-name="Rouge" calcext:value="&gt;0" calcext:base-cell-address="'4 enfants'.M10"/>
            <calcext:condition calcext:apply-style-name="Transparent" calcext:value="=1" calcext:base-cell-address="'4 enfants'.M10"/>
          </calcext:conditional-format>
          <calcext:conditional-format calcext:target-range-address="'4 enfants'.M10:'4 enfants'.M10">
            <calcext:condition calcext:apply-style-name="Rouge" calcext:value="&gt;0" calcext:base-cell-address="'4 enfants'.M10"/>
            <calcext:condition calcext:apply-style-name="Vert" calcext:value="&lt;0" calcext:base-cell-address="'4 enfants'.M10"/>
          </calcext:conditional-format>
          <calcext:conditional-format calcext:target-range-address="'4 enfants'.B11:'4 enfants'.B11">
            <calcext:condition calcext:apply-style-name="Rouge" calcext:value="&gt;0" calcext:base-cell-address="'4 enfants'.B11"/>
            <calcext:condition calcext:apply-style-name="Transparent" calcext:value="=1" calcext:base-cell-address="'4 enfants'.B11"/>
          </calcext:conditional-format>
          <calcext:conditional-format calcext:target-range-address="'4 enfants'.B11:'4 enfants'.B11">
            <calcext:condition calcext:apply-style-name="Rouge" calcext:value="&gt;0" calcext:base-cell-address="'4 enfants'.B11"/>
            <calcext:condition calcext:apply-style-name="Vert" calcext:value="&lt;0" calcext:base-cell-address="'4 enfants'.B11"/>
          </calcext:conditional-format>
          <calcext:conditional-format calcext:target-range-address="'4 enfants'.C11:'4 enfants'.C11">
            <calcext:condition calcext:apply-style-name="Rouge" calcext:value="&gt;0" calcext:base-cell-address="'4 enfants'.C11"/>
            <calcext:condition calcext:apply-style-name="Transparent" calcext:value="=1" calcext:base-cell-address="'4 enfants'.C11"/>
          </calcext:conditional-format>
          <calcext:conditional-format calcext:target-range-address="'4 enfants'.C11:'4 enfants'.C11">
            <calcext:condition calcext:apply-style-name="Rouge" calcext:value="&gt;0" calcext:base-cell-address="'4 enfants'.C11"/>
            <calcext:condition calcext:apply-style-name="Vert" calcext:value="&lt;0" calcext:base-cell-address="'4 enfants'.C11"/>
          </calcext:conditional-format>
          <calcext:conditional-format calcext:target-range-address="'4 enfants'.D11:'4 enfants'.D11">
            <calcext:condition calcext:apply-style-name="Rouge" calcext:value="&gt;0" calcext:base-cell-address="'4 enfants'.D11"/>
            <calcext:condition calcext:apply-style-name="Transparent" calcext:value="=1" calcext:base-cell-address="'4 enfants'.D11"/>
          </calcext:conditional-format>
          <calcext:conditional-format calcext:target-range-address="'4 enfants'.D11:'4 enfants'.D11">
            <calcext:condition calcext:apply-style-name="Rouge" calcext:value="&gt;0" calcext:base-cell-address="'4 enfants'.D11"/>
            <calcext:condition calcext:apply-style-name="Vert" calcext:value="&lt;0" calcext:base-cell-address="'4 enfants'.D11"/>
          </calcext:conditional-format>
          <calcext:conditional-format calcext:target-range-address="'4 enfants'.E11:'4 enfants'.E11">
            <calcext:condition calcext:apply-style-name="Rouge" calcext:value="&gt;0" calcext:base-cell-address="'4 enfants'.E11"/>
            <calcext:condition calcext:apply-style-name="Transparent" calcext:value="=1" calcext:base-cell-address="'4 enfants'.E11"/>
          </calcext:conditional-format>
          <calcext:conditional-format calcext:target-range-address="'4 enfants'.E11:'4 enfants'.E11">
            <calcext:condition calcext:apply-style-name="Rouge" calcext:value="&gt;0" calcext:base-cell-address="'4 enfants'.E11"/>
            <calcext:condition calcext:apply-style-name="Vert" calcext:value="&lt;0" calcext:base-cell-address="'4 enfants'.E11"/>
          </calcext:conditional-format>
          <calcext:conditional-format calcext:target-range-address="'4 enfants'.F11:'4 enfants'.F11">
            <calcext:condition calcext:apply-style-name="Rouge" calcext:value="&gt;0" calcext:base-cell-address="'4 enfants'.F11"/>
            <calcext:condition calcext:apply-style-name="Transparent" calcext:value="=1" calcext:base-cell-address="'4 enfants'.F11"/>
          </calcext:conditional-format>
          <calcext:conditional-format calcext:target-range-address="'4 enfants'.F11:'4 enfants'.F11">
            <calcext:condition calcext:apply-style-name="Rouge" calcext:value="&gt;0" calcext:base-cell-address="'4 enfants'.F11"/>
            <calcext:condition calcext:apply-style-name="Vert" calcext:value="&lt;0" calcext:base-cell-address="'4 enfants'.F11"/>
          </calcext:conditional-format>
          <calcext:conditional-format calcext:target-range-address="'4 enfants'.G11:'4 enfants'.G11">
            <calcext:condition calcext:apply-style-name="Rouge" calcext:value="&gt;0" calcext:base-cell-address="'4 enfants'.G11"/>
            <calcext:condition calcext:apply-style-name="Transparent" calcext:value="=1" calcext:base-cell-address="'4 enfants'.G11"/>
          </calcext:conditional-format>
          <calcext:conditional-format calcext:target-range-address="'4 enfants'.G11:'4 enfants'.G11">
            <calcext:condition calcext:apply-style-name="Rouge" calcext:value="&gt;0" calcext:base-cell-address="'4 enfants'.G11"/>
            <calcext:condition calcext:apply-style-name="Vert" calcext:value="&lt;0" calcext:base-cell-address="'4 enfants'.G11"/>
          </calcext:conditional-format>
          <calcext:conditional-format calcext:target-range-address="'4 enfants'.H11:'4 enfants'.H11">
            <calcext:condition calcext:apply-style-name="Rouge" calcext:value="&gt;0" calcext:base-cell-address="'4 enfants'.H11"/>
            <calcext:condition calcext:apply-style-name="Transparent" calcext:value="=1" calcext:base-cell-address="'4 enfants'.H11"/>
          </calcext:conditional-format>
          <calcext:conditional-format calcext:target-range-address="'4 enfants'.H11:'4 enfants'.H11">
            <calcext:condition calcext:apply-style-name="Rouge" calcext:value="&gt;0" calcext:base-cell-address="'4 enfants'.H11"/>
            <calcext:condition calcext:apply-style-name="Vert" calcext:value="&lt;0" calcext:base-cell-address="'4 enfants'.H11"/>
          </calcext:conditional-format>
          <calcext:conditional-format calcext:target-range-address="'4 enfants'.I11:'4 enfants'.I11">
            <calcext:condition calcext:apply-style-name="Rouge" calcext:value="&gt;0" calcext:base-cell-address="'4 enfants'.I11"/>
            <calcext:condition calcext:apply-style-name="Transparent" calcext:value="=1" calcext:base-cell-address="'4 enfants'.I11"/>
          </calcext:conditional-format>
          <calcext:conditional-format calcext:target-range-address="'4 enfants'.I11:'4 enfants'.I11">
            <calcext:condition calcext:apply-style-name="Rouge" calcext:value="&gt;0" calcext:base-cell-address="'4 enfants'.I11"/>
            <calcext:condition calcext:apply-style-name="Vert" calcext:value="&lt;0" calcext:base-cell-address="'4 enfants'.I11"/>
          </calcext:conditional-format>
          <calcext:conditional-format calcext:target-range-address="'4 enfants'.J11:'4 enfants'.J11">
            <calcext:condition calcext:apply-style-name="Rouge" calcext:value="&gt;0" calcext:base-cell-address="'4 enfants'.J11"/>
            <calcext:condition calcext:apply-style-name="Transparent" calcext:value="=1" calcext:base-cell-address="'4 enfants'.J11"/>
          </calcext:conditional-format>
          <calcext:conditional-format calcext:target-range-address="'4 enfants'.J11:'4 enfants'.J11">
            <calcext:condition calcext:apply-style-name="Rouge" calcext:value="&gt;0" calcext:base-cell-address="'4 enfants'.J11"/>
            <calcext:condition calcext:apply-style-name="Vert" calcext:value="&lt;0" calcext:base-cell-address="'4 enfants'.J11"/>
          </calcext:conditional-format>
          <calcext:conditional-format calcext:target-range-address="'4 enfants'.K11:'4 enfants'.K11">
            <calcext:condition calcext:apply-style-name="Rouge" calcext:value="&gt;0" calcext:base-cell-address="'4 enfants'.K11"/>
            <calcext:condition calcext:apply-style-name="Transparent" calcext:value="=1" calcext:base-cell-address="'4 enfants'.K11"/>
          </calcext:conditional-format>
          <calcext:conditional-format calcext:target-range-address="'4 enfants'.K11:'4 enfants'.K11">
            <calcext:condition calcext:apply-style-name="Rouge" calcext:value="&gt;0" calcext:base-cell-address="'4 enfants'.K11"/>
            <calcext:condition calcext:apply-style-name="Vert" calcext:value="&lt;0" calcext:base-cell-address="'4 enfants'.K11"/>
          </calcext:conditional-format>
          <calcext:conditional-format calcext:target-range-address="'4 enfants'.L11:'4 enfants'.L11">
            <calcext:condition calcext:apply-style-name="Rouge" calcext:value="&gt;0" calcext:base-cell-address="'4 enfants'.L11"/>
            <calcext:condition calcext:apply-style-name="Transparent" calcext:value="=1" calcext:base-cell-address="'4 enfants'.L11"/>
          </calcext:conditional-format>
          <calcext:conditional-format calcext:target-range-address="'4 enfants'.L11:'4 enfants'.L11">
            <calcext:condition calcext:apply-style-name="Rouge" calcext:value="&gt;0" calcext:base-cell-address="'4 enfants'.L11"/>
            <calcext:condition calcext:apply-style-name="Vert" calcext:value="&lt;0" calcext:base-cell-address="'4 enfants'.L11"/>
          </calcext:conditional-format>
          <calcext:conditional-format calcext:target-range-address="'4 enfants'.M11:'4 enfants'.M11">
            <calcext:condition calcext:apply-style-name="Rouge" calcext:value="&gt;0" calcext:base-cell-address="'4 enfants'.M11"/>
            <calcext:condition calcext:apply-style-name="Transparent" calcext:value="=1" calcext:base-cell-address="'4 enfants'.M11"/>
          </calcext:conditional-format>
          <calcext:conditional-format calcext:target-range-address="'4 enfants'.M11:'4 enfants'.M11">
            <calcext:condition calcext:apply-style-name="Rouge" calcext:value="&gt;0" calcext:base-cell-address="'4 enfants'.M11"/>
            <calcext:condition calcext:apply-style-name="Vert" calcext:value="&lt;0" calcext:base-cell-address="'4 enfants'.M11"/>
          </calcext:conditional-format>
          <calcext:conditional-format calcext:target-range-address="'4 enfants'.B12:'4 enfants'.B12">
            <calcext:condition calcext:apply-style-name="Rouge" calcext:value="&gt;0" calcext:base-cell-address="'4 enfants'.B12"/>
            <calcext:condition calcext:apply-style-name="Transparent" calcext:value="=1" calcext:base-cell-address="'4 enfants'.B12"/>
          </calcext:conditional-format>
          <calcext:conditional-format calcext:target-range-address="'4 enfants'.B12:'4 enfants'.B12">
            <calcext:condition calcext:apply-style-name="Rouge" calcext:value="&gt;0" calcext:base-cell-address="'4 enfants'.B12"/>
            <calcext:condition calcext:apply-style-name="Vert" calcext:value="&lt;0" calcext:base-cell-address="'4 enfants'.B12"/>
          </calcext:conditional-format>
          <calcext:conditional-format calcext:target-range-address="'4 enfants'.C12:'4 enfants'.C12">
            <calcext:condition calcext:apply-style-name="Rouge" calcext:value="&gt;0" calcext:base-cell-address="'4 enfants'.C12"/>
            <calcext:condition calcext:apply-style-name="Transparent" calcext:value="=1" calcext:base-cell-address="'4 enfants'.C12"/>
          </calcext:conditional-format>
          <calcext:conditional-format calcext:target-range-address="'4 enfants'.C12:'4 enfants'.C12">
            <calcext:condition calcext:apply-style-name="Rouge" calcext:value="&gt;0" calcext:base-cell-address="'4 enfants'.C12"/>
            <calcext:condition calcext:apply-style-name="Vert" calcext:value="&lt;0" calcext:base-cell-address="'4 enfants'.C12"/>
          </calcext:conditional-format>
          <calcext:conditional-format calcext:target-range-address="'4 enfants'.D12:'4 enfants'.D12">
            <calcext:condition calcext:apply-style-name="Rouge" calcext:value="&gt;0" calcext:base-cell-address="'4 enfants'.D12"/>
            <calcext:condition calcext:apply-style-name="Transparent" calcext:value="=1" calcext:base-cell-address="'4 enfants'.D12"/>
          </calcext:conditional-format>
          <calcext:conditional-format calcext:target-range-address="'4 enfants'.D12:'4 enfants'.D12">
            <calcext:condition calcext:apply-style-name="Rouge" calcext:value="&gt;0" calcext:base-cell-address="'4 enfants'.D12"/>
            <calcext:condition calcext:apply-style-name="Vert" calcext:value="&lt;0" calcext:base-cell-address="'4 enfants'.D12"/>
          </calcext:conditional-format>
          <calcext:conditional-format calcext:target-range-address="'4 enfants'.E12:'4 enfants'.E12">
            <calcext:condition calcext:apply-style-name="Rouge" calcext:value="&gt;0" calcext:base-cell-address="'4 enfants'.E12"/>
            <calcext:condition calcext:apply-style-name="Transparent" calcext:value="=1" calcext:base-cell-address="'4 enfants'.E12"/>
          </calcext:conditional-format>
          <calcext:conditional-format calcext:target-range-address="'4 enfants'.E12:'4 enfants'.E12">
            <calcext:condition calcext:apply-style-name="Rouge" calcext:value="&gt;0" calcext:base-cell-address="'4 enfants'.E12"/>
            <calcext:condition calcext:apply-style-name="Vert" calcext:value="&lt;0" calcext:base-cell-address="'4 enfants'.E12"/>
          </calcext:conditional-format>
          <calcext:conditional-format calcext:target-range-address="'4 enfants'.F12:'4 enfants'.F12">
            <calcext:condition calcext:apply-style-name="Rouge" calcext:value="&gt;0" calcext:base-cell-address="'4 enfants'.F12"/>
            <calcext:condition calcext:apply-style-name="Transparent" calcext:value="=1" calcext:base-cell-address="'4 enfants'.F12"/>
          </calcext:conditional-format>
          <calcext:conditional-format calcext:target-range-address="'4 enfants'.F12:'4 enfants'.F12">
            <calcext:condition calcext:apply-style-name="Rouge" calcext:value="&gt;0" calcext:base-cell-address="'4 enfants'.F12"/>
            <calcext:condition calcext:apply-style-name="Vert" calcext:value="&lt;0" calcext:base-cell-address="'4 enfants'.F12"/>
          </calcext:conditional-format>
          <calcext:conditional-format calcext:target-range-address="'4 enfants'.G12:'4 enfants'.G12">
            <calcext:condition calcext:apply-style-name="Rouge" calcext:value="&gt;0" calcext:base-cell-address="'4 enfants'.G12"/>
            <calcext:condition calcext:apply-style-name="Transparent" calcext:value="=1" calcext:base-cell-address="'4 enfants'.G12"/>
          </calcext:conditional-format>
          <calcext:conditional-format calcext:target-range-address="'4 enfants'.G12:'4 enfants'.G12">
            <calcext:condition calcext:apply-style-name="Rouge" calcext:value="&gt;0" calcext:base-cell-address="'4 enfants'.G12"/>
            <calcext:condition calcext:apply-style-name="Vert" calcext:value="&lt;0" calcext:base-cell-address="'4 enfants'.G12"/>
          </calcext:conditional-format>
          <calcext:conditional-format calcext:target-range-address="'4 enfants'.H12:'4 enfants'.H12">
            <calcext:condition calcext:apply-style-name="Rouge" calcext:value="&gt;0" calcext:base-cell-address="'4 enfants'.H12"/>
            <calcext:condition calcext:apply-style-name="Transparent" calcext:value="=1" calcext:base-cell-address="'4 enfants'.H12"/>
          </calcext:conditional-format>
          <calcext:conditional-format calcext:target-range-address="'4 enfants'.H12:'4 enfants'.H12">
            <calcext:condition calcext:apply-style-name="Rouge" calcext:value="&gt;0" calcext:base-cell-address="'4 enfants'.H12"/>
            <calcext:condition calcext:apply-style-name="Vert" calcext:value="&lt;0" calcext:base-cell-address="'4 enfants'.H12"/>
          </calcext:conditional-format>
          <calcext:conditional-format calcext:target-range-address="'4 enfants'.I12:'4 enfants'.I12">
            <calcext:condition calcext:apply-style-name="Rouge" calcext:value="&gt;0" calcext:base-cell-address="'4 enfants'.I12"/>
            <calcext:condition calcext:apply-style-name="Transparent" calcext:value="=1" calcext:base-cell-address="'4 enfants'.I12"/>
          </calcext:conditional-format>
          <calcext:conditional-format calcext:target-range-address="'4 enfants'.I12:'4 enfants'.I12">
            <calcext:condition calcext:apply-style-name="Rouge" calcext:value="&gt;0" calcext:base-cell-address="'4 enfants'.I12"/>
            <calcext:condition calcext:apply-style-name="Vert" calcext:value="&lt;0" calcext:base-cell-address="'4 enfants'.I12"/>
          </calcext:conditional-format>
          <calcext:conditional-format calcext:target-range-address="'4 enfants'.J12:'4 enfants'.J12">
            <calcext:condition calcext:apply-style-name="Rouge" calcext:value="&gt;0" calcext:base-cell-address="'4 enfants'.J12"/>
            <calcext:condition calcext:apply-style-name="Transparent" calcext:value="=1" calcext:base-cell-address="'4 enfants'.J12"/>
          </calcext:conditional-format>
          <calcext:conditional-format calcext:target-range-address="'4 enfants'.J12:'4 enfants'.J12">
            <calcext:condition calcext:apply-style-name="Rouge" calcext:value="&gt;0" calcext:base-cell-address="'4 enfants'.J12"/>
            <calcext:condition calcext:apply-style-name="Vert" calcext:value="&lt;0" calcext:base-cell-address="'4 enfants'.J12"/>
          </calcext:conditional-format>
          <calcext:conditional-format calcext:target-range-address="'4 enfants'.K12:'4 enfants'.K12">
            <calcext:condition calcext:apply-style-name="Rouge" calcext:value="&gt;0" calcext:base-cell-address="'4 enfants'.K12"/>
            <calcext:condition calcext:apply-style-name="Transparent" calcext:value="=1" calcext:base-cell-address="'4 enfants'.K12"/>
          </calcext:conditional-format>
          <calcext:conditional-format calcext:target-range-address="'4 enfants'.K12:'4 enfants'.K12">
            <calcext:condition calcext:apply-style-name="Rouge" calcext:value="&gt;0" calcext:base-cell-address="'4 enfants'.K12"/>
            <calcext:condition calcext:apply-style-name="Vert" calcext:value="&lt;0" calcext:base-cell-address="'4 enfants'.K12"/>
          </calcext:conditional-format>
          <calcext:conditional-format calcext:target-range-address="'4 enfants'.L12:'4 enfants'.L12">
            <calcext:condition calcext:apply-style-name="Rouge" calcext:value="&gt;0" calcext:base-cell-address="'4 enfants'.L12"/>
            <calcext:condition calcext:apply-style-name="Transparent" calcext:value="=1" calcext:base-cell-address="'4 enfants'.L12"/>
          </calcext:conditional-format>
          <calcext:conditional-format calcext:target-range-address="'4 enfants'.L12:'4 enfants'.L12">
            <calcext:condition calcext:apply-style-name="Rouge" calcext:value="&gt;0" calcext:base-cell-address="'4 enfants'.L12"/>
            <calcext:condition calcext:apply-style-name="Vert" calcext:value="&lt;0" calcext:base-cell-address="'4 enfants'.L12"/>
          </calcext:conditional-format>
          <calcext:conditional-format calcext:target-range-address="'4 enfants'.M12:'4 enfants'.M12">
            <calcext:condition calcext:apply-style-name="Rouge" calcext:value="&gt;0" calcext:base-cell-address="'4 enfants'.M12"/>
            <calcext:condition calcext:apply-style-name="Transparent" calcext:value="=1" calcext:base-cell-address="'4 enfants'.M12"/>
          </calcext:conditional-format>
          <calcext:conditional-format calcext:target-range-address="'4 enfants'.M12:'4 enfants'.M12">
            <calcext:condition calcext:apply-style-name="Rouge" calcext:value="&gt;0" calcext:base-cell-address="'4 enfants'.M12"/>
            <calcext:condition calcext:apply-style-name="Vert" calcext:value="&lt;0" calcext:base-cell-address="'4 enfants'.M12"/>
          </calcext:conditional-format>
          <calcext:conditional-format calcext:target-range-address="'4 enfants'.B13:'4 enfants'.B13">
            <calcext:condition calcext:apply-style-name="Rouge" calcext:value="&gt;0" calcext:base-cell-address="'4 enfants'.B13"/>
            <calcext:condition calcext:apply-style-name="Transparent" calcext:value="=1" calcext:base-cell-address="'4 enfants'.B13"/>
          </calcext:conditional-format>
          <calcext:conditional-format calcext:target-range-address="'4 enfants'.B13:'4 enfants'.B13">
            <calcext:condition calcext:apply-style-name="Rouge" calcext:value="&gt;0" calcext:base-cell-address="'4 enfants'.B13"/>
            <calcext:condition calcext:apply-style-name="Vert" calcext:value="&lt;0" calcext:base-cell-address="'4 enfants'.B13"/>
          </calcext:conditional-format>
          <calcext:conditional-format calcext:target-range-address="'4 enfants'.C13:'4 enfants'.C13">
            <calcext:condition calcext:apply-style-name="Rouge" calcext:value="&gt;0" calcext:base-cell-address="'4 enfants'.C13"/>
            <calcext:condition calcext:apply-style-name="Transparent" calcext:value="=1" calcext:base-cell-address="'4 enfants'.C13"/>
          </calcext:conditional-format>
          <calcext:conditional-format calcext:target-range-address="'4 enfants'.C13:'4 enfants'.C13">
            <calcext:condition calcext:apply-style-name="Rouge" calcext:value="&gt;0" calcext:base-cell-address="'4 enfants'.C13"/>
            <calcext:condition calcext:apply-style-name="Vert" calcext:value="&lt;0" calcext:base-cell-address="'4 enfants'.C13"/>
          </calcext:conditional-format>
          <calcext:conditional-format calcext:target-range-address="'4 enfants'.D13:'4 enfants'.D13">
            <calcext:condition calcext:apply-style-name="Rouge" calcext:value="&gt;0" calcext:base-cell-address="'4 enfants'.D13"/>
            <calcext:condition calcext:apply-style-name="Transparent" calcext:value="=1" calcext:base-cell-address="'4 enfants'.D13"/>
          </calcext:conditional-format>
          <calcext:conditional-format calcext:target-range-address="'4 enfants'.D13:'4 enfants'.D13">
            <calcext:condition calcext:apply-style-name="Rouge" calcext:value="&gt;0" calcext:base-cell-address="'4 enfants'.D13"/>
            <calcext:condition calcext:apply-style-name="Vert" calcext:value="&lt;0" calcext:base-cell-address="'4 enfants'.D13"/>
          </calcext:conditional-format>
          <calcext:conditional-format calcext:target-range-address="'4 enfants'.E13:'4 enfants'.E13">
            <calcext:condition calcext:apply-style-name="Rouge" calcext:value="&gt;0" calcext:base-cell-address="'4 enfants'.E13"/>
            <calcext:condition calcext:apply-style-name="Transparent" calcext:value="=1" calcext:base-cell-address="'4 enfants'.E13"/>
          </calcext:conditional-format>
          <calcext:conditional-format calcext:target-range-address="'4 enfants'.E13:'4 enfants'.E13">
            <calcext:condition calcext:apply-style-name="Rouge" calcext:value="&gt;0" calcext:base-cell-address="'4 enfants'.E13"/>
            <calcext:condition calcext:apply-style-name="Vert" calcext:value="&lt;0" calcext:base-cell-address="'4 enfants'.E13"/>
          </calcext:conditional-format>
          <calcext:conditional-format calcext:target-range-address="'4 enfants'.F13:'4 enfants'.F13">
            <calcext:condition calcext:apply-style-name="Rouge" calcext:value="&gt;0" calcext:base-cell-address="'4 enfants'.F13"/>
            <calcext:condition calcext:apply-style-name="Transparent" calcext:value="=1" calcext:base-cell-address="'4 enfants'.F13"/>
          </calcext:conditional-format>
          <calcext:conditional-format calcext:target-range-address="'4 enfants'.F13:'4 enfants'.F13">
            <calcext:condition calcext:apply-style-name="Rouge" calcext:value="&gt;0" calcext:base-cell-address="'4 enfants'.F13"/>
            <calcext:condition calcext:apply-style-name="Vert" calcext:value="&lt;0" calcext:base-cell-address="'4 enfants'.F13"/>
          </calcext:conditional-format>
          <calcext:conditional-format calcext:target-range-address="'4 enfants'.G13:'4 enfants'.G13">
            <calcext:condition calcext:apply-style-name="Rouge" calcext:value="&gt;0" calcext:base-cell-address="'4 enfants'.G13"/>
            <calcext:condition calcext:apply-style-name="Transparent" calcext:value="=1" calcext:base-cell-address="'4 enfants'.G13"/>
          </calcext:conditional-format>
          <calcext:conditional-format calcext:target-range-address="'4 enfants'.G13:'4 enfants'.G13">
            <calcext:condition calcext:apply-style-name="Rouge" calcext:value="&gt;0" calcext:base-cell-address="'4 enfants'.G13"/>
            <calcext:condition calcext:apply-style-name="Vert" calcext:value="&lt;0" calcext:base-cell-address="'4 enfants'.G13"/>
          </calcext:conditional-format>
          <calcext:conditional-format calcext:target-range-address="'4 enfants'.H13:'4 enfants'.H13">
            <calcext:condition calcext:apply-style-name="Rouge" calcext:value="&gt;0" calcext:base-cell-address="'4 enfants'.H13"/>
            <calcext:condition calcext:apply-style-name="Transparent" calcext:value="=1" calcext:base-cell-address="'4 enfants'.H13"/>
          </calcext:conditional-format>
          <calcext:conditional-format calcext:target-range-address="'4 enfants'.H13:'4 enfants'.H13">
            <calcext:condition calcext:apply-style-name="Rouge" calcext:value="&gt;0" calcext:base-cell-address="'4 enfants'.H13"/>
            <calcext:condition calcext:apply-style-name="Vert" calcext:value="&lt;0" calcext:base-cell-address="'4 enfants'.H13"/>
          </calcext:conditional-format>
          <calcext:conditional-format calcext:target-range-address="'4 enfants'.I13:'4 enfants'.I13">
            <calcext:condition calcext:apply-style-name="Rouge" calcext:value="&gt;0" calcext:base-cell-address="'4 enfants'.I13"/>
            <calcext:condition calcext:apply-style-name="Transparent" calcext:value="=1" calcext:base-cell-address="'4 enfants'.I13"/>
          </calcext:conditional-format>
          <calcext:conditional-format calcext:target-range-address="'4 enfants'.I13:'4 enfants'.I13">
            <calcext:condition calcext:apply-style-name="Rouge" calcext:value="&gt;0" calcext:base-cell-address="'4 enfants'.I13"/>
            <calcext:condition calcext:apply-style-name="Vert" calcext:value="&lt;0" calcext:base-cell-address="'4 enfants'.I13"/>
          </calcext:conditional-format>
          <calcext:conditional-format calcext:target-range-address="'4 enfants'.J13:'4 enfants'.J13">
            <calcext:condition calcext:apply-style-name="Rouge" calcext:value="&gt;0" calcext:base-cell-address="'4 enfants'.J13"/>
            <calcext:condition calcext:apply-style-name="Transparent" calcext:value="=1" calcext:base-cell-address="'4 enfants'.J13"/>
          </calcext:conditional-format>
          <calcext:conditional-format calcext:target-range-address="'4 enfants'.J13:'4 enfants'.J13">
            <calcext:condition calcext:apply-style-name="Rouge" calcext:value="&gt;0" calcext:base-cell-address="'4 enfants'.J13"/>
            <calcext:condition calcext:apply-style-name="Vert" calcext:value="&lt;0" calcext:base-cell-address="'4 enfants'.J13"/>
          </calcext:conditional-format>
          <calcext:conditional-format calcext:target-range-address="'4 enfants'.K13:'4 enfants'.K13">
            <calcext:condition calcext:apply-style-name="Rouge" calcext:value="&gt;0" calcext:base-cell-address="'4 enfants'.K13"/>
            <calcext:condition calcext:apply-style-name="Transparent" calcext:value="=1" calcext:base-cell-address="'4 enfants'.K13"/>
          </calcext:conditional-format>
          <calcext:conditional-format calcext:target-range-address="'4 enfants'.K13:'4 enfants'.K13">
            <calcext:condition calcext:apply-style-name="Rouge" calcext:value="&gt;0" calcext:base-cell-address="'4 enfants'.K13"/>
            <calcext:condition calcext:apply-style-name="Vert" calcext:value="&lt;0" calcext:base-cell-address="'4 enfants'.K13"/>
          </calcext:conditional-format>
          <calcext:conditional-format calcext:target-range-address="'4 enfants'.L13:'4 enfants'.L13">
            <calcext:condition calcext:apply-style-name="Rouge" calcext:value="&gt;0" calcext:base-cell-address="'4 enfants'.L13"/>
            <calcext:condition calcext:apply-style-name="Transparent" calcext:value="=1" calcext:base-cell-address="'4 enfants'.L13"/>
          </calcext:conditional-format>
          <calcext:conditional-format calcext:target-range-address="'4 enfants'.L13:'4 enfants'.L13">
            <calcext:condition calcext:apply-style-name="Rouge" calcext:value="&gt;0" calcext:base-cell-address="'4 enfants'.L13"/>
            <calcext:condition calcext:apply-style-name="Vert" calcext:value="&lt;0" calcext:base-cell-address="'4 enfants'.L13"/>
          </calcext:conditional-format>
          <calcext:conditional-format calcext:target-range-address="'4 enfants'.M13:'4 enfants'.M13">
            <calcext:condition calcext:apply-style-name="Rouge" calcext:value="&gt;0" calcext:base-cell-address="'4 enfants'.M13"/>
            <calcext:condition calcext:apply-style-name="Transparent" calcext:value="=1" calcext:base-cell-address="'4 enfants'.M13"/>
          </calcext:conditional-format>
          <calcext:conditional-format calcext:target-range-address="'4 enfants'.M13:'4 enfants'.M13">
            <calcext:condition calcext:apply-style-name="Rouge" calcext:value="&gt;0" calcext:base-cell-address="'4 enfants'.M13"/>
            <calcext:condition calcext:apply-style-name="Vert" calcext:value="&lt;0" calcext:base-cell-address="'4 enfants'.M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30:55.45730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30:57.825744587</meta:creation-date>
    <meta:editing-duration>PT19M51S</meta:editing-duration>
    <meta:editing-cycles>4</meta:editing-cycles>
    <meta:generator>LibreOffice/4.2.8.2$Linux_X86_64 LibreOffice_project/420m0$Build-2</meta:generator>
    <meta:initial-creator>Julien Moquet</meta:initial-creator>
    <dc:date>2016-04-02T15:02:26.444799056</dc:date>
    <dc:creator>Julien Moquet</dc:creator>
    <meta:document-statistic meta:table-count="4" meta:cell-count="469" meta:object-count="0"/>
  </office:meta>
</office:document-meta>
</file>